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styles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00"/>
    <style:style style:name="ce4" style:family="table-cell" style:parent-style-name="Default" style:data-style-name="N10000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7.8386in" svg:height="4.4091in" svg:x="2.0378in" svg:y="0.4102in">
            <draw:object draw:notify-on-update-of-ranges="'F1-score'.A3:'F1-score'.A34 'F1-score'.A3:'F1-score'.A34 'F1-score'.C2:'F1-score'.C2 'F1-score'.C3:'F1-score'.C34 'F1-score'.A3:'F1-score'.A34 'F1-score'.D2:'F1-score'.D2 'F1-score'.D3:'F1-score'.D34 'F1-score'.A3:'F1-score'.A34 'F1-score'.E2:'F1-score'.E2 'F1-score'.E3:'F1-score'.E34 'F1-score'.A3:'F1-score'.A34 'F1-score'.F2:'F1-score'.F2 'F1-score'.F3:'F1-score'.F34 'F1-score'.A3:'F1-score'.A34 'F1-score'.G2:'F1-score'.G2 'F1-score'.G3:'F1-score'.G34 'F1-score'.A3:'F1-score'.A34 'F1-score'.H2:'F1-score'.H2 'F1-score'.H3:'F1-score'.H34 'F1-score'.A3:'F1-score'.A34 'F1-score'.I2:'F1-score'.I2 'F1-score'.I3:'F1-score'.I34 'F1-score'.A3:'F1-score'.A34 'F1-score'.J2:'F1-score'.J2 'F1-score'.J3:'F1-score'.J34 'F1-score'.A3:'F1-score'.A34 'F1-score'.K2:'F1-score'.K2 'F1-score'.K3:'F1-score'.K34 'F1-score'.A3:'F1-score'.A34 'F1-score'.L2:'F1-score'.L2 'F1-score'.L3:'F1-score'.L34 'F1-score'.A3:'F1-score'.A34 'F1-score'.M2:'F1-score'.M2 'F1-score'.M3:'F1-score'.M34 'F1-score'.A3:'F1-score'.A34 'F1-score'.N2:'F1-score'.N2 'F1-score'.N3:'F1-score'.N34 'F1-score'.A3:'F1-score'.A34 'F1-score'.O2:'F1-score'.O2 'F1-score'.O3:'F1-score'.O34 'F1-score'.A3:'F1-score'.A34 'F1-score'.P2:'F1-score'.P2 'F1-score'.P3:'F1-score'.P34 'F1-score'.A3:'F1-score'.A34 'F1-score'.Q2:'F1-score'.Q2 'F1-score'.Q3:'F1-score'.Q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7.8248in" svg:height="4.4012in" svg:x="9.8772in" svg:y="0.3764in">
            <draw:object draw:notify-on-update-of-ranges="'f-AUC'.A3:'f-AUC'.A34 'f-AUC'.A3:'f-AUC'.A34 'f-AUC'.C2:'f-AUC'.C2 'f-AUC'.C3:'f-AUC'.C34 'f-AUC'.A3:'f-AUC'.A34 'f-AUC'.D2:'f-AUC'.D2 'f-AUC'.D3:'f-AUC'.D34 'f-AUC'.A3:'f-AUC'.A34 'f-AUC'.E2:'f-AUC'.E2 'f-AUC'.E3:'f-AUC'.E34 'f-AUC'.A3:'f-AUC'.A34 'f-AUC'.F2:'f-AUC'.F2 'f-AUC'.F3:'f-AUC'.F34 'f-AUC'.A3:'f-AUC'.A34 'f-AUC'.G2:'f-AUC'.G2 'f-AUC'.G3:'f-AUC'.G34 'f-AUC'.A3:'f-AUC'.A34 'f-AUC'.H2:'f-AUC'.H2 'f-AUC'.H3:'f-AUC'.H34 'f-AUC'.A3:'f-AUC'.A34 'f-AUC'.I2:'f-AUC'.I2 'f-AUC'.I3:'f-AUC'.I34 'f-AUC'.A3:'f-AUC'.A34 'f-AUC'.J2:'f-AUC'.J2 'f-AUC'.J3:'f-AUC'.J34 'f-AUC'.A3:'f-AUC'.A34 'f-AUC'.K2:'f-AUC'.K2 'f-AUC'.K3:'f-AUC'.K34 'f-AUC'.A3:'f-AUC'.A34 'f-AUC'.L2:'f-AUC'.L2 'f-AUC'.L3:'f-AUC'.L34 'f-AUC'.A3:'f-AUC'.A34 'f-AUC'.M2:'f-AUC'.M2 'f-AUC'.M3:'f-AUC'.M34 'f-AUC'.A3:'f-AUC'.A34 'f-AUC'.N2:'f-AUC'.N2 'f-AUC'.N3:'f-AUC'.N34 'f-AUC'.A3:'f-AUC'.A34 'f-AUC'.O2:'f-AUC'.O2 'f-AUC'.O3:'f-AUC'.O34 'f-AUC'.A3:'f-AUC'.A34 'f-AUC'.P2:'f-AUC'.P2 'f-AUC'.P3:'f-AUC'.P34 'f-AUC'.A3:'f-AUC'.A34 'f-AUC'.Q2:'f-AUC'.Q2 'f-AUC'.Q3:'f-AUC'.Q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7.7004in" svg:height="4.3311in" svg:x="2.0594in" svg:y="4.7252in">
            <draw:object draw:notify-on-update-of-ranges="Accuracy.A3:Accuracy.A34 Accuracy.A3:Accuracy.A34 Accuracy.C2:Accuracy.C2 Accuracy.C3:Accuracy.C34 Accuracy.A3:Accuracy.A34 Accuracy.D2:Accuracy.D2 Accuracy.D3:Accuracy.D34 Accuracy.A3:Accuracy.A34 Accuracy.E2:Accuracy.E2 Accuracy.E3:Accuracy.E34 Accuracy.A3:Accuracy.A34 Accuracy.F2:Accuracy.F2 Accuracy.F3:Accuracy.F34 Accuracy.A3:Accuracy.A34 Accuracy.G2:Accuracy.G2 Accuracy.G3:Accuracy.G34 Accuracy.A3:Accuracy.A34 Accuracy.H2:Accuracy.H2 Accuracy.H3:Accuracy.H34 Accuracy.A3:Accuracy.A34 Accuracy.I2:Accuracy.I2 Accuracy.I3:Accuracy.I34 Accuracy.A3:Accuracy.A34 Accuracy.J2:Accuracy.J2 Accuracy.J3:Accuracy.J34 Accuracy.A3:Accuracy.A34 Accuracy.K2:Accuracy.K2 Accuracy.K3:Accuracy.K34 Accuracy.A3:Accuracy.A34 Accuracy.L2:Accuracy.L2 Accuracy.L3:Accuracy.L34 Accuracy.A3:Accuracy.A34 Accuracy.M2:Accuracy.M2 Accuracy.M3:Accuracy.M34 Accuracy.A3:Accuracy.A34 Accuracy.N2:Accuracy.N2 Accuracy.N3:Accuracy.N34 Accuracy.A3:Accuracy.A34 Accuracy.O2:Accuracy.O2 Accuracy.O3:Accuracy.O34 Accuracy.A3:Accuracy.A34 Accuracy.P2:Accuracy.P2 Accuracy.P3:Accuracy.P34 Accuracy.A3:Accuracy.A34 Accuracy.Q2:Accuracy.Q2 Accuracy.Q3:Accuracy.Q3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.1913in" svg:height="4.6075in" svg:x="9.5264in" svg:y="4.765in">
            <draw:object draw:notify-on-update-of-ranges="'F1-mean'.A3:'F1-mean'.A33 'F1-mean'.A3:'F1-mean'.A33 'F1-mean'.C2:'F1-mean'.C2 'F1-mean'.C3:'F1-mean'.C33 'F1-mean'.A3:'F1-mean'.A33 'F1-mean'.D2:'F1-mean'.D2 'F1-mean'.D3:'F1-mean'.D33 'F1-mean'.A3:'F1-mean'.A33 'F1-mean'.E2:'F1-mean'.E2 'F1-mean'.E3:'F1-mean'.E33 'F1-mean'.A3:'F1-mean'.A33 'F1-mean'.F2:'F1-mean'.F2 'F1-mean'.F3:'F1-mean'.F33 'F1-mean'.A3:'F1-mean'.A33 'F1-mean'.G2:'F1-mean'.G2 'F1-mean'.G3:'F1-mean'.G33 'F1-mean'.A3:'F1-mean'.A33 'F1-mean'.H2:'F1-mean'.H2 'F1-mean'.H3:'F1-mean'.H33 'F1-mean'.A3:'F1-mean'.A33 'F1-mean'.I2:'F1-mean'.I2 'F1-mean'.I3:'F1-mean'.I33 'F1-mean'.A3:'F1-mean'.A33 'F1-mean'.J2:'F1-mean'.J2 'F1-mean'.J3:'F1-mean'.J33 'F1-mean'.A3:'F1-mean'.A33 'F1-mean'.K2:'F1-mean'.K2 'F1-mean'.K3:'F1-mean'.K33 'F1-mean'.A3:'F1-mean'.A33 'F1-mean'.L2:'F1-mean'.L2 'F1-mean'.L3:'F1-mean'.L33 'F1-mean'.A3:'F1-mean'.A33 'F1-mean'.M2:'F1-mean'.M2 'F1-mean'.M3:'F1-mean'.M33 'F1-mean'.A3:'F1-mean'.A33 'F1-mean'.N2:'F1-mean'.N2 'F1-mean'.N3:'F1-mean'.N33 'F1-mean'.A3:'F1-mean'.A33 'F1-mean'.O2:'F1-mean'.O2 'F1-mean'.O3:'F1-mean'.O33 'F1-mean'.A3:'F1-mean'.A33 'F1-mean'.P2:'F1-mean'.P2 'F1-mean'.P3:'F1-mean'.P33 'F1-mean'.A3:'F1-mean'.A33 'F1-mean'.Q2:'F1-mean'.Q2 'F1-mean'.Q3:'F1-mean'.Q3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F1-mean" table:style-name="ta1">
        <table:shapes>
          <draw:frame draw:z-index="0" draw:style-name="gr1" draw:text-style-name="P1" svg:width="6.2988in" svg:height="3.5429in" svg:x="4.5921in" svg:y="6.6055in">
            <draw:object draw:notify-on-update-of-ranges="'F1-mean'.A3:'F1-mean'.A14 'F1-mean'.N2:'F1-mean'.N2 'F1-mean'.N3:'F1-mean'.N14 'F1-mean'.A3:'F1-mean'.A14 'F1-mean'.Q2:'F1-mean'.Q2 'F1-mean'.Q3:'F1-mean'.Q1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6.2988in" svg:height="3.5429in" svg:x="11.222in" svg:y="6.5224in">
            <draw:object draw:notify-on-update-of-ranges="'F1-mean'.A3:'F1-mean'.A12 'F1-mean'.N2:'F1-mean'.N2 'F1-mean'.N3:'F1-mean'.N12 'F1-mean'.A3:'F1-mean'.A12 'F1-mean'.S2:'F1-mean'.S2 'F1-mean'.S3:'F1-mean'.S1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6.2988in" svg:height="3.5429in" svg:x="17.5654in" svg:y="6.4394in">
            <draw:object draw:notify-on-update-of-ranges="'F1-mean'.A3:'F1-mean'.A12 'F1-mean'.S2:'F1-mean'.S2 'F1-mean'.S3:'F1-mean'.S12 'F1-mean'.A3:'F1-mean'.A12 'F1-mean'.U2:'F1-mean'.U2 'F1-mean'.U3:'F1-mean'.U1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6.2988in" svg:height="3.5429in" svg:x="23.9673in" svg:y="6.4508in">
            <draw:object draw:notify-on-update-of-ranges="'F1-mean'.A3:'F1-mean'.A11 'F1-mean'.V2:'F1-mean'.V2 'F1-mean'.V3:'F1-mean'.V11 'F1-mean'.A3:'F1-mean'.A11 'F1-mean'.W2:'F1-mean'.W2 'F1-mean'.W3:'F1-mean'.W1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4" draw:style-name="gr1" draw:text-style-name="P1" svg:width="7.4476in" svg:height="4.1366in" svg:x="2.9429in" svg:y="10.5244in">
            <draw:object draw:notify-on-update-of-ranges="'F1-mean'.U2:'F1-mean'.U2 'F1-mean'.U3:'F1-mean'.U15 'F1-mean'.AK2:'F1-mean'.AK2 'F1-mean'.AK3:'F1-mean'.AK17 'F1-mean'.AO2:'F1-mean'.AO2 'F1-mean'.AO3:'F1-mean'.AO17 'F1-mean'.AG2:'F1-mean'.AG2 'F1-mean'.AG3:'F1-mean'.AG18 'F1-mean'.AR2:'F1-mean'.AR2 'F1-mean'.AR3:'F1-mean'.AR1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5" draw:style-name="gr1" draw:text-style-name="P1" svg:width="6.2988in" svg:height="3.5429in" svg:x="11.2953in" svg:y="10.4685in">
            <draw:object draw:notify-on-update-of-ranges="'F1-mean'.U2:'F1-mean'.U2 'F1-mean'.U3:'F1-mean'.U15 'F1-mean'.AK2:'F1-mean'.AK2 'F1-mean'.AK3:'F1-mean'.AK15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6" draw:style-name="gr1" draw:text-style-name="P1" svg:width="6.2988in" svg:height="3.5429in" svg:x="18.022in" svg:y="10.5039in">
            <draw:object draw:notify-on-update-of-ranges="'F1-mean'.AK2:'F1-mean'.AK2 'F1-mean'.AK3:'F1-mean'.AK17 'F1-mean'.AP2:'F1-mean'.AP2 'F1-mean'.AP3:'F1-mean'.AP17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7" draw:style-name="gr1" draw:text-style-name="P1" svg:width="9.6665in" svg:height="5.437in" svg:x="24.6157in" svg:y="10.4213in">
            <draw:object draw:notify-on-update-of-ranges="'F1-mean'.U2:'F1-mean'.U2 'F1-mean'.U3:'F1-mean'.U15 'F1-mean'.AG2:'F1-mean'.AG2 'F1-mean'.AG3:'F1-mean'.AG20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8" draw:style-name="gr1" draw:text-style-name="P1" svg:width="6.2988in" svg:height="3.5429in" svg:x="11.2705in" svg:y="3.002in">
            <draw:object draw:notify-on-update-of-ranges="'F1-mean'.AG2:'F1-mean'.AG2 'F1-mean'.AG3:'F1-mean'.AG20 'F1-mean'.AH2:'F1-mean'.AH2 'F1-mean'.AH3:'F1-mean'.AH14 'F1-mean'.AQ2:'F1-mean'.AQ2 'F1-mean'.AQ3:'F1-mean'.AQ1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9" draw:style-name="gr1" draw:text-style-name="P1" svg:width="6.2988in" svg:height="3.5429in" svg:x="4.2043in" svg:y="14.9728in">
            <draw:object draw:notify-on-update-of-ranges="'F1-mean'.AG2:'F1-mean'.AG2 'F1-mean'.AG3:'F1-mean'.AG20 'F1-mean'.AH2:'F1-mean'.AH2 'F1-mean'.AH3:'F1-mean'.AH20 'F1-mean'.AU2:'F1-mean'.AU2 'F1-mean'.AU3:'F1-mean'.AU20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1022" table:default-cell-style-name="ce6"/>
        <table:table-row table:style-name="ro1">
          <table:table-cell table:number-columns-repeated="2"/>
          <table:table-cell table:style-name="Default" table:number-columns-repeated="30"/>
          <table:table-cell table:style-name="Default" office:value-type="string" calcext:value-type="string">
            <text:p>-------</text:p>
          </table:table-cell>
          <table:table-cell table:style-name="Default"/>
          <table:table-cell table:style-name="Default" office:value-type="string" calcext:value-type="string">
            <text:p>????</text:p>
          </table:table-cell>
          <table:table-cell table:style-name="Default" table:number-columns-repeated="989"/>
        </table:table-row>
        <table:table-row table:style-name="ro1">
          <table:table-cell table:style-name="ce2" office:value-type="string" calcext:value-type="string">
            <text:p>epochs</text:p>
          </table:table-cell>
          <table:table-cell table:style-name="ce2" office:value-type="string" calcext:value-type="string">
            <text:p>epochs (rand pick)</text:p>
          </table:table-cell>
          <table:table-cell table:style-name="ce2" office:value-type="string" calcext:value-type="string">
            <text:p>V2_3</text:p>
          </table:table-cell>
          <table:table-cell table:style-name="ce2" office:value-type="string" calcext:value-type="string">
            <text:p>V2_7</text:p>
          </table:table-cell>
          <table:table-cell table:style-name="ce2" office:value-type="string" calcext:value-type="string">
            <text:p>V2_8</text:p>
          </table:table-cell>
          <table:table-cell table:style-name="ce2" office:value-type="string" calcext:value-type="string">
            <text:p>V2_9</text:p>
          </table:table-cell>
          <table:table-cell table:style-name="ce2" office:value-type="string" calcext:value-type="string">
            <text:p>V2_8_2</text:p>
          </table:table-cell>
          <table:table-cell table:style-name="ce2" office:value-type="string" calcext:value-type="string">
            <text:p>v3</text:p>
          </table:table-cell>
          <table:table-cell table:style-name="ce2" office:value-type="string" calcext:value-type="string">
            <text:p>v4</text:p>
          </table:table-cell>
          <table:table-cell table:style-name="ce2" office:value-type="string" calcext:value-type="string">
            <text:p>v4_swap</text:p>
          </table:table-cell>
          <table:table-cell table:style-name="ce2" office:value-type="string" calcext:value-type="string">
            <text:p>V4_2</text:p>
          </table:table-cell>
          <table:table-cell table:style-name="ce2" office:value-type="string" calcext:value-type="string">
            <text:p>V4_3</text:p>
          </table:table-cell>
          <table:table-cell table:style-name="ce2" office:value-type="string" calcext:value-type="string">
            <text:p>V2_3_2</text:p>
          </table:table-cell>
          <table:table-cell table:style-name="ce2" office:value-type="string" calcext:value-type="string">
            <text:p>v5</text:p>
          </table:table-cell>
          <table:table-cell table:style-name="ce2" office:value-type="string" calcext:value-type="string">
            <text:p>v5_swap</text:p>
          </table:table-cell>
          <table:table-cell table:style-name="ce2" office:value-type="string" calcext:value-type="string">
            <text:p>V4_4_2</text:p>
          </table:table-cell>
          <table:table-cell table:style-name="ce2" office:value-type="string" calcext:value-type="string">
            <text:p>v7</text:p>
          </table:table-cell>
          <table:table-cell table:style-name="ce2" office:value-type="string" calcext:value-type="string">
            <text:p>V7_3</text:p>
          </table:table-cell>
          <table:table-cell table:style-name="ce2" office:value-type="string" calcext:value-type="string">
            <text:p>V5_2</text:p>
          </table:table-cell>
          <table:table-cell table:style-name="ce2" office:value-type="string" calcext:value-type="string">
            <text:p>V5_3</text:p>
          </table:table-cell>
          <table:table-cell table:style-name="ce2" office:value-type="string" calcext:value-type="string">
            <text:p>V5_4</text:p>
          </table:table-cell>
          <table:table-cell table:style-name="ce2" office:value-type="string" calcext:value-type="string">
            <text:p>V5_4_2</text:p>
          </table:table-cell>
          <table:table-cell table:style-name="ce2" office:value-type="string" calcext:value-type="string">
            <text:p>v8</text:p>
          </table:table-cell>
          <table:table-cell table:style-name="ce2" office:value-type="string" calcext:value-type="string">
            <text:p>v9</text:p>
          </table:table-cell>
          <table:table-cell table:style-name="ce2" office:value-type="string" calcext:value-type="string">
            <text:p>V9_2</text:p>
          </table:table-cell>
          <table:table-cell table:style-name="ce2" office:value-type="string" calcext:value-type="string">
            <text:p>v10_wrong</text:p>
          </table:table-cell>
          <table:table-cell table:style-name="ce2" office:value-type="string" calcext:value-type="string">
            <text:p>V5_6</text:p>
          </table:table-cell>
          <table:table-cell table:style-name="ce2" office:value-type="string" calcext:value-type="string">
            <text:p>V5_7</text:p>
          </table:table-cell>
          <table:table-cell table:style-name="ce2" office:value-type="string" calcext:value-type="string">
            <text:p>V10_2</text:p>
          </table:table-cell>
          <table:table-cell table:style-name="ce2" office:value-type="string" calcext:value-type="string">
            <text:p>V11_2</text:p>
          </table:table-cell>
          <table:table-cell table:style-name="ce2" office:value-type="string" calcext:value-type="string">
            <text:p>v12</text:p>
          </table:table-cell>
          <table:table-cell table:style-name="ce2" office:value-type="string" calcext:value-type="string">
            <text:p>V12_2_old</text:p>
          </table:table-cell>
          <table:table-cell table:style-name="ce2" office:value-type="string" calcext:value-type="string">
            <text:p>V12_2</text:p>
          </table:table-cell>
          <table:table-cell table:style-name="ce2" office:value-type="string" calcext:value-type="string">
            <text:p>V12_2_2</text:p>
          </table:table-cell>
          <table:table-cell table:style-name="ce2" office:value-type="string" calcext:value-type="string">
            <text:p>V12_3</text:p>
          </table:table-cell>
          <table:table-cell table:style-name="ce2" office:value-type="string" calcext:value-type="string">
            <text:p>v13</text:p>
          </table:table-cell>
          <table:table-cell table:style-name="ce2" office:value-type="string" calcext:value-type="string">
            <text:p>V5_6_2</text:p>
          </table:table-cell>
          <table:table-cell table:style-name="ce2" office:value-type="string" calcext:value-type="string">
            <text:p>V5_6_3</text:p>
          </table:table-cell>
          <table:table-cell table:style-name="ce2" office:value-type="string" calcext:value-type="string">
            <text:p>v14</text:p>
          </table:table-cell>
          <table:table-cell table:style-name="ce2" office:value-type="string" calcext:value-type="string">
            <text:p>V5_6_4</text:p>
          </table:table-cell>
          <table:table-cell table:style-name="ce2" office:value-type="string" calcext:value-type="string">
            <text:p>V5_6_5</text:p>
          </table:table-cell>
          <table:table-cell table:style-name="ce2" office:value-type="string" calcext:value-type="string">
            <text:p>v16</text:p>
          </table:table-cell>
          <table:table-cell table:style-name="ce2" office:value-type="string" calcext:value-type="string">
            <text:p>v17</text:p>
          </table:table-cell>
          <table:table-cell table:style-name="ce2" office:value-type="string" calcext:value-type="string">
            <text:p>V12_5</text:p>
          </table:table-cell>
          <table:table-cell table:style-name="ce2" office:value-type="string" calcext:value-type="string">
            <text:p>V12_6</text:p>
          </table:table-cell>
          <table:table-cell table:style-name="ce2" office:value-type="string" calcext:value-type="string">
            <text:p>V12_7</text:p>
          </table:table-cell>
          <table:table-cell table:style-name="ce2" office:value-type="string" calcext:value-type="string">
            <text:p>v12_9</text:p>
          </table:table-cell>
          <table:table-cell table:style-name="ce2" office:value-type="string" calcext:value-type="string">
            <text:p>V12_10</text:p>
          </table:table-cell>
          <table:table-cell table:style-name="ce2" table:number-columns-repeated="9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float" office:value="0.615455" calcext:value-type="float">
            <text:p>0.615455</text:p>
          </table:table-cell>
          <table:table-cell office:value-type="float" office:value="0.169987" calcext:value-type="float">
            <text:p>0.169987</text:p>
          </table:table-cell>
          <table:table-cell office:value-type="float" office:value="0.019272" calcext:value-type="float">
            <text:p>0.019272</text:p>
          </table:table-cell>
          <table:table-cell office:value-type="float" office:value="0.594624" calcext:value-type="float">
            <text:p>0.594624</text:p>
          </table:table-cell>
          <table:table-cell office:value-type="float" office:value="0.606757" calcext:value-type="float">
            <text:p>0.606757</text:p>
          </table:table-cell>
          <table:table-cell office:value-type="float" office:value="0.579672" calcext:value-type="float">
            <text:p>0.579672</text:p>
          </table:table-cell>
          <table:table-cell table:style-name="Default"/>
          <table:table-cell office:value-type="float" office:value="0.238144" calcext:value-type="float">
            <text:p>0.238144</text:p>
          </table:table-cell>
          <table:table-cell office:value-type="float" office:value="0.002389" calcext:value-type="float">
            <text:p>0.002389</text:p>
          </table:table-cell>
          <table:table-cell office:value-type="float" office:value="0" calcext:value-type="float">
            <text:p>0</text:p>
          </table:table-cell>
          <table:table-cell office:value-type="float" office:value="0.626216" calcext:value-type="float">
            <text:p>0.626216</text:p>
          </table:table-cell>
          <table:table-cell/>
          <table:table-cell office:value-type="float" office:value="0.098666" calcext:value-type="float">
            <text:p>0.098666</text:p>
          </table:table-cell>
          <table:table-cell office:value-type="float" office:value="0.605305" calcext:value-type="float">
            <text:p>0.605305</text:p>
          </table:table-cell>
          <table:table-cell office:value-type="float" office:value="0.607176" calcext:value-type="float">
            <text:p>0.607176</text:p>
          </table:table-cell>
          <table:table-cell office:value-type="float" office:value="0.449946" calcext:value-type="float">
            <text:p>0.449946</text:p>
          </table:table-cell>
          <table:table-cell office:value-type="float" office:value="0.616277" calcext:value-type="float">
            <text:p>0.616277</text:p>
          </table:table-cell>
          <table:table-cell office:value-type="float" office:value="0.655261" calcext:value-type="float">
            <text:p>0.655261</text:p>
          </table:table-cell>
          <table:table-cell office:value-type="float" office:value="0.620192" calcext:value-type="float">
            <text:p>0.620192</text:p>
          </table:table-cell>
          <table:table-cell office:value-type="float" office:value="0.649886" calcext:value-type="float">
            <text:p>0.649886</text:p>
          </table:table-cell>
          <table:table-cell office:value-type="float" office:value="0.640767" calcext:value-type="float">
            <text:p>0.640767</text:p>
          </table:table-cell>
          <table:table-cell office:value-type="float" office:value="0.630625" calcext:value-type="float">
            <text:p>0.630625</text:p>
          </table:table-cell>
          <table:table-cell office:value-type="float" office:value="0.630765" calcext:value-type="float">
            <text:p>0.630765</text:p>
          </table:table-cell>
          <table:table-cell office:value-type="float" office:value="0.660165" calcext:value-type="float">
            <text:p>0.660165</text:p>
          </table:table-cell>
          <table:table-cell office:value-type="float" office:value="0.663703" calcext:value-type="float">
            <text:p>0.663703</text:p>
          </table:table-cell>
          <table:table-cell office:value-type="float" office:value="0.626495" calcext:value-type="float">
            <text:p>0.626495</text:p>
          </table:table-cell>
          <table:table-cell office:value-type="float" office:value="0.334953" calcext:value-type="float">
            <text:p>0.334953</text:p>
          </table:table-cell>
          <table:table-cell office:value-type="float" office:value="0.662236" calcext:value-type="float">
            <text:p>0.662236</text:p>
          </table:table-cell>
          <table:table-cell office:value-type="float" office:value="0.660245" calcext:value-type="float">
            <text:p>0.660245</text:p>
          </table:table-cell>
          <table:table-cell office:value-type="float" office:value="0.692973" calcext:value-type="float">
            <text:p>0.692973</text:p>
          </table:table-cell>
          <table:table-cell office:value-type="float" office:value="0.687426" calcext:value-type="float">
            <text:p>0.687426</text:p>
          </table:table-cell>
          <table:table-cell office:value-type="float" office:value="0.676335" calcext:value-type="float">
            <text:p>0.676335</text:p>
          </table:table-cell>
          <table:table-cell office:value-type="float" office:value="0.641331" calcext:value-type="float">
            <text:p>0.641331</text:p>
          </table:table-cell>
          <table:table-cell office:value-type="float" office:value="0.648531" calcext:value-type="float">
            <text:p>0.648531</text:p>
          </table:table-cell>
          <table:table-cell office:value-type="float" office:value="0.634919" calcext:value-type="float">
            <text:p>0.634919</text:p>
          </table:table-cell>
          <table:table-cell office:value-type="float" office:value="0.592724" calcext:value-type="float">
            <text:p>0.592724</text:p>
          </table:table-cell>
          <table:table-cell office:value-type="float" office:value="0.231944" calcext:value-type="float">
            <text:p>0.231944</text:p>
          </table:table-cell>
          <table:table-cell office:value-type="float" office:value="0.568131" calcext:value-type="float">
            <text:p>0.568131</text:p>
          </table:table-cell>
          <table:table-cell office:value-type="float" office:value="0.630555" calcext:value-type="float">
            <text:p>0.630555</text:p>
          </table:table-cell>
          <table:table-cell office:value-type="float" office:value="0.673109" calcext:value-type="float">
            <text:p>0.673109</text:p>
          </table:table-cell>
          <table:table-cell office:value-type="float" office:value="0.685378" calcext:value-type="float">
            <text:p>0.685378</text:p>
          </table:table-cell>
          <table:table-cell office:value-type="float" office:value="0.432242" calcext:value-type="float">
            <text:p>0.432242</text:p>
          </table:table-cell>
          <table:table-cell table:style-name="Default" office:value-type="float" office:value="0.618821" calcext:value-type="float">
            <text:p>0.618821</text:p>
          </table:table-cell>
          <table:table-cell office:value-type="float" office:value="0.681005" calcext:value-type="float">
            <text:p>0.681005</text:p>
          </table:table-cell>
          <table:table-cell office:value-type="float" office:value="0.618512" calcext:value-type="float">
            <text:p>0.618512</text:p>
          </table:table-cell>
          <table:table-cell table:number-columns-repeated="976"/>
        </table:table-row>
        <table:table-row table:style-name="ro1">
          <table:table-cell table:formula="of:=[.A3]+5" office:value-type="float" office:value="10" calcext:value-type="float">
            <text:p>10</text:p>
          </table:table-cell>
          <table:table-cell table:formula="of:=[.B3]+20" office:value-type="float" office:value="40" calcext:value-type="float">
            <text:p>40</text:p>
          </table:table-cell>
          <table:table-cell table:style-name="Default"/>
          <table:table-cell office:value-type="float" office:value="0.621485" calcext:value-type="float">
            <text:p>0.621485</text:p>
          </table:table-cell>
          <table:table-cell office:value-type="float" office:value="0" calcext:value-type="float">
            <text:p>0</text:p>
          </table:table-cell>
          <table:table-cell office:value-type="float" office:value="0.000378" calcext:value-type="float">
            <text:p>0.000378</text:p>
          </table:table-cell>
          <table:table-cell office:value-type="float" office:value="0.548862" calcext:value-type="float">
            <text:p>0.548862</text:p>
          </table:table-cell>
          <table:table-cell office:value-type="float" office:value="0.575875" calcext:value-type="float">
            <text:p>0.575875</text:p>
          </table:table-cell>
          <table:table-cell office:value-type="float" office:value="0.587422" calcext:value-type="float">
            <text:p>0.587422</text:p>
          </table:table-cell>
          <table:table-cell table:style-name="Default"/>
          <table:table-cell office:value-type="float" office:value="0.566087" calcext:value-type="float">
            <text:p>0.566087</text:p>
          </table:table-cell>
          <table:table-cell office:value-type="float" office:value="0.000882" calcext:value-type="float">
            <text:p>0.000882</text:p>
          </table:table-cell>
          <table:table-cell office:value-type="float" office:value="0.39236" calcext:value-type="float">
            <text:p>0.39236</text:p>
          </table:table-cell>
          <table:table-cell office:value-type="float" office:value="0.632263" calcext:value-type="float">
            <text:p>0.632263</text:p>
          </table:table-cell>
          <table:table-cell/>
          <table:table-cell office:value-type="float" office:value="0.077209" calcext:value-type="float">
            <text:p>0.077209</text:p>
          </table:table-cell>
          <table:table-cell office:value-type="float" office:value="0.633129" calcext:value-type="float">
            <text:p>0.633129</text:p>
          </table:table-cell>
          <table:table-cell office:value-type="float" office:value="0.614449" calcext:value-type="float">
            <text:p>0.614449</text:p>
          </table:table-cell>
          <table:table-cell office:value-type="float" office:value="0.594255" calcext:value-type="float">
            <text:p>0.594255</text:p>
          </table:table-cell>
          <table:table-cell office:value-type="float" office:value="0.626289" calcext:value-type="float">
            <text:p>0.626289</text:p>
          </table:table-cell>
          <table:table-cell office:value-type="float" office:value="0.654942" calcext:value-type="float">
            <text:p>0.654942</text:p>
          </table:table-cell>
          <table:table-cell office:value-type="float" office:value="0.655956" calcext:value-type="float">
            <text:p>0.655956</text:p>
          </table:table-cell>
          <table:table-cell office:value-type="float" office:value="0.67158" calcext:value-type="float">
            <text:p>0.67158</text:p>
          </table:table-cell>
          <table:table-cell office:value-type="float" office:value="0.651574" calcext:value-type="float">
            <text:p>0.651574</text:p>
          </table:table-cell>
          <table:table-cell office:value-type="float" office:value="0.646368" calcext:value-type="float">
            <text:p>0.646368</text:p>
          </table:table-cell>
          <table:table-cell office:value-type="float" office:value="0.657263" calcext:value-type="float">
            <text:p>0.657263</text:p>
          </table:table-cell>
          <table:table-cell office:value-type="float" office:value="0.668119" calcext:value-type="float">
            <text:p>0.668119</text:p>
          </table:table-cell>
          <table:table-cell office:value-type="float" office:value="0.662372" calcext:value-type="float">
            <text:p>0.662372</text:p>
          </table:table-cell>
          <table:table-cell office:value-type="float" office:value="0.656621" calcext:value-type="float">
            <text:p>0.656621</text:p>
          </table:table-cell>
          <table:table-cell office:value-type="float" office:value="0.449642" calcext:value-type="float">
            <text:p>0.449642</text:p>
          </table:table-cell>
          <table:table-cell office:value-type="float" office:value="0.670406" calcext:value-type="float">
            <text:p>0.670406</text:p>
          </table:table-cell>
          <table:table-cell office:value-type="float" office:value="0.676209" calcext:value-type="float">
            <text:p>0.676209</text:p>
          </table:table-cell>
          <table:table-cell office:value-type="float" office:value="0.689758" calcext:value-type="float">
            <text:p>0.689758</text:p>
          </table:table-cell>
          <table:table-cell office:value-type="float" office:value="0.632454" calcext:value-type="float">
            <text:p>0.632454</text:p>
          </table:table-cell>
          <table:table-cell office:value-type="float" office:value="0.625026" calcext:value-type="float">
            <text:p>0.625026</text:p>
          </table:table-cell>
          <table:table-cell office:value-type="float" office:value="0.661283" calcext:value-type="float">
            <text:p>0.661283</text:p>
          </table:table-cell>
          <table:table-cell office:value-type="float" office:value="0.664686" calcext:value-type="float">
            <text:p>0.664686</text:p>
          </table:table-cell>
          <table:table-cell office:value-type="float" office:value="0.656608" calcext:value-type="float">
            <text:p>0.656608</text:p>
          </table:table-cell>
          <table:table-cell office:value-type="float" office:value="0.629232" calcext:value-type="float">
            <text:p>0.629232</text:p>
          </table:table-cell>
          <table:table-cell office:value-type="float" office:value="0.512682" calcext:value-type="float">
            <text:p>0.512682</text:p>
          </table:table-cell>
          <table:table-cell office:value-type="float" office:value="0.614736" calcext:value-type="float">
            <text:p>0.614736</text:p>
          </table:table-cell>
          <table:table-cell office:value-type="float" office:value="0.641358" calcext:value-type="float">
            <text:p>0.641358</text:p>
          </table:table-cell>
          <table:table-cell office:value-type="float" office:value="0.692285" calcext:value-type="float">
            <text:p>0.692285</text:p>
          </table:table-cell>
          <table:table-cell office:value-type="float" office:value="0.667529" calcext:value-type="float">
            <text:p>0.66752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616878" calcext:value-type="float">
            <text:p>0.616878</text:p>
          </table:table-cell>
          <table:table-cell office:value-type="float" office:value="0.647397" calcext:value-type="float">
            <text:p>0.647397</text:p>
          </table:table-cell>
          <table:table-cell office:value-type="float" office:value="0.617901" calcext:value-type="float">
            <text:p>0.617901</text:p>
          </table:table-cell>
          <table:table-cell table:number-columns-repeated="976"/>
        </table:table-row>
        <table:table-row table:style-name="ro1">
          <table:table-cell table:formula="of:=[.A4]+5" office:value-type="float" office:value="15" calcext:value-type="float">
            <text:p>15</text:p>
          </table:table-cell>
          <table:table-cell table:formula="of:=[.B4]+20" office:value-type="float" office:value="60" calcext:value-type="float">
            <text:p>60</text:p>
          </table:table-cell>
          <table:table-cell table:style-name="Default"/>
          <table:table-cell office:value-type="float" office:value="0.614759" calcext:value-type="float">
            <text:p>0.614759</text:p>
          </table:table-cell>
          <table:table-cell office:value-type="float" office:value="0.409738" calcext:value-type="float">
            <text:p>0.409738</text:p>
          </table:table-cell>
          <table:table-cell office:value-type="float" office:value="0.454631" calcext:value-type="float">
            <text:p>0.454631</text:p>
          </table:table-cell>
          <table:table-cell office:value-type="float" office:value="0.599677" calcext:value-type="float">
            <text:p>0.599677</text:p>
          </table:table-cell>
          <table:table-cell office:value-type="float" office:value="0.594704" calcext:value-type="float">
            <text:p>0.594704</text:p>
          </table:table-cell>
          <table:table-cell office:value-type="float" office:value="0.576725" calcext:value-type="float">
            <text:p>0.576725</text:p>
          </table:table-cell>
          <table:table-cell table:style-name="Default"/>
          <table:table-cell office:value-type="float" office:value="0.546049" calcext:value-type="float">
            <text:p>0.546049</text:p>
          </table:table-cell>
          <table:table-cell office:value-type="float" office:value="0.090913" calcext:value-type="float">
            <text:p>0.090913</text:p>
          </table:table-cell>
          <table:table-cell office:value-type="float" office:value="0.55152" calcext:value-type="float">
            <text:p>0.55152</text:p>
          </table:table-cell>
          <table:table-cell office:value-type="float" office:value="0.629071" calcext:value-type="float">
            <text:p>0.629071</text:p>
          </table:table-cell>
          <table:table-cell/>
          <table:table-cell office:value-type="float" office:value="0.002639" calcext:value-type="float">
            <text:p>0.002639</text:p>
          </table:table-cell>
          <table:table-cell office:value-type="float" office:value="0.633204" calcext:value-type="float">
            <text:p>0.633204</text:p>
          </table:table-cell>
          <table:table-cell office:value-type="float" office:value="0.635233" calcext:value-type="float">
            <text:p>0.635233</text:p>
          </table:table-cell>
          <table:table-cell office:value-type="float" office:value="0.619664" calcext:value-type="float">
            <text:p>0.619664</text:p>
          </table:table-cell>
          <table:table-cell office:value-type="float" office:value="0.606969" calcext:value-type="float">
            <text:p>0.606969</text:p>
          </table:table-cell>
          <table:table-cell office:value-type="float" office:value="0.683318" calcext:value-type="float">
            <text:p>0.683318</text:p>
          </table:table-cell>
          <table:table-cell office:value-type="float" office:value="0.672801" calcext:value-type="float">
            <text:p>0.672801</text:p>
          </table:table-cell>
          <table:table-cell office:value-type="float" office:value="0.678196" calcext:value-type="float">
            <text:p>0.678196</text:p>
          </table:table-cell>
          <table:table-cell office:value-type="float" office:value="0.668655" calcext:value-type="float">
            <text:p>0.668655</text:p>
          </table:table-cell>
          <table:table-cell office:value-type="float" office:value="0.667044" calcext:value-type="float">
            <text:p>0.667044</text:p>
          </table:table-cell>
          <table:table-cell office:value-type="float" office:value="0.659126" calcext:value-type="float">
            <text:p>0.659126</text:p>
          </table:table-cell>
          <table:table-cell office:value-type="float" office:value="0.672819" calcext:value-type="float">
            <text:p>0.672819</text:p>
          </table:table-cell>
          <table:table-cell table:style-name="ce4" office:value-type="string" calcext:value-type="string">
            <text:p>wait…</text:p>
          </table:table-cell>
          <table:table-cell office:value-type="float" office:value="0.651298" calcext:value-type="float">
            <text:p>0.651298</text:p>
          </table:table-cell>
          <table:table-cell/>
          <table:table-cell office:value-type="float" office:value="0.680497" calcext:value-type="float">
            <text:p>0.680497</text:p>
          </table:table-cell>
          <table:table-cell office:value-type="float" office:value="0.68867" calcext:value-type="float">
            <text:p>0.68867</text:p>
          </table:table-cell>
          <table:table-cell office:value-type="float" office:value="0.694372" calcext:value-type="float">
            <text:p>0.694372</text:p>
          </table:table-cell>
          <table:table-cell office:value-type="float" office:value="0.697956" calcext:value-type="float">
            <text:p>0.697956</text:p>
          </table:table-cell>
          <table:table-cell office:value-type="float" office:value="0.690964" calcext:value-type="float">
            <text:p>0.690964</text:p>
          </table:table-cell>
          <table:table-cell office:value-type="float" office:value="0.672188" calcext:value-type="float">
            <text:p>0.672188</text:p>
          </table:table-cell>
          <table:table-cell office:value-type="float" office:value="0.674523" calcext:value-type="float">
            <text:p>0.674523</text:p>
          </table:table-cell>
          <table:table-cell office:value-type="float" office:value="0.669963" calcext:value-type="float">
            <text:p>0.669963</text:p>
          </table:table-cell>
          <table:table-cell office:value-type="float" office:value="0.631095" calcext:value-type="float">
            <text:p>0.631095</text:p>
          </table:table-cell>
          <table:table-cell office:value-type="float" office:value="0.577655" calcext:value-type="float">
            <text:p>0.577655</text:p>
          </table:table-cell>
          <table:table-cell office:value-type="float" office:value="0.646176" calcext:value-type="float">
            <text:p>0.646176</text:p>
          </table:table-cell>
          <table:table-cell office:value-type="float" office:value="0.643918" calcext:value-type="float">
            <text:p>0.643918</text:p>
          </table:table-cell>
          <table:table-cell office:value-type="float" office:value="0.661156" calcext:value-type="float">
            <text:p>0.661156</text:p>
          </table:table-cell>
          <table:table-cell office:value-type="float" office:value="0.688554" calcext:value-type="float">
            <text:p>0.688554</text:p>
          </table:table-cell>
          <table:table-cell/>
          <table:table-cell office:value-type="float" office:value="0.656152" calcext:value-type="float">
            <text:p>0.656152</text:p>
          </table:table-cell>
          <table:table-cell office:value-type="float" office:value="0.686085" calcext:value-type="float">
            <text:p>0.686085</text:p>
          </table:table-cell>
          <table:table-cell office:value-type="float" office:value="0.61935" calcext:value-type="float">
            <text:p>0.61935</text:p>
          </table:table-cell>
          <table:table-cell table:number-columns-repeated="976"/>
        </table:table-row>
        <table:table-row table:style-name="ro1">
          <table:table-cell table:formula="of:=[.A5]+5" office:value-type="float" office:value="20" calcext:value-type="float">
            <text:p>20</text:p>
          </table:table-cell>
          <table:table-cell table:formula="of:=[.B5]+20" office:value-type="float" office:value="80" calcext:value-type="float">
            <text:p>80</text:p>
          </table:table-cell>
          <table:table-cell table:style-name="Default"/>
          <table:table-cell office:value-type="float" office:value="0.59463" calcext:value-type="float">
            <text:p>0.59463</text:p>
          </table:table-cell>
          <table:table-cell office:value-type="float" office:value="0.334398" calcext:value-type="float">
            <text:p>0.334398</text:p>
          </table:table-cell>
          <table:table-cell office:value-type="float" office:value="0.472431" calcext:value-type="float">
            <text:p>0.472431</text:p>
          </table:table-cell>
          <table:table-cell office:value-type="float" office:value="0.587274" calcext:value-type="float">
            <text:p>0.587274</text:p>
          </table:table-cell>
          <table:table-cell office:value-type="float" office:value="0.590095" calcext:value-type="float">
            <text:p>0.590095</text:p>
          </table:table-cell>
          <table:table-cell office:value-type="float" office:value="0.571282" calcext:value-type="float">
            <text:p>0.571282</text:p>
          </table:table-cell>
          <table:table-cell table:style-name="Default"/>
          <table:table-cell office:value-type="float" office:value="0.462203" calcext:value-type="float">
            <text:p>0.462203</text:p>
          </table:table-cell>
          <table:table-cell office:value-type="float" office:value="0.053401" calcext:value-type="float">
            <text:p>0.053401</text:p>
          </table:table-cell>
          <table:table-cell office:value-type="float" office:value="0.614557" calcext:value-type="float">
            <text:p>0.614557</text:p>
          </table:table-cell>
          <table:table-cell office:value-type="float" office:value="0.632121" calcext:value-type="float">
            <text:p>0.632121</text:p>
          </table:table-cell>
          <table:table-cell/>
          <table:table-cell office:value-type="float" office:value="0.523603" calcext:value-type="float">
            <text:p>0.523603</text:p>
          </table:table-cell>
          <table:table-cell office:value-type="float" office:value="0.636454" calcext:value-type="float">
            <text:p>0.636454</text:p>
          </table:table-cell>
          <table:table-cell office:value-type="float" office:value="0.641292" calcext:value-type="float">
            <text:p>0.641292</text:p>
          </table:table-cell>
          <table:table-cell office:value-type="float" office:value="0.638123" calcext:value-type="float">
            <text:p>0.638123</text:p>
          </table:table-cell>
          <table:table-cell office:value-type="float" office:value="0.624357" calcext:value-type="float">
            <text:p>0.624357</text:p>
          </table:table-cell>
          <table:table-cell office:value-type="float" office:value="0.679598" calcext:value-type="float">
            <text:p>0.679598</text:p>
          </table:table-cell>
          <table:table-cell office:value-type="float" office:value="0.674222" calcext:value-type="float">
            <text:p>0.674222</text:p>
          </table:table-cell>
          <table:table-cell office:value-type="float" office:value="0.671067" calcext:value-type="float">
            <text:p>0.671067</text:p>
          </table:table-cell>
          <table:table-cell office:value-type="float" office:value="0.658014" calcext:value-type="float">
            <text:p>0.658014</text:p>
          </table:table-cell>
          <table:table-cell office:value-type="float" office:value="0.658447" calcext:value-type="float">
            <text:p>0.658447</text:p>
          </table:table-cell>
          <table:table-cell office:value-type="float" office:value="0.65695" calcext:value-type="float">
            <text:p>0.65695</text:p>
          </table:table-cell>
          <table:table-cell office:value-type="float" office:value="0.684392" calcext:value-type="float">
            <text:p>0.684392</text:p>
          </table:table-cell>
          <table:table-cell/>
          <table:table-cell office:value-type="float" office:value="0.664997" calcext:value-type="float">
            <text:p>0.664997</text:p>
          </table:table-cell>
          <table:table-cell/>
          <table:table-cell office:value-type="float" office:value="0.674481" calcext:value-type="float">
            <text:p>0.674481</text:p>
          </table:table-cell>
          <table:table-cell office:value-type="float" office:value="0.677726" calcext:value-type="float">
            <text:p>0.677726</text:p>
          </table:table-cell>
          <table:table-cell office:value-type="float" office:value="0.688421" calcext:value-type="float">
            <text:p>0.688421</text:p>
          </table:table-cell>
          <table:table-cell office:value-type="float" office:value="0.685246" calcext:value-type="float">
            <text:p>0.685246</text:p>
          </table:table-cell>
          <table:table-cell office:value-type="float" office:value="0.675452" calcext:value-type="float">
            <text:p>0.675452</text:p>
          </table:table-cell>
          <table:table-cell office:value-type="float" office:value="0.67337" calcext:value-type="float">
            <text:p>0.67337</text:p>
          </table:table-cell>
          <table:table-cell office:value-type="float" office:value="0.656526" calcext:value-type="float">
            <text:p>0.656526</text:p>
          </table:table-cell>
          <table:table-cell office:value-type="float" office:value="0.677785" calcext:value-type="float">
            <text:p>0.677785</text:p>
          </table:table-cell>
          <table:table-cell office:value-type="float" office:value="0.640431" calcext:value-type="float">
            <text:p>0.640431</text:p>
          </table:table-cell>
          <table:table-cell office:value-type="float" office:value="0.434383" calcext:value-type="float">
            <text:p>0.434383</text:p>
          </table:table-cell>
          <table:table-cell office:value-type="float" office:value="0.65809" calcext:value-type="float">
            <text:p>0.65809</text:p>
          </table:table-cell>
          <table:table-cell office:value-type="float" office:value="0.660574" calcext:value-type="float">
            <text:p>0.660574</text:p>
          </table:table-cell>
          <table:table-cell office:value-type="float" office:value="0.689112" calcext:value-type="float">
            <text:p>0.689112</text:p>
          </table:table-cell>
          <table:table-cell office:value-type="float" office:value="0.672658" calcext:value-type="float">
            <text:p>0.672658</text:p>
          </table:table-cell>
          <table:table-cell table:number-columns-repeated="2"/>
          <table:table-cell office:value-type="float" office:value="0.666595" calcext:value-type="float">
            <text:p>0.666595</text:p>
          </table:table-cell>
          <table:table-cell office:value-type="float" office:value="0.62937" calcext:value-type="float">
            <text:p>0.62937</text:p>
          </table:table-cell>
          <table:table-cell table:number-columns-repeated="976"/>
        </table:table-row>
        <table:table-row table:style-name="ro1">
          <table:table-cell table:formula="of:=[.A6]+5" office:value-type="float" office:value="25" calcext:value-type="float">
            <text:p>25</text:p>
          </table:table-cell>
          <table:table-cell table:formula="of:=[.B6]+20" office:value-type="float" office:value="100" calcext:value-type="float">
            <text:p>100</text:p>
          </table:table-cell>
          <table:table-cell table:style-name="Default"/>
          <table:table-cell office:value-type="float" office:value="0.58657" calcext:value-type="float">
            <text:p>0.58657</text:p>
          </table:table-cell>
          <table:table-cell office:value-type="float" office:value="0.355418" calcext:value-type="float">
            <text:p>0.355418</text:p>
          </table:table-cell>
          <table:table-cell office:value-type="float" office:value="0.45765" calcext:value-type="float">
            <text:p>0.45765</text:p>
          </table:table-cell>
          <table:table-cell office:value-type="float" office:value="0.499234" calcext:value-type="float">
            <text:p>0.499234</text:p>
          </table:table-cell>
          <table:table-cell office:value-type="float" office:value="0.557402" calcext:value-type="float">
            <text:p>0.557402</text:p>
          </table:table-cell>
          <table:table-cell office:value-type="float" office:value="0.597613" calcext:value-type="float">
            <text:p>0.597613</text:p>
          </table:table-cell>
          <table:table-cell table:style-name="Default"/>
          <table:table-cell office:value-type="float" office:value="0.557119" calcext:value-type="float">
            <text:p>0.557119</text:p>
          </table:table-cell>
          <table:table-cell office:value-type="float" office:value="0.007495" calcext:value-type="float">
            <text:p>0.007495</text:p>
          </table:table-cell>
          <table:table-cell office:value-type="float" office:value="0.616405" calcext:value-type="float">
            <text:p>0.616405</text:p>
          </table:table-cell>
          <table:table-cell office:value-type="float" office:value="0.629547" calcext:value-type="float">
            <text:p>0.629547</text:p>
          </table:table-cell>
          <table:table-cell/>
          <table:table-cell office:value-type="float" office:value="0.460285" calcext:value-type="float">
            <text:p>0.460285</text:p>
          </table:table-cell>
          <table:table-cell office:value-type="float" office:value="0.629395" calcext:value-type="float">
            <text:p>0.629395</text:p>
          </table:table-cell>
          <table:table-cell office:value-type="float" office:value="0.633123" calcext:value-type="float">
            <text:p>0.633123</text:p>
          </table:table-cell>
          <table:table-cell office:value-type="float" office:value="0.63555" calcext:value-type="float">
            <text:p>0.63555</text:p>
          </table:table-cell>
          <table:table-cell office:value-type="float" office:value="0.620202" calcext:value-type="float">
            <text:p>0.620202</text:p>
          </table:table-cell>
          <table:table-cell office:value-type="float" office:value="0.680187" calcext:value-type="float">
            <text:p>0.680187</text:p>
          </table:table-cell>
          <table:table-cell office:value-type="float" office:value="0.676617" calcext:value-type="float">
            <text:p>0.676617</text:p>
          </table:table-cell>
          <table:table-cell office:value-type="float" office:value="0.667541" calcext:value-type="float">
            <text:p>0.667541</text:p>
          </table:table-cell>
          <table:table-cell office:value-type="float" office:value="0.668308" calcext:value-type="float">
            <text:p>0.668308</text:p>
          </table:table-cell>
          <table:table-cell office:value-type="float" office:value="0.664837" calcext:value-type="float">
            <text:p>0.664837</text:p>
          </table:table-cell>
          <table:table-cell office:value-type="float" office:value="0.664218" calcext:value-type="float">
            <text:p>0.664218</text:p>
          </table:table-cell>
          <table:table-cell office:value-type="float" office:value="0.681636" calcext:value-type="float">
            <text:p>0.681636</text:p>
          </table:table-cell>
          <table:table-cell/>
          <table:table-cell office:value-type="float" office:value="0.660931" calcext:value-type="float">
            <text:p>0.660931</text:p>
          </table:table-cell>
          <table:table-cell/>
          <table:table-cell office:value-type="float" office:value="0.680281" calcext:value-type="float">
            <text:p>0.680281</text:p>
          </table:table-cell>
          <table:table-cell office:value-type="float" office:value="0.68277" calcext:value-type="float">
            <text:p>0.68277</text:p>
          </table:table-cell>
          <table:table-cell office:value-type="float" office:value="0.693834" calcext:value-type="float">
            <text:p>0.693834</text:p>
          </table:table-cell>
          <table:table-cell office:value-type="float" office:value="0.691541" calcext:value-type="float">
            <text:p>0.691541</text:p>
          </table:table-cell>
          <table:table-cell office:value-type="float" office:value="0.692501" calcext:value-type="float">
            <text:p>0.692501</text:p>
          </table:table-cell>
          <table:table-cell office:value-type="float" office:value="0.670515" calcext:value-type="float">
            <text:p>0.670515</text:p>
          </table:table-cell>
          <table:table-cell office:value-type="float" office:value="0.680077" calcext:value-type="float">
            <text:p>0.680077</text:p>
          </table:table-cell>
          <table:table-cell office:value-type="float" office:value="0.679431" calcext:value-type="float">
            <text:p>0.679431</text:p>
          </table:table-cell>
          <table:table-cell office:value-type="float" office:value="0.611557" calcext:value-type="float">
            <text:p>0.611557</text:p>
          </table:table-cell>
          <table:table-cell office:value-type="float" office:value="0.546943" calcext:value-type="float">
            <text:p>0.546943</text:p>
          </table:table-cell>
          <table:table-cell office:value-type="float" office:value="0.658011" calcext:value-type="float">
            <text:p>0.658011</text:p>
          </table:table-cell>
          <table:table-cell office:value-type="float" office:value="0.656202" calcext:value-type="float">
            <text:p>0.656202</text:p>
          </table:table-cell>
          <table:table-cell office:value-type="float" office:value="0.681712" calcext:value-type="float">
            <text:p>0.681712</text:p>
          </table:table-cell>
          <table:table-cell office:value-type="float" office:value="0.686589" calcext:value-type="float">
            <text:p>0.686589</text:p>
          </table:table-cell>
          <table:table-cell table:number-columns-repeated="2"/>
          <table:table-cell office:value-type="float" office:value="0.705646" calcext:value-type="float">
            <text:p>0.705646</text:p>
          </table:table-cell>
          <table:table-cell office:value-type="float" office:value="0.62241" calcext:value-type="float">
            <text:p>0.62241</text:p>
          </table:table-cell>
          <table:table-cell table:number-columns-repeated="976"/>
        </table:table-row>
        <table:table-row table:style-name="ro1">
          <table:table-cell table:formula="of:=[.A7]+5" office:value-type="float" office:value="30" calcext:value-type="float">
            <text:p>30</text:p>
          </table:table-cell>
          <table:table-cell table:formula="of:=[.B7]+20" office:value-type="float" office:value="120" calcext:value-type="float">
            <text:p>120</text:p>
          </table:table-cell>
          <table:table-cell table:style-name="Default" office:value-type="float" office:value="0.252509" calcext:value-type="float">
            <text:p>0.252509</text:p>
          </table:table-cell>
          <table:table-cell office:value-type="float" office:value="0.5769" calcext:value-type="float">
            <text:p>0.5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2213" calcext:value-type="float">
            <text:p>0.552213</text:p>
          </table:table-cell>
          <table:table-cell office:value-type="float" office:value="0.59599" calcext:value-type="float">
            <text:p>0.59599</text:p>
          </table:table-cell>
          <table:table-cell office:value-type="float" office:value="0.595637" calcext:value-type="float">
            <text:p>0.595637</text:p>
          </table:table-cell>
          <table:table-cell office:value-type="float" office:value="0.65748" calcext:value-type="float">
            <text:p>0.65748</text:p>
          </table:table-cell>
          <table:table-cell office:value-type="float" office:value="0.568454" calcext:value-type="float">
            <text:p>0.568454</text:p>
          </table:table-cell>
          <table:table-cell office:value-type="float" office:value="0.028155" calcext:value-type="float">
            <text:p>0.028155</text:p>
          </table:table-cell>
          <table:table-cell office:value-type="float" office:value="0.616611" calcext:value-type="float">
            <text:p>0.616611</text:p>
          </table:table-cell>
          <table:table-cell office:value-type="float" office:value="0.633208" calcext:value-type="float">
            <text:p>0.633208</text:p>
          </table:table-cell>
          <table:table-cell/>
          <table:table-cell office:value-type="float" office:value="0.36163" calcext:value-type="float">
            <text:p>0.36163</text:p>
          </table:table-cell>
          <table:table-cell office:value-type="float" office:value="0.622111" calcext:value-type="float">
            <text:p>0.622111</text:p>
          </table:table-cell>
          <table:table-cell office:value-type="float" office:value="0.630002" calcext:value-type="float">
            <text:p>0.630002</text:p>
          </table:table-cell>
          <table:table-cell office:value-type="float" office:value="0.634411" calcext:value-type="float">
            <text:p>0.634411</text:p>
          </table:table-cell>
          <table:table-cell office:value-type="float" office:value="0.629662" calcext:value-type="float">
            <text:p>0.629662</text:p>
          </table:table-cell>
          <table:table-cell office:value-type="float" office:value="0.679691" calcext:value-type="float">
            <text:p>0.679691</text:p>
          </table:table-cell>
          <table:table-cell office:value-type="float" office:value="0.67343" calcext:value-type="float">
            <text:p>0.67343</text:p>
          </table:table-cell>
          <table:table-cell office:value-type="float" office:value="0.673218" calcext:value-type="float">
            <text:p>0.673218</text:p>
          </table:table-cell>
          <table:table-cell office:value-type="float" office:value="0.670513" calcext:value-type="float">
            <text:p>0.670513</text:p>
          </table:table-cell>
          <table:table-cell office:value-type="float" office:value="0.658386" calcext:value-type="float">
            <text:p>0.658386</text:p>
          </table:table-cell>
          <table:table-cell office:value-type="float" office:value="0.654785" calcext:value-type="float">
            <text:p>0.654785</text:p>
          </table:table-cell>
          <table:table-cell office:value-type="float" office:value="0.676097" calcext:value-type="float">
            <text:p>0.676097</text:p>
          </table:table-cell>
          <table:table-cell/>
          <table:table-cell office:value-type="float" office:value="0.659921" calcext:value-type="float">
            <text:p>0.659921</text:p>
          </table:table-cell>
          <table:table-cell/>
          <table:table-cell office:value-type="float" office:value="0.682641" calcext:value-type="float">
            <text:p>0.682641</text:p>
          </table:table-cell>
          <table:table-cell office:value-type="float" office:value="0.682429" calcext:value-type="float">
            <text:p>0.682429</text:p>
          </table:table-cell>
          <table:table-cell office:value-type="float" office:value="0.696921" calcext:value-type="float">
            <text:p>0.696921</text:p>
          </table:table-cell>
          <table:table-cell office:value-type="float" office:value="0.68646" calcext:value-type="float">
            <text:p>0.68646</text:p>
          </table:table-cell>
          <table:table-cell office:value-type="float" office:value="0.685841" calcext:value-type="float">
            <text:p>0.685841</text:p>
          </table:table-cell>
          <table:table-cell office:value-type="float" office:value="0.667706" calcext:value-type="float">
            <text:p>0.667706</text:p>
          </table:table-cell>
          <table:table-cell office:value-type="float" office:value="0.673349" calcext:value-type="float">
            <text:p>0.673349</text:p>
          </table:table-cell>
          <table:table-cell office:value-type="float" office:value="0.653959" calcext:value-type="float">
            <text:p>0.653959</text:p>
          </table:table-cell>
          <table:table-cell office:value-type="float" office:value="0.657031" calcext:value-type="float">
            <text:p>0.657031</text:p>
          </table:table-cell>
          <table:table-cell office:value-type="float" office:value="0.596386" calcext:value-type="float">
            <text:p>0.596386</text:p>
          </table:table-cell>
          <table:table-cell office:value-type="float" office:value="0.668309" calcext:value-type="float">
            <text:p>0.668309</text:p>
          </table:table-cell>
          <table:table-cell office:value-type="float" office:value="0.661535" calcext:value-type="float">
            <text:p>0.661535</text:p>
          </table:table-cell>
          <table:table-cell office:value-type="float" office:value="0.686425" calcext:value-type="float">
            <text:p>0.686425</text:p>
          </table:table-cell>
          <table:table-cell office:value-type="float" office:value="0.662357" calcext:value-type="float">
            <text:p>0.662357</text:p>
          </table:table-cell>
          <table:table-cell table:number-columns-repeated="2"/>
          <table:table-cell office:value-type="float" office:value="0.701194" calcext:value-type="float">
            <text:p>0.701194</text:p>
          </table:table-cell>
          <table:table-cell table:number-columns-repeated="977"/>
        </table:table-row>
        <table:table-row table:style-name="ro1">
          <table:table-cell table:formula="of:=[.A8]+5" office:value-type="float" office:value="35" calcext:value-type="float">
            <text:p>35</text:p>
          </table:table-cell>
          <table:table-cell table:formula="of:=[.B8]+20" office:value-type="float" office:value="140" calcext:value-type="float">
            <text:p>140</text:p>
          </table:table-cell>
          <table:table-cell table:style-name="Default" office:value-type="float" office:value="0.424201" calcext:value-type="float">
            <text:p>0.424201</text:p>
          </table:table-cell>
          <table:table-cell office:value-type="float" office:value="0.616225" calcext:value-type="float">
            <text:p>0.616225</text:p>
          </table:table-cell>
          <table:table-cell office:value-type="float" office:value="0.368134" calcext:value-type="float">
            <text:p>0.368134</text:p>
          </table:table-cell>
          <table:table-cell/>
          <table:table-cell office:value-type="float" office:value="0.498449" calcext:value-type="float">
            <text:p>0.498449</text:p>
          </table:table-cell>
          <table:table-cell office:value-type="float" office:value="0.544823" calcext:value-type="float">
            <text:p>0.544823</text:p>
          </table:table-cell>
          <table:table-cell office:value-type="float" office:value="0.578244" calcext:value-type="float">
            <text:p>0.578244</text:p>
          </table:table-cell>
          <table:table-cell office:value-type="float" office:value="0.671089" calcext:value-type="float">
            <text:p>0.671089</text:p>
          </table:table-cell>
          <table:table-cell office:value-type="float" office:value="0.441823" calcext:value-type="float">
            <text:p>0.441823</text:p>
          </table:table-cell>
          <table:table-cell office:value-type="float" office:value="0.079105" calcext:value-type="float">
            <text:p>0.079105</text:p>
          </table:table-cell>
          <table:table-cell office:value-type="float" office:value="0.617538" calcext:value-type="float">
            <text:p>0.617538</text:p>
          </table:table-cell>
          <table:table-cell office:value-type="float" office:value="0.630287" calcext:value-type="float">
            <text:p>0.630287</text:p>
          </table:table-cell>
          <table:table-cell/>
          <table:table-cell office:value-type="float" office:value="0.201272" calcext:value-type="float">
            <text:p>0.201272</text:p>
          </table:table-cell>
          <table:table-cell office:value-type="float" office:value="0.625427" calcext:value-type="float">
            <text:p>0.625427</text:p>
          </table:table-cell>
          <table:table-cell office:value-type="float" office:value="0.636788" calcext:value-type="float">
            <text:p>0.636788</text:p>
          </table:table-cell>
          <table:table-cell office:value-type="float" office:value="0.634697" calcext:value-type="float">
            <text:p>0.634697</text:p>
          </table:table-cell>
          <table:table-cell office:value-type="float" office:value="0.627892" calcext:value-type="float">
            <text:p>0.627892</text:p>
          </table:table-cell>
          <table:table-cell office:value-type="float" office:value="0.680052" calcext:value-type="float">
            <text:p>0.680052</text:p>
          </table:table-cell>
          <table:table-cell office:value-type="float" office:value="0.678554" calcext:value-type="float">
            <text:p>0.678554</text:p>
          </table:table-cell>
          <table:table-cell office:value-type="float" office:value="0.667241" calcext:value-type="float">
            <text:p>0.667241</text:p>
          </table:table-cell>
          <table:table-cell office:value-type="float" office:value="0.676223" calcext:value-type="float">
            <text:p>0.676223</text:p>
          </table:table-cell>
          <table:table-cell office:value-type="float" office:value="0.675901" calcext:value-type="float">
            <text:p>0.675901</text:p>
          </table:table-cell>
          <table:table-cell office:value-type="float" office:value="0.651734" calcext:value-type="float">
            <text:p>0.651734</text:p>
          </table:table-cell>
          <table:table-cell office:value-type="float" office:value="0.684383" calcext:value-type="float">
            <text:p>0.684383</text:p>
          </table:table-cell>
          <table:table-cell/>
          <table:table-cell office:value-type="float" office:value="0.656834" calcext:value-type="float">
            <text:p>0.656834</text:p>
          </table:table-cell>
          <table:table-cell/>
          <table:table-cell office:value-type="float" office:value="0.680979" calcext:value-type="float">
            <text:p>0.680979</text:p>
          </table:table-cell>
          <table:table-cell office:value-type="float" office:value="0.68007" calcext:value-type="float">
            <text:p>0.68007</text:p>
          </table:table-cell>
          <table:table-cell office:value-type="float" office:value="0.693133" calcext:value-type="float">
            <text:p>0.693133</text:p>
          </table:table-cell>
          <table:table-cell office:value-type="float" office:value="0.69689" calcext:value-type="float">
            <text:p>0.69689</text:p>
          </table:table-cell>
          <table:table-cell office:value-type="float" office:value="0.676295" calcext:value-type="float">
            <text:p>0.676295</text:p>
          </table:table-cell>
          <table:table-cell office:value-type="float" office:value="0.667714" calcext:value-type="float">
            <text:p>0.667714</text:p>
          </table:table-cell>
          <table:table-cell office:value-type="float" office:value="0.671088" calcext:value-type="float">
            <text:p>0.671088</text:p>
          </table:table-cell>
          <table:table-cell office:value-type="float" office:value="0.677414" calcext:value-type="float">
            <text:p>0.677414</text:p>
          </table:table-cell>
          <table:table-cell office:value-type="float" office:value="0.642882" calcext:value-type="float">
            <text:p>0.642882</text:p>
          </table:table-cell>
          <table:table-cell office:value-type="float" office:value="0.612273" calcext:value-type="float">
            <text:p>0.612273</text:p>
          </table:table-cell>
          <table:table-cell office:value-type="float" office:value="0.667142" calcext:value-type="float">
            <text:p>0.667142</text:p>
          </table:table-cell>
          <table:table-cell office:value-type="float" office:value="0.1929" calcext:value-type="float">
            <text:p>0.1929</text:p>
          </table:table-cell>
          <table:table-cell office:value-type="float" office:value="0.680892" calcext:value-type="float">
            <text:p>0.680892</text:p>
          </table:table-cell>
          <table:table-cell table:number-columns-repeated="3"/>
          <table:table-cell office:value-type="float" office:value="0.705272" calcext:value-type="float">
            <text:p>0.705272</text:p>
          </table:table-cell>
          <table:table-cell table:number-columns-repeated="977"/>
        </table:table-row>
        <table:table-row table:style-name="ro1">
          <table:table-cell table:formula="of:=[.A9]+5" office:value-type="float" office:value="40" calcext:value-type="float">
            <text:p>40</text:p>
          </table:table-cell>
          <table:table-cell table:formula="of:=[.B9]+20" office:value-type="float" office:value="160" calcext:value-type="float">
            <text:p>160</text:p>
          </table:table-cell>
          <table:table-cell table:style-name="Default" office:value-type="float" office:value="0.615721" calcext:value-type="float">
            <text:p>0.615721</text:p>
          </table:table-cell>
          <table:table-cell office:value-type="float" office:value="0.625098" calcext:value-type="float">
            <text:p>0.625098</text:p>
          </table:table-cell>
          <table:table-cell office:value-type="float" office:value="0.000252" calcext:value-type="float">
            <text:p>0.000252</text:p>
          </table:table-cell>
          <table:table-cell/>
          <table:table-cell office:value-type="float" office:value="0.517665" calcext:value-type="float">
            <text:p>0.517665</text:p>
          </table:table-cell>
          <table:table-cell office:value-type="float" office:value="0.56649" calcext:value-type="float">
            <text:p>0.56649</text:p>
          </table:table-cell>
          <table:table-cell office:value-type="float" office:value="0.60814" calcext:value-type="float">
            <text:p>0.60814</text:p>
          </table:table-cell>
          <table:table-cell office:value-type="float" office:value="0.697343" calcext:value-type="float">
            <text:p>0.697343</text:p>
          </table:table-cell>
          <table:table-cell office:value-type="float" office:value="0.596005" calcext:value-type="float">
            <text:p>0.596005</text:p>
          </table:table-cell>
          <table:table-cell office:value-type="float" office:value="0.079147" calcext:value-type="float">
            <text:p>0.079147</text:p>
          </table:table-cell>
          <table:table-cell office:value-type="float" office:value="0" calcext:value-type="float">
            <text:p>0</text:p>
          </table:table-cell>
          <table:table-cell office:value-type="float" office:value="0.630774" calcext:value-type="float">
            <text:p>0.630774</text:p>
          </table:table-cell>
          <table:table-cell office:value-type="float" office:value="0.676024" calcext:value-type="float">
            <text:p>0.676024</text:p>
          </table:table-cell>
          <table:table-cell office:value-type="float" office:value="0.299385" calcext:value-type="float">
            <text:p>0.299385</text:p>
          </table:table-cell>
          <table:table-cell office:value-type="float" office:value="0.606309" calcext:value-type="float">
            <text:p>0.606309</text:p>
          </table:table-cell>
          <table:table-cell office:value-type="float" office:value="0.647587" calcext:value-type="float">
            <text:p>0.647587</text:p>
          </table:table-cell>
          <table:table-cell office:value-type="float" office:value="0.620562" calcext:value-type="float">
            <text:p>0.620562</text:p>
          </table:table-cell>
          <table:table-cell/>
          <table:table-cell office:value-type="float" office:value="0.666693" calcext:value-type="float">
            <text:p>0.666693</text:p>
          </table:table-cell>
          <table:table-cell office:value-type="float" office:value="0.669562" calcext:value-type="float">
            <text:p>0.669562</text:p>
          </table:table-cell>
          <table:table-cell office:value-type="float" office:value="0.667772" calcext:value-type="float">
            <text:p>0.667772</text:p>
          </table:table-cell>
          <table:table-cell office:value-type="float" office:value="0.661707" calcext:value-type="float">
            <text:p>0.661707</text:p>
          </table:table-cell>
          <table:table-cell office:value-type="float" office:value="0.675424" calcext:value-type="float">
            <text:p>0.675424</text:p>
          </table:table-cell>
          <table:table-cell office:value-type="float" office:value="0.657979" calcext:value-type="float">
            <text:p>0.657979</text:p>
          </table:table-cell>
          <table:table-cell office:value-type="float" office:value="0.679867" calcext:value-type="float">
            <text:p>0.679867</text:p>
          </table:table-cell>
          <table:table-cell/>
          <table:table-cell office:value-type="float" office:value="0.660777" calcext:value-type="float">
            <text:p>0.660777</text:p>
          </table:table-cell>
          <table:table-cell/>
          <table:table-cell office:value-type="float" office:value="0.688944" calcext:value-type="float">
            <text:p>0.688944</text:p>
          </table:table-cell>
          <table:table-cell/>
          <table:table-cell office:value-type="float" office:value="0.69975" calcext:value-type="float">
            <text:p>0.69975</text:p>
          </table:table-cell>
          <table:table-cell/>
          <table:table-cell office:value-type="float" office:value="0.68359" calcext:value-type="float">
            <text:p>0.68359</text:p>
          </table:table-cell>
          <table:table-cell office:value-type="float" office:value="0.663452" calcext:value-type="float">
            <text:p>0.663452</text:p>
          </table:table-cell>
          <table:table-cell office:value-type="float" office:value="0.671549" calcext:value-type="float">
            <text:p>0.671549</text:p>
          </table:table-cell>
          <table:table-cell office:value-type="float" office:value="0.672774" calcext:value-type="float">
            <text:p>0.672774</text:p>
          </table:table-cell>
          <table:table-cell office:value-type="float" office:value="0.647453" calcext:value-type="float">
            <text:p>0.647453</text:p>
          </table:table-cell>
          <table:table-cell office:value-type="float" office:value="0.617308" calcext:value-type="float">
            <text:p>0.617308</text:p>
          </table:table-cell>
          <table:table-cell office:value-type="float" office:value="0.63771" calcext:value-type="float">
            <text:p>0.63771</text:p>
          </table:table-cell>
          <table:table-cell office:value-type="float" office:value="0.653206" calcext:value-type="float">
            <text:p>0.653206</text:p>
          </table:table-cell>
          <table:table-cell office:value-type="float" office:value="0.684578" calcext:value-type="float">
            <text:p>0.684578</text:p>
          </table:table-cell>
          <table:table-cell table:number-columns-repeated="3"/>
          <table:table-cell office:value-type="float" office:value="0.70589" calcext:value-type="float">
            <text:p>0.70589</text:p>
          </table:table-cell>
          <table:table-cell table:number-columns-repeated="977"/>
        </table:table-row>
        <table:table-row table:style-name="ro1">
          <table:table-cell table:formula="of:=[.A10]+5" office:value-type="float" office:value="45" calcext:value-type="float">
            <text:p>45</text:p>
          </table:table-cell>
          <table:table-cell table:formula="of:=[.B10]+20" office:value-type="float" office:value="180" calcext:value-type="float">
            <text:p>180</text:p>
          </table:table-cell>
          <table:table-cell table:style-name="Default" office:value-type="float" office:value="0.599504" calcext:value-type="float">
            <text:p>0.599504</text:p>
          </table:table-cell>
          <table:table-cell office:value-type="float" office:value="0.60732" calcext:value-type="float">
            <text:p>0.60732</text:p>
          </table:table-cell>
          <table:table-cell office:value-type="float" office:value="0.466248" calcext:value-type="float">
            <text:p>0.466248</text:p>
          </table:table-cell>
          <table:table-cell/>
          <table:table-cell office:value-type="float" office:value="0.467092" calcext:value-type="float">
            <text:p>0.467092</text:p>
          </table:table-cell>
          <table:table-cell office:value-type="float" office:value="0.57805" calcext:value-type="float">
            <text:p>0.57805</text:p>
          </table:table-cell>
          <table:table-cell office:value-type="float" office:value="0.584394" calcext:value-type="float">
            <text:p>0.584394</text:p>
          </table:table-cell>
          <table:table-cell office:value-type="float" office:value="0.693621" calcext:value-type="float">
            <text:p>0.693621</text:p>
          </table:table-cell>
          <table:table-cell office:value-type="float" office:value="0.533448" calcext:value-type="float">
            <text:p>0.533448</text:p>
          </table:table-cell>
          <table:table-cell office:value-type="float" office:value="0.156016" calcext:value-type="float">
            <text:p>0.156016</text:p>
          </table:table-cell>
          <table:table-cell office:value-type="float" office:value="0.39236" calcext:value-type="float">
            <text:p>0.39236</text:p>
          </table:table-cell>
          <table:table-cell office:value-type="float" office:value="0.630136" calcext:value-type="float">
            <text:p>0.630136</text:p>
          </table:table-cell>
          <table:table-cell office:value-type="float" office:value="0.688859" calcext:value-type="float">
            <text:p>0.688859</text:p>
          </table:table-cell>
          <table:table-cell office:value-type="float" office:value="0.506057" calcext:value-type="float">
            <text:p>0.506057</text:p>
          </table:table-cell>
          <table:table-cell office:value-type="float" office:value="0.615269" calcext:value-type="float">
            <text:p>0.615269</text:p>
          </table:table-cell>
          <table:table-cell office:value-type="float" office:value="0.644676" calcext:value-type="float">
            <text:p>0.644676</text:p>
          </table:table-cell>
          <table:table-cell office:value-type="float" office:value="0.635087" calcext:value-type="float">
            <text:p>0.635087</text:p>
          </table:table-cell>
          <table:table-cell/>
          <table:table-cell office:value-type="float" office:value="0.681101" calcext:value-type="float">
            <text:p>0.681101</text:p>
          </table:table-cell>
          <table:table-cell office:value-type="float" office:value="0.682662" calcext:value-type="float">
            <text:p>0.682662</text:p>
          </table:table-cell>
          <table:table-cell office:value-type="float" office:value="0.674732" calcext:value-type="float">
            <text:p>0.674732</text:p>
          </table:table-cell>
          <table:table-cell office:value-type="float" office:value="0.675108" calcext:value-type="float">
            <text:p>0.675108</text:p>
          </table:table-cell>
          <table:table-cell office:value-type="float" office:value="0.672508" calcext:value-type="float">
            <text:p>0.672508</text:p>
          </table:table-cell>
          <table:table-cell office:value-type="float" office:value="0.66301" calcext:value-type="float">
            <text:p>0.66301</text:p>
          </table:table-cell>
          <table:table-cell office:value-type="float" office:value="0.688423" calcext:value-type="float">
            <text:p>0.688423</text:p>
          </table:table-cell>
          <table:table-cell/>
          <table:table-cell office:value-type="float" office:value="0.65846" calcext:value-type="float">
            <text:p>0.65846</text:p>
          </table:table-cell>
          <table:table-cell/>
          <table:table-cell office:value-type="float" office:value="0.678891" calcext:value-type="float">
            <text:p>0.678891</text:p>
          </table:table-cell>
          <table:table-cell/>
          <table:table-cell office:value-type="float" office:value="0.689399" calcext:value-type="float">
            <text:p>0.689399</text:p>
          </table:table-cell>
          <table:table-cell table:number-columns-repeated="2"/>
          <table:table-cell table:style-name="ce4" office:value-type="string" calcext:value-type="string">
            <text:p>T___T</text:p>
          </table:table-cell>
          <table:table-cell office:value-type="float" office:value="0.670793" calcext:value-type="float">
            <text:p>0.670793</text:p>
          </table:table-cell>
          <table:table-cell office:value-type="float" office:value="0.687043" calcext:value-type="float">
            <text:p>0.687043</text:p>
          </table:table-cell>
          <table:table-cell office:value-type="float" office:value="0.64584" calcext:value-type="float">
            <text:p>0.64584</text:p>
          </table:table-cell>
          <table:table-cell office:value-type="float" office:value="0.619596" calcext:value-type="float">
            <text:p>0.619596</text:p>
          </table:table-cell>
          <table:table-cell office:value-type="float" office:value="0.658111" calcext:value-type="float">
            <text:p>0.658111</text:p>
          </table:table-cell>
          <table:table-cell office:value-type="float" office:value="0.649617" calcext:value-type="float">
            <text:p>0.649617</text:p>
          </table:table-cell>
          <table:table-cell office:value-type="float" office:value="0.691102" calcext:value-type="float">
            <text:p>0.691102</text:p>
          </table:table-cell>
          <table:table-cell table:number-columns-repeated="3"/>
          <table:table-cell office:value-type="float" office:value="0.701676" calcext:value-type="float">
            <text:p>0.701676</text:p>
          </table:table-cell>
          <table:table-cell table:number-columns-repeated="977"/>
        </table:table-row>
        <table:table-row table:style-name="ro1">
          <table:table-cell table:formula="of:=[.A11]+5" office:value-type="float" office:value="50" calcext:value-type="float">
            <text:p>50</text:p>
          </table:table-cell>
          <table:table-cell table:formula="of:=[.B11]+20" office:value-type="float" office:value="200" calcext:value-type="float">
            <text:p>200</text:p>
          </table:table-cell>
          <table:table-cell table:style-name="Default" office:value-type="float" office:value="0.614083" calcext:value-type="float">
            <text:p>0.614083</text:p>
          </table:table-cell>
          <table:table-cell office:value-type="float" office:value="0.590185" calcext:value-type="float">
            <text:p>0.590185</text:p>
          </table:table-cell>
          <table:table-cell table:number-columns-repeated="2"/>
          <table:table-cell office:value-type="float" office:value="0.525329" calcext:value-type="float">
            <text:p>0.525329</text:p>
          </table:table-cell>
          <table:table-cell office:value-type="float" office:value="0.549641" calcext:value-type="float">
            <text:p>0.549641</text:p>
          </table:table-cell>
          <table:table-cell office:value-type="float" office:value="0.484797" calcext:value-type="float">
            <text:p>0.484797</text:p>
          </table:table-cell>
          <table:table-cell office:value-type="float" office:value="0.677093" calcext:value-type="float">
            <text:p>0.677093</text:p>
          </table:table-cell>
          <table:table-cell office:value-type="float" office:value="0.483418" calcext:value-type="float">
            <text:p>0.483418</text:p>
          </table:table-cell>
          <table:table-cell office:value-type="float" office:value="0.161997" calcext:value-type="float">
            <text:p>0.161997</text:p>
          </table:table-cell>
          <table:table-cell/>
          <table:table-cell office:value-type="float" office:value="0.625015" calcext:value-type="float">
            <text:p>0.625015</text:p>
          </table:table-cell>
          <table:table-cell office:value-type="float" office:value="0.700053" calcext:value-type="float">
            <text:p>0.700053</text:p>
          </table:table-cell>
          <table:table-cell office:value-type="float" office:value="0.267845" calcext:value-type="float">
            <text:p>0.267845</text:p>
          </table:table-cell>
          <table:table-cell office:value-type="float" office:value="0.632559" calcext:value-type="float">
            <text:p>0.632559</text:p>
          </table:table-cell>
          <table:table-cell office:value-type="float" office:value="0.63559" calcext:value-type="float">
            <text:p>0.63559</text:p>
          </table:table-cell>
          <table:table-cell office:value-type="float" office:value="0.61445" calcext:value-type="float">
            <text:p>0.61445</text:p>
          </table:table-cell>
          <table:table-cell/>
          <table:table-cell office:value-type="float" office:value="0.673312" calcext:value-type="float">
            <text:p>0.673312</text:p>
          </table:table-cell>
          <table:table-cell/>
          <table:table-cell office:value-type="float" office:value="0.668772" calcext:value-type="float">
            <text:p>0.668772</text:p>
          </table:table-cell>
          <table:table-cell office:value-type="float" office:value="0.665898" calcext:value-type="float">
            <text:p>0.665898</text:p>
          </table:table-cell>
          <table:table-cell office:value-type="float" office:value="0.672142" calcext:value-type="float">
            <text:p>0.672142</text:p>
          </table:table-cell>
          <table:table-cell office:value-type="float" office:value="0.658285" calcext:value-type="float">
            <text:p>0.658285</text:p>
          </table:table-cell>
          <table:table-cell table:style-name="ce4" office:value-type="string" calcext:value-type="string">
            <text:p>to finish!</text:p>
          </table:table-cell>
          <table:table-cell/>
          <table:table-cell office:value-type="float" office:value="0.656036" calcext:value-type="float">
            <text:p>0.656036</text:p>
          </table:table-cell>
          <table:table-cell/>
          <table:table-cell office:value-type="float" office:value="0.681584" calcext:value-type="float">
            <text:p>0.681584</text:p>
          </table:table-cell>
          <table:table-cell/>
          <table:table-cell office:value-type="float" office:value="0.695268" calcext:value-type="float">
            <text:p>0.695268</text:p>
          </table:table-cell>
          <table:table-cell table:number-columns-repeated="3"/>
          <table:table-cell office:value-type="float" office:value="0.668489" calcext:value-type="float">
            <text:p>0.668489</text:p>
          </table:table-cell>
          <table:table-cell office:value-type="float" office:value="0.686107" calcext:value-type="float">
            <text:p>0.686107</text:p>
          </table:table-cell>
          <table:table-cell office:value-type="float" office:value="0.643412" calcext:value-type="float">
            <text:p>0.643412</text:p>
          </table:table-cell>
          <table:table-cell office:value-type="float" office:value="0.645203" calcext:value-type="float">
            <text:p>0.645203</text:p>
          </table:table-cell>
          <table:table-cell office:value-type="float" office:value="0.650885" calcext:value-type="float">
            <text:p>0.650885</text:p>
          </table:table-cell>
          <table:table-cell office:value-type="float" office:value="0.646348" calcext:value-type="float">
            <text:p>0.646348</text:p>
          </table:table-cell>
          <table:table-cell office:value-type="float" office:value="0.660321" calcext:value-type="float">
            <text:p>0.660321</text:p>
          </table:table-cell>
          <table:table-cell table:number-columns-repeated="3"/>
          <table:table-cell office:value-type="float" office:value="0.705373" calcext:value-type="float">
            <text:p>0.705373</text:p>
          </table:table-cell>
          <table:table-cell table:number-columns-repeated="977"/>
        </table:table-row>
        <table:table-row table:style-name="ro1">
          <table:table-cell table:formula="of:=[.A12]+5" office:value-type="float" office:value="55" calcext:value-type="float">
            <text:p>55</text:p>
          </table:table-cell>
          <table:table-cell table:formula="of:=[.B12]+20" office:value-type="float" office:value="220" calcext:value-type="float">
            <text:p>220</text:p>
          </table:table-cell>
          <table:table-cell office:value-type="float" office:value="0.627773" calcext:value-type="float">
            <text:p>0.627773</text:p>
          </table:table-cell>
          <table:table-cell table:number-columns-repeated="3"/>
          <table:table-cell office:value-type="float" office:value="0.542093" calcext:value-type="float">
            <text:p>0.542093</text:p>
          </table:table-cell>
          <table:table-cell office:value-type="float" office:value="0.584006" calcext:value-type="float">
            <text:p>0.584006</text:p>
          </table:table-cell>
          <table:table-cell table:number-columns-repeated="2"/>
          <table:table-cell office:value-type="float" office:value="0.467923" calcext:value-type="float">
            <text:p>0.467923</text:p>
          </table:table-cell>
          <table:table-cell table:number-columns-repeated="2"/>
          <table:table-cell office:value-type="float" office:value="0.627978" calcext:value-type="float">
            <text:p>0.627978</text:p>
          </table:table-cell>
          <table:table-cell office:value-type="float" office:value="0.710142" calcext:value-type="float">
            <text:p>0.710142</text:p>
          </table:table-cell>
          <table:table-cell office:value-type="float" office:value="0.421881" calcext:value-type="float">
            <text:p>0.421881</text:p>
          </table:table-cell>
          <table:table-cell office:value-type="float" office:value="0.61974" calcext:value-type="float">
            <text:p>0.61974</text:p>
          </table:table-cell>
          <table:table-cell table:number-columns-repeated="3"/>
          <table:table-cell office:value-type="float" office:value="0.669059" calcext:value-type="float">
            <text:p>0.669059</text:p>
          </table:table-cell>
          <table:table-cell/>
          <table:table-cell office:value-type="float" office:value="0.660422" calcext:value-type="float">
            <text:p>0.660422</text:p>
          </table:table-cell>
          <table:table-cell office:value-type="float" office:value="0.675372" calcext:value-type="float">
            <text:p>0.675372</text:p>
          </table:table-cell>
          <table:table-cell office:value-type="float" office:value="0.663666" calcext:value-type="float">
            <text:p>0.663666</text:p>
          </table:table-cell>
          <table:table-cell table:number-columns-repeated="3"/>
          <table:table-cell table:style-name="ce4" office:value-type="string" calcext:value-type="string">
            <text:p>wait…</text:p>
          </table:table-cell>
          <table:table-cell table:number-columns-repeated="3"/>
          <table:table-cell office:value-type="float" office:value="0.697578" calcext:value-type="float">
            <text:p>0.697578</text:p>
          </table:table-cell>
          <table:table-cell table:number-columns-repeated="3"/>
          <table:table-cell office:value-type="float" office:value="0.672397" calcext:value-type="float">
            <text:p>0.672397</text:p>
          </table:table-cell>
          <table:table-cell office:value-type="float" office:value="0.678025" calcext:value-type="float">
            <text:p>0.678025</text:p>
          </table:table-cell>
          <table:table-cell office:value-type="float" office:value="0.64759" calcext:value-type="float">
            <text:p>0.64759</text:p>
          </table:table-cell>
          <table:table-cell office:value-type="float" office:value="0.638771" calcext:value-type="float">
            <text:p>0.638771</text:p>
          </table:table-cell>
          <table:table-cell office:value-type="float" office:value="0.666448" calcext:value-type="float">
            <text:p>0.666448</text:p>
          </table:table-cell>
          <table:table-cell office:value-type="float" office:value="0.647333" calcext:value-type="float">
            <text:p>0.647333</text:p>
          </table:table-cell>
          <table:table-cell office:value-type="float" office:value="0.664614" calcext:value-type="float">
            <text:p>0.664614</text:p>
          </table:table-cell>
          <table:table-cell table:number-columns-repeated="3"/>
          <table:table-cell office:value-type="float" office:value="0.69173" calcext:value-type="float">
            <text:p>0.69173</text:p>
          </table:table-cell>
          <table:table-cell table:number-columns-repeated="977"/>
        </table:table-row>
        <table:table-row table:style-name="ro1">
          <table:table-cell table:formula="of:=[.A13]+5" office:value-type="float" office:value="60" calcext:value-type="float">
            <text:p>60</text:p>
          </table:table-cell>
          <table:table-cell table:formula="of:=[.B13]+20" office:value-type="float" office:value="240" calcext:value-type="float">
            <text:p>240</text:p>
          </table:table-cell>
          <table:table-cell office:value-type="float" office:value="0.588598" calcext:value-type="float">
            <text:p>0.588598</text:p>
          </table:table-cell>
          <table:table-cell table:number-columns-repeated="3"/>
          <table:table-cell office:value-type="float" office:value="0.506473" calcext:value-type="float">
            <text:p>0.506473</text:p>
          </table:table-cell>
          <table:table-cell office:value-type="float" office:value="0.565461" calcext:value-type="float">
            <text:p>0.565461</text:p>
          </table:table-cell>
          <table:table-cell table:number-columns-repeated="2"/>
          <table:table-cell office:value-type="float" office:value="0.384932" calcext:value-type="float">
            <text:p>0.384932</text:p>
          </table:table-cell>
          <table:table-cell table:number-columns-repeated="2"/>
          <table:table-cell office:value-type="float" office:value="0.625423" calcext:value-type="float">
            <text:p>0.625423</text:p>
          </table:table-cell>
          <table:table-cell office:value-type="float" office:value="0.734005" calcext:value-type="float">
            <text:p>0.734005</text:p>
          </table:table-cell>
          <table:table-cell/>
          <table:table-cell office:value-type="float" office:value="0.619541" calcext:value-type="float">
            <text:p>0.619541</text:p>
          </table:table-cell>
          <table:table-cell table:number-columns-repeated="3"/>
          <table:table-cell office:value-type="float" office:value="0.668013" calcext:value-type="float">
            <text:p>0.668013</text:p>
          </table:table-cell>
          <table:table-cell/>
          <table:table-cell office:value-type="float" office:value="0.670953" calcext:value-type="float">
            <text:p>0.670953</text:p>
          </table:table-cell>
          <table:table-cell office:value-type="float" office:value="0.667234" calcext:value-type="float">
            <text:p>0.667234</text:p>
          </table:table-cell>
          <table:table-cell office:value-type="float" office:value="0.669539" calcext:value-type="float">
            <text:p>0.669539</text:p>
          </table:table-cell>
          <table:table-cell table:number-columns-repeated="6"/>
          <table:table-cell office:value-type="string" calcext:value-type="string">
            <text:p>???</text:p>
          </table:table-cell>
          <table:table-cell office:value-type="float" office:value="0.695691" calcext:value-type="float">
            <text:p>0.695691</text:p>
          </table:table-cell>
          <table:table-cell table:number-columns-repeated="3"/>
          <table:table-cell office:value-type="float" office:value="0.669178" calcext:value-type="float">
            <text:p>0.669178</text:p>
          </table:table-cell>
          <table:table-cell/>
          <table:table-cell office:value-type="float" office:value="0.647978" calcext:value-type="float">
            <text:p>0.647978</text:p>
          </table:table-cell>
          <table:table-cell office:value-type="float" office:value="0.644129" calcext:value-type="float">
            <text:p>0.644129</text:p>
          </table:table-cell>
          <table:table-cell/>
          <table:table-cell office:value-type="float" office:value="0.64864" calcext:value-type="float">
            <text:p>0.64864</text:p>
          </table:table-cell>
          <table:table-cell table:number-columns-repeated="982"/>
        </table:table-row>
        <table:table-row table:style-name="ro1">
          <table:table-cell table:formula="of:=[.A14]+5" office:value-type="float" office:value="65" calcext:value-type="float">
            <text:p>65</text:p>
          </table:table-cell>
          <table:table-cell table:formula="of:=[.B14]+20" office:value-type="float" office:value="260" calcext:value-type="float">
            <text:p>260</text:p>
          </table:table-cell>
          <table:table-cell office:value-type="float" office:value="0.623676" calcext:value-type="float">
            <text:p>0.623676</text:p>
          </table:table-cell>
          <table:table-cell table:number-columns-repeated="4"/>
          <table:table-cell office:value-type="float" office:value="0.574442" calcext:value-type="float">
            <text:p>0.574442</text:p>
          </table:table-cell>
          <table:table-cell table:number-columns-repeated="2"/>
          <table:table-cell office:value-type="float" office:value="0.490204" calcext:value-type="float">
            <text:p>0.490204</text:p>
          </table:table-cell>
          <table:table-cell table:number-columns-repeated="2"/>
          <table:table-cell office:value-type="float" office:value="0.627412" calcext:value-type="float">
            <text:p>0.627412</text:p>
          </table:table-cell>
          <table:table-cell office:value-type="float" office:value="0.739724" calcext:value-type="float">
            <text:p>0.739724</text:p>
          </table:table-cell>
          <table:table-cell table:number-columns-repeated="5"/>
          <table:table-cell office:value-type="float" office:value="0.666977" calcext:value-type="float">
            <text:p>0.666977</text:p>
          </table:table-cell>
          <table:table-cell/>
          <table:table-cell office:value-type="float" office:value="0.673131" calcext:value-type="float">
            <text:p>0.673131</text:p>
          </table:table-cell>
          <table:table-cell office:value-type="float" office:value="0.665636" calcext:value-type="float">
            <text:p>0.665636</text:p>
          </table:table-cell>
          <table:table-cell table:number-columns-repeated="8"/>
          <table:table-cell office:value-type="float" office:value="0.695151" calcext:value-type="float">
            <text:p>0.695151</text:p>
          </table:table-cell>
          <table:table-cell table:number-columns-repeated="3"/>
          <table:table-cell office:value-type="float" office:value="0.6638" calcext:value-type="float">
            <text:p>0.6638</text:p>
          </table:table-cell>
          <table:table-cell/>
          <table:table-cell office:value-type="float" office:value="0.64901" calcext:value-type="float">
            <text:p>0.64901</text:p>
          </table:table-cell>
          <table:table-cell office:value-type="float" office:value="0.637888" calcext:value-type="float">
            <text:p>0.637888</text:p>
          </table:table-cell>
          <table:table-cell/>
          <table:table-cell office:value-type="float" office:value="0.648539" calcext:value-type="float">
            <text:p>0.648539</text:p>
          </table:table-cell>
          <table:table-cell table:number-columns-repeated="982"/>
        </table:table-row>
        <table:table-row table:style-name="ro1">
          <table:table-cell table:formula="of:=[.A15]+5" office:value-type="float" office:value="70" calcext:value-type="float">
            <text:p>70</text:p>
          </table:table-cell>
          <table:table-cell table:formula="of:=[.B15]+20" office:value-type="float" office:value="280" calcext:value-type="float">
            <text:p>280</text:p>
          </table:table-cell>
          <table:table-cell office:value-type="float" office:value="0.618715" calcext:value-type="float">
            <text:p>0.618715</text:p>
          </table:table-cell>
          <table:table-cell table:number-columns-repeated="4"/>
          <table:table-cell office:value-type="float" office:value="0.517233" calcext:value-type="float">
            <text:p>0.517233</text:p>
          </table:table-cell>
          <table:table-cell table:number-columns-repeated="2"/>
          <table:table-cell office:value-type="float" office:value="0.351179" calcext:value-type="float">
            <text:p>0.351179</text:p>
          </table:table-cell>
          <table:table-cell table:number-columns-repeated="2"/>
          <table:table-cell office:value-type="float" office:value="0.617208" calcext:value-type="float">
            <text:p>0.617208</text:p>
          </table:table-cell>
          <table:table-cell office:value-type="float" office:value="0.74618" calcext:value-type="float">
            <text:p>0.74618</text:p>
          </table:table-cell>
          <table:table-cell table:number-columns-repeated="7"/>
          <table:table-cell office:value-type="float" office:value="0.677124" calcext:value-type="float">
            <text:p>0.677124</text:p>
          </table:table-cell>
          <table:table-cell office:value-type="float" office:value="0.6711" calcext:value-type="float">
            <text:p>0.6711</text:p>
          </table:table-cell>
          <table:table-cell table:number-columns-repeated="8"/>
          <table:table-cell office:value-type="float" office:value="0.682164" calcext:value-type="float">
            <text:p>0.682164</text:p>
          </table:table-cell>
          <table:table-cell table:number-columns-repeated="3"/>
          <table:table-cell office:value-type="float" office:value="0.664508" calcext:value-type="float">
            <text:p>0.664508</text:p>
          </table:table-cell>
          <table:table-cell table:number-columns-repeated="2"/>
          <table:table-cell office:value-type="float" office:value="0.637189" calcext:value-type="float">
            <text:p>0.637189</text:p>
          </table:table-cell>
          <table:table-cell table:number-columns-repeated="984"/>
        </table:table-row>
        <table:table-row table:style-name="ro1">
          <table:table-cell table:formula="of:=[.A16]+5" office:value-type="float" office:value="75" calcext:value-type="float">
            <text:p>75</text:p>
          </table:table-cell>
          <table:table-cell table:formula="of:=[.B16]+20" office:value-type="float" office:value="300" calcext:value-type="float">
            <text:p>300</text:p>
          </table:table-cell>
          <table:table-cell office:value-type="float" office:value="0.575074" calcext:value-type="float">
            <text:p>0.575074</text:p>
          </table:table-cell>
          <table:table-cell table:number-columns-repeated="4"/>
          <table:table-cell office:value-type="float" office:value="0.524261" calcext:value-type="float">
            <text:p>0.524261</text:p>
          </table:table-cell>
          <table:table-cell table:number-columns-repeated="2"/>
          <table:table-cell office:value-type="float" office:value="0.407288" calcext:value-type="float">
            <text:p>0.407288</text:p>
          </table:table-cell>
          <table:table-cell table:number-columns-repeated="2"/>
          <table:table-cell office:value-type="float" office:value="0.622107" calcext:value-type="float">
            <text:p>0.622107</text:p>
          </table:table-cell>
          <table:table-cell office:value-type="float" office:value="0.747182" calcext:value-type="float">
            <text:p>0.747182</text:p>
          </table:table-cell>
          <table:table-cell table:number-columns-repeated="8"/>
          <table:table-cell office:value-type="float" office:value="0.667778" calcext:value-type="float">
            <text:p>0.667778</text:p>
          </table:table-cell>
          <table:table-cell table:number-columns-repeated="8"/>
          <table:table-cell office:value-type="float" office:value="0.681928" calcext:value-type="float">
            <text:p>0.681928</text:p>
          </table:table-cell>
          <table:table-cell table:number-columns-repeated="3"/>
          <table:table-cell office:value-type="float" office:value="0.655229" calcext:value-type="float">
            <text:p>0.655229</text:p>
          </table:table-cell>
          <table:table-cell office:value-type="string" calcext:value-type="string">
            <text:p>max</text:p>
          </table:table-cell>
          <table:table-cell/>
          <table:table-cell office:value-type="float" office:value="0.642349" calcext:value-type="float">
            <text:p>0.642349</text:p>
          </table:table-cell>
          <table:table-cell table:number-columns-repeated="984"/>
        </table:table-row>
        <table:table-row table:style-name="ro1">
          <table:table-cell table:formula="of:=[.A17]+5" office:value-type="float" office:value="80" calcext:value-type="float">
            <text:p>80</text:p>
          </table:table-cell>
          <table:table-cell table:formula="of:=[.B17]+20" office:value-type="float" office:value="320" calcext:value-type="float">
            <text:p>320</text:p>
          </table:table-cell>
          <table:table-cell office:value-type="float" office:value="0.625881" calcext:value-type="float">
            <text:p>0.625881</text:p>
          </table:table-cell>
          <table:table-cell table:number-columns-repeated="4"/>
          <table:table-cell office:value-type="float" office:value="0.50224" calcext:value-type="float">
            <text:p>0.50224</text:p>
          </table:table-cell>
          <table:table-cell table:number-columns-repeated="2"/>
          <table:table-cell office:value-type="float" office:value="0.512546" calcext:value-type="float">
            <text:p>0.512546</text:p>
          </table:table-cell>
          <table:table-cell table:number-columns-repeated="2"/>
          <table:table-cell office:value-type="float" office:value="0.621609" calcext:value-type="float">
            <text:p>0.621609</text:p>
          </table:table-cell>
          <table:table-cell office:value-type="float" office:value="0.741895" calcext:value-type="float">
            <text:p>0.741895</text:p>
          </table:table-cell>
          <table:table-cell table:number-columns-repeated="17"/>
          <table:table-cell office:value-type="float" office:value="0.689248" calcext:value-type="float">
            <text:p>0.689248</text:p>
          </table:table-cell>
          <table:table-cell table:number-columns-repeated="4"/>
          <table:table-cell table:formula="of:=MAX([.AL3:.AL12])" office:value-type="float" office:value="0.687043" calcext:value-type="float">
            <text:p>0.687043</text:p>
          </table:table-cell>
          <table:table-cell/>
          <table:table-cell office:value-type="float" office:value="0.643077" calcext:value-type="float">
            <text:p>0.643077</text:p>
          </table:table-cell>
          <table:table-cell table:number-columns-repeated="984"/>
        </table:table-row>
        <table:table-row table:style-name="ro1">
          <table:table-cell table:formula="of:=[.A18]+5" office:value-type="float" office:value="85" calcext:value-type="float">
            <text:p>85</text:p>
          </table:table-cell>
          <table:table-cell table:formula="of:=[.B18]+20" office:value-type="float" office:value="340" calcext:value-type="float">
            <text:p>340</text:p>
          </table:table-cell>
          <table:table-cell office:value-type="float" office:value="0.616452" calcext:value-type="float">
            <text:p>0.616452</text:p>
          </table:table-cell>
          <table:table-cell table:number-columns-repeated="4"/>
          <table:table-cell office:value-type="float" office:value="0.522079" calcext:value-type="float">
            <text:p>0.522079</text:p>
          </table:table-cell>
          <table:table-cell table:number-columns-repeated="5"/>
          <table:table-cell office:value-type="float" office:value="0.621367" calcext:value-type="float">
            <text:p>0.621367</text:p>
          </table:table-cell>
          <table:table-cell table:number-columns-repeated="18"/>
          <table:table-cell office:value-type="float" office:value="0.678421" calcext:value-type="float">
            <text:p>0.678421</text:p>
          </table:table-cell>
          <table:table-cell table:number-columns-repeated="6"/>
          <table:table-cell office:value-type="float" office:value="0.642386" calcext:value-type="float">
            <text:p>0.642386</text:p>
          </table:table-cell>
          <table:table-cell table:number-columns-repeated="984"/>
        </table:table-row>
        <table:table-row table:style-name="ro1">
          <table:table-cell table:formula="of:=[.A19]+5" office:value-type="float" office:value="90" calcext:value-type="float">
            <text:p>90</text:p>
          </table:table-cell>
          <table:table-cell table:formula="of:=[.B19]+20" office:value-type="float" office:value="360" calcext:value-type="float">
            <text:p>360</text:p>
          </table:table-cell>
          <table:table-cell table:number-columns-repeated="11"/>
          <table:table-cell office:value-type="float" office:value="0.622418" calcext:value-type="float">
            <text:p>0.622418</text:p>
          </table:table-cell>
          <table:table-cell table:number-columns-repeated="18"/>
          <table:table-cell office:value-type="float" office:value="0.696679" calcext:value-type="float">
            <text:p>0.696679</text:p>
          </table:table-cell>
          <table:table-cell table:number-columns-repeated="6"/>
          <table:table-cell office:value-type="float" office:value="0.642348" calcext:value-type="float">
            <text:p>0.642348</text:p>
          </table:table-cell>
          <table:table-cell table:number-columns-repeated="984"/>
        </table:table-row>
        <table:table-row table:style-name="ro1">
          <table:table-cell table:formula="of:=[.A20]+5" office:value-type="float" office:value="95" calcext:value-type="float">
            <text:p>95</text:p>
          </table:table-cell>
          <table:table-cell table:formula="of:=[.B20]+20" office:value-type="float" office:value="380" calcext:value-type="float">
            <text:p>380</text:p>
          </table:table-cell>
          <table:table-cell table:number-columns-repeated="11"/>
          <table:table-cell office:value-type="float" office:value="0.615361" calcext:value-type="float">
            <text:p>0.615361</text:p>
          </table:table-cell>
          <table:table-cell table:number-columns-repeated="25"/>
          <table:table-cell office:value-type="float" office:value="0.638271" calcext:value-type="float">
            <text:p>0.638271</text:p>
          </table:table-cell>
          <table:table-cell table:number-columns-repeated="984"/>
        </table:table-row>
        <table:table-row table:style-name="ro1">
          <table:table-cell table:formula="of:=[.A21]+5" office:value-type="float" office:value="100" calcext:value-type="float">
            <text:p>100</text:p>
          </table:table-cell>
          <table:table-cell table:formula="of:=[.B21]+20" office:value-type="float" office:value="400" calcext:value-type="float">
            <text:p>400</text:p>
          </table:table-cell>
          <table:table-cell office:value-type="float" office:value="0.612808" calcext:value-type="float">
            <text:p>0.612808</text:p>
          </table:table-cell>
          <table:table-cell table:number-columns-repeated="36"/>
          <table:table-cell office:value-type="float" office:value="0.642032" calcext:value-type="float">
            <text:p>0.642032</text:p>
          </table:table-cell>
          <table:table-cell table:number-columns-repeated="984"/>
        </table:table-row>
        <table:table-row table:style-name="ro1">
          <table:table-cell table:formula="of:=[.A22]+5" office:value-type="float" office:value="105" calcext:value-type="float">
            <text:p>105</text:p>
          </table:table-cell>
          <table:table-cell table:formula="of:=[.B22]+20" office:value-type="float" office:value="420" calcext:value-type="float">
            <text:p>420</text:p>
          </table:table-cell>
          <table:table-cell office:value-type="float" office:value="0.605587" calcext:value-type="float">
            <text:p>0.605587</text:p>
          </table:table-cell>
          <table:table-cell table:number-columns-repeated="29"/>
          <table:table-cell office:value-type="string" calcext:value-type="string">
            <text:p>max</text:p>
          </table:table-cell>
          <table:table-cell table:number-columns-repeated="6"/>
          <table:table-cell office:value-type="float" office:value="0.641398" calcext:value-type="float">
            <text:p>0.641398</text:p>
          </table:table-cell>
          <table:table-cell table:number-columns-repeated="984"/>
        </table:table-row>
        <table:table-row table:style-name="ro1">
          <table:table-cell table:formula="of:=[.A23]+5" office:value-type="float" office:value="110" calcext:value-type="float">
            <text:p>110</text:p>
          </table:table-cell>
          <table:table-cell table:formula="of:=[.B23]+20" office:value-type="float" office:value="440" calcext:value-type="float">
            <text:p>440</text:p>
          </table:table-cell>
          <table:table-cell office:value-type="float" office:value="0.628357" calcext:value-type="float">
            <text:p>0.628357</text:p>
          </table:table-cell>
          <table:table-cell table:number-columns-repeated="29"/>
          <table:table-cell table:formula="of:=MAX([.AG3:.AG20])" office:value-type="float" office:value="0.69975" calcext:value-type="float">
            <text:p>0.69975</text:p>
          </table:table-cell>
          <table:table-cell table:number-columns-repeated="6"/>
          <table:table-cell office:value-type="float" office:value="0.628564" calcext:value-type="float">
            <text:p>0.628564</text:p>
          </table:table-cell>
          <table:table-cell table:number-columns-repeated="984"/>
        </table:table-row>
        <table:table-row table:style-name="ro1">
          <table:table-cell table:formula="of:=[.A24]+5" office:value-type="float" office:value="115" calcext:value-type="float">
            <text:p>115</text:p>
          </table:table-cell>
          <table:table-cell table:formula="of:=[.B24]+20" office:value-type="float" office:value="460" calcext:value-type="float">
            <text:p>460</text:p>
          </table:table-cell>
          <table:table-cell office:value-type="float" office:value="0.609488" calcext:value-type="float">
            <text:p>0.609488</text:p>
          </table:table-cell>
          <table:table-cell table:number-columns-repeated="36"/>
          <table:table-cell office:value-type="float" office:value="0.648642" calcext:value-type="float">
            <text:p>0.648642</text:p>
          </table:table-cell>
          <table:table-cell table:number-columns-repeated="984"/>
        </table:table-row>
        <table:table-row table:style-name="ro1">
          <table:table-cell table:formula="of:=[.A25]+5" office:value-type="float" office:value="120" calcext:value-type="float">
            <text:p>120</text:p>
          </table:table-cell>
          <table:table-cell table:formula="of:=[.B25]+20" office:value-type="float" office:value="480" calcext:value-type="float">
            <text:p>480</text:p>
          </table:table-cell>
          <table:table-cell office:value-type="float" office:value="0.631139" calcext:value-type="float">
            <text:p>0.631139</text:p>
          </table:table-cell>
          <table:table-cell table:number-columns-repeated="36"/>
          <table:table-cell office:value-type="float" office:value="0.645371" calcext:value-type="float">
            <text:p>0.645371</text:p>
          </table:table-cell>
          <table:table-cell table:number-columns-repeated="984"/>
        </table:table-row>
        <table:table-row table:style-name="ro1">
          <table:table-cell table:formula="of:=[.A26]+5" office:value-type="float" office:value="125" calcext:value-type="float">
            <text:p>125</text:p>
          </table:table-cell>
          <table:table-cell table:formula="of:=[.B26]+20" office:value-type="float" office:value="500" calcext:value-type="float">
            <text:p>500</text:p>
          </table:table-cell>
          <table:table-cell office:value-type="float" office:value="0.583061" calcext:value-type="float">
            <text:p>0.583061</text:p>
          </table:table-cell>
          <table:table-cell table:number-columns-repeated="36"/>
          <table:table-cell office:value-type="float" office:value="0.642749" calcext:value-type="float">
            <text:p>0.642749</text:p>
          </table:table-cell>
          <table:table-cell table:number-columns-repeated="984"/>
        </table:table-row>
        <table:table-row table:style-name="ro1">
          <table:table-cell table:formula="of:=[.A27]+5" office:value-type="float" office:value="130" calcext:value-type="float">
            <text:p>130</text:p>
          </table:table-cell>
          <table:table-cell table:formula="of:=[.B27]+20" office:value-type="float" office:value="520" calcext:value-type="float">
            <text:p>520</text:p>
          </table:table-cell>
          <table:table-cell office:value-type="float" office:value="0.601102" calcext:value-type="float">
            <text:p>0.601102</text:p>
          </table:table-cell>
          <table:table-cell table:number-columns-repeated="36"/>
          <table:table-cell office:value-type="float" office:value="0.646351" calcext:value-type="float">
            <text:p>0.646351</text:p>
          </table:table-cell>
          <table:table-cell table:number-columns-repeated="984"/>
        </table:table-row>
        <table:table-row table:style-name="ro1">
          <table:table-cell table:formula="of:=[.A28]+5" office:value-type="float" office:value="135" calcext:value-type="float">
            <text:p>135</text:p>
          </table:table-cell>
          <table:table-cell table:formula="of:=[.B28]+20" office:value-type="float" office:value="540" calcext:value-type="float">
            <text:p>540</text:p>
          </table:table-cell>
          <table:table-cell office:value-type="float" office:value="0.560418" calcext:value-type="float">
            <text:p>0.560418</text:p>
          </table:table-cell>
          <table:table-cell table:number-columns-repeated="36"/>
          <table:table-cell office:value-type="float" office:value="0.629917" calcext:value-type="float">
            <text:p>0.629917</text:p>
          </table:table-cell>
          <table:table-cell table:number-columns-repeated="984"/>
        </table:table-row>
        <table:table-row table:style-name="ro1">
          <table:table-cell table:formula="of:=[.A29]+5" office:value-type="float" office:value="140" calcext:value-type="float">
            <text:p>140</text:p>
          </table:table-cell>
          <table:table-cell table:formula="of:=[.B29]+20" office:value-type="float" office:value="560" calcext:value-type="float">
            <text:p>560</text:p>
          </table:table-cell>
          <table:table-cell office:value-type="float" office:value="0.604135" calcext:value-type="float">
            <text:p>0.604135</text:p>
          </table:table-cell>
          <table:table-cell table:style-name="Default" table:number-columns-repeated="36"/>
          <table:table-cell table:style-name="Default" office:value-type="float" office:value="0.643499" calcext:value-type="float">
            <text:p>0.643499</text:p>
          </table:table-cell>
          <table:table-cell table:style-name="Default" table:number-columns-repeated="984"/>
        </table:table-row>
        <table:table-row table:style-name="ro1">
          <table:table-cell table:formula="of:=[.A30]+5" office:value-type="float" office:value="145" calcext:value-type="float">
            <text:p>145</text:p>
          </table:table-cell>
          <table:table-cell table:formula="of:=[.B30]+20" office:value-type="float" office:value="580" calcext:value-type="float">
            <text:p>580</text:p>
          </table:table-cell>
          <table:table-cell office:value-type="float" office:value="0.595163" calcext:value-type="float">
            <text:p>0.595163</text:p>
          </table:table-cell>
          <table:table-cell table:style-name="Default" table:number-columns-repeated="36"/>
          <table:table-cell table:style-name="Default" office:value-type="float" office:value="0.646593" calcext:value-type="float">
            <text:p>0.646593</text:p>
          </table:table-cell>
          <table:table-cell table:style-name="Default" table:number-columns-repeated="984"/>
        </table:table-row>
        <table:table-row table:style-name="ro1">
          <table:table-cell table:formula="of:=[.A31]+5" office:value-type="float" office:value="150" calcext:value-type="float">
            <text:p>150</text:p>
          </table:table-cell>
          <table:table-cell table:formula="of:=[.B31]+20" office:value-type="float" office:value="600" calcext:value-type="float">
            <text:p>600</text:p>
          </table:table-cell>
          <table:table-cell office:value-type="float" office:value="0.62006" calcext:value-type="float">
            <text:p>0.62006</text:p>
          </table:table-cell>
          <table:table-cell table:style-name="Default" table:number-columns-repeated="36"/>
          <table:table-cell table:style-name="Default" office:value-type="float" office:value="0.640528" calcext:value-type="float">
            <text:p>0.640528</text:p>
          </table:table-cell>
          <table:table-cell table:style-name="Default" table:number-columns-repeated="984"/>
        </table:table-row>
        <table:table-row table:style-name="ro1">
          <table:table-cell table:formula="of:=[.A32]+5" office:value-type="float" office:value="155" calcext:value-type="float">
            <text:p>155</text:p>
          </table:table-cell>
          <table:table-cell table:formula="of:=[.B32]+20" office:value-type="float" office:value="620" calcext:value-type="float">
            <text:p>620</text:p>
          </table:table-cell>
          <table:table-cell office:value-type="float" office:value="0.595877" calcext:value-type="float">
            <text:p>0.595877</text:p>
          </table:table-cell>
          <table:table-cell table:style-name="Default" table:number-columns-repeated="36"/>
          <table:table-cell table:style-name="Default" office:value-type="float" office:value="0.640368" calcext:value-type="float">
            <text:p>0.640368</text:p>
          </table:table-cell>
          <table:table-cell table:style-name="Default" table:number-columns-repeated="984"/>
        </table:table-row>
        <table:table-row table:style-name="ro1">
          <table:table-cell table:formula="of:=[.A33]+5" office:value-type="float" office:value="160" calcext:value-type="float">
            <text:p>160</text:p>
          </table:table-cell>
          <table:table-cell table:formula="of:=[.B33]+20" office:value-type="float" office:value="640" calcext:value-type="float">
            <text:p>640</text:p>
          </table:table-cell>
          <table:table-cell office:value-type="float" office:value="0.606658" calcext:value-type="float">
            <text:p>0.606658</text:p>
          </table:table-cell>
          <table:table-cell table:style-name="Default" table:number-columns-repeated="36"/>
          <table:table-cell table:style-name="Default" office:value-type="float" office:value="0.645039" calcext:value-type="float">
            <text:p>0.645039</text:p>
          </table:table-cell>
          <table:table-cell table:style-name="Default" table:number-columns-repeated="984"/>
        </table:table-row>
        <table:table-row table:style-name="ro1">
          <table:table-cell table:number-columns-repeated="2"/>
          <table:table-cell office:value-type="float" office:value="0.600725" calcext:value-type="float">
            <text:p>0.600725</text:p>
          </table:table-cell>
          <table:table-cell table:style-name="Default" table:number-columns-repeated="36"/>
          <table:table-cell table:style-name="Default" office:value-type="float" office:value="0.64057" calcext:value-type="float">
            <text:p>0.64057</text:p>
          </table:table-cell>
          <table:table-cell table:style-name="Default" table:number-columns-repeated="984"/>
        </table:table-row>
        <table:table-row table:style-name="ro1">
          <table:table-cell table:number-columns-repeated="2"/>
          <table:table-cell table:style-name="Default" table:number-columns-repeated="37"/>
          <table:table-cell table:style-name="Default" office:value-type="float" office:value="0.646267" calcext:value-type="float">
            <text:p>0.646267</text:p>
          </table:table-cell>
          <table:table-cell table:style-name="Default" table:number-columns-repeated="984"/>
        </table:table-row>
      </table:table>
      <table:table table:name="F1-score" table:style-name="ta1">
        <table:table-column table:style-name="co1" table:number-columns-repeated="2" table:default-cell-style-name="Default"/>
        <table:table-column table:style-name="co1" table:number-columns-repeated="1022" table:default-cell-style-name="ce6"/>
        <table:table-row table:style-name="ro1">
          <table:table-cell table:number-columns-repeated="2"/>
          <table:table-cell table:style-name="Default" table:number-columns-repeated="1022"/>
        </table:table-row>
        <table:table-row table:style-name="ro1">
          <table:table-cell table:style-name="ce2" office:value-type="string" calcext:value-type="string">
            <text:p>epochs</text:p>
          </table:table-cell>
          <table:table-cell table:style-name="ce2" office:value-type="string" calcext:value-type="string">
            <text:p>epochs (rand pick)</text:p>
          </table:table-cell>
          <table:table-cell table:style-name="ce2" office:value-type="string" calcext:value-type="string">
            <text:p>V2_3</text:p>
          </table:table-cell>
          <table:table-cell table:style-name="ce2" office:value-type="string" calcext:value-type="string">
            <text:p>V2_7</text:p>
          </table:table-cell>
          <table:table-cell table:style-name="ce2" office:value-type="string" calcext:value-type="string">
            <text:p>V2_8</text:p>
          </table:table-cell>
          <table:table-cell table:style-name="ce2" office:value-type="string" calcext:value-type="string">
            <text:p>V2_9</text:p>
          </table:table-cell>
          <table:table-cell table:style-name="ce2" office:value-type="string" calcext:value-type="string">
            <text:p>V2_8_2</text:p>
          </table:table-cell>
          <table:table-cell table:style-name="ce2" office:value-type="string" calcext:value-type="string">
            <text:p>v3</text:p>
          </table:table-cell>
          <table:table-cell table:style-name="ce2" office:value-type="string" calcext:value-type="string">
            <text:p>v4</text:p>
          </table:table-cell>
          <table:table-cell table:style-name="ce2" office:value-type="string" calcext:value-type="string">
            <text:p>v4_swap</text:p>
          </table:table-cell>
          <table:table-cell table:style-name="ce2" office:value-type="string" calcext:value-type="string">
            <text:p>V4_2</text:p>
          </table:table-cell>
          <table:table-cell table:style-name="ce2" office:value-type="string" calcext:value-type="string">
            <text:p>V4_3</text:p>
          </table:table-cell>
          <table:table-cell table:style-name="ce2" office:value-type="string" calcext:value-type="string">
            <text:p>V2_3_2</text:p>
          </table:table-cell>
          <table:table-cell table:style-name="ce2" office:value-type="string" calcext:value-type="string">
            <text:p>v5</text:p>
          </table:table-cell>
          <table:table-cell table:style-name="ce2" office:value-type="string" calcext:value-type="string">
            <text:p>v5_swap</text:p>
          </table:table-cell>
          <table:table-cell table:style-name="ce2" office:value-type="string" calcext:value-type="string">
            <text:p>V4_4_2</text:p>
          </table:table-cell>
          <table:table-cell table:style-name="ce2" office:value-type="string" calcext:value-type="string">
            <text:p>v7</text:p>
          </table:table-cell>
          <table:table-cell table:style-name="ce2" office:value-type="string" calcext:value-type="string">
            <text:p>V7_3</text:p>
          </table:table-cell>
          <table:table-cell table:style-name="ce2" office:value-type="string" calcext:value-type="string">
            <text:p>V5_2</text:p>
          </table:table-cell>
          <table:table-cell table:style-name="ce2" office:value-type="string" calcext:value-type="string">
            <text:p>V5_3</text:p>
          </table:table-cell>
          <table:table-cell table:style-name="ce2" office:value-type="string" calcext:value-type="string">
            <text:p>V5_4</text:p>
          </table:table-cell>
          <table:table-cell table:style-name="ce2" office:value-type="string" calcext:value-type="string">
            <text:p>V5_4_2</text:p>
          </table:table-cell>
          <table:table-cell table:style-name="ce2" office:value-type="string" calcext:value-type="string">
            <text:p>v8</text:p>
          </table:table-cell>
          <table:table-cell table:style-name="ce2" office:value-type="string" calcext:value-type="string">
            <text:p>v9</text:p>
          </table:table-cell>
          <table:table-cell table:style-name="ce2" office:value-type="string" calcext:value-type="string">
            <text:p>V9_2</text:p>
          </table:table-cell>
          <table:table-cell table:style-name="ce2" office:value-type="string" calcext:value-type="string">
            <text:p>v10_wrong</text:p>
          </table:table-cell>
          <table:table-cell table:style-name="ce2" office:value-type="string" calcext:value-type="string">
            <text:p>V5_6</text:p>
          </table:table-cell>
          <table:table-cell table:style-name="ce2" office:value-type="string" calcext:value-type="string">
            <text:p>V5_7</text:p>
          </table:table-cell>
          <table:table-cell table:style-name="ce2" office:value-type="string" calcext:value-type="string">
            <text:p>V10_2</text:p>
          </table:table-cell>
          <table:table-cell table:style-name="ce2" office:value-type="string" calcext:value-type="string">
            <text:p>V11_2</text:p>
          </table:table-cell>
          <table:table-cell table:style-name="ce2" office:value-type="string" calcext:value-type="string">
            <text:p>v12</text:p>
          </table:table-cell>
          <table:table-cell table:style-name="ce2" office:value-type="string" calcext:value-type="string">
            <text:p>V12_2_old</text:p>
          </table:table-cell>
          <table:table-cell table:style-name="ce2" office:value-type="string" calcext:value-type="string">
            <text:p>V12_2</text:p>
          </table:table-cell>
          <table:table-cell table:style-name="ce2" office:value-type="string" calcext:value-type="string">
            <text:p>V12_2_2</text:p>
          </table:table-cell>
          <table:table-cell table:style-name="ce2" office:value-type="string" calcext:value-type="string">
            <text:p>V12_3</text:p>
          </table:table-cell>
          <table:table-cell table:style-name="ce2" office:value-type="string" calcext:value-type="string">
            <text:p>v13</text:p>
          </table:table-cell>
          <table:table-cell table:style-name="ce2" office:value-type="string" calcext:value-type="string">
            <text:p>V5_6_2</text:p>
          </table:table-cell>
          <table:table-cell table:style-name="ce2" office:value-type="string" calcext:value-type="string">
            <text:p>V5_6_3</text:p>
          </table:table-cell>
          <table:table-cell table:style-name="ce2" office:value-type="string" calcext:value-type="string">
            <text:p>v14</text:p>
          </table:table-cell>
          <table:table-cell table:style-name="ce2" office:value-type="string" calcext:value-type="string">
            <text:p>V5_6_4</text:p>
          </table:table-cell>
          <table:table-cell table:style-name="ce2" office:value-type="string" calcext:value-type="string">
            <text:p>V5_6_5</text:p>
          </table:table-cell>
          <table:table-cell table:style-name="ce2" office:value-type="string" calcext:value-type="string">
            <text:p>v16</text:p>
          </table:table-cell>
          <table:table-cell table:style-name="ce2" office:value-type="string" calcext:value-type="string">
            <text:p>v17</text:p>
          </table:table-cell>
          <table:table-cell table:style-name="ce2" office:value-type="string" calcext:value-type="string">
            <text:p>V12_5</text:p>
          </table:table-cell>
          <table:table-cell table:style-name="ce2" office:value-type="string" calcext:value-type="string">
            <text:p>V12_6</text:p>
          </table:table-cell>
          <table:table-cell table:style-name="ce2" office:value-type="string" calcext:value-type="string">
            <text:p>V12_7</text:p>
          </table:table-cell>
          <table:table-cell table:style-name="ce2" office:value-type="string" calcext:value-type="string">
            <text:p>v12_9</text:p>
          </table:table-cell>
          <table:table-cell table:style-name="ce2" office:value-type="string" calcext:value-type="string">
            <text:p>V12_10</text:p>
          </table:table-cell>
          <table:table-cell table:style-name="ce2" table:number-columns-repeated="9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float" office:value="0.532173" calcext:value-type="float">
            <text:p>0.532173</text:p>
          </table:table-cell>
          <table:table-cell office:value-type="float" office:value="0.516078" calcext:value-type="float">
            <text:p>0.516078</text:p>
          </table:table-cell>
          <table:table-cell office:value-type="float" office:value="0.521622" calcext:value-type="float">
            <text:p>0.521622</text:p>
          </table:table-cell>
          <table:table-cell office:value-type="float" office:value="0.508494" calcext:value-type="float">
            <text:p>0.508494</text:p>
          </table:table-cell>
          <table:table-cell office:value-type="float" office:value="0.51735" calcext:value-type="float">
            <text:p>0.51735</text:p>
          </table:table-cell>
          <table:table-cell office:value-type="float" office:value="0.463404" calcext:value-type="float">
            <text:p>0.463404</text:p>
          </table:table-cell>
          <table:table-cell table:style-name="Default"/>
          <table:table-cell office:value-type="float" office:value="0.512177" calcext:value-type="float">
            <text:p>0.512177</text:p>
          </table:table-cell>
          <table:table-cell office:value-type="float" office:value="0.522853" calcext:value-type="float">
            <text:p>0.522853</text:p>
          </table:table-cell>
          <table:table-cell office:value-type="float" office:value="0" calcext:value-type="float">
            <text:p>0</text:p>
          </table:table-cell>
          <table:table-cell office:value-type="float" office:value="0.552248" calcext:value-type="float">
            <text:p>0.552248</text:p>
          </table:table-cell>
          <table:table-cell/>
          <table:table-cell office:value-type="float" office:value="0.521414" calcext:value-type="float">
            <text:p>0.521414</text:p>
          </table:table-cell>
          <table:table-cell office:value-type="float" office:value="0.498426" calcext:value-type="float">
            <text:p>0.498426</text:p>
          </table:table-cell>
          <table:table-cell office:value-type="float" office:value="0.512479" calcext:value-type="float">
            <text:p>0.512479</text:p>
          </table:table-cell>
          <table:table-cell office:value-type="float" office:value="0.470639" calcext:value-type="float">
            <text:p>0.470639</text:p>
          </table:table-cell>
          <table:table-cell office:value-type="float" office:value="0.524853" calcext:value-type="float">
            <text:p>0.524853</text:p>
          </table:table-cell>
          <table:table-cell office:value-type="float" office:value="0.592558" calcext:value-type="float">
            <text:p>0.592558</text:p>
          </table:table-cell>
          <table:table-cell office:value-type="float" office:value="0.579399" calcext:value-type="float">
            <text:p>0.579399</text:p>
          </table:table-cell>
          <table:table-cell office:value-type="float" office:value="0.578771" calcext:value-type="float">
            <text:p>0.578771</text:p>
          </table:table-cell>
          <table:table-cell office:value-type="float" office:value="0.567241" calcext:value-type="float">
            <text:p>0.567241</text:p>
          </table:table-cell>
          <table:table-cell office:value-type="float" office:value="0.576102" calcext:value-type="float">
            <text:p>0.576102</text:p>
          </table:table-cell>
          <table:table-cell office:value-type="float" office:value="0.553051" calcext:value-type="float">
            <text:p>0.553051</text:p>
          </table:table-cell>
          <table:table-cell office:value-type="float" office:value="0.601784" calcext:value-type="float">
            <text:p>0.601784</text:p>
          </table:table-cell>
          <table:table-cell office:value-type="float" office:value="0.577646" calcext:value-type="float">
            <text:p>0.577646</text:p>
          </table:table-cell>
          <table:table-cell office:value-type="float" office:value="0.52087" calcext:value-type="float">
            <text:p>0.52087</text:p>
          </table:table-cell>
          <table:table-cell office:value-type="float" office:value="0.499048" calcext:value-type="float">
            <text:p>0.499048</text:p>
          </table:table-cell>
          <table:table-cell office:value-type="float" office:value="0.581761" calcext:value-type="float">
            <text:p>0.581761</text:p>
          </table:table-cell>
          <table:table-cell office:value-type="float" office:value="0.561923" calcext:value-type="float">
            <text:p>0.561923</text:p>
          </table:table-cell>
          <table:table-cell office:value-type="float" office:value="0.617638" calcext:value-type="float">
            <text:p>0.617638</text:p>
          </table:table-cell>
          <table:table-cell office:value-type="float" office:value="0.611521" calcext:value-type="float">
            <text:p>0.611521</text:p>
          </table:table-cell>
          <table:table-cell office:value-type="float" office:value="0.598348" calcext:value-type="float">
            <text:p>0.598348</text:p>
          </table:table-cell>
          <table:table-cell office:value-type="float" office:value="0.549172" calcext:value-type="float">
            <text:p>0.549172</text:p>
          </table:table-cell>
          <table:table-cell office:value-type="float" office:value="0.591548" calcext:value-type="float">
            <text:p>0.591548</text:p>
          </table:table-cell>
          <table:table-cell office:value-type="float" office:value="0.569569" calcext:value-type="float">
            <text:p>0.569569</text:p>
          </table:table-cell>
          <table:table-cell office:value-type="float" office:value="0.563163" calcext:value-type="float">
            <text:p>0.563163</text:p>
          </table:table-cell>
          <table:table-cell office:value-type="float" office:value="0.507705" calcext:value-type="float">
            <text:p>0.507705</text:p>
          </table:table-cell>
          <table:table-cell office:value-type="float" office:value="0.527784" calcext:value-type="float">
            <text:p>0.527784</text:p>
          </table:table-cell>
          <table:table-cell office:value-type="float" office:value="0.55889" calcext:value-type="float">
            <text:p>0.55889</text:p>
          </table:table-cell>
          <table:table-cell office:value-type="float" office:value="0.584077" calcext:value-type="float">
            <text:p>0.584077</text:p>
          </table:table-cell>
          <table:table-cell office:value-type="float" office:value="0.607607" calcext:value-type="float">
            <text:p>0.607607</text:p>
          </table:table-cell>
          <table:table-cell office:value-type="float" office:value="0.311473" calcext:value-type="float">
            <text:p>0.311473</text:p>
          </table:table-cell>
          <table:table-cell office:value-type="float" office:value="0.503956" calcext:value-type="float">
            <text:p>0.503956</text:p>
          </table:table-cell>
          <table:table-cell office:value-type="float" office:value="0.603982" calcext:value-type="float">
            <text:p>0.603982</text:p>
          </table:table-cell>
          <table:table-cell office:value-type="float" office:value="0.529488" calcext:value-type="float">
            <text:p>0.529488</text:p>
          </table:table-cell>
          <table:table-cell table:number-columns-repeated="976"/>
        </table:table-row>
        <table:table-row table:style-name="ro1">
          <table:table-cell table:formula="of:=[.A3]+5" office:value-type="float" office:value="10" calcext:value-type="float">
            <text:p>10</text:p>
          </table:table-cell>
          <table:table-cell table:formula="of:=[.B3]+20" office:value-type="float" office:value="40" calcext:value-type="float">
            <text:p>40</text:p>
          </table:table-cell>
          <table:table-cell table:style-name="Default"/>
          <table:table-cell office:value-type="float" office:value="0.533087" calcext:value-type="float">
            <text:p>0.533087</text:p>
          </table:table-cell>
          <table:table-cell office:value-type="float" office:value="0.522926" calcext:value-type="float">
            <text:p>0.522926</text:p>
          </table:table-cell>
          <table:table-cell office:value-type="float" office:value="0.522883" calcext:value-type="float">
            <text:p>0.522883</text:p>
          </table:table-cell>
          <table:table-cell office:value-type="float" office:value="0.499928" calcext:value-type="float">
            <text:p>0.499928</text:p>
          </table:table-cell>
          <table:table-cell office:value-type="float" office:value="0.469244" calcext:value-type="float">
            <text:p>0.469244</text:p>
          </table:table-cell>
          <table:table-cell office:value-type="float" office:value="0.490198" calcext:value-type="float">
            <text:p>0.490198</text:p>
          </table:table-cell>
          <table:table-cell table:style-name="Default"/>
          <table:table-cell office:value-type="float" office:value="0.465371" calcext:value-type="float">
            <text:p>0.465371</text:p>
          </table:table-cell>
          <table:table-cell office:value-type="float" office:value="0.522892" calcext:value-type="float">
            <text:p>0.522892</text:p>
          </table:table-cell>
          <table:table-cell office:value-type="float" office:value="0.483708" calcext:value-type="float">
            <text:p>0.483708</text:p>
          </table:table-cell>
          <table:table-cell office:value-type="float" office:value="0.571134" calcext:value-type="float">
            <text:p>0.571134</text:p>
          </table:table-cell>
          <table:table-cell/>
          <table:table-cell office:value-type="float" office:value="0.518326" calcext:value-type="float">
            <text:p>0.518326</text:p>
          </table:table-cell>
          <table:table-cell office:value-type="float" office:value="0.548585" calcext:value-type="float">
            <text:p>0.548585</text:p>
          </table:table-cell>
          <table:table-cell office:value-type="float" office:value="0.516798" calcext:value-type="float">
            <text:p>0.516798</text:p>
          </table:table-cell>
          <table:table-cell office:value-type="float" office:value="0.519243" calcext:value-type="float">
            <text:p>0.519243</text:p>
          </table:table-cell>
          <table:table-cell office:value-type="float" office:value="0.576314" calcext:value-type="float">
            <text:p>0.576314</text:p>
          </table:table-cell>
          <table:table-cell office:value-type="float" office:value="0.55119" calcext:value-type="float">
            <text:p>0.55119</text:p>
          </table:table-cell>
          <table:table-cell office:value-type="float" office:value="0.55482" calcext:value-type="float">
            <text:p>0.55482</text:p>
          </table:table-cell>
          <table:table-cell office:value-type="float" office:value="0.585291" calcext:value-type="float">
            <text:p>0.585291</text:p>
          </table:table-cell>
          <table:table-cell office:value-type="float" office:value="0.55693" calcext:value-type="float">
            <text:p>0.55693</text:p>
          </table:table-cell>
          <table:table-cell office:value-type="float" office:value="0.548152" calcext:value-type="float">
            <text:p>0.548152</text:p>
          </table:table-cell>
          <table:table-cell office:value-type="float" office:value="0.57824" calcext:value-type="float">
            <text:p>0.57824</text:p>
          </table:table-cell>
          <table:table-cell office:value-type="float" office:value="0.570001" calcext:value-type="float">
            <text:p>0.570001</text:p>
          </table:table-cell>
          <table:table-cell office:value-type="float" office:value="0.607818" calcext:value-type="float">
            <text:p>0.607818</text:p>
          </table:table-cell>
          <table:table-cell office:value-type="float" office:value="0.589791" calcext:value-type="float">
            <text:p>0.589791</text:p>
          </table:table-cell>
          <table:table-cell office:value-type="float" office:value="0.466046" calcext:value-type="float">
            <text:p>0.466046</text:p>
          </table:table-cell>
          <table:table-cell office:value-type="float" office:value="0.607137" calcext:value-type="float">
            <text:p>0.607137</text:p>
          </table:table-cell>
          <table:table-cell office:value-type="float" office:value="0.612091" calcext:value-type="float">
            <text:p>0.612091</text:p>
          </table:table-cell>
          <table:table-cell office:value-type="float" office:value="0.629147" calcext:value-type="float">
            <text:p>0.629147</text:p>
          </table:table-cell>
          <table:table-cell office:value-type="float" office:value="0.593091" calcext:value-type="float">
            <text:p>0.593091</text:p>
          </table:table-cell>
          <table:table-cell office:value-type="float" office:value="0.60302" calcext:value-type="float">
            <text:p>0.60302</text:p>
          </table:table-cell>
          <table:table-cell office:value-type="float" office:value="0.581295" calcext:value-type="float">
            <text:p>0.581295</text:p>
          </table:table-cell>
          <table:table-cell office:value-type="float" office:value="0.565934" calcext:value-type="float">
            <text:p>0.565934</text:p>
          </table:table-cell>
          <table:table-cell office:value-type="float" office:value="0.601896" calcext:value-type="float">
            <text:p>0.601896</text:p>
          </table:table-cell>
          <table:table-cell office:value-type="float" office:value="0.555606" calcext:value-type="float">
            <text:p>0.555606</text:p>
          </table:table-cell>
          <table:table-cell office:value-type="float" office:value="0.395874" calcext:value-type="float">
            <text:p>0.395874</text:p>
          </table:table-cell>
          <table:table-cell office:value-type="float" office:value="0.504646" calcext:value-type="float">
            <text:p>0.504646</text:p>
          </table:table-cell>
          <table:table-cell office:value-type="float" office:value="0.552542" calcext:value-type="float">
            <text:p>0.552542</text:p>
          </table:table-cell>
          <table:table-cell office:value-type="float" office:value="0.604807" calcext:value-type="float">
            <text:p>0.604807</text:p>
          </table:table-cell>
          <table:table-cell office:value-type="float" office:value="0.616764" calcext:value-type="float">
            <text:p>0.616764</text:p>
          </table:table-cell>
          <table:table-cell office:value-type="float" office:value="0" calcext:value-type="float">
            <text:p>0</text:p>
          </table:table-cell>
          <table:table-cell office:value-type="float" office:value="0.501023" calcext:value-type="float">
            <text:p>0.501023</text:p>
          </table:table-cell>
          <table:table-cell office:value-type="float" office:value="0.53302" calcext:value-type="float">
            <text:p>0.53302</text:p>
          </table:table-cell>
          <table:table-cell office:value-type="float" office:value="0.527468" calcext:value-type="float">
            <text:p>0.527468</text:p>
          </table:table-cell>
          <table:table-cell table:number-columns-repeated="976"/>
        </table:table-row>
        <table:table-row table:style-name="ro1">
          <table:table-cell table:formula="of:=[.A4]+5" office:value-type="float" office:value="15" calcext:value-type="float">
            <text:p>15</text:p>
          </table:table-cell>
          <table:table-cell table:formula="of:=[.B4]+20" office:value-type="float" office:value="60" calcext:value-type="float">
            <text:p>60</text:p>
          </table:table-cell>
          <table:table-cell table:style-name="Default"/>
          <table:table-cell office:value-type="float" office:value="0.535775" calcext:value-type="float">
            <text:p>0.535775</text:p>
          </table:table-cell>
          <table:table-cell office:value-type="float" office:value="0.290067" calcext:value-type="float">
            <text:p>0.290067</text:p>
          </table:table-cell>
          <table:table-cell office:value-type="float" office:value="0.351707" calcext:value-type="float">
            <text:p>0.351707</text:p>
          </table:table-cell>
          <table:table-cell office:value-type="float" office:value="0.526256" calcext:value-type="float">
            <text:p>0.526256</text:p>
          </table:table-cell>
          <table:table-cell office:value-type="float" office:value="0.503636" calcext:value-type="float">
            <text:p>0.503636</text:p>
          </table:table-cell>
          <table:table-cell office:value-type="float" office:value="0.455266" calcext:value-type="float">
            <text:p>0.455266</text:p>
          </table:table-cell>
          <table:table-cell table:style-name="Default"/>
          <table:table-cell office:value-type="float" office:value="0.421424" calcext:value-type="float">
            <text:p>0.421424</text:p>
          </table:table-cell>
          <table:table-cell office:value-type="float" office:value="0.519029" calcext:value-type="float">
            <text:p>0.519029</text:p>
          </table:table-cell>
          <table:table-cell office:value-type="float" office:value="0.457648" calcext:value-type="float">
            <text:p>0.457648</text:p>
          </table:table-cell>
          <table:table-cell office:value-type="float" office:value="0.574255" calcext:value-type="float">
            <text:p>0.574255</text:p>
          </table:table-cell>
          <table:table-cell/>
          <table:table-cell office:value-type="float" office:value="0.522824" calcext:value-type="float">
            <text:p>0.522824</text:p>
          </table:table-cell>
          <table:table-cell office:value-type="float" office:value="0.557455" calcext:value-type="float">
            <text:p>0.557455</text:p>
          </table:table-cell>
          <table:table-cell office:value-type="float" office:value="0.549079" calcext:value-type="float">
            <text:p>0.549079</text:p>
          </table:table-cell>
          <table:table-cell office:value-type="float" office:value="0.531249" calcext:value-type="float">
            <text:p>0.531249</text:p>
          </table:table-cell>
          <table:table-cell office:value-type="float" office:value="0.574334" calcext:value-type="float">
            <text:p>0.574334</text:p>
          </table:table-cell>
          <table:table-cell office:value-type="float" office:value="0.60898" calcext:value-type="float">
            <text:p>0.60898</text:p>
          </table:table-cell>
          <table:table-cell office:value-type="float" office:value="0.615525" calcext:value-type="float">
            <text:p>0.615525</text:p>
          </table:table-cell>
          <table:table-cell office:value-type="float" office:value="0.609035" calcext:value-type="float">
            <text:p>0.609035</text:p>
          </table:table-cell>
          <table:table-cell office:value-type="float" office:value="0.594657" calcext:value-type="float">
            <text:p>0.594657</text:p>
          </table:table-cell>
          <table:table-cell office:value-type="float" office:value="0.606923" calcext:value-type="float">
            <text:p>0.606923</text:p>
          </table:table-cell>
          <table:table-cell office:value-type="float" office:value="0.566032" calcext:value-type="float">
            <text:p>0.566032</text:p>
          </table:table-cell>
          <table:table-cell office:value-type="float" office:value="0.608259" calcext:value-type="float">
            <text:p>0.608259</text:p>
          </table:table-cell>
          <table:table-cell/>
          <table:table-cell office:value-type="float" office:value="0.598125" calcext:value-type="float">
            <text:p>0.598125</text:p>
          </table:table-cell>
          <table:table-cell/>
          <table:table-cell office:value-type="float" office:value="0.58706" calcext:value-type="float">
            <text:p>0.58706</text:p>
          </table:table-cell>
          <table:table-cell office:value-type="float" office:value="0.59857" calcext:value-type="float">
            <text:p>0.59857</text:p>
          </table:table-cell>
          <table:table-cell office:value-type="float" office:value="0.600033" calcext:value-type="float">
            <text:p>0.600033</text:p>
          </table:table-cell>
          <table:table-cell office:value-type="float" office:value="0.61132" calcext:value-type="float">
            <text:p>0.61132</text:p>
          </table:table-cell>
          <table:table-cell office:value-type="float" office:value="0.602795" calcext:value-type="float">
            <text:p>0.602795</text:p>
          </table:table-cell>
          <table:table-cell office:value-type="float" office:value="0.59387" calcext:value-type="float">
            <text:p>0.59387</text:p>
          </table:table-cell>
          <table:table-cell office:value-type="float" office:value="0.605001" calcext:value-type="float">
            <text:p>0.605001</text:p>
          </table:table-cell>
          <table:table-cell office:value-type="float" office:value="0.59398" calcext:value-type="float">
            <text:p>0.59398</text:p>
          </table:table-cell>
          <table:table-cell office:value-type="float" office:value="0.563504" calcext:value-type="float">
            <text:p>0.563504</text:p>
          </table:table-cell>
          <table:table-cell office:value-type="float" office:value="0.473959" calcext:value-type="float">
            <text:p>0.473959</text:p>
          </table:table-cell>
          <table:table-cell office:value-type="float" office:value="0.572418" calcext:value-type="float">
            <text:p>0.572418</text:p>
          </table:table-cell>
          <table:table-cell office:value-type="float" office:value="0.543951" calcext:value-type="float">
            <text:p>0.543951</text:p>
          </table:table-cell>
          <table:table-cell office:value-type="float" office:value="0.553991" calcext:value-type="float">
            <text:p>0.553991</text:p>
          </table:table-cell>
          <table:table-cell office:value-type="float" office:value="0.615346" calcext:value-type="float">
            <text:p>0.615346</text:p>
          </table:table-cell>
          <table:table-cell/>
          <table:table-cell office:value-type="float" office:value="0.555673" calcext:value-type="float">
            <text:p>0.555673</text:p>
          </table:table-cell>
          <table:table-cell office:value-type="float" office:value="0.592956" calcext:value-type="float">
            <text:p>0.592956</text:p>
          </table:table-cell>
          <table:table-cell office:value-type="float" office:value="0.52302" calcext:value-type="float">
            <text:p>0.52302</text:p>
          </table:table-cell>
          <table:table-cell table:number-columns-repeated="976"/>
        </table:table-row>
        <table:table-row table:style-name="ro1">
          <table:table-cell table:formula="of:=[.A5]+5" office:value-type="float" office:value="20" calcext:value-type="float">
            <text:p>20</text:p>
          </table:table-cell>
          <table:table-cell table:formula="of:=[.B5]+20" office:value-type="float" office:value="80" calcext:value-type="float">
            <text:p>80</text:p>
          </table:table-cell>
          <table:table-cell table:style-name="Default"/>
          <table:table-cell office:value-type="float" office:value="0.529381" calcext:value-type="float">
            <text:p>0.529381</text:p>
          </table:table-cell>
          <table:table-cell office:value-type="float" office:value="0.217074" calcext:value-type="float">
            <text:p>0.217074</text:p>
          </table:table-cell>
          <table:table-cell office:value-type="float" office:value="0.414003" calcext:value-type="float">
            <text:p>0.414003</text:p>
          </table:table-cell>
          <table:table-cell office:value-type="float" office:value="0.473455" calcext:value-type="float">
            <text:p>0.473455</text:p>
          </table:table-cell>
          <table:table-cell office:value-type="float" office:value="0.492658" calcext:value-type="float">
            <text:p>0.492658</text:p>
          </table:table-cell>
          <table:table-cell office:value-type="float" office:value="0.447252" calcext:value-type="float">
            <text:p>0.447252</text:p>
          </table:table-cell>
          <table:table-cell table:style-name="Default"/>
          <table:table-cell office:value-type="float" office:value="0.326172" calcext:value-type="float">
            <text:p>0.326172</text:p>
          </table:table-cell>
          <table:table-cell office:value-type="float" office:value="0.027648" calcext:value-type="float">
            <text:p>0.027648</text:p>
          </table:table-cell>
          <table:table-cell office:value-type="float" office:value="0.527589" calcext:value-type="float">
            <text:p>0.527589</text:p>
          </table:table-cell>
          <table:table-cell office:value-type="float" office:value="0.575637" calcext:value-type="float">
            <text:p>0.575637</text:p>
          </table:table-cell>
          <table:table-cell/>
          <table:table-cell office:value-type="float" office:value="0.392907" calcext:value-type="float">
            <text:p>0.392907</text:p>
          </table:table-cell>
          <table:table-cell office:value-type="float" office:value="0.572661" calcext:value-type="float">
            <text:p>0.572661</text:p>
          </table:table-cell>
          <table:table-cell office:value-type="float" office:value="0.576508" calcext:value-type="float">
            <text:p>0.576508</text:p>
          </table:table-cell>
          <table:table-cell office:value-type="float" office:value="0.574693" calcext:value-type="float">
            <text:p>0.574693</text:p>
          </table:table-cell>
          <table:table-cell office:value-type="float" office:value="0.537543" calcext:value-type="float">
            <text:p>0.537543</text:p>
          </table:table-cell>
          <table:table-cell office:value-type="float" office:value="0.58128" calcext:value-type="float">
            <text:p>0.58128</text:p>
          </table:table-cell>
          <table:table-cell office:value-type="float" office:value="0.600239" calcext:value-type="float">
            <text:p>0.600239</text:p>
          </table:table-cell>
          <table:table-cell office:value-type="float" office:value="0.575972" calcext:value-type="float">
            <text:p>0.575972</text:p>
          </table:table-cell>
          <table:table-cell office:value-type="float" office:value="0.567771" calcext:value-type="float">
            <text:p>0.567771</text:p>
          </table:table-cell>
          <table:table-cell office:value-type="float" office:value="0.563488" calcext:value-type="float">
            <text:p>0.563488</text:p>
          </table:table-cell>
          <table:table-cell office:value-type="float" office:value="0.596615" calcext:value-type="float">
            <text:p>0.596615</text:p>
          </table:table-cell>
          <table:table-cell office:value-type="float" office:value="0.603956" calcext:value-type="float">
            <text:p>0.603956</text:p>
          </table:table-cell>
          <table:table-cell/>
          <table:table-cell office:value-type="float" office:value="0.582178" calcext:value-type="float">
            <text:p>0.582178</text:p>
          </table:table-cell>
          <table:table-cell/>
          <table:table-cell office:value-type="float" office:value="0.578176" calcext:value-type="float">
            <text:p>0.578176</text:p>
          </table:table-cell>
          <table:table-cell office:value-type="float" office:value="0.576475" calcext:value-type="float">
            <text:p>0.576475</text:p>
          </table:table-cell>
          <table:table-cell office:value-type="float" office:value="0.602072" calcext:value-type="float">
            <text:p>0.602072</text:p>
          </table:table-cell>
          <table:table-cell office:value-type="float" office:value="0.601266" calcext:value-type="float">
            <text:p>0.601266</text:p>
          </table:table-cell>
          <table:table-cell office:value-type="float" office:value="0.589241" calcext:value-type="float">
            <text:p>0.589241</text:p>
          </table:table-cell>
          <table:table-cell office:value-type="float" office:value="0.587982" calcext:value-type="float">
            <text:p>0.587982</text:p>
          </table:table-cell>
          <table:table-cell office:value-type="float" office:value="0.551606" calcext:value-type="float">
            <text:p>0.551606</text:p>
          </table:table-cell>
          <table:table-cell table:style-name="Default" office:value-type="float" office:value="0.610149" calcext:value-type="float">
            <text:p>0.610149</text:p>
          </table:table-cell>
          <table:table-cell office:value-type="float" office:value="0.57228" calcext:value-type="float">
            <text:p>0.57228</text:p>
          </table:table-cell>
          <table:table-cell office:value-type="float" office:value="0.535058" calcext:value-type="float">
            <text:p>0.535058</text:p>
          </table:table-cell>
          <table:table-cell office:value-type="float" office:value="0.568479" calcext:value-type="float">
            <text:p>0.568479</text:p>
          </table:table-cell>
          <table:table-cell office:value-type="float" office:value="0.579171" calcext:value-type="float">
            <text:p>0.579171</text:p>
          </table:table-cell>
          <table:table-cell office:value-type="float" office:value="0.605854" calcext:value-type="float">
            <text:p>0.605854</text:p>
          </table:table-cell>
          <table:table-cell office:value-type="float" office:value="0.578579" calcext:value-type="float">
            <text:p>0.578579</text:p>
          </table:table-cell>
          <table:table-cell table:number-columns-repeated="2"/>
          <table:table-cell office:value-type="float" office:value="0.631044" calcext:value-type="float">
            <text:p>0.631044</text:p>
          </table:table-cell>
          <table:table-cell office:value-type="float" office:value="0.54256" calcext:value-type="float">
            <text:p>0.54256</text:p>
          </table:table-cell>
          <table:table-cell table:number-columns-repeated="976"/>
        </table:table-row>
        <table:table-row table:style-name="ro1">
          <table:table-cell table:formula="of:=[.A6]+5" office:value-type="float" office:value="25" calcext:value-type="float">
            <text:p>25</text:p>
          </table:table-cell>
          <table:table-cell table:formula="of:=[.B6]+20" office:value-type="float" office:value="100" calcext:value-type="float">
            <text:p>100</text:p>
          </table:table-cell>
          <table:table-cell table:style-name="Default"/>
          <table:table-cell office:value-type="float" office:value="0.559314" calcext:value-type="float">
            <text:p>0.559314</text:p>
          </table:table-cell>
          <table:table-cell office:value-type="float" office:value="0.234566" calcext:value-type="float">
            <text:p>0.234566</text:p>
          </table:table-cell>
          <table:table-cell office:value-type="float" office:value="0.452367" calcext:value-type="float">
            <text:p>0.452367</text:p>
          </table:table-cell>
          <table:table-cell office:value-type="float" office:value="0.525491" calcext:value-type="float">
            <text:p>0.525491</text:p>
          </table:table-cell>
          <table:table-cell office:value-type="float" office:value="0.44844" calcext:value-type="float">
            <text:p>0.44844</text:p>
          </table:table-cell>
          <table:table-cell office:value-type="float" office:value="0.490998" calcext:value-type="float">
            <text:p>0.490998</text:p>
          </table:table-cell>
          <table:table-cell table:style-name="Default"/>
          <table:table-cell office:value-type="float" office:value="0.440043" calcext:value-type="float">
            <text:p>0.440043</text:p>
          </table:table-cell>
          <table:table-cell office:value-type="float" office:value="0.522953" calcext:value-type="float">
            <text:p>0.522953</text:p>
          </table:table-cell>
          <table:table-cell office:value-type="float" office:value="0.538076" calcext:value-type="float">
            <text:p>0.538076</text:p>
          </table:table-cell>
          <table:table-cell office:value-type="float" office:value="0.575163" calcext:value-type="float">
            <text:p>0.575163</text:p>
          </table:table-cell>
          <table:table-cell/>
          <table:table-cell office:value-type="float" office:value="0.323429" calcext:value-type="float">
            <text:p>0.323429</text:p>
          </table:table-cell>
          <table:table-cell table:style-name="Default" office:value-type="float" office:value="0.539266" calcext:value-type="float">
            <text:p>0.539266</text:p>
          </table:table-cell>
          <table:table-cell office:value-type="float" office:value="0.544797" calcext:value-type="float">
            <text:p>0.544797</text:p>
          </table:table-cell>
          <table:table-cell office:value-type="float" office:value="0.583932" calcext:value-type="float">
            <text:p>0.583932</text:p>
          </table:table-cell>
          <table:table-cell office:value-type="float" office:value="0.560821" calcext:value-type="float">
            <text:p>0.560821</text:p>
          </table:table-cell>
          <table:table-cell office:value-type="float" office:value="0.594768" calcext:value-type="float">
            <text:p>0.594768</text:p>
          </table:table-cell>
          <table:table-cell office:value-type="float" office:value="0.594472" calcext:value-type="float">
            <text:p>0.594472</text:p>
          </table:table-cell>
          <table:table-cell office:value-type="float" office:value="0.604883" calcext:value-type="float">
            <text:p>0.604883</text:p>
          </table:table-cell>
          <table:table-cell office:value-type="float" office:value="0.581423" calcext:value-type="float">
            <text:p>0.581423</text:p>
          </table:table-cell>
          <table:table-cell office:value-type="float" office:value="0.590329" calcext:value-type="float">
            <text:p>0.590329</text:p>
          </table:table-cell>
          <table:table-cell office:value-type="float" office:value="0.593134" calcext:value-type="float">
            <text:p>0.593134</text:p>
          </table:table-cell>
          <table:table-cell office:value-type="float" office:value="0.589383" calcext:value-type="float">
            <text:p>0.589383</text:p>
          </table:table-cell>
          <table:table-cell/>
          <table:table-cell office:value-type="float" office:value="0.574084" calcext:value-type="float">
            <text:p>0.574084</text:p>
          </table:table-cell>
          <table:table-cell/>
          <table:table-cell office:value-type="float" office:value="0.584793" calcext:value-type="float">
            <text:p>0.584793</text:p>
          </table:table-cell>
          <table:table-cell office:value-type="float" office:value="0.589985" calcext:value-type="float">
            <text:p>0.589985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601184" calcext:value-type="float">
            <text:p>0.601184</text:p>
          </table:table-cell>
          <table:table-cell office:value-type="float" office:value="0.616627" calcext:value-type="float">
            <text:p>0.616627</text:p>
          </table:table-cell>
          <table:table-cell office:value-type="float" office:value="0.581066" calcext:value-type="float">
            <text:p>0.581066</text:p>
          </table:table-cell>
          <table:table-cell office:value-type="float" office:value="0.59538" calcext:value-type="float">
            <text:p>0.59538</text:p>
          </table:table-cell>
          <table:table-cell office:value-type="float" office:value="0.605746" calcext:value-type="float">
            <text:p>0.605746</text:p>
          </table:table-cell>
          <table:table-cell office:value-type="float" office:value="0.577421" calcext:value-type="float">
            <text:p>0.577421</text:p>
          </table:table-cell>
          <table:table-cell office:value-type="float" office:value="0.553695" calcext:value-type="float">
            <text:p>0.553695</text:p>
          </table:table-cell>
          <table:table-cell office:value-type="float" office:value="0.567404" calcext:value-type="float">
            <text:p>0.567404</text:p>
          </table:table-cell>
          <table:table-cell office:value-type="float" office:value="0.578543" calcext:value-type="float">
            <text:p>0.578543</text:p>
          </table:table-cell>
          <table:table-cell office:value-type="float" office:value="0.591643" calcext:value-type="float">
            <text:p>0.591643</text:p>
          </table:table-cell>
          <table:table-cell office:value-type="float" office:value="0.603217" calcext:value-type="float">
            <text:p>0.603217</text:p>
          </table:table-cell>
          <table:table-cell table:number-columns-repeated="2"/>
          <table:table-cell office:value-type="float" office:value="0.626494" calcext:value-type="float">
            <text:p>0.626494</text:p>
          </table:table-cell>
          <table:table-cell office:value-type="float" office:value="0.53869" calcext:value-type="float">
            <text:p>0.53869</text:p>
          </table:table-cell>
          <table:table-cell table:number-columns-repeated="976"/>
        </table:table-row>
        <table:table-row table:style-name="ro1">
          <table:table-cell table:formula="of:=[.A7]+5" office:value-type="float" office:value="30" calcext:value-type="float">
            <text:p>30</text:p>
          </table:table-cell>
          <table:table-cell table:formula="of:=[.B7]+20" office:value-type="float" office:value="120" calcext:value-type="float">
            <text:p>120</text:p>
          </table:table-cell>
          <table:table-cell office:value-type="float" office:value="0.52468" calcext:value-type="float">
            <text:p>0.52468</text:p>
          </table:table-cell>
          <table:table-cell office:value-type="float" office:value="0.533761" calcext:value-type="float">
            <text:p>0.533761</text:p>
          </table:table-cell>
          <table:table-cell table:number-columns-repeated="2" office:value-type="float" office:value="0.522926" calcext:value-type="float">
            <text:p>0.522926</text:p>
          </table:table-cell>
          <table:table-cell office:value-type="float" office:value="0.513029" calcext:value-type="float">
            <text:p>0.513029</text:p>
          </table:table-cell>
          <table:table-cell office:value-type="float" office:value="0.502029" calcext:value-type="float">
            <text:p>0.502029</text:p>
          </table:table-cell>
          <table:table-cell office:value-type="float" office:value="0.485493" calcext:value-type="float">
            <text:p>0.485493</text:p>
          </table:table-cell>
          <table:table-cell office:value-type="float" office:value="0.546921" calcext:value-type="float">
            <text:p>0.546921</text:p>
          </table:table-cell>
          <table:table-cell office:value-type="float" office:value="0.449055" calcext:value-type="float">
            <text:p>0.449055</text:p>
          </table:table-cell>
          <table:table-cell office:value-type="float" office:value="0.521968" calcext:value-type="float">
            <text:p>0.521968</text:p>
          </table:table-cell>
          <table:table-cell office:value-type="float" office:value="0.552787" calcext:value-type="float">
            <text:p>0.552787</text:p>
          </table:table-cell>
          <table:table-cell office:value-type="float" office:value="0.555507" calcext:value-type="float">
            <text:p>0.555507</text:p>
          </table:table-cell>
          <table:table-cell/>
          <table:table-cell office:value-type="float" office:value="0.234088" calcext:value-type="float">
            <text:p>0.234088</text:p>
          </table:table-cell>
          <table:table-cell office:value-type="float" office:value="0.527365" calcext:value-type="float">
            <text:p>0.527365</text:p>
          </table:table-cell>
          <table:table-cell office:value-type="float" office:value="0.555174" calcext:value-type="float">
            <text:p>0.555174</text:p>
          </table:table-cell>
          <table:table-cell office:value-type="float" office:value="0.582065" calcext:value-type="float">
            <text:p>0.582065</text:p>
          </table:table-cell>
          <table:table-cell office:value-type="float" office:value="0.571605" calcext:value-type="float">
            <text:p>0.571605</text:p>
          </table:table-cell>
          <table:table-cell office:value-type="float" office:value="0.591329" calcext:value-type="float">
            <text:p>0.591329</text:p>
          </table:table-cell>
          <table:table-cell office:value-type="float" office:value="0.588256" calcext:value-type="float">
            <text:p>0.588256</text:p>
          </table:table-cell>
          <table:table-cell office:value-type="float" office:value="0.581301" calcext:value-type="float">
            <text:p>0.581301</text:p>
          </table:table-cell>
          <table:table-cell office:value-type="float" office:value="0.581645" calcext:value-type="float">
            <text:p>0.581645</text:p>
          </table:table-cell>
          <table:table-cell office:value-type="float" office:value="0.55821" calcext:value-type="float">
            <text:p>0.55821</text:p>
          </table:table-cell>
          <table:table-cell office:value-type="float" office:value="0.55905" calcext:value-type="float">
            <text:p>0.55905</text:p>
          </table:table-cell>
          <table:table-cell office:value-type="float" office:value="0.600831" calcext:value-type="float">
            <text:p>0.600831</text:p>
          </table:table-cell>
          <table:table-cell/>
          <table:table-cell office:value-type="float" office:value="0.576076" calcext:value-type="float">
            <text:p>0.576076</text:p>
          </table:table-cell>
          <table:table-cell/>
          <table:table-cell office:value-type="float" office:value="0.601022" calcext:value-type="float">
            <text:p>0.601022</text:p>
          </table:table-cell>
          <table:table-cell office:value-type="float" office:value="0.588625" calcext:value-type="float">
            <text:p>0.588625</text:p>
          </table:table-cell>
          <table:table-cell office:value-type="float" office:value="0.607235" calcext:value-type="float">
            <text:p>0.607235</text:p>
          </table:table-cell>
          <table:table-cell office:value-type="float" office:value="0.61183" calcext:value-type="float">
            <text:p>0.61183</text:p>
          </table:table-cell>
          <table:table-cell office:value-type="float" office:value="0.610144" calcext:value-type="float">
            <text:p>0.610144</text:p>
          </table:table-cell>
          <table:table-cell office:value-type="float" office:value="0.576723" calcext:value-type="float">
            <text:p>0.576723</text:p>
          </table:table-cell>
          <table:table-cell office:value-type="float" office:value="0.581229" calcext:value-type="float">
            <text:p>0.581229</text:p>
          </table:table-cell>
          <table:table-cell office:value-type="float" office:value="0.579523" calcext:value-type="float">
            <text:p>0.579523</text:p>
          </table:table-cell>
          <table:table-cell office:value-type="float" office:value="0.568331" calcext:value-type="float">
            <text:p>0.568331</text:p>
          </table:table-cell>
          <table:table-cell office:value-type="float" office:value="0.558617" calcext:value-type="float">
            <text:p>0.558617</text:p>
          </table:table-cell>
          <table:table-cell office:value-type="float" office:value="0.581783" calcext:value-type="float">
            <text:p>0.581783</text:p>
          </table:table-cell>
          <table:table-cell office:value-type="float" office:value="0.577414" calcext:value-type="float">
            <text:p>0.577414</text:p>
          </table:table-cell>
          <table:table-cell office:value-type="float" office:value="0.592525" calcext:value-type="float">
            <text:p>0.592525</text:p>
          </table:table-cell>
          <table:table-cell office:value-type="float" office:value="0.556945" calcext:value-type="float">
            <text:p>0.556945</text:p>
          </table:table-cell>
          <table:table-cell table:number-columns-repeated="2"/>
          <table:table-cell office:value-type="float" office:value="0.632038" calcext:value-type="float">
            <text:p>0.632038</text:p>
          </table:table-cell>
          <table:table-cell table:number-columns-repeated="977"/>
        </table:table-row>
        <table:table-row table:style-name="ro1">
          <table:table-cell table:formula="of:=[.A8]+5" office:value-type="float" office:value="35" calcext:value-type="float">
            <text:p>35</text:p>
          </table:table-cell>
          <table:table-cell table:formula="of:=[.B8]+20" office:value-type="float" office:value="140" calcext:value-type="float">
            <text:p>140</text:p>
          </table:table-cell>
          <table:table-cell office:value-type="float" office:value="0.54814" calcext:value-type="float">
            <text:p>0.54814</text:p>
          </table:table-cell>
          <table:table-cell office:value-type="float" office:value="0.533946" calcext:value-type="float">
            <text:p>0.533946</text:p>
          </table:table-cell>
          <table:table-cell office:value-type="float" office:value="0.489597" calcext:value-type="float">
            <text:p>0.489597</text:p>
          </table:table-cell>
          <table:table-cell/>
          <table:table-cell office:value-type="float" office:value="0.430028" calcext:value-type="float">
            <text:p>0.430028</text:p>
          </table:table-cell>
          <table:table-cell office:value-type="float" office:value="0.423847" calcext:value-type="float">
            <text:p>0.423847</text:p>
          </table:table-cell>
          <table:table-cell office:value-type="float" office:value="0.462592" calcext:value-type="float">
            <text:p>0.462592</text:p>
          </table:table-cell>
          <table:table-cell office:value-type="float" office:value="0.560675" calcext:value-type="float">
            <text:p>0.560675</text:p>
          </table:table-cell>
          <table:table-cell office:value-type="float" office:value="0.306806" calcext:value-type="float">
            <text:p>0.306806</text:p>
          </table:table-cell>
          <table:table-cell office:value-type="float" office:value="0.519933" calcext:value-type="float">
            <text:p>0.519933</text:p>
          </table:table-cell>
          <table:table-cell office:value-type="float" office:value="0.573195" calcext:value-type="float">
            <text:p>0.573195</text:p>
          </table:table-cell>
          <table:table-cell office:value-type="float" office:value="0.556396" calcext:value-type="float">
            <text:p>0.556396</text:p>
          </table:table-cell>
          <table:table-cell/>
          <table:table-cell office:value-type="float" office:value="0.115321" calcext:value-type="float">
            <text:p>0.115321</text:p>
          </table:table-cell>
          <table:table-cell office:value-type="float" office:value="0.539887" calcext:value-type="float">
            <text:p>0.539887</text:p>
          </table:table-cell>
          <table:table-cell office:value-type="float" office:value="0.551401" calcext:value-type="float">
            <text:p>0.551401</text:p>
          </table:table-cell>
          <table:table-cell office:value-type="float" office:value="0.54415" calcext:value-type="float">
            <text:p>0.54415</text:p>
          </table:table-cell>
          <table:table-cell office:value-type="float" office:value="0.565134" calcext:value-type="float">
            <text:p>0.565134</text:p>
          </table:table-cell>
          <table:table-cell office:value-type="float" office:value="0.593684" calcext:value-type="float">
            <text:p>0.593684</text:p>
          </table:table-cell>
          <table:table-cell office:value-type="float" office:value="0.59703" calcext:value-type="float">
            <text:p>0.59703</text:p>
          </table:table-cell>
          <table:table-cell office:value-type="float" office:value="0.569626" calcext:value-type="float">
            <text:p>0.569626</text:p>
          </table:table-cell>
          <table:table-cell office:value-type="float" office:value="0.594928" calcext:value-type="float">
            <text:p>0.594928</text:p>
          </table:table-cell>
          <table:table-cell office:value-type="float" office:value="0.588217" calcext:value-type="float">
            <text:p>0.588217</text:p>
          </table:table-cell>
          <table:table-cell office:value-type="float" office:value="0.54879" calcext:value-type="float">
            <text:p>0.54879</text:p>
          </table:table-cell>
          <table:table-cell office:value-type="float" office:value="0.600906" calcext:value-type="float">
            <text:p>0.600906</text:p>
          </table:table-cell>
          <table:table-cell/>
          <table:table-cell office:value-type="float" office:value="0.560818" calcext:value-type="float">
            <text:p>0.560818</text:p>
          </table:table-cell>
          <table:table-cell/>
          <table:table-cell office:value-type="float" office:value="0.584823" calcext:value-type="float">
            <text:p>0.584823</text:p>
          </table:table-cell>
          <table:table-cell office:value-type="float" office:value="0.57792" calcext:value-type="float">
            <text:p>0.57792</text:p>
          </table:table-cell>
          <table:table-cell office:value-type="float" office:value="0.609885" calcext:value-type="float">
            <text:p>0.609885</text:p>
          </table:table-cell>
          <table:table-cell office:value-type="float" office:value="0.60446" calcext:value-type="float">
            <text:p>0.60446</text:p>
          </table:table-cell>
          <table:table-cell office:value-type="float" office:value="0.577279" calcext:value-type="float">
            <text:p>0.577279</text:p>
          </table:table-cell>
          <table:table-cell office:value-type="float" office:value="0.5706" calcext:value-type="float">
            <text:p>0.5706</text:p>
          </table:table-cell>
          <table:table-cell office:value-type="float" office:value="0.571169" calcext:value-type="float">
            <text:p>0.571169</text:p>
          </table:table-cell>
          <table:table-cell office:value-type="float" office:value="0.607699" calcext:value-type="float">
            <text:p>0.607699</text:p>
          </table:table-cell>
          <table:table-cell office:value-type="float" office:value="0.580269" calcext:value-type="float">
            <text:p>0.580269</text:p>
          </table:table-cell>
          <table:table-cell office:value-type="float" office:value="0.557563" calcext:value-type="float">
            <text:p>0.557563</text:p>
          </table:table-cell>
          <table:table-cell office:value-type="float" office:value="0.571768" calcext:value-type="float">
            <text:p>0.571768</text:p>
          </table:table-cell>
          <table:table-cell office:value-type="float" office:value="0.110333" calcext:value-type="float">
            <text:p>0.110333</text:p>
          </table:table-cell>
          <table:table-cell office:value-type="float" office:value="0.586862" calcext:value-type="float">
            <text:p>0.586862</text:p>
          </table:table-cell>
          <table:table-cell table:number-columns-repeated="3"/>
          <table:table-cell office:value-type="float" office:value="0.622392" calcext:value-type="float">
            <text:p>0.622392</text:p>
          </table:table-cell>
          <table:table-cell table:number-columns-repeated="977"/>
        </table:table-row>
        <table:table-row table:style-name="ro1">
          <table:table-cell table:formula="of:=[.A9]+5" office:value-type="float" office:value="40" calcext:value-type="float">
            <text:p>40</text:p>
          </table:table-cell>
          <table:table-cell table:formula="of:=[.B9]+20" office:value-type="float" office:value="160" calcext:value-type="float">
            <text:p>160</text:p>
          </table:table-cell>
          <table:table-cell office:value-type="float" office:value="0.53161" calcext:value-type="float">
            <text:p>0.53161</text:p>
          </table:table-cell>
          <table:table-cell office:value-type="float" office:value="0.549498" calcext:value-type="float">
            <text:p>0.549498</text:p>
          </table:table-cell>
          <table:table-cell office:value-type="float" office:value="0.522941" calcext:value-type="float">
            <text:p>0.522941</text:p>
          </table:table-cell>
          <table:table-cell/>
          <table:table-cell office:value-type="float" office:value="0.501073" calcext:value-type="float">
            <text:p>0.501073</text:p>
          </table:table-cell>
          <table:table-cell office:value-type="float" office:value="0.450949" calcext:value-type="float">
            <text:p>0.450949</text:p>
          </table:table-cell>
          <table:table-cell office:value-type="float" office:value="0.502921" calcext:value-type="float">
            <text:p>0.502921</text:p>
          </table:table-cell>
          <table:table-cell office:value-type="float" office:value="0.597442" calcext:value-type="float">
            <text:p>0.597442</text:p>
          </table:table-cell>
          <table:table-cell office:value-type="float" office:value="0.487134" calcext:value-type="float">
            <text:p>0.487134</text:p>
          </table:table-cell>
          <table:table-cell office:value-type="float" office:value="0.519398" calcext:value-type="float">
            <text:p>0.519398</text:p>
          </table:table-cell>
          <table:table-cell office:value-type="float" office:value="0" calcext:value-type="float">
            <text:p>0</text:p>
          </table:table-cell>
          <table:table-cell office:value-type="float" office:value="0.568008" calcext:value-type="float">
            <text:p>0.568008</text:p>
          </table:table-cell>
          <table:table-cell office:value-type="float" office:value="0.603918" calcext:value-type="float">
            <text:p>0.603918</text:p>
          </table:table-cell>
          <table:table-cell office:value-type="float" office:value="0.184433" calcext:value-type="float">
            <text:p>0.184433</text:p>
          </table:table-cell>
          <table:table-cell office:value-type="float" office:value="0.535224" calcext:value-type="float">
            <text:p>0.535224</text:p>
          </table:table-cell>
          <table:table-cell office:value-type="float" office:value="0.567808" calcext:value-type="float">
            <text:p>0.567808</text:p>
          </table:table-cell>
          <table:table-cell office:value-type="float" office:value="0.581707" calcext:value-type="float">
            <text:p>0.581707</text:p>
          </table:table-cell>
          <table:table-cell/>
          <table:table-cell office:value-type="float" office:value="0.571328" calcext:value-type="float">
            <text:p>0.571328</text:p>
          </table:table-cell>
          <table:table-cell office:value-type="float" office:value="0.574867" calcext:value-type="float">
            <text:p>0.574867</text:p>
          </table:table-cell>
          <table:table-cell office:value-type="float" office:value="0.573626" calcext:value-type="float">
            <text:p>0.573626</text:p>
          </table:table-cell>
          <table:table-cell office:value-type="float" office:value="0.564666" calcext:value-type="float">
            <text:p>0.564666</text:p>
          </table:table-cell>
          <table:table-cell office:value-type="float" office:value="0.591289" calcext:value-type="float">
            <text:p>0.591289</text:p>
          </table:table-cell>
          <table:table-cell office:value-type="float" office:value="0.564699" calcext:value-type="float">
            <text:p>0.564699</text:p>
          </table:table-cell>
          <table:table-cell office:value-type="float" office:value="0.596136" calcext:value-type="float">
            <text:p>0.596136</text:p>
          </table:table-cell>
          <table:table-cell/>
          <table:table-cell office:value-type="float" office:value="0.580671" calcext:value-type="float">
            <text:p>0.580671</text:p>
          </table:table-cell>
          <table:table-cell/>
          <table:table-cell office:value-type="float" office:value="0.600138" calcext:value-type="float">
            <text:p>0.600138</text:p>
          </table:table-cell>
          <table:table-cell/>
          <table:table-cell office:value-type="float" office:value="0.624849" calcext:value-type="float">
            <text:p>0.624849</text:p>
          </table:table-cell>
          <table:table-cell/>
          <table:table-cell office:value-type="float" office:value="0.59018" calcext:value-type="float">
            <text:p>0.59018</text:p>
          </table:table-cell>
          <table:table-cell office:value-type="float" office:value="0.564638" calcext:value-type="float">
            <text:p>0.564638</text:p>
          </table:table-cell>
          <table:table-cell office:value-type="float" office:value="0.575646" calcext:value-type="float">
            <text:p>0.575646</text:p>
          </table:table-cell>
          <table:table-cell office:value-type="float" office:value="0.607292" calcext:value-type="float">
            <text:p>0.607292</text:p>
          </table:table-cell>
          <table:table-cell office:value-type="float" office:value="0.560948" calcext:value-type="float">
            <text:p>0.560948</text:p>
          </table:table-cell>
          <table:table-cell office:value-type="float" office:value="0.571348" calcext:value-type="float">
            <text:p>0.571348</text:p>
          </table:table-cell>
          <table:table-cell office:value-type="float" office:value="0.527662" calcext:value-type="float">
            <text:p>0.527662</text:p>
          </table:table-cell>
          <table:table-cell office:value-type="float" office:value="0.552875" calcext:value-type="float">
            <text:p>0.552875</text:p>
          </table:table-cell>
          <table:table-cell office:value-type="float" office:value="0.600139" calcext:value-type="float">
            <text:p>0.600139</text:p>
          </table:table-cell>
          <table:table-cell table:number-columns-repeated="3"/>
          <table:table-cell office:value-type="float" office:value="0.623034" calcext:value-type="float">
            <text:p>0.623034</text:p>
          </table:table-cell>
          <table:table-cell table:number-columns-repeated="977"/>
        </table:table-row>
        <table:table-row table:style-name="ro1">
          <table:table-cell table:formula="of:=[.A10]+5" office:value-type="float" office:value="45" calcext:value-type="float">
            <text:p>45</text:p>
          </table:table-cell>
          <table:table-cell table:formula="of:=[.B10]+20" office:value-type="float" office:value="180" calcext:value-type="float">
            <text:p>180</text:p>
          </table:table-cell>
          <table:table-cell office:value-type="float" office:value="0.49822" calcext:value-type="float">
            <text:p>0.49822</text:p>
          </table:table-cell>
          <table:table-cell office:value-type="float" office:value="0.529222" calcext:value-type="float">
            <text:p>0.529222</text:p>
          </table:table-cell>
          <table:table-cell office:value-type="float" office:value="0.440166" calcext:value-type="float">
            <text:p>0.440166</text:p>
          </table:table-cell>
          <table:table-cell/>
          <table:table-cell office:value-type="float" office:value="0.479332" calcext:value-type="float">
            <text:p>0.479332</text:p>
          </table:table-cell>
          <table:table-cell office:value-type="float" office:value="0.465307" calcext:value-type="float">
            <text:p>0.465307</text:p>
          </table:table-cell>
          <table:table-cell office:value-type="float" office:value="0.465171" calcext:value-type="float">
            <text:p>0.465171</text:p>
          </table:table-cell>
          <table:table-cell office:value-type="float" office:value="0.584321" calcext:value-type="float">
            <text:p>0.584321</text:p>
          </table:table-cell>
          <table:table-cell office:value-type="float" office:value="0.403261" calcext:value-type="float">
            <text:p>0.403261</text:p>
          </table:table-cell>
          <table:table-cell office:value-type="float" office:value="0.516627" calcext:value-type="float">
            <text:p>0.516627</text:p>
          </table:table-cell>
          <table:table-cell office:value-type="float" office:value="0.483708" calcext:value-type="float">
            <text:p>0.483708</text:p>
          </table:table-cell>
          <table:table-cell office:value-type="float" office:value="0.553098" calcext:value-type="float">
            <text:p>0.553098</text:p>
          </table:table-cell>
          <table:table-cell office:value-type="float" office:value="0.611346" calcext:value-type="float">
            <text:p>0.611346</text:p>
          </table:table-cell>
          <table:table-cell office:value-type="float" office:value="0.374585" calcext:value-type="float">
            <text:p>0.374585</text:p>
          </table:table-cell>
          <table:table-cell office:value-type="float" office:value="0.521973" calcext:value-type="float">
            <text:p>0.521973</text:p>
          </table:table-cell>
          <table:table-cell office:value-type="float" office:value="0.565918" calcext:value-type="float">
            <text:p>0.565918</text:p>
          </table:table-cell>
          <table:table-cell office:value-type="float" office:value="0.58145" calcext:value-type="float">
            <text:p>0.58145</text:p>
          </table:table-cell>
          <table:table-cell/>
          <table:table-cell office:value-type="float" office:value="0.592247" calcext:value-type="float">
            <text:p>0.592247</text:p>
          </table:table-cell>
          <table:table-cell office:value-type="float" office:value="0.602709" calcext:value-type="float">
            <text:p>0.602709</text:p>
          </table:table-cell>
          <table:table-cell office:value-type="float" office:value="0.584031" calcext:value-type="float">
            <text:p>0.584031</text:p>
          </table:table-cell>
          <table:table-cell office:value-type="float" office:value="0.585146" calcext:value-type="float">
            <text:p>0.585146</text:p>
          </table:table-cell>
          <table:table-cell office:value-type="float" office:value="0.600581" calcext:value-type="float">
            <text:p>0.600581</text:p>
          </table:table-cell>
          <table:table-cell office:value-type="float" office:value="0.580983" calcext:value-type="float">
            <text:p>0.580983</text:p>
          </table:table-cell>
          <table:table-cell office:value-type="float" office:value="0.598612" calcext:value-type="float">
            <text:p>0.598612</text:p>
          </table:table-cell>
          <table:table-cell/>
          <table:table-cell office:value-type="float" office:value="0.560754" calcext:value-type="float">
            <text:p>0.560754</text:p>
          </table:table-cell>
          <table:table-cell/>
          <table:table-cell office:value-type="float" office:value="0.586232" calcext:value-type="float">
            <text:p>0.586232</text:p>
          </table:table-cell>
          <table:table-cell/>
          <table:table-cell office:value-type="float" office:value="0.60041" calcext:value-type="float">
            <text:p>0.60041</text:p>
          </table:table-cell>
          <table:table-cell table:number-columns-repeated="3"/>
          <table:table-cell office:value-type="float" office:value="0.572234" calcext:value-type="float">
            <text:p>0.572234</text:p>
          </table:table-cell>
          <table:table-cell office:value-type="float" office:value="0.610101" calcext:value-type="float">
            <text:p>0.610101</text:p>
          </table:table-cell>
          <table:table-cell office:value-type="float" office:value="0.550694" calcext:value-type="float">
            <text:p>0.550694</text:p>
          </table:table-cell>
          <table:table-cell office:value-type="float" office:value="0.573049" calcext:value-type="float">
            <text:p>0.573049</text:p>
          </table:table-cell>
          <table:table-cell office:value-type="float" office:value="0.558947" calcext:value-type="float">
            <text:p>0.558947</text:p>
          </table:table-cell>
          <table:table-cell office:value-type="float" office:value="0.545485" calcext:value-type="float">
            <text:p>0.545485</text:p>
          </table:table-cell>
          <table:table-cell office:value-type="float" office:value="0.603136" calcext:value-type="float">
            <text:p>0.603136</text:p>
          </table:table-cell>
          <table:table-cell table:number-columns-repeated="3"/>
          <table:table-cell office:value-type="float" office:value="0.618622" calcext:value-type="float">
            <text:p>0.618622</text:p>
          </table:table-cell>
          <table:table-cell table:number-columns-repeated="977"/>
        </table:table-row>
        <table:table-row table:style-name="ro1">
          <table:table-cell table:formula="of:=[.A11]+5" office:value-type="float" office:value="50" calcext:value-type="float">
            <text:p>50</text:p>
          </table:table-cell>
          <table:table-cell table:formula="of:=[.B11]+20" office:value-type="float" office:value="200" calcext:value-type="float">
            <text:p>200</text:p>
          </table:table-cell>
          <table:table-cell office:value-type="float" office:value="0.51993" calcext:value-type="float">
            <text:p>0.51993</text:p>
          </table:table-cell>
          <table:table-cell office:value-type="float" office:value="0.494871" calcext:value-type="float">
            <text:p>0.494871</text:p>
          </table:table-cell>
          <table:table-cell table:number-columns-repeated="2"/>
          <table:table-cell office:value-type="float" office:value="0.368819" calcext:value-type="float">
            <text:p>0.368819</text:p>
          </table:table-cell>
          <table:table-cell office:value-type="float" office:value="0.429924" calcext:value-type="float">
            <text:p>0.429924</text:p>
          </table:table-cell>
          <table:table-cell office:value-type="float" office:value="0.349053" calcext:value-type="float">
            <text:p>0.349053</text:p>
          </table:table-cell>
          <table:table-cell office:value-type="float" office:value="0.554113" calcext:value-type="float">
            <text:p>0.554113</text:p>
          </table:table-cell>
          <table:table-cell office:value-type="float" office:value="0.348631" calcext:value-type="float">
            <text:p>0.348631</text:p>
          </table:table-cell>
          <table:table-cell office:value-type="float" office:value="0.51985" calcext:value-type="float">
            <text:p>0.51985</text:p>
          </table:table-cell>
          <table:table-cell/>
          <table:table-cell office:value-type="float" office:value="0.55851" calcext:value-type="float">
            <text:p>0.55851</text:p>
          </table:table-cell>
          <table:table-cell office:value-type="float" office:value="0.633639" calcext:value-type="float">
            <text:p>0.633639</text:p>
          </table:table-cell>
          <table:table-cell office:value-type="float" office:value="0.161099" calcext:value-type="float">
            <text:p>0.161099</text:p>
          </table:table-cell>
          <table:table-cell office:value-type="float" office:value="0.559926" calcext:value-type="float">
            <text:p>0.559926</text:p>
          </table:table-cell>
          <table:table-cell office:value-type="float" office:value="0.53663" calcext:value-type="float">
            <text:p>0.53663</text:p>
          </table:table-cell>
          <table:table-cell office:value-type="float" office:value="0.513514" calcext:value-type="float">
            <text:p>0.513514</text:p>
          </table:table-cell>
          <table:table-cell/>
          <table:table-cell office:value-type="float" office:value="0.577077" calcext:value-type="float">
            <text:p>0.577077</text:p>
          </table:table-cell>
          <table:table-cell/>
          <table:table-cell office:value-type="float" office:value="0.578926" calcext:value-type="float">
            <text:p>0.578926</text:p>
          </table:table-cell>
          <table:table-cell office:value-type="float" office:value="0.569144" calcext:value-type="float">
            <text:p>0.569144</text:p>
          </table:table-cell>
          <table:table-cell office:value-type="float" office:value="0.578501" calcext:value-type="float">
            <text:p>0.578501</text:p>
          </table:table-cell>
          <table:table-cell office:value-type="float" office:value="0.556954" calcext:value-type="float">
            <text:p>0.556954</text:p>
          </table:table-cell>
          <table:table-cell table:number-columns-repeated="2"/>
          <table:table-cell office:value-type="float" office:value="0.563999" calcext:value-type="float">
            <text:p>0.563999</text:p>
          </table:table-cell>
          <table:table-cell/>
          <table:table-cell office:value-type="float" office:value="0.591134" calcext:value-type="float">
            <text:p>0.591134</text:p>
          </table:table-cell>
          <table:table-cell/>
          <table:table-cell office:value-type="float" office:value="0.603223" calcext:value-type="float">
            <text:p>0.603223</text:p>
          </table:table-cell>
          <table:table-cell table:number-columns-repeated="3"/>
          <table:table-cell office:value-type="float" office:value="0.571707" calcext:value-type="float">
            <text:p>0.571707</text:p>
          </table:table-cell>
          <table:table-cell office:value-type="float" office:value="0.602549" calcext:value-type="float">
            <text:p>0.602549</text:p>
          </table:table-cell>
          <table:table-cell office:value-type="float" office:value="0.54609" calcext:value-type="float">
            <text:p>0.54609</text:p>
          </table:table-cell>
          <table:table-cell office:value-type="float" office:value="0.560067" calcext:value-type="float">
            <text:p>0.560067</text:p>
          </table:table-cell>
          <table:table-cell office:value-type="float" office:value="0.54664" calcext:value-type="float">
            <text:p>0.54664</text:p>
          </table:table-cell>
          <table:table-cell office:value-type="float" office:value="0.541514" calcext:value-type="float">
            <text:p>0.541514</text:p>
          </table:table-cell>
          <table:table-cell office:value-type="float" office:value="0.55331" calcext:value-type="float">
            <text:p>0.55331</text:p>
          </table:table-cell>
          <table:table-cell table:number-columns-repeated="3"/>
          <table:table-cell office:value-type="float" office:value="0.62342" calcext:value-type="float">
            <text:p>0.62342</text:p>
          </table:table-cell>
          <table:table-cell table:number-columns-repeated="977"/>
        </table:table-row>
        <table:table-row table:style-name="ro1">
          <table:table-cell table:formula="of:=[.A12]+5" office:value-type="float" office:value="55" calcext:value-type="float">
            <text:p>55</text:p>
          </table:table-cell>
          <table:table-cell table:formula="of:=[.B12]+20" office:value-type="float" office:value="220" calcext:value-type="float">
            <text:p>220</text:p>
          </table:table-cell>
          <table:table-cell office:value-type="float" office:value="0.54271" calcext:value-type="float">
            <text:p>0.54271</text:p>
          </table:table-cell>
          <table:table-cell table:number-columns-repeated="3"/>
          <table:table-cell office:value-type="float" office:value="0.431647" calcext:value-type="float">
            <text:p>0.431647</text:p>
          </table:table-cell>
          <table:table-cell office:value-type="float" office:value="0.481699" calcext:value-type="float">
            <text:p>0.481699</text:p>
          </table:table-cell>
          <table:table-cell table:number-columns-repeated="2"/>
          <table:table-cell office:value-type="float" office:value="0.332728" calcext:value-type="float">
            <text:p>0.332728</text:p>
          </table:table-cell>
          <table:table-cell table:number-columns-repeated="2"/>
          <table:table-cell office:value-type="float" office:value="0.556632" calcext:value-type="float">
            <text:p>0.556632</text:p>
          </table:table-cell>
          <table:table-cell office:value-type="float" office:value="0.639706" calcext:value-type="float">
            <text:p>0.639706</text:p>
          </table:table-cell>
          <table:table-cell office:value-type="float" office:value="0.286485" calcext:value-type="float">
            <text:p>0.286485</text:p>
          </table:table-cell>
          <table:table-cell office:value-type="float" office:value="0.524588" calcext:value-type="float">
            <text:p>0.524588</text:p>
          </table:table-cell>
          <table:table-cell table:number-columns-repeated="3"/>
          <table:table-cell office:value-type="float" office:value="0.571382" calcext:value-type="float">
            <text:p>0.571382</text:p>
          </table:table-cell>
          <table:table-cell/>
          <table:table-cell office:value-type="float" office:value="0.557746" calcext:value-type="float">
            <text:p>0.557746</text:p>
          </table:table-cell>
          <table:table-cell office:value-type="float" office:value="0.58996" calcext:value-type="float">
            <text:p>0.58996</text:p>
          </table:table-cell>
          <table:table-cell office:value-type="float" office:value="0.564562" calcext:value-type="float">
            <text:p>0.564562</text:p>
          </table:table-cell>
          <table:table-cell table:number-columns-repeated="7"/>
          <table:table-cell office:value-type="float" office:value="0.608493" calcext:value-type="float">
            <text:p>0.608493</text:p>
          </table:table-cell>
          <table:table-cell table:number-columns-repeated="3"/>
          <table:table-cell office:value-type="float" office:value="0.581404" calcext:value-type="float">
            <text:p>0.581404</text:p>
          </table:table-cell>
          <table:table-cell office:value-type="float" office:value="0.59529" calcext:value-type="float">
            <text:p>0.59529</text:p>
          </table:table-cell>
          <table:table-cell office:value-type="float" office:value="0.549789" calcext:value-type="float">
            <text:p>0.549789</text:p>
          </table:table-cell>
          <table:table-cell office:value-type="float" office:value="0.539957" calcext:value-type="float">
            <text:p>0.539957</text:p>
          </table:table-cell>
          <table:table-cell office:value-type="float" office:value="0.568115" calcext:value-type="float">
            <text:p>0.568115</text:p>
          </table:table-cell>
          <table:table-cell office:value-type="float" office:value="0.543421" calcext:value-type="float">
            <text:p>0.543421</text:p>
          </table:table-cell>
          <table:table-cell office:value-type="float" office:value="0.560944" calcext:value-type="float">
            <text:p>0.560944</text:p>
          </table:table-cell>
          <table:table-cell table:number-columns-repeated="3"/>
          <table:table-cell office:value-type="float" office:value="0.598848" calcext:value-type="float">
            <text:p>0.598848</text:p>
          </table:table-cell>
          <table:table-cell table:number-columns-repeated="977"/>
        </table:table-row>
        <table:table-row table:style-name="ro1">
          <table:table-cell table:formula="of:=[.A13]+5" office:value-type="float" office:value="60" calcext:value-type="float">
            <text:p>60</text:p>
          </table:table-cell>
          <table:table-cell table:formula="of:=[.B13]+20" office:value-type="float" office:value="240" calcext:value-type="float">
            <text:p>240</text:p>
          </table:table-cell>
          <table:table-cell office:value-type="float" office:value="0.57388" calcext:value-type="float">
            <text:p>0.57388</text:p>
          </table:table-cell>
          <table:table-cell table:number-columns-repeated="3"/>
          <table:table-cell office:value-type="float" office:value="0.366355" calcext:value-type="float">
            <text:p>0.366355</text:p>
          </table:table-cell>
          <table:table-cell office:value-type="float" office:value="0.454278" calcext:value-type="float">
            <text:p>0.454278</text:p>
          </table:table-cell>
          <table:table-cell table:number-columns-repeated="2"/>
          <table:table-cell office:value-type="float" office:value="0.25441" calcext:value-type="float">
            <text:p>0.25441</text:p>
          </table:table-cell>
          <table:table-cell table:number-columns-repeated="2"/>
          <table:table-cell office:value-type="float" office:value="0.543246" calcext:value-type="float">
            <text:p>0.543246</text:p>
          </table:table-cell>
          <table:table-cell office:value-type="float" office:value="0.662473" calcext:value-type="float">
            <text:p>0.662473</text:p>
          </table:table-cell>
          <table:table-cell/>
          <table:table-cell office:value-type="float" office:value="0.52731" calcext:value-type="float">
            <text:p>0.52731</text:p>
          </table:table-cell>
          <table:table-cell table:number-columns-repeated="3"/>
          <table:table-cell office:value-type="float" office:value="0.566842" calcext:value-type="float">
            <text:p>0.566842</text:p>
          </table:table-cell>
          <table:table-cell/>
          <table:table-cell office:value-type="float" office:value="0.574716" calcext:value-type="float">
            <text:p>0.574716</text:p>
          </table:table-cell>
          <table:table-cell office:value-type="float" office:value="0.566853" calcext:value-type="float">
            <text:p>0.566853</text:p>
          </table:table-cell>
          <table:table-cell office:value-type="float" office:value="0.572186" calcext:value-type="float">
            <text:p>0.572186</text:p>
          </table:table-cell>
          <table:table-cell table:number-columns-repeated="7"/>
          <table:table-cell office:value-type="float" office:value="0.605271" calcext:value-type="float">
            <text:p>0.605271</text:p>
          </table:table-cell>
          <table:table-cell table:number-columns-repeated="3"/>
          <table:table-cell office:value-type="float" office:value="0.570768" calcext:value-type="float">
            <text:p>0.570768</text:p>
          </table:table-cell>
          <table:table-cell/>
          <table:table-cell office:value-type="float" office:value="0.546957" calcext:value-type="float">
            <text:p>0.546957</text:p>
          </table:table-cell>
          <table:table-cell office:value-type="float" office:value="0.56278" calcext:value-type="float">
            <text:p>0.56278</text:p>
          </table:table-cell>
          <table:table-cell/>
          <table:table-cell office:value-type="float" office:value="0.546141" calcext:value-type="float">
            <text:p>0.546141</text:p>
          </table:table-cell>
          <table:table-cell table:number-columns-repeated="982"/>
        </table:table-row>
        <table:table-row table:style-name="ro1">
          <table:table-cell table:formula="of:=[.A14]+5" office:value-type="float" office:value="65" calcext:value-type="float">
            <text:p>65</text:p>
          </table:table-cell>
          <table:table-cell table:formula="of:=[.B14]+20" office:value-type="float" office:value="260" calcext:value-type="float">
            <text:p>260</text:p>
          </table:table-cell>
          <table:table-cell office:value-type="float" office:value="0.53272" calcext:value-type="float">
            <text:p>0.53272</text:p>
          </table:table-cell>
          <table:table-cell table:number-columns-repeated="3"/>
          <table:table-cell office:value-type="float" office:value="0.386126" calcext:value-type="float">
            <text:p>0.386126</text:p>
          </table:table-cell>
          <table:table-cell office:value-type="float" office:value="0.463852" calcext:value-type="float">
            <text:p>0.463852</text:p>
          </table:table-cell>
          <table:table-cell table:number-columns-repeated="2"/>
          <table:table-cell office:value-type="float" office:value="0.357665" calcext:value-type="float">
            <text:p>0.357665</text:p>
          </table:table-cell>
          <table:table-cell table:number-columns-repeated="2"/>
          <table:table-cell office:value-type="float" office:value="0.548601" calcext:value-type="float">
            <text:p>0.548601</text:p>
          </table:table-cell>
          <table:table-cell office:value-type="float" office:value="0.672344" calcext:value-type="float">
            <text:p>0.672344</text:p>
          </table:table-cell>
          <table:table-cell table:number-columns-repeated="5"/>
          <table:table-cell office:value-type="float" office:value="0.568792" calcext:value-type="float">
            <text:p>0.568792</text:p>
          </table:table-cell>
          <table:table-cell/>
          <table:table-cell office:value-type="float" office:value="0.579033" calcext:value-type="float">
            <text:p>0.579033</text:p>
          </table:table-cell>
          <table:table-cell office:value-type="float" office:value="0.568364" calcext:value-type="float">
            <text:p>0.568364</text:p>
          </table:table-cell>
          <table:table-cell table:number-columns-repeated="8"/>
          <table:table-cell office:value-type="float" office:value="0.59892" calcext:value-type="float">
            <text:p>0.59892</text:p>
          </table:table-cell>
          <table:table-cell table:number-columns-repeated="3"/>
          <table:table-cell office:value-type="float" office:value="0.563967" calcext:value-type="float">
            <text:p>0.563967</text:p>
          </table:table-cell>
          <table:table-cell/>
          <table:table-cell office:value-type="float" office:value="0.55318" calcext:value-type="float">
            <text:p>0.55318</text:p>
          </table:table-cell>
          <table:table-cell office:value-type="float" office:value="0.560823" calcext:value-type="float">
            <text:p>0.560823</text:p>
          </table:table-cell>
          <table:table-cell/>
          <table:table-cell office:value-type="float" office:value="0.542933" calcext:value-type="float">
            <text:p>0.542933</text:p>
          </table:table-cell>
          <table:table-cell table:number-columns-repeated="982"/>
        </table:table-row>
        <table:table-row table:style-name="ro1">
          <table:table-cell table:formula="of:=[.A15]+5" office:value-type="float" office:value="70" calcext:value-type="float">
            <text:p>70</text:p>
          </table:table-cell>
          <table:table-cell table:formula="of:=[.B15]+20" office:value-type="float" office:value="280" calcext:value-type="float">
            <text:p>280</text:p>
          </table:table-cell>
          <table:table-cell office:value-type="float" office:value="0.52597" calcext:value-type="float">
            <text:p>0.52597</text:p>
          </table:table-cell>
          <table:table-cell table:number-columns-repeated="3"/>
          <table:table-cell office:value-type="float" office:value="0.331968" calcext:value-type="float">
            <text:p>0.331968</text:p>
          </table:table-cell>
          <table:table-cell office:value-type="float" office:value="0.388943" calcext:value-type="float">
            <text:p>0.388943</text:p>
          </table:table-cell>
          <table:table-cell table:number-columns-repeated="2"/>
          <table:table-cell office:value-type="float" office:value="0.226178" calcext:value-type="float">
            <text:p>0.226178</text:p>
          </table:table-cell>
          <table:table-cell table:number-columns-repeated="2"/>
          <table:table-cell office:value-type="float" office:value="0.532385" calcext:value-type="float">
            <text:p>0.532385</text:p>
          </table:table-cell>
          <table:table-cell office:value-type="float" office:value="0.678612" calcext:value-type="float">
            <text:p>0.678612</text:p>
          </table:table-cell>
          <table:table-cell table:number-columns-repeated="7"/>
          <table:table-cell office:value-type="float" office:value="0.587607" calcext:value-type="float">
            <text:p>0.587607</text:p>
          </table:table-cell>
          <table:table-cell office:value-type="float" office:value="0.576027" calcext:value-type="float">
            <text:p>0.576027</text:p>
          </table:table-cell>
          <table:table-cell table:number-columns-repeated="8"/>
          <table:table-cell office:value-type="float" office:value="0.58287" calcext:value-type="float">
            <text:p>0.58287</text:p>
          </table:table-cell>
          <table:table-cell table:number-columns-repeated="3"/>
          <table:table-cell office:value-type="float" office:value="0.56503" calcext:value-type="float">
            <text:p>0.56503</text:p>
          </table:table-cell>
          <table:table-cell table:number-columns-repeated="2"/>
          <table:table-cell office:value-type="float" office:value="0.537389" calcext:value-type="float">
            <text:p>0.537389</text:p>
          </table:table-cell>
          <table:table-cell table:number-columns-repeated="984"/>
        </table:table-row>
        <table:table-row table:style-name="ro1">
          <table:table-cell table:formula="of:=[.A16]+5" office:value-type="float" office:value="75" calcext:value-type="float">
            <text:p>75</text:p>
          </table:table-cell>
          <table:table-cell table:formula="of:=[.B16]+20" office:value-type="float" office:value="300" calcext:value-type="float">
            <text:p>300</text:p>
          </table:table-cell>
          <table:table-cell office:value-type="float" office:value="0.45705" calcext:value-type="float">
            <text:p>0.45705</text:p>
          </table:table-cell>
          <table:table-cell table:number-columns-repeated="3"/>
          <table:table-cell office:value-type="float" office:value="0.399077" calcext:value-type="float">
            <text:p>0.399077</text:p>
          </table:table-cell>
          <table:table-cell office:value-type="float" office:value="0.397844" calcext:value-type="float">
            <text:p>0.397844</text:p>
          </table:table-cell>
          <table:table-cell table:number-columns-repeated="2"/>
          <table:table-cell office:value-type="float" office:value="0.274227" calcext:value-type="float">
            <text:p>0.274227</text:p>
          </table:table-cell>
          <table:table-cell table:number-columns-repeated="2"/>
          <table:table-cell office:value-type="float" office:value="0.548696" calcext:value-type="float">
            <text:p>0.548696</text:p>
          </table:table-cell>
          <table:table-cell office:value-type="float" office:value="0.685627" calcext:value-type="float">
            <text:p>0.685627</text:p>
          </table:table-cell>
          <table:table-cell table:number-columns-repeated="8"/>
          <table:table-cell office:value-type="float" office:value="0.570223" calcext:value-type="float">
            <text:p>0.570223</text:p>
          </table:table-cell>
          <table:table-cell table:number-columns-repeated="8"/>
          <table:table-cell office:value-type="float" office:value="0.583601" calcext:value-type="float">
            <text:p>0.583601</text:p>
          </table:table-cell>
          <table:table-cell table:number-columns-repeated="3"/>
          <table:table-cell office:value-type="float" office:value="0.548772" calcext:value-type="float">
            <text:p>0.548772</text:p>
          </table:table-cell>
          <table:table-cell table:number-columns-repeated="2"/>
          <table:table-cell office:value-type="float" office:value="0.545392" calcext:value-type="float">
            <text:p>0.545392</text:p>
          </table:table-cell>
          <table:table-cell table:number-columns-repeated="984"/>
        </table:table-row>
        <table:table-row table:style-name="ro1">
          <table:table-cell table:formula="of:=[.A17]+5" office:value-type="float" office:value="80" calcext:value-type="float">
            <text:p>80</text:p>
          </table:table-cell>
          <table:table-cell table:formula="of:=[.B17]+20" office:value-type="float" office:value="320" calcext:value-type="float">
            <text:p>320</text:p>
          </table:table-cell>
          <table:table-cell office:value-type="float" office:value="0.54491" calcext:value-type="float">
            <text:p>0.54491</text:p>
          </table:table-cell>
          <table:table-cell table:number-columns-repeated="3"/>
          <table:table-cell office:value-type="float" office:value="0.418216" calcext:value-type="float">
            <text:p>0.418216</text:p>
          </table:table-cell>
          <table:table-cell office:value-type="float" office:value="0.370865" calcext:value-type="float">
            <text:p>0.370865</text:p>
          </table:table-cell>
          <table:table-cell table:number-columns-repeated="2"/>
          <table:table-cell office:value-type="float" office:value="0.379667" calcext:value-type="float">
            <text:p>0.379667</text:p>
          </table:table-cell>
          <table:table-cell table:number-columns-repeated="2"/>
          <table:table-cell office:value-type="float" office:value="0.560302" calcext:value-type="float">
            <text:p>0.560302</text:p>
          </table:table-cell>
          <table:table-cell office:value-type="float" office:value="0.685574" calcext:value-type="float">
            <text:p>0.685574</text:p>
          </table:table-cell>
          <table:table-cell table:number-columns-repeated="17"/>
          <table:table-cell office:value-type="float" office:value="0.596156" calcext:value-type="float">
            <text:p>0.596156</text:p>
          </table:table-cell>
          <table:table-cell table:number-columns-repeated="6"/>
          <table:table-cell office:value-type="float" office:value="0.571862" calcext:value-type="float">
            <text:p>0.571862</text:p>
          </table:table-cell>
          <table:table-cell table:number-columns-repeated="984"/>
        </table:table-row>
        <table:table-row table:style-name="ro1">
          <table:table-cell table:formula="of:=[.A18]+5" office:value-type="float" office:value="85" calcext:value-type="float">
            <text:p>85</text:p>
          </table:table-cell>
          <table:table-cell table:formula="of:=[.B18]+20" office:value-type="float" office:value="340" calcext:value-type="float">
            <text:p>340</text:p>
          </table:table-cell>
          <table:table-cell office:value-type="float" office:value="0.56365" calcext:value-type="float">
            <text:p>0.56365</text:p>
          </table:table-cell>
          <table:table-cell table:number-columns-repeated="3"/>
          <table:table-cell office:value-type="float" office:value="0.373799" calcext:value-type="float">
            <text:p>0.373799</text:p>
          </table:table-cell>
          <table:table-cell office:value-type="float" office:value="0.395101" calcext:value-type="float">
            <text:p>0.395101</text:p>
          </table:table-cell>
          <table:table-cell table:number-columns-repeated="5"/>
          <table:table-cell office:value-type="float" office:value="0.551771" calcext:value-type="float">
            <text:p>0.551771</text:p>
          </table:table-cell>
          <table:table-cell table:number-columns-repeated="18"/>
          <table:table-cell office:value-type="float" office:value="0.577069" calcext:value-type="float">
            <text:p>0.577069</text:p>
          </table:table-cell>
          <table:table-cell table:number-columns-repeated="6"/>
          <table:table-cell office:value-type="float" office:value="0.547342" calcext:value-type="float">
            <text:p>0.547342</text:p>
          </table:table-cell>
          <table:table-cell table:number-columns-repeated="984"/>
        </table:table-row>
        <table:table-row table:style-name="ro1">
          <table:table-cell table:formula="of:=[.A19]+5" office:value-type="float" office:value="90" calcext:value-type="float">
            <text:p>90</text:p>
          </table:table-cell>
          <table:table-cell table:formula="of:=[.B19]+20" office:value-type="float" office:value="360" calcext:value-type="float">
            <text:p>360</text:p>
          </table:table-cell>
          <table:table-cell office:value-type="float" office:value="0.5815" calcext:value-type="float">
            <text:p>0.5815</text:p>
          </table:table-cell>
          <table:table-cell table:number-columns-repeated="10"/>
          <table:table-cell office:value-type="float" office:value="0.547777" calcext:value-type="float">
            <text:p>0.547777</text:p>
          </table:table-cell>
          <table:table-cell table:number-columns-repeated="18"/>
          <table:table-cell office:value-type="float" office:value="0.607145" calcext:value-type="float">
            <text:p>0.607145</text:p>
          </table:table-cell>
          <table:table-cell table:number-columns-repeated="6"/>
          <table:table-cell office:value-type="float" office:value="0.549473" calcext:value-type="float">
            <text:p>0.549473</text:p>
          </table:table-cell>
          <table:table-cell table:number-columns-repeated="984"/>
        </table:table-row>
        <table:table-row table:style-name="ro1">
          <table:table-cell table:formula="of:=[.A20]+5" office:value-type="float" office:value="95" calcext:value-type="float">
            <text:p>95</text:p>
          </table:table-cell>
          <table:table-cell table:formula="of:=[.B20]+20" office:value-type="float" office:value="380" calcext:value-type="float">
            <text:p>380</text:p>
          </table:table-cell>
          <table:table-cell office:value-type="float" office:value="0.5605" calcext:value-type="float">
            <text:p>0.5605</text:p>
          </table:table-cell>
          <table:table-cell table:number-columns-repeated="10"/>
          <table:table-cell office:value-type="float" office:value="0.534594" calcext:value-type="float">
            <text:p>0.534594</text:p>
          </table:table-cell>
          <table:table-cell table:number-columns-repeated="25"/>
          <table:table-cell office:value-type="float" office:value="0.560015" calcext:value-type="float">
            <text:p>0.560015</text:p>
          </table:table-cell>
          <table:table-cell table:number-columns-repeated="984"/>
        </table:table-row>
        <table:table-row table:style-name="ro1">
          <table:table-cell table:formula="of:=[.A21]+5" office:value-type="float" office:value="100" calcext:value-type="float">
            <text:p>100</text:p>
          </table:table-cell>
          <table:table-cell table:formula="of:=[.B21]+20" office:value-type="float" office:value="400" calcext:value-type="float">
            <text:p>400</text:p>
          </table:table-cell>
          <table:table-cell office:value-type="float" office:value="0.52543" calcext:value-type="float">
            <text:p>0.52543</text:p>
          </table:table-cell>
          <table:table-cell table:number-columns-repeated="36"/>
          <table:table-cell office:value-type="float" office:value="0.549921" calcext:value-type="float">
            <text:p>0.549921</text:p>
          </table:table-cell>
          <table:table-cell table:number-columns-repeated="984"/>
        </table:table-row>
        <table:table-row table:style-name="ro1">
          <table:table-cell table:formula="of:=[.A22]+5" office:value-type="float" office:value="105" calcext:value-type="float">
            <text:p>105</text:p>
          </table:table-cell>
          <table:table-cell table:formula="of:=[.B22]+20" office:value-type="float" office:value="420" calcext:value-type="float">
            <text:p>420</text:p>
          </table:table-cell>
          <table:table-cell office:value-type="float" office:value="0.50658" calcext:value-type="float">
            <text:p>0.50658</text:p>
          </table:table-cell>
          <table:table-cell table:number-columns-repeated="36"/>
          <table:table-cell office:value-type="float" office:value="0.552815" calcext:value-type="float">
            <text:p>0.552815</text:p>
          </table:table-cell>
          <table:table-cell table:number-columns-repeated="984"/>
        </table:table-row>
        <table:table-row table:style-name="ro1">
          <table:table-cell table:formula="of:=[.A23]+5" office:value-type="float" office:value="110" calcext:value-type="float">
            <text:p>110</text:p>
          </table:table-cell>
          <table:table-cell table:formula="of:=[.B23]+20" office:value-type="float" office:value="440" calcext:value-type="float">
            <text:p>440</text:p>
          </table:table-cell>
          <table:table-cell office:value-type="float" office:value="0.54415" calcext:value-type="float">
            <text:p>0.54415</text:p>
          </table:table-cell>
          <table:table-cell table:number-columns-repeated="36"/>
          <table:table-cell office:value-type="float" office:value="0.580636" calcext:value-type="float">
            <text:p>0.580636</text:p>
          </table:table-cell>
          <table:table-cell table:number-columns-repeated="984"/>
        </table:table-row>
        <table:table-row table:style-name="ro1">
          <table:table-cell table:formula="of:=[.A24]+5" office:value-type="float" office:value="115" calcext:value-type="float">
            <text:p>115</text:p>
          </table:table-cell>
          <table:table-cell table:formula="of:=[.B24]+20" office:value-type="float" office:value="460" calcext:value-type="float">
            <text:p>460</text:p>
          </table:table-cell>
          <table:table-cell office:value-type="float" office:value="0.52166" calcext:value-type="float">
            <text:p>0.52166</text:p>
          </table:table-cell>
          <table:table-cell table:number-columns-repeated="36"/>
          <table:table-cell office:value-type="float" office:value="0.57038" calcext:value-type="float">
            <text:p>0.57038</text:p>
          </table:table-cell>
          <table:table-cell table:number-columns-repeated="984"/>
        </table:table-row>
        <table:table-row table:style-name="ro1">
          <table:table-cell table:formula="of:=[.A25]+5" office:value-type="float" office:value="120" calcext:value-type="float">
            <text:p>120</text:p>
          </table:table-cell>
          <table:table-cell table:formula="of:=[.B25]+20" office:value-type="float" office:value="480" calcext:value-type="float">
            <text:p>480</text:p>
          </table:table-cell>
          <table:table-cell office:value-type="float" office:value="0.56052" calcext:value-type="float">
            <text:p>0.56052</text:p>
          </table:table-cell>
          <table:table-cell table:number-columns-repeated="36"/>
          <table:table-cell office:value-type="float" office:value="0.563834" calcext:value-type="float">
            <text:p>0.563834</text:p>
          </table:table-cell>
          <table:table-cell table:number-columns-repeated="984"/>
        </table:table-row>
        <table:table-row table:style-name="ro1">
          <table:table-cell table:formula="of:=[.A26]+5" office:value-type="float" office:value="125" calcext:value-type="float">
            <text:p>125</text:p>
          </table:table-cell>
          <table:table-cell table:formula="of:=[.B26]+20" office:value-type="float" office:value="500" calcext:value-type="float">
            <text:p>500</text:p>
          </table:table-cell>
          <table:table-cell office:value-type="float" office:value="0.47171" calcext:value-type="float">
            <text:p>0.47171</text:p>
          </table:table-cell>
          <table:table-cell table:number-columns-repeated="36"/>
          <table:table-cell office:value-type="float" office:value="0.57296" calcext:value-type="float">
            <text:p>0.57296</text:p>
          </table:table-cell>
          <table:table-cell table:number-columns-repeated="984"/>
        </table:table-row>
        <table:table-row table:style-name="ro1">
          <table:table-cell table:formula="of:=[.A27]+5" office:value-type="float" office:value="130" calcext:value-type="float">
            <text:p>130</text:p>
          </table:table-cell>
          <table:table-cell table:formula="of:=[.B27]+20" office:value-type="float" office:value="520" calcext:value-type="float">
            <text:p>520</text:p>
          </table:table-cell>
          <table:table-cell office:value-type="float" office:value="0.51352" calcext:value-type="float">
            <text:p>0.51352</text:p>
          </table:table-cell>
          <table:table-cell table:number-columns-repeated="36"/>
          <table:table-cell office:value-type="float" office:value="0.563658" calcext:value-type="float">
            <text:p>0.563658</text:p>
          </table:table-cell>
          <table:table-cell table:number-columns-repeated="984"/>
        </table:table-row>
        <table:table-row table:style-name="ro1">
          <table:table-cell table:formula="of:=[.A28]+5" office:value-type="float" office:value="135" calcext:value-type="float">
            <text:p>135</text:p>
          </table:table-cell>
          <table:table-cell table:formula="of:=[.B28]+20" office:value-type="float" office:value="540" calcext:value-type="float">
            <text:p>540</text:p>
          </table:table-cell>
          <table:table-cell office:value-type="float" office:value="0.552" calcext:value-type="float">
            <text:p>0.552</text:p>
          </table:table-cell>
          <table:table-cell table:number-columns-repeated="36"/>
          <table:table-cell office:value-type="float" office:value="0.559906" calcext:value-type="float">
            <text:p>0.559906</text:p>
          </table:table-cell>
          <table:table-cell table:number-columns-repeated="984"/>
        </table:table-row>
        <table:table-row table:style-name="ro1">
          <table:table-cell table:formula="of:=[.A29]+5" office:value-type="float" office:value="140" calcext:value-type="float">
            <text:p>140</text:p>
          </table:table-cell>
          <table:table-cell table:formula="of:=[.B29]+20" office:value-type="float" office:value="560" calcext:value-type="float">
            <text:p>560</text:p>
          </table:table-cell>
          <table:table-cell office:value-type="float" office:value="0.53434" calcext:value-type="float">
            <text:p>0.53434</text:p>
          </table:table-cell>
          <table:table-cell table:style-name="Default" table:number-columns-repeated="36"/>
          <table:table-cell table:style-name="Default" office:value-type="float" office:value="0.557548" calcext:value-type="float">
            <text:p>0.557548</text:p>
          </table:table-cell>
          <table:table-cell table:style-name="Default" table:number-columns-repeated="984"/>
        </table:table-row>
        <table:table-row table:style-name="ro1">
          <table:table-cell table:formula="of:=[.A30]+5" office:value-type="float" office:value="145" calcext:value-type="float">
            <text:p>145</text:p>
          </table:table-cell>
          <table:table-cell table:formula="of:=[.B30]+20" office:value-type="float" office:value="580" calcext:value-type="float">
            <text:p>580</text:p>
          </table:table-cell>
          <table:table-cell office:value-type="float" office:value="0.48643" calcext:value-type="float">
            <text:p>0.48643</text:p>
          </table:table-cell>
          <table:table-cell table:style-name="Default" table:number-columns-repeated="36"/>
          <table:table-cell table:style-name="Default" office:value-type="float" office:value="0.571576" calcext:value-type="float">
            <text:p>0.571576</text:p>
          </table:table-cell>
          <table:table-cell table:style-name="Default" table:number-columns-repeated="984"/>
        </table:table-row>
        <table:table-row table:style-name="ro1">
          <table:table-cell table:formula="of:=[.A31]+5" office:value-type="float" office:value="150" calcext:value-type="float">
            <text:p>150</text:p>
          </table:table-cell>
          <table:table-cell table:formula="of:=[.B31]+20" office:value-type="float" office:value="600" calcext:value-type="float">
            <text:p>600</text:p>
          </table:table-cell>
          <table:table-cell office:value-type="float" office:value="0.54099" calcext:value-type="float">
            <text:p>0.54099</text:p>
          </table:table-cell>
          <table:table-cell table:style-name="Default" table:number-columns-repeated="36"/>
          <table:table-cell table:style-name="Default" office:value-type="float" office:value="0.560733" calcext:value-type="float">
            <text:p>0.560733</text:p>
          </table:table-cell>
          <table:table-cell table:style-name="Default" table:number-columns-repeated="984"/>
        </table:table-row>
        <table:table-row table:style-name="ro1">
          <table:table-cell table:formula="of:=[.A32]+5" office:value-type="float" office:value="155" calcext:value-type="float">
            <text:p>155</text:p>
          </table:table-cell>
          <table:table-cell table:formula="of:=[.B32]+20" office:value-type="float" office:value="620" calcext:value-type="float">
            <text:p>620</text:p>
          </table:table-cell>
          <table:table-cell office:value-type="float" office:value="0.49629" calcext:value-type="float">
            <text:p>0.49629</text:p>
          </table:table-cell>
          <table:table-cell table:style-name="Default" table:number-columns-repeated="36"/>
          <table:table-cell table:style-name="Default" office:value-type="float" office:value="0.543437" calcext:value-type="float">
            <text:p>0.543437</text:p>
          </table:table-cell>
          <table:table-cell table:style-name="Default" table:number-columns-repeated="984"/>
        </table:table-row>
        <table:table-row table:style-name="ro1">
          <table:table-cell table:formula="of:=[.A33]+5" office:value-type="float" office:value="160" calcext:value-type="float">
            <text:p>160</text:p>
          </table:table-cell>
          <table:table-cell table:formula="of:=[.B33]+20" office:value-type="float" office:value="640" calcext:value-type="float">
            <text:p>640</text:p>
          </table:table-cell>
          <table:table-cell office:value-type="float" office:value="0.52006" calcext:value-type="float">
            <text:p>0.52006</text:p>
          </table:table-cell>
          <table:table-cell table:style-name="Default" table:number-columns-repeated="36"/>
          <table:table-cell table:style-name="Default" office:value-type="float" office:value="0.562635" calcext:value-type="float">
            <text:p>0.562635</text:p>
          </table:table-cell>
          <table:table-cell table:style-name="Default" table:number-columns-repeated="984"/>
        </table:table-row>
        <table:table-row table:style-name="ro1">
          <table:table-cell table:number-columns-repeated="2"/>
          <table:table-cell table:style-name="Default" table:number-columns-repeated="37"/>
          <table:table-cell table:style-name="Default" office:value-type="float" office:value="0.548798" calcext:value-type="float">
            <text:p>0.548798</text:p>
          </table:table-cell>
          <table:table-cell table:style-name="Default" table:number-columns-repeated="984"/>
        </table:table-row>
        <table:table-row table:style-name="ro1">
          <table:table-cell table:number-columns-repeated="2"/>
          <table:table-cell table:style-name="Default" table:number-columns-repeated="37"/>
          <table:table-cell table:style-name="Default" office:value-type="float" office:value="0.564149" calcext:value-type="float">
            <text:p>0.564149</text:p>
          </table:table-cell>
          <table:table-cell table:style-name="Default" table:number-columns-repeated="984"/>
        </table:table-row>
      </table:table>
      <table:table table:name="f-AUC" table:style-name="ta1">
        <table:shapes>
          <draw:frame draw:z-index="0" draw:style-name="gr1" draw:text-style-name="P1" svg:width="6.2988in" svg:height="3.5429in" svg:x="15.9319in" svg:y="2.9079in">
            <draw:object draw:notify-on-update-of-ranges="'f-AUC'.AA2:'f-AUC'.AA2 'f-AUC'.AA3:'f-AUC'.AA11 'f-AUC'.AE2:'f-AUC'.AE2 'f-AUC'.AE3:'f-AUC'.AE1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6.2988in" svg:height="3.5429in" svg:x="9.3736in" svg:y="3.085in">
            <draw:object draw:notify-on-update-of-ranges="'f-AUC'.U2:'f-AUC'.U2 'f-AUC'.U3:'f-AUC'.U15 'f-AUC'.AA2:'f-AUC'.AA2 'f-AUC'.AA3:'f-AUC'.AA15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2" draw:style-name="gr1" draw:text-style-name="P1" svg:width="6.2988in" svg:height="3.5429in" svg:x="27.463in" svg:y="4.3531in">
            <draw:object draw:notify-on-update-of-ranges="'f-AUC'.AG2:'f-AUC'.AG2 'f-AUC'.AG3:'f-AUC'.AG16 'f-AUC'.AQ2:'f-AUC'.AQ2 'f-AUC'.AQ3:'f-AUC'.AQ1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3" draw:style-name="gr1" draw:text-style-name="P1" svg:width="6.2988in" svg:height="3.5429in" svg:x="33.8295in" svg:y="4.2941in">
            <draw:object draw:notify-on-update-of-ranges="'f-AUC'.AG2:'f-AUC'.AG2 'f-AUC'.AG3:'f-AUC'.AG20 'f-AUC'.AH2:'f-AUC'.AH2 'f-AUC'.AH3:'f-AUC'.AH20 'f-AUC'.AU2:'f-AUC'.AU2 'f-AUC'.AU3:'f-AUC'.AU20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1021" table:default-cell-style-name="Default"/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2" table:formula="of:=[$'F1-score'.A2]" office:value-type="string" office:string-value="epochs" calcext:value-type="string">
            <text:p>epochs</text:p>
          </table:table-cell>
          <table:table-cell table:style-name="ce2" office:value-type="string" calcext:value-type="string">
            <text:p>epochs (rand pick)</text:p>
          </table:table-cell>
          <table:table-cell table:style-name="ce2" office:value-type="string" calcext:value-type="string">
            <text:p>V2_3</text:p>
          </table:table-cell>
          <table:table-cell table:style-name="ce2" office:value-type="string" calcext:value-type="string">
            <text:p>V2_7</text:p>
          </table:table-cell>
          <table:table-cell table:style-name="ce2" office:value-type="string" calcext:value-type="string">
            <text:p>V2_8</text:p>
          </table:table-cell>
          <table:table-cell table:style-name="ce2" office:value-type="string" calcext:value-type="string">
            <text:p>V2_9</text:p>
          </table:table-cell>
          <table:table-cell table:style-name="ce2" office:value-type="string" calcext:value-type="string">
            <text:p>V2_8_2</text:p>
          </table:table-cell>
          <table:table-cell table:style-name="ce2" office:value-type="string" calcext:value-type="string">
            <text:p>v3</text:p>
          </table:table-cell>
          <table:table-cell table:style-name="ce2" office:value-type="string" calcext:value-type="string">
            <text:p>v4</text:p>
          </table:table-cell>
          <table:table-cell table:style-name="ce2" office:value-type="string" calcext:value-type="string">
            <text:p>v4_swap</text:p>
          </table:table-cell>
          <table:table-cell table:style-name="ce2" office:value-type="string" calcext:value-type="string">
            <text:p>V4_2</text:p>
          </table:table-cell>
          <table:table-cell table:style-name="ce2" office:value-type="string" calcext:value-type="string">
            <text:p>V4_3</text:p>
          </table:table-cell>
          <table:table-cell table:style-name="ce2" office:value-type="string" calcext:value-type="string">
            <text:p>V2_3_2</text:p>
          </table:table-cell>
          <table:table-cell table:style-name="ce2" office:value-type="string" calcext:value-type="string">
            <text:p>v5</text:p>
          </table:table-cell>
          <table:table-cell table:style-name="ce2" office:value-type="string" calcext:value-type="string">
            <text:p>v5_swap</text:p>
          </table:table-cell>
          <table:table-cell table:style-name="ce2" office:value-type="string" calcext:value-type="string">
            <text:p>V4_4_2</text:p>
          </table:table-cell>
          <table:table-cell table:style-name="ce2" office:value-type="string" calcext:value-type="string">
            <text:p>v7</text:p>
          </table:table-cell>
          <table:table-cell table:style-name="ce2" office:value-type="string" calcext:value-type="string">
            <text:p>V7_3</text:p>
          </table:table-cell>
          <table:table-cell table:style-name="ce2" office:value-type="string" calcext:value-type="string">
            <text:p>V5_2</text:p>
          </table:table-cell>
          <table:table-cell table:style-name="ce2" office:value-type="string" calcext:value-type="string">
            <text:p>V5_3</text:p>
          </table:table-cell>
          <table:table-cell table:style-name="ce2" office:value-type="string" calcext:value-type="string">
            <text:p>V5_4</text:p>
          </table:table-cell>
          <table:table-cell table:style-name="ce2" office:value-type="string" calcext:value-type="string">
            <text:p>V5_4_2</text:p>
          </table:table-cell>
          <table:table-cell table:style-name="ce2" office:value-type="string" calcext:value-type="string">
            <text:p>v8</text:p>
          </table:table-cell>
          <table:table-cell table:style-name="ce2" office:value-type="string" calcext:value-type="string">
            <text:p>v9</text:p>
          </table:table-cell>
          <table:table-cell table:style-name="ce2" office:value-type="string" calcext:value-type="string">
            <text:p>V9_2</text:p>
          </table:table-cell>
          <table:table-cell table:style-name="ce2" office:value-type="string" calcext:value-type="string">
            <text:p>v10_wrong</text:p>
          </table:table-cell>
          <table:table-cell table:style-name="ce2" office:value-type="string" calcext:value-type="string">
            <text:p>V5_6</text:p>
          </table:table-cell>
          <table:table-cell table:style-name="ce2" office:value-type="string" calcext:value-type="string">
            <text:p>V5_7</text:p>
          </table:table-cell>
          <table:table-cell table:style-name="ce2" office:value-type="string" calcext:value-type="string">
            <text:p>V10_2</text:p>
          </table:table-cell>
          <table:table-cell table:style-name="ce2" office:value-type="string" calcext:value-type="string">
            <text:p>V11_2</text:p>
          </table:table-cell>
          <table:table-cell table:style-name="ce2" office:value-type="string" calcext:value-type="string">
            <text:p>v12</text:p>
          </table:table-cell>
          <table:table-cell table:style-name="ce2" office:value-type="string" calcext:value-type="string">
            <text:p>V12_2_old</text:p>
          </table:table-cell>
          <table:table-cell table:style-name="ce2" office:value-type="string" calcext:value-type="string">
            <text:p>V12_2</text:p>
          </table:table-cell>
          <table:table-cell table:style-name="ce2" office:value-type="string" calcext:value-type="string">
            <text:p>V12_2_2</text:p>
          </table:table-cell>
          <table:table-cell table:style-name="ce2" office:value-type="string" calcext:value-type="string">
            <text:p>V12_3</text:p>
          </table:table-cell>
          <table:table-cell table:style-name="ce2" office:value-type="string" calcext:value-type="string">
            <text:p>v13</text:p>
          </table:table-cell>
          <table:table-cell table:style-name="ce2" office:value-type="string" calcext:value-type="string">
            <text:p>V5_6_2</text:p>
          </table:table-cell>
          <table:table-cell table:style-name="ce2" office:value-type="string" calcext:value-type="string">
            <text:p>V5_6_3</text:p>
          </table:table-cell>
          <table:table-cell table:style-name="ce2" office:value-type="string" calcext:value-type="string">
            <text:p>v14</text:p>
          </table:table-cell>
          <table:table-cell table:style-name="ce2" office:value-type="string" calcext:value-type="string">
            <text:p>V5_6_4</text:p>
          </table:table-cell>
          <table:table-cell table:style-name="ce2" office:value-type="string" calcext:value-type="string">
            <text:p>V5_6_5</text:p>
          </table:table-cell>
          <table:table-cell table:style-name="ce2" office:value-type="string" calcext:value-type="string">
            <text:p>v16</text:p>
          </table:table-cell>
          <table:table-cell table:style-name="ce2" office:value-type="string" calcext:value-type="string">
            <text:p>v17</text:p>
          </table:table-cell>
          <table:table-cell table:style-name="ce2" office:value-type="string" calcext:value-type="string">
            <text:p>V12_5</text:p>
          </table:table-cell>
          <table:table-cell table:style-name="ce2" office:value-type="string" calcext:value-type="string">
            <text:p>V12_6</text:p>
          </table:table-cell>
          <table:table-cell table:style-name="ce2" office:value-type="string" calcext:value-type="string">
            <text:p>V12_7</text:p>
          </table:table-cell>
          <table:table-cell table:style-name="ce2" office:value-type="string" calcext:value-type="string">
            <text:p>v12_9</text:p>
          </table:table-cell>
          <table:table-cell table:style-name="ce2" office:value-type="string" calcext:value-type="string">
            <text:p>V12_10</text:p>
          </table:table-cell>
          <table:table-cell table:style-name="ce2" table:number-columns-repeated="976"/>
        </table:table-row>
        <table:table-row table:style-name="ro1">
          <table:table-cell table:formula="of:=[$'F1-score'.A3]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float" office:value="0.697088" calcext:value-type="float">
            <text:p>0.697088</text:p>
          </table:table-cell>
          <table:table-cell office:value-type="float" office:value="0.507683" calcext:value-type="float">
            <text:p>0.507683</text:p>
          </table:table-cell>
          <table:table-cell office:value-type="float" office:value="0.517716" calcext:value-type="float">
            <text:p>0.517716</text:p>
          </table:table-cell>
          <table:table-cell office:value-type="float" office:value="0.66574" calcext:value-type="float">
            <text:p>0.66574</text:p>
          </table:table-cell>
          <table:table-cell office:value-type="float" office:value="0.670635" calcext:value-type="float">
            <text:p>0.670635</text:p>
          </table:table-cell>
          <table:table-cell office:value-type="float" office:value="0.664342" calcext:value-type="float">
            <text:p>0.664342</text:p>
          </table:table-cell>
          <table:table-cell/>
          <table:table-cell office:value-type="float" office:value="0.516353" calcext:value-type="float">
            <text:p>0.516353</text:p>
          </table:table-cell>
          <table:table-cell office:value-type="float" office:value="0.502149" calcext:value-type="float">
            <text:p>0.502149</text:p>
          </table:table-cell>
          <table:table-cell office:value-type="float" office:value="0.491248" calcext:value-type="float">
            <text:p>0.491248</text:p>
          </table:table-cell>
          <table:table-cell office:value-type="float" office:value="0.695696" calcext:value-type="float">
            <text:p>0.695696</text:p>
          </table:table-cell>
          <table:table-cell/>
          <table:table-cell office:value-type="float" office:value="0.505693" calcext:value-type="float">
            <text:p>0.505693</text:p>
          </table:table-cell>
          <table:table-cell office:value-type="float" office:value="0.697949" calcext:value-type="float">
            <text:p>0.697949</text:p>
          </table:table-cell>
          <table:table-cell office:value-type="float" office:value="0.688503" calcext:value-type="float">
            <text:p>0.688503</text:p>
          </table:table-cell>
          <table:table-cell office:value-type="float" office:value="0.52249" calcext:value-type="float">
            <text:p>0.52249</text:p>
          </table:table-cell>
          <table:table-cell office:value-type="float" office:value="0.681243" calcext:value-type="float">
            <text:p>0.681243</text:p>
          </table:table-cell>
          <table:table-cell office:value-type="float" office:value="0.749903" calcext:value-type="float">
            <text:p>0.749903</text:p>
          </table:table-cell>
          <table:table-cell office:value-type="float" office:value="0.7212" calcext:value-type="float">
            <text:p>0.7212</text:p>
          </table:table-cell>
          <table:table-cell office:value-type="float" office:value="0.735765" calcext:value-type="float">
            <text:p>0.735765</text:p>
          </table:table-cell>
          <table:table-cell office:value-type="float" office:value="0.72373" calcext:value-type="float">
            <text:p>0.72373</text:p>
          </table:table-cell>
          <table:table-cell office:value-type="float" office:value="0.725791" calcext:value-type="float">
            <text:p>0.725791</text:p>
          </table:table-cell>
          <table:table-cell office:value-type="float" office:value="0.719046" calcext:value-type="float">
            <text:p>0.719046</text:p>
          </table:table-cell>
          <table:table-cell office:value-type="float" office:value="0.752431" calcext:value-type="float">
            <text:p>0.752431</text:p>
          </table:table-cell>
          <table:table-cell office:value-type="float" office:value="0.751108" calcext:value-type="float">
            <text:p>0.751108</text:p>
          </table:table-cell>
          <table:table-cell office:value-type="float" office:value="0.731978" calcext:value-type="float">
            <text:p>0.731978</text:p>
          </table:table-cell>
          <table:table-cell office:value-type="float" office:value="0.505444" calcext:value-type="float">
            <text:p>0.505444</text:p>
          </table:table-cell>
          <table:table-cell office:value-type="float" office:value="0.746442" calcext:value-type="float">
            <text:p>0.746442</text:p>
          </table:table-cell>
          <table:table-cell office:value-type="float" office:value="0.754666" calcext:value-type="float">
            <text:p>0.754666</text:p>
          </table:table-cell>
          <table:table-cell office:value-type="float" office:value="0.774788" calcext:value-type="float">
            <text:p>0.774788</text:p>
          </table:table-cell>
          <table:table-cell office:value-type="float" office:value="0.77061" calcext:value-type="float">
            <text:p>0.77061</text:p>
          </table:table-cell>
          <table:table-cell office:value-type="float" office:value="0.761768" calcext:value-type="float">
            <text:p>0.761768</text:p>
          </table:table-cell>
          <table:table-cell office:value-type="float" office:value="0.730803" calcext:value-type="float">
            <text:p>0.730803</text:p>
          </table:table-cell>
          <table:table-cell office:value-type="float" office:value="0.745817" calcext:value-type="float">
            <text:p>0.745817</text:p>
          </table:table-cell>
          <table:table-cell office:value-type="float" office:value="0.730421" calcext:value-type="float">
            <text:p>0.730421</text:p>
          </table:table-cell>
          <table:table-cell office:value-type="float" office:value="0.690812" calcext:value-type="float">
            <text:p>0.690812</text:p>
          </table:table-cell>
          <table:table-cell office:value-type="float" office:value="0.506947" calcext:value-type="float">
            <text:p>0.506947</text:p>
          </table:table-cell>
          <table:table-cell office:value-type="float" office:value="0.66096" calcext:value-type="float">
            <text:p>0.66096</text:p>
          </table:table-cell>
          <table:table-cell office:value-type="float" office:value="0.71877" calcext:value-type="float">
            <text:p>0.71877</text:p>
          </table:table-cell>
          <table:table-cell office:value-type="float" office:value="0.757809" calcext:value-type="float">
            <text:p>0.757809</text:p>
          </table:table-cell>
          <table:table-cell office:value-type="float" office:value="0.771065" calcext:value-type="float">
            <text:p>0.771065</text:p>
          </table:table-cell>
          <table:table-cell office:value-type="float" office:value="0.522728" calcext:value-type="float">
            <text:p>0.522728</text:p>
          </table:table-cell>
          <table:table-cell office:value-type="float" office:value="0.741452" calcext:value-type="float">
            <text:p>0.741452</text:p>
          </table:table-cell>
          <table:table-cell office:value-type="float" office:value="0.754633" calcext:value-type="float">
            <text:p>0.754633</text:p>
          </table:table-cell>
          <table:table-cell office:value-type="float" office:value="0.695237" calcext:value-type="float">
            <text:p>0.695237</text:p>
          </table:table-cell>
          <table:table-cell table:number-columns-repeated="976"/>
        </table:table-row>
        <table:table-row table:style-name="ro1">
          <table:table-cell table:formula="of:=[$'F1-score'.A4]" office:value-type="float" office:value="10" calcext:value-type="float">
            <text:p>10</text:p>
          </table:table-cell>
          <table:table-cell table:formula="of:=[.B3]+20" office:value-type="float" office:value="40" calcext:value-type="float">
            <text:p>40</text:p>
          </table:table-cell>
          <table:table-cell table:style-name="Default"/>
          <table:table-cell office:value-type="float" office:value="0.710655" calcext:value-type="float">
            <text:p>0.710655</text:p>
          </table:table-cell>
          <table:table-cell office:value-type="float" office:value="0.498856" calcext:value-type="float">
            <text:p>0.498856</text:p>
          </table:table-cell>
          <table:table-cell office:value-type="float" office:value="0.504706" calcext:value-type="float">
            <text:p>0.504706</text:p>
          </table:table-cell>
          <table:table-cell office:value-type="float" office:value="0.660878" calcext:value-type="float">
            <text:p>0.660878</text:p>
          </table:table-cell>
          <table:table-cell office:value-type="float" office:value="0.659772" calcext:value-type="float">
            <text:p>0.659772</text:p>
          </table:table-cell>
          <table:table-cell office:value-type="float" office:value="0.66878" calcext:value-type="float">
            <text:p>0.66878</text:p>
          </table:table-cell>
          <table:table-cell/>
          <table:table-cell office:value-type="float" office:value="0.65639" calcext:value-type="float">
            <text:p>0.65639</text:p>
          </table:table-cell>
          <table:table-cell office:value-type="float" office:value="0.498134" calcext:value-type="float">
            <text:p>0.498134</text:p>
          </table:table-cell>
          <table:table-cell office:value-type="float" office:value="0.501052" calcext:value-type="float">
            <text:p>0.501052</text:p>
          </table:table-cell>
          <table:table-cell office:value-type="float" office:value="0.711144" calcext:value-type="float">
            <text:p>0.711144</text:p>
          </table:table-cell>
          <table:table-cell/>
          <table:table-cell office:value-type="float" office:value="0.499079" calcext:value-type="float">
            <text:p>0.499079</text:p>
          </table:table-cell>
          <table:table-cell office:value-type="float" office:value="0.707789" calcext:value-type="float">
            <text:p>0.707789</text:p>
          </table:table-cell>
          <table:table-cell office:value-type="float" office:value="0.702939" calcext:value-type="float">
            <text:p>0.702939</text:p>
          </table:table-cell>
          <table:table-cell office:value-type="float" office:value="0.654776" calcext:value-type="float">
            <text:p>0.654776</text:p>
          </table:table-cell>
          <table:table-cell office:value-type="float" office:value="0.71561" calcext:value-type="float">
            <text:p>0.71561</text:p>
          </table:table-cell>
          <table:table-cell office:value-type="float" office:value="0.761316" calcext:value-type="float">
            <text:p>0.761316</text:p>
          </table:table-cell>
          <table:table-cell office:value-type="float" office:value="0.757441" calcext:value-type="float">
            <text:p>0.757441</text:p>
          </table:table-cell>
          <table:table-cell office:value-type="float" office:value="0.762388" calcext:value-type="float">
            <text:p>0.762388</text:p>
          </table:table-cell>
          <table:table-cell office:value-type="float" office:value="0.741467" calcext:value-type="float">
            <text:p>0.741467</text:p>
          </table:table-cell>
          <table:table-cell office:value-type="float" office:value="0.74693" calcext:value-type="float">
            <text:p>0.74693</text:p>
          </table:table-cell>
          <table:table-cell office:value-type="float" office:value="0.744771" calcext:value-type="float">
            <text:p>0.744771</text:p>
          </table:table-cell>
          <table:table-cell office:value-type="float" office:value="0.767295" calcext:value-type="float">
            <text:p>0.767295</text:p>
          </table:table-cell>
          <table:table-cell office:value-type="float" office:value="0.762198" calcext:value-type="float">
            <text:p>0.762198</text:p>
          </table:table-cell>
          <table:table-cell office:value-type="float" office:value="0.751921" calcext:value-type="float">
            <text:p>0.751921</text:p>
          </table:table-cell>
          <table:table-cell office:value-type="float" office:value="0.510192" calcext:value-type="float">
            <text:p>0.510192</text:p>
          </table:table-cell>
          <table:table-cell office:value-type="float" office:value="0.764115" calcext:value-type="float">
            <text:p>0.764115</text:p>
          </table:table-cell>
          <table:table-cell office:value-type="float" office:value="0.769867" calcext:value-type="float">
            <text:p>0.769867</text:p>
          </table:table-cell>
          <table:table-cell office:value-type="float" office:value="0.779893" calcext:value-type="float">
            <text:p>0.779893</text:p>
          </table:table-cell>
          <table:table-cell office:value-type="float" office:value="0.740445" calcext:value-type="float">
            <text:p>0.740445</text:p>
          </table:table-cell>
          <table:table-cell office:value-type="float" office:value="0.760599" calcext:value-type="float">
            <text:p>0.760599</text:p>
          </table:table-cell>
          <table:table-cell office:value-type="float" office:value="0.747616" calcext:value-type="float">
            <text:p>0.747616</text:p>
          </table:table-cell>
          <table:table-cell office:value-type="float" office:value="0.764299" calcext:value-type="float">
            <text:p>0.764299</text:p>
          </table:table-cell>
          <table:table-cell office:value-type="float" office:value="0.762972" calcext:value-type="float">
            <text:p>0.762972</text:p>
          </table:table-cell>
          <table:table-cell office:value-type="float" office:value="0.706771" calcext:value-type="float">
            <text:p>0.706771</text:p>
          </table:table-cell>
          <table:table-cell office:value-type="float" office:value="0.570607" calcext:value-type="float">
            <text:p>0.570607</text:p>
          </table:table-cell>
          <table:table-cell office:value-type="float" office:value="0.713073" calcext:value-type="float">
            <text:p>0.713073</text:p>
          </table:table-cell>
          <table:table-cell office:value-type="float" office:value="0.720721" calcext:value-type="float">
            <text:p>0.720721</text:p>
          </table:table-cell>
          <table:table-cell office:value-type="float" office:value="0.777319" calcext:value-type="float">
            <text:p>0.777319</text:p>
          </table:table-cell>
          <table:table-cell office:value-type="float" office:value="0.770447" calcext:value-type="float">
            <text:p>0.770447</text:p>
          </table:table-cell>
          <table:table-cell office:value-type="float" office:value="0.505007" calcext:value-type="float">
            <text:p>0.505007</text:p>
          </table:table-cell>
          <table:table-cell office:value-type="float" office:value="0.736059" calcext:value-type="float">
            <text:p>0.736059</text:p>
          </table:table-cell>
          <table:table-cell office:value-type="float" office:value="0.764676" calcext:value-type="float">
            <text:p>0.764676</text:p>
          </table:table-cell>
          <table:table-cell office:value-type="float" office:value="0.702262" calcext:value-type="float">
            <text:p>0.702262</text:p>
          </table:table-cell>
          <table:table-cell table:number-columns-repeated="976"/>
        </table:table-row>
        <table:table-row table:style-name="ro1">
          <table:table-cell table:formula="of:=[$'F1-score'.A5]" office:value-type="float" office:value="15" calcext:value-type="float">
            <text:p>15</text:p>
          </table:table-cell>
          <table:table-cell table:formula="of:=[.B4]+20" office:value-type="float" office:value="60" calcext:value-type="float">
            <text:p>60</text:p>
          </table:table-cell>
          <table:table-cell table:style-name="Default"/>
          <table:table-cell office:value-type="float" office:value="0.687988" calcext:value-type="float">
            <text:p>0.687988</text:p>
          </table:table-cell>
          <table:table-cell office:value-type="float" office:value="0.498863" calcext:value-type="float">
            <text:p>0.498863</text:p>
          </table:table-cell>
          <table:table-cell office:value-type="float" office:value="0.497658" calcext:value-type="float">
            <text:p>0.497658</text:p>
          </table:table-cell>
          <table:table-cell office:value-type="float" office:value="0.679121" calcext:value-type="float">
            <text:p>0.679121</text:p>
          </table:table-cell>
          <table:table-cell office:value-type="float" office:value="0.661062" calcext:value-type="float">
            <text:p>0.661062</text:p>
          </table:table-cell>
          <table:table-cell office:value-type="float" office:value="0.704736" calcext:value-type="float">
            <text:p>0.704736</text:p>
          </table:table-cell>
          <table:table-cell/>
          <table:table-cell office:value-type="float" office:value="0.672254" calcext:value-type="float">
            <text:p>0.672254</text:p>
          </table:table-cell>
          <table:table-cell office:value-type="float" office:value="0.501839" calcext:value-type="float">
            <text:p>0.501839</text:p>
          </table:table-cell>
          <table:table-cell office:value-type="float" office:value="0.590138" calcext:value-type="float">
            <text:p>0.590138</text:p>
          </table:table-cell>
          <table:table-cell office:value-type="float" office:value="0.715917" calcext:value-type="float">
            <text:p>0.715917</text:p>
          </table:table-cell>
          <table:table-cell/>
          <table:table-cell office:value-type="float" office:value="0.516276" calcext:value-type="float">
            <text:p>0.516276</text:p>
          </table:table-cell>
          <table:table-cell office:value-type="float" office:value="0.714724" calcext:value-type="float">
            <text:p>0.714724</text:p>
          </table:table-cell>
          <table:table-cell office:value-type="float" office:value="0.722867" calcext:value-type="float">
            <text:p>0.722867</text:p>
          </table:table-cell>
          <table:table-cell office:value-type="float" office:value="0.705865" calcext:value-type="float">
            <text:p>0.705865</text:p>
          </table:table-cell>
          <table:table-cell office:value-type="float" office:value="0.709541" calcext:value-type="float">
            <text:p>0.709541</text:p>
          </table:table-cell>
          <table:table-cell office:value-type="float" office:value="0.769141" calcext:value-type="float">
            <text:p>0.769141</text:p>
          </table:table-cell>
          <table:table-cell office:value-type="float" office:value="0.767979" calcext:value-type="float">
            <text:p>0.767979</text:p>
          </table:table-cell>
          <table:table-cell office:value-type="float" office:value="0.766644" calcext:value-type="float">
            <text:p>0.766644</text:p>
          </table:table-cell>
          <table:table-cell office:value-type="float" office:value="0.758345" calcext:value-type="float">
            <text:p>0.758345</text:p>
          </table:table-cell>
          <table:table-cell office:value-type="float" office:value="0.760208" calcext:value-type="float">
            <text:p>0.760208</text:p>
          </table:table-cell>
          <table:table-cell office:value-type="float" office:value="0.750129" calcext:value-type="float">
            <text:p>0.750129</text:p>
          </table:table-cell>
          <table:table-cell office:value-type="float" office:value="0.765759" calcext:value-type="float">
            <text:p>0.765759</text:p>
          </table:table-cell>
          <table:table-cell/>
          <table:table-cell office:value-type="float" office:value="0.752772" calcext:value-type="float">
            <text:p>0.752772</text:p>
          </table:table-cell>
          <table:table-cell/>
          <table:table-cell office:value-type="float" office:value="0.768611" calcext:value-type="float">
            <text:p>0.768611</text:p>
          </table:table-cell>
          <table:table-cell office:value-type="float" office:value="0.779702" calcext:value-type="float">
            <text:p>0.779702</text:p>
          </table:table-cell>
          <table:table-cell office:value-type="float" office:value="0.779854" calcext:value-type="float">
            <text:p>0.779854</text:p>
          </table:table-cell>
          <table:table-cell office:value-type="float" office:value="0.784115" calcext:value-type="float">
            <text:p>0.784115</text:p>
          </table:table-cell>
          <table:table-cell office:value-type="float" office:value="0.77146" calcext:value-type="float">
            <text:p>0.77146</text:p>
          </table:table-cell>
          <table:table-cell office:value-type="float" office:value="0.76003" calcext:value-type="float">
            <text:p>0.76003</text:p>
          </table:table-cell>
          <table:table-cell office:value-type="float" office:value="0.764565" calcext:value-type="float">
            <text:p>0.764565</text:p>
          </table:table-cell>
          <table:table-cell office:value-type="float" office:value="0.764029" calcext:value-type="float">
            <text:p>0.764029</text:p>
          </table:table-cell>
          <table:table-cell office:value-type="float" office:value="0.718552" calcext:value-type="float">
            <text:p>0.718552</text:p>
          </table:table-cell>
          <table:table-cell office:value-type="float" office:value="0.62656" calcext:value-type="float">
            <text:p>0.62656</text:p>
          </table:table-cell>
          <table:table-cell office:value-type="float" office:value="0.731084" calcext:value-type="float">
            <text:p>0.731084</text:p>
          </table:table-cell>
          <table:table-cell office:value-type="float" office:value="0.74559" calcext:value-type="float">
            <text:p>0.74559</text:p>
          </table:table-cell>
          <table:table-cell office:value-type="float" office:value="0.766539" calcext:value-type="float">
            <text:p>0.766539</text:p>
          </table:table-cell>
          <table:table-cell office:value-type="float" office:value="0.773932" calcext:value-type="float">
            <text:p>0.773932</text:p>
          </table:table-cell>
          <table:table-cell/>
          <table:table-cell office:value-type="float" office:value="0.749854" calcext:value-type="float">
            <text:p>0.749854</text:p>
          </table:table-cell>
          <table:table-cell office:value-type="float" office:value="0.772733" calcext:value-type="float">
            <text:p>0.772733</text:p>
          </table:table-cell>
          <table:table-cell office:value-type="float" office:value="0.70261" calcext:value-type="float">
            <text:p>0.70261</text:p>
          </table:table-cell>
          <table:table-cell table:number-columns-repeated="976"/>
        </table:table-row>
        <table:table-row table:style-name="ro1">
          <table:table-cell table:formula="of:=[$'F1-score'.A6]" office:value-type="float" office:value="20" calcext:value-type="float">
            <text:p>20</text:p>
          </table:table-cell>
          <table:table-cell table:formula="of:=[.B5]+20" office:value-type="float" office:value="80" calcext:value-type="float">
            <text:p>80</text:p>
          </table:table-cell>
          <table:table-cell table:style-name="Default"/>
          <table:table-cell office:value-type="float" office:value="0.666091" calcext:value-type="float">
            <text:p>0.666091</text:p>
          </table:table-cell>
          <table:table-cell office:value-type="float" office:value="0.495815" calcext:value-type="float">
            <text:p>0.495815</text:p>
          </table:table-cell>
          <table:table-cell office:value-type="float" office:value="0.501399" calcext:value-type="float">
            <text:p>0.501399</text:p>
          </table:table-cell>
          <table:table-cell office:value-type="float" office:value="0.672745" calcext:value-type="float">
            <text:p>0.672745</text:p>
          </table:table-cell>
          <table:table-cell office:value-type="float" office:value="0.65697" calcext:value-type="float">
            <text:p>0.65697</text:p>
          </table:table-cell>
          <table:table-cell office:value-type="float" office:value="0.689889" calcext:value-type="float">
            <text:p>0.689889</text:p>
          </table:table-cell>
          <table:table-cell/>
          <table:table-cell office:value-type="float" office:value="0.668049" calcext:value-type="float">
            <text:p>0.668049</text:p>
          </table:table-cell>
          <table:table-cell office:value-type="float" office:value="0.500207" calcext:value-type="float">
            <text:p>0.500207</text:p>
          </table:table-cell>
          <table:table-cell office:value-type="float" office:value="0.695044" calcext:value-type="float">
            <text:p>0.695044</text:p>
          </table:table-cell>
          <table:table-cell office:value-type="float" office:value="0.71933" calcext:value-type="float">
            <text:p>0.71933</text:p>
          </table:table-cell>
          <table:table-cell/>
          <table:table-cell office:value-type="float" office:value="0.643701" calcext:value-type="float">
            <text:p>0.643701</text:p>
          </table:table-cell>
          <table:table-cell office:value-type="float" office:value="0.723829" calcext:value-type="float">
            <text:p>0.723829</text:p>
          </table:table-cell>
          <table:table-cell office:value-type="float" office:value="0.728562" calcext:value-type="float">
            <text:p>0.728562</text:p>
          </table:table-cell>
          <table:table-cell office:value-type="float" office:value="0.724878" calcext:value-type="float">
            <text:p>0.724878</text:p>
          </table:table-cell>
          <table:table-cell office:value-type="float" office:value="0.711338" calcext:value-type="float">
            <text:p>0.711338</text:p>
          </table:table-cell>
          <table:table-cell office:value-type="float" office:value="0.778385" calcext:value-type="float">
            <text:p>0.778385</text:p>
          </table:table-cell>
          <table:table-cell office:value-type="float" office:value="0.761908" calcext:value-type="float">
            <text:p>0.761908</text:p>
          </table:table-cell>
          <table:table-cell office:value-type="float" office:value="0.766569" calcext:value-type="float">
            <text:p>0.766569</text:p>
          </table:table-cell>
          <table:table-cell office:value-type="float" office:value="0.747193" calcext:value-type="float">
            <text:p>0.747193</text:p>
          </table:table-cell>
          <table:table-cell office:value-type="float" office:value="0.756008" calcext:value-type="float">
            <text:p>0.756008</text:p>
          </table:table-cell>
          <table:table-cell office:value-type="float" office:value="0.753078" calcext:value-type="float">
            <text:p>0.753078</text:p>
          </table:table-cell>
          <table:table-cell office:value-type="float" office:value="0.768077" calcext:value-type="float">
            <text:p>0.768077</text:p>
          </table:table-cell>
          <table:table-cell/>
          <table:table-cell office:value-type="float" office:value="0.756776" calcext:value-type="float">
            <text:p>0.756776</text:p>
          </table:table-cell>
          <table:table-cell/>
          <table:table-cell office:value-type="float" office:value="0.763932" calcext:value-type="float">
            <text:p>0.763932</text:p>
          </table:table-cell>
          <table:table-cell office:value-type="float" office:value="0.773655" calcext:value-type="float">
            <text:p>0.773655</text:p>
          </table:table-cell>
          <table:table-cell office:value-type="float" office:value="0.771836" calcext:value-type="float">
            <text:p>0.771836</text:p>
          </table:table-cell>
          <table:table-cell office:value-type="float" office:value="0.772691" calcext:value-type="float">
            <text:p>0.772691</text:p>
          </table:table-cell>
          <table:table-cell office:value-type="float" office:value="0.765186" calcext:value-type="float">
            <text:p>0.765186</text:p>
          </table:table-cell>
          <table:table-cell office:value-type="float" office:value="0.761785" calcext:value-type="float">
            <text:p>0.761785</text:p>
          </table:table-cell>
          <table:table-cell office:value-type="float" office:value="0.764079" calcext:value-type="float">
            <text:p>0.764079</text:p>
          </table:table-cell>
          <table:table-cell office:value-type="float" office:value="0.774963" calcext:value-type="float">
            <text:p>0.774963</text:p>
          </table:table-cell>
          <table:table-cell office:value-type="float" office:value="0.724804" calcext:value-type="float">
            <text:p>0.724804</text:p>
          </table:table-cell>
          <table:table-cell office:value-type="float" office:value="0.640741" calcext:value-type="float">
            <text:p>0.640741</text:p>
          </table:table-cell>
          <table:table-cell office:value-type="float" office:value="0.740275" calcext:value-type="float">
            <text:p>0.740275</text:p>
          </table:table-cell>
          <table:table-cell office:value-type="float" office:value="0.752439" calcext:value-type="float">
            <text:p>0.752439</text:p>
          </table:table-cell>
          <table:table-cell office:value-type="float" office:value="0.775587" calcext:value-type="float">
            <text:p>0.775587</text:p>
          </table:table-cell>
          <table:table-cell office:value-type="float" office:value="0.75132" calcext:value-type="float">
            <text:p>0.75132</text:p>
          </table:table-cell>
          <table:table-cell table:number-columns-repeated="2"/>
          <table:table-cell office:value-type="float" office:value="0.788003" calcext:value-type="float">
            <text:p>0.788003</text:p>
          </table:table-cell>
          <table:table-cell office:value-type="float" office:value="0.7103" calcext:value-type="float">
            <text:p>0.7103</text:p>
          </table:table-cell>
          <table:table-cell table:number-columns-repeated="976"/>
        </table:table-row>
        <table:table-row table:style-name="ro1">
          <table:table-cell table:formula="of:=[$'F1-score'.A7]" office:value-type="float" office:value="25" calcext:value-type="float">
            <text:p>25</text:p>
          </table:table-cell>
          <table:table-cell table:formula="of:=[.B6]+20" office:value-type="float" office:value="100" calcext:value-type="float">
            <text:p>100</text:p>
          </table:table-cell>
          <table:table-cell table:style-name="Default"/>
          <table:table-cell office:value-type="float" office:value="0.690099" calcext:value-type="float">
            <text:p>0.690099</text:p>
          </table:table-cell>
          <table:table-cell office:value-type="float" office:value="0.502254" calcext:value-type="float">
            <text:p>0.502254</text:p>
          </table:table-cell>
          <table:table-cell office:value-type="float" office:value="0.497135" calcext:value-type="float">
            <text:p>0.497135</text:p>
          </table:table-cell>
          <table:table-cell office:value-type="float" office:value="0.667457" calcext:value-type="float">
            <text:p>0.667457</text:p>
          </table:table-cell>
          <table:table-cell office:value-type="float" office:value="0.634228" calcext:value-type="float">
            <text:p>0.634228</text:p>
          </table:table-cell>
          <table:table-cell office:value-type="float" office:value="0.697989" calcext:value-type="float">
            <text:p>0.697989</text:p>
          </table:table-cell>
          <table:table-cell/>
          <table:table-cell office:value-type="float" office:value="0.661696" calcext:value-type="float">
            <text:p>0.661696</text:p>
          </table:table-cell>
          <table:table-cell office:value-type="float" office:value="0.504257" calcext:value-type="float">
            <text:p>0.504257</text:p>
          </table:table-cell>
          <table:table-cell office:value-type="float" office:value="0.70036" calcext:value-type="float">
            <text:p>0.70036</text:p>
          </table:table-cell>
          <table:table-cell office:value-type="float" office:value="0.721057" calcext:value-type="float">
            <text:p>0.721057</text:p>
          </table:table-cell>
          <table:table-cell/>
          <table:table-cell office:value-type="float" office:value="0.633856" calcext:value-type="float">
            <text:p>0.633856</text:p>
          </table:table-cell>
          <table:table-cell office:value-type="float" office:value="0.71678" calcext:value-type="float">
            <text:p>0.71678</text:p>
          </table:table-cell>
          <table:table-cell office:value-type="float" office:value="0.722902" calcext:value-type="float">
            <text:p>0.722902</text:p>
          </table:table-cell>
          <table:table-cell office:value-type="float" office:value="0.728543" calcext:value-type="float">
            <text:p>0.728543</text:p>
          </table:table-cell>
          <table:table-cell office:value-type="float" office:value="0.706143" calcext:value-type="float">
            <text:p>0.706143</text:p>
          </table:table-cell>
          <table:table-cell office:value-type="float" office:value="0.768362" calcext:value-type="float">
            <text:p>0.768362</text:p>
          </table:table-cell>
          <table:table-cell office:value-type="float" office:value="0.763777" calcext:value-type="float">
            <text:p>0.763777</text:p>
          </table:table-cell>
          <table:table-cell office:value-type="float" office:value="0.759582" calcext:value-type="float">
            <text:p>0.759582</text:p>
          </table:table-cell>
          <table:table-cell office:value-type="float" office:value="0.763403" calcext:value-type="float">
            <text:p>0.763403</text:p>
          </table:table-cell>
          <table:table-cell office:value-type="float" office:value="0.749737" calcext:value-type="float">
            <text:p>0.749737</text:p>
          </table:table-cell>
          <table:table-cell office:value-type="float" office:value="0.749838" calcext:value-type="float">
            <text:p>0.749838</text:p>
          </table:table-cell>
          <table:table-cell office:value-type="float" office:value="0.774774" calcext:value-type="float">
            <text:p>0.774774</text:p>
          </table:table-cell>
          <table:table-cell/>
          <table:table-cell office:value-type="float" office:value="0.754593" calcext:value-type="float">
            <text:p>0.754593</text:p>
          </table:table-cell>
          <table:table-cell/>
          <table:table-cell office:value-type="float" office:value="0.776046" calcext:value-type="float">
            <text:p>0.776046</text:p>
          </table:table-cell>
          <table:table-cell office:value-type="float" office:value="0.77031" calcext:value-type="float">
            <text:p>0.77031</text:p>
          </table:table-cell>
          <table:table-cell office:value-type="float" office:value="0.775418" calcext:value-type="float">
            <text:p>0.775418</text:p>
          </table:table-cell>
          <table:table-cell office:value-type="float" office:value="0.778436" calcext:value-type="float">
            <text:p>0.778436</text:p>
          </table:table-cell>
          <table:table-cell office:value-type="float" office:value="0.774765" calcext:value-type="float">
            <text:p>0.774765</text:p>
          </table:table-cell>
          <table:table-cell office:value-type="float" office:value="0.760027" calcext:value-type="float">
            <text:p>0.760027</text:p>
          </table:table-cell>
          <table:table-cell office:value-type="float" office:value="0.765435" calcext:value-type="float">
            <text:p>0.765435</text:p>
          </table:table-cell>
          <table:table-cell office:value-type="float" office:value="0.774702" calcext:value-type="float">
            <text:p>0.774702</text:p>
          </table:table-cell>
          <table:table-cell office:value-type="float" office:value="0.722312" calcext:value-type="float">
            <text:p>0.722312</text:p>
          </table:table-cell>
          <table:table-cell office:value-type="float" office:value="0.68318" calcext:value-type="float">
            <text:p>0.68318</text:p>
          </table:table-cell>
          <table:table-cell office:value-type="float" office:value="0.744785" calcext:value-type="float">
            <text:p>0.744785</text:p>
          </table:table-cell>
          <table:table-cell office:value-type="float" office:value="0.741361" calcext:value-type="float">
            <text:p>0.741361</text:p>
          </table:table-cell>
          <table:table-cell office:value-type="float" office:value="0.76796" calcext:value-type="float">
            <text:p>0.76796</text:p>
          </table:table-cell>
          <table:table-cell office:value-type="float" office:value="0.752976" calcext:value-type="float">
            <text:p>0.752976</text:p>
          </table:table-cell>
          <table:table-cell table:number-columns-repeated="2"/>
          <table:table-cell office:value-type="float" office:value="0.784532" calcext:value-type="float">
            <text:p>0.784532</text:p>
          </table:table-cell>
          <table:table-cell office:value-type="float" office:value="0.70011" calcext:value-type="float">
            <text:p>0.70011</text:p>
          </table:table-cell>
          <table:table-cell table:number-columns-repeated="976"/>
        </table:table-row>
        <table:table-row table:style-name="ro1">
          <table:table-cell table:formula="of:=[$'F1-score'.A8]" office:value-type="float" office:value="30" calcext:value-type="float">
            <text:p>30</text:p>
          </table:table-cell>
          <table:table-cell table:formula="of:=[.B7]+20" office:value-type="float" office:value="120" calcext:value-type="float">
            <text:p>120</text:p>
          </table:table-cell>
          <table:table-cell office:value-type="float" office:value="0.64356" calcext:value-type="float">
            <text:p>0.64356</text:p>
          </table:table-cell>
          <table:table-cell office:value-type="float" office:value="0.66742" calcext:value-type="float">
            <text:p>0.66742</text:p>
          </table:table-cell>
          <table:table-cell office:value-type="float" office:value="0.482937" calcext:value-type="float">
            <text:p>0.482937</text:p>
          </table:table-cell>
          <table:table-cell office:value-type="float" office:value="0.516108" calcext:value-type="float">
            <text:p>0.516108</text:p>
          </table:table-cell>
          <table:table-cell office:value-type="float" office:value="0.659307" calcext:value-type="float">
            <text:p>0.659307</text:p>
          </table:table-cell>
          <table:table-cell office:value-type="float" office:value="0.661451" calcext:value-type="float">
            <text:p>0.661451</text:p>
          </table:table-cell>
          <table:table-cell office:value-type="float" office:value="0.682853" calcext:value-type="float">
            <text:p>0.682853</text:p>
          </table:table-cell>
          <table:table-cell office:value-type="float" office:value="0.7657" calcext:value-type="float">
            <text:p>0.7657</text:p>
          </table:table-cell>
          <table:table-cell office:value-type="float" office:value="0.64948" calcext:value-type="float">
            <text:p>0.64948</text:p>
          </table:table-cell>
          <table:table-cell office:value-type="float" office:value="0.502522" calcext:value-type="float">
            <text:p>0.502522</text:p>
          </table:table-cell>
          <table:table-cell office:value-type="float" office:value="0.705888" calcext:value-type="float">
            <text:p>0.705888</text:p>
          </table:table-cell>
          <table:table-cell office:value-type="float" office:value="0.717686" calcext:value-type="float">
            <text:p>0.717686</text:p>
          </table:table-cell>
          <table:table-cell/>
          <table:table-cell office:value-type="float" office:value="0.667547" calcext:value-type="float">
            <text:p>0.667547</text:p>
          </table:table-cell>
          <table:table-cell office:value-type="float" office:value="0.717064" calcext:value-type="float">
            <text:p>0.717064</text:p>
          </table:table-cell>
          <table:table-cell office:value-type="float" office:value="0.715888" calcext:value-type="float">
            <text:p>0.715888</text:p>
          </table:table-cell>
          <table:table-cell office:value-type="float" office:value="0.726792" calcext:value-type="float">
            <text:p>0.726792</text:p>
          </table:table-cell>
          <table:table-cell office:value-type="float" office:value="0.718558" calcext:value-type="float">
            <text:p>0.718558</text:p>
          </table:table-cell>
          <table:table-cell office:value-type="float" office:value="0.769991" calcext:value-type="float">
            <text:p>0.769991</text:p>
          </table:table-cell>
          <table:table-cell office:value-type="float" office:value="0.763702" calcext:value-type="float">
            <text:p>0.763702</text:p>
          </table:table-cell>
          <table:table-cell office:value-type="float" office:value="0.768333" calcext:value-type="float">
            <text:p>0.768333</text:p>
          </table:table-cell>
          <table:table-cell office:value-type="float" office:value="0.760917" calcext:value-type="float">
            <text:p>0.760917</text:p>
          </table:table-cell>
          <table:table-cell office:value-type="float" office:value="0.759136" calcext:value-type="float">
            <text:p>0.759136</text:p>
          </table:table-cell>
          <table:table-cell office:value-type="float" office:value="0.747918" calcext:value-type="float">
            <text:p>0.747918</text:p>
          </table:table-cell>
          <table:table-cell office:value-type="float" office:value="0.763941" calcext:value-type="float">
            <text:p>0.763941</text:p>
          </table:table-cell>
          <table:table-cell/>
          <table:table-cell office:value-type="float" office:value="0.752738" calcext:value-type="float">
            <text:p>0.752738</text:p>
          </table:table-cell>
          <table:table-cell/>
          <table:table-cell office:value-type="float" office:value="0.770516" calcext:value-type="float">
            <text:p>0.770516</text:p>
          </table:table-cell>
          <table:table-cell office:value-type="float" office:value="0.769496" calcext:value-type="float">
            <text:p>0.769496</text:p>
          </table:table-cell>
          <table:table-cell office:value-type="float" office:value="0.783054" calcext:value-type="float">
            <text:p>0.783054</text:p>
          </table:table-cell>
          <table:table-cell office:value-type="float" office:value="0.78117" calcext:value-type="float">
            <text:p>0.78117</text:p>
          </table:table-cell>
          <table:table-cell office:value-type="float" office:value="0.772808" calcext:value-type="float">
            <text:p>0.772808</text:p>
          </table:table-cell>
          <table:table-cell office:value-type="float" office:value="0.760248" calcext:value-type="float">
            <text:p>0.760248</text:p>
          </table:table-cell>
          <table:table-cell office:value-type="float" office:value="0.765413" calcext:value-type="float">
            <text:p>0.765413</text:p>
          </table:table-cell>
          <table:table-cell office:value-type="float" office:value="0.74044" calcext:value-type="float">
            <text:p>0.74044</text:p>
          </table:table-cell>
          <table:table-cell office:value-type="float" office:value="0.744964" calcext:value-type="float">
            <text:p>0.744964</text:p>
          </table:table-cell>
          <table:table-cell office:value-type="float" office:value="0.693322" calcext:value-type="float">
            <text:p>0.693322</text:p>
          </table:table-cell>
          <table:table-cell office:value-type="float" office:value="0.74905" calcext:value-type="float">
            <text:p>0.74905</text:p>
          </table:table-cell>
          <table:table-cell office:value-type="float" office:value="0.747388" calcext:value-type="float">
            <text:p>0.747388</text:p>
          </table:table-cell>
          <table:table-cell office:value-type="float" office:value="0.787998" calcext:value-type="float">
            <text:p>0.787998</text:p>
          </table:table-cell>
          <table:table-cell office:value-type="float" office:value="0.740935" calcext:value-type="float">
            <text:p>0.740935</text:p>
          </table:table-cell>
          <table:table-cell table:number-columns-repeated="2"/>
          <table:table-cell office:value-type="float" office:value="0.785231" calcext:value-type="float">
            <text:p>0.785231</text:p>
          </table:table-cell>
          <table:table-cell table:number-columns-repeated="977"/>
        </table:table-row>
        <table:table-row table:style-name="ro1">
          <table:table-cell table:formula="of:=[$'F1-score'.A9]" office:value-type="float" office:value="35" calcext:value-type="float">
            <text:p>35</text:p>
          </table:table-cell>
          <table:table-cell table:formula="of:=[.B8]+20" office:value-type="float" office:value="140" calcext:value-type="float">
            <text:p>140</text:p>
          </table:table-cell>
          <table:table-cell office:value-type="float" office:value="0.68545" calcext:value-type="float">
            <text:p>0.68545</text:p>
          </table:table-cell>
          <table:table-cell office:value-type="float" office:value="0.689463" calcext:value-type="float">
            <text:p>0.689463</text:p>
          </table:table-cell>
          <table:table-cell office:value-type="float" office:value="0.495541" calcext:value-type="float">
            <text:p>0.495541</text:p>
          </table:table-cell>
          <table:table-cell/>
          <table:table-cell office:value-type="float" office:value="0.658518" calcext:value-type="float">
            <text:p>0.658518</text:p>
          </table:table-cell>
          <table:table-cell office:value-type="float" office:value="0.648303" calcext:value-type="float">
            <text:p>0.648303</text:p>
          </table:table-cell>
          <table:table-cell office:value-type="float" office:value="0.689202" calcext:value-type="float">
            <text:p>0.689202</text:p>
          </table:table-cell>
          <table:table-cell office:value-type="float" office:value="0.786407" calcext:value-type="float">
            <text:p>0.786407</text:p>
          </table:table-cell>
          <table:table-cell office:value-type="float" office:value="0.674283" calcext:value-type="float">
            <text:p>0.674283</text:p>
          </table:table-cell>
          <table:table-cell office:value-type="float" office:value="0.5019" calcext:value-type="float">
            <text:p>0.5019</text:p>
          </table:table-cell>
          <table:table-cell office:value-type="float" office:value="0.711201" calcext:value-type="float">
            <text:p>0.711201</text:p>
          </table:table-cell>
          <table:table-cell office:value-type="float" office:value="0.715417" calcext:value-type="float">
            <text:p>0.715417</text:p>
          </table:table-cell>
          <table:table-cell/>
          <table:table-cell office:value-type="float" office:value="0.640304" calcext:value-type="float">
            <text:p>0.640304</text:p>
          </table:table-cell>
          <table:table-cell office:value-type="float" office:value="0.710657" calcext:value-type="float">
            <text:p>0.710657</text:p>
          </table:table-cell>
          <table:table-cell office:value-type="float" office:value="0.721449" calcext:value-type="float">
            <text:p>0.721449</text:p>
          </table:table-cell>
          <table:table-cell office:value-type="float" office:value="0.722467" calcext:value-type="float">
            <text:p>0.722467</text:p>
          </table:table-cell>
          <table:table-cell office:value-type="float" office:value="0.711348" calcext:value-type="float">
            <text:p>0.711348</text:p>
          </table:table-cell>
          <table:table-cell office:value-type="float" office:value="0.76847" calcext:value-type="float">
            <text:p>0.76847</text:p>
          </table:table-cell>
          <table:table-cell office:value-type="float" office:value="0.763452" calcext:value-type="float">
            <text:p>0.763452</text:p>
          </table:table-cell>
          <table:table-cell office:value-type="float" office:value="0.768779" calcext:value-type="float">
            <text:p>0.768779</text:p>
          </table:table-cell>
          <table:table-cell office:value-type="float" office:value="0.765904" calcext:value-type="float">
            <text:p>0.765904</text:p>
          </table:table-cell>
          <table:table-cell office:value-type="float" office:value="0.76467" calcext:value-type="float">
            <text:p>0.76467</text:p>
          </table:table-cell>
          <table:table-cell office:value-type="float" office:value="0.754163" calcext:value-type="float">
            <text:p>0.754163</text:p>
          </table:table-cell>
          <table:table-cell office:value-type="float" office:value="0.773802" calcext:value-type="float">
            <text:p>0.773802</text:p>
          </table:table-cell>
          <table:table-cell/>
          <table:table-cell office:value-type="float" office:value="0.751591" calcext:value-type="float">
            <text:p>0.751591</text:p>
          </table:table-cell>
          <table:table-cell/>
          <table:table-cell office:value-type="float" office:value="0.769435" calcext:value-type="float">
            <text:p>0.769435</text:p>
          </table:table-cell>
          <table:table-cell office:value-type="float" office:value="0.77971" calcext:value-type="float">
            <text:p>0.77971</text:p>
          </table:table-cell>
          <table:table-cell office:value-type="float" office:value="0.772116" calcext:value-type="float">
            <text:p>0.772116</text:p>
          </table:table-cell>
          <table:table-cell/>
          <table:table-cell office:value-type="float" office:value="0.767279" calcext:value-type="float">
            <text:p>0.767279</text:p>
          </table:table-cell>
          <table:table-cell office:value-type="float" office:value="0.763975" calcext:value-type="float">
            <text:p>0.763975</text:p>
          </table:table-cell>
          <table:table-cell office:value-type="float" office:value="0.772031" calcext:value-type="float">
            <text:p>0.772031</text:p>
          </table:table-cell>
          <table:table-cell office:value-type="float" office:value="0.773132" calcext:value-type="float">
            <text:p>0.773132</text:p>
          </table:table-cell>
          <table:table-cell office:value-type="float" office:value="0.731823" calcext:value-type="float">
            <text:p>0.731823</text:p>
          </table:table-cell>
          <table:table-cell office:value-type="float" office:value="0.707317" calcext:value-type="float">
            <text:p>0.707317</text:p>
          </table:table-cell>
          <table:table-cell office:value-type="float" office:value="0.750367" calcext:value-type="float">
            <text:p>0.750367</text:p>
          </table:table-cell>
          <table:table-cell office:value-type="float" office:value="0.50318" calcext:value-type="float">
            <text:p>0.50318</text:p>
          </table:table-cell>
          <table:table-cell office:value-type="float" office:value="0.773748" calcext:value-type="float">
            <text:p>0.773748</text:p>
          </table:table-cell>
          <table:table-cell table:number-columns-repeated="3"/>
          <table:table-cell office:value-type="float" office:value="0.7858" calcext:value-type="float">
            <text:p>0.7858</text:p>
          </table:table-cell>
          <table:table-cell table:number-columns-repeated="977"/>
        </table:table-row>
        <table:table-row table:style-name="ro1">
          <table:table-cell table:formula="of:=[$'F1-score'.A10]" office:value-type="float" office:value="40" calcext:value-type="float">
            <text:p>40</text:p>
          </table:table-cell>
          <table:table-cell table:formula="of:=[.B9]+20" office:value-type="float" office:value="160" calcext:value-type="float">
            <text:p>160</text:p>
          </table:table-cell>
          <table:table-cell office:value-type="float" office:value="0.69587" calcext:value-type="float">
            <text:p>0.69587</text:p>
          </table:table-cell>
          <table:table-cell office:value-type="float" office:value="0.70211" calcext:value-type="float">
            <text:p>0.70211</text:p>
          </table:table-cell>
          <table:table-cell office:value-type="float" office:value="0.486176" calcext:value-type="float">
            <text:p>0.486176</text:p>
          </table:table-cell>
          <table:table-cell/>
          <table:table-cell office:value-type="float" office:value="0.667714" calcext:value-type="float">
            <text:p>0.667714</text:p>
          </table:table-cell>
          <table:table-cell office:value-type="float" office:value="0.656302" calcext:value-type="float">
            <text:p>0.656302</text:p>
          </table:table-cell>
          <table:table-cell office:value-type="float" office:value="0.702807" calcext:value-type="float">
            <text:p>0.702807</text:p>
          </table:table-cell>
          <table:table-cell office:value-type="float" office:value="0.807072" calcext:value-type="float">
            <text:p>0.807072</text:p>
          </table:table-cell>
          <table:table-cell office:value-type="float" office:value="0.699247" calcext:value-type="float">
            <text:p>0.699247</text:p>
          </table:table-cell>
          <table:table-cell office:value-type="float" office:value="0.495874" calcext:value-type="float">
            <text:p>0.495874</text:p>
          </table:table-cell>
          <table:table-cell office:value-type="float" office:value="0.491248" calcext:value-type="float">
            <text:p>0.491248</text:p>
          </table:table-cell>
          <table:table-cell office:value-type="float" office:value="0.719958" calcext:value-type="float">
            <text:p>0.719958</text:p>
          </table:table-cell>
          <table:table-cell office:value-type="float" office:value="0.790665" calcext:value-type="float">
            <text:p>0.790665</text:p>
          </table:table-cell>
          <table:table-cell office:value-type="float" office:value="0.661226" calcext:value-type="float">
            <text:p>0.661226</text:p>
          </table:table-cell>
          <table:table-cell office:value-type="float" office:value="0.683664" calcext:value-type="float">
            <text:p>0.683664</text:p>
          </table:table-cell>
          <table:table-cell office:value-type="float" office:value="0.729858" calcext:value-type="float">
            <text:p>0.729858</text:p>
          </table:table-cell>
          <table:table-cell office:value-type="float" office:value="0.725341" calcext:value-type="float">
            <text:p>0.725341</text:p>
          </table:table-cell>
          <table:table-cell/>
          <table:table-cell office:value-type="float" office:value="0.768088" calcext:value-type="float">
            <text:p>0.768088</text:p>
          </table:table-cell>
          <table:table-cell office:value-type="float" office:value="0.759712" calcext:value-type="float">
            <text:p>0.759712</text:p>
          </table:table-cell>
          <table:table-cell office:value-type="float" office:value="0.764056" calcext:value-type="float">
            <text:p>0.764056</text:p>
          </table:table-cell>
          <table:table-cell office:value-type="float" office:value="0.761087" calcext:value-type="float">
            <text:p>0.761087</text:p>
          </table:table-cell>
          <table:table-cell office:value-type="float" office:value="0.760496" calcext:value-type="float">
            <text:p>0.760496</text:p>
          </table:table-cell>
          <table:table-cell office:value-type="float" office:value="0.747031" calcext:value-type="float">
            <text:p>0.747031</text:p>
          </table:table-cell>
          <table:table-cell office:value-type="float" office:value="0.766825" calcext:value-type="float">
            <text:p>0.766825</text:p>
          </table:table-cell>
          <table:table-cell/>
          <table:table-cell office:value-type="float" office:value="0.749532" calcext:value-type="float">
            <text:p>0.749532</text:p>
          </table:table-cell>
          <table:table-cell/>
          <table:table-cell office:value-type="float" office:value="0.778626" calcext:value-type="float">
            <text:p>0.778626</text:p>
          </table:table-cell>
          <table:table-cell/>
          <table:table-cell office:value-type="float" office:value="0.78437" calcext:value-type="float">
            <text:p>0.78437</text:p>
          </table:table-cell>
          <table:table-cell/>
          <table:table-cell office:value-type="float" office:value="0.77404" calcext:value-type="float">
            <text:p>0.77404</text:p>
          </table:table-cell>
          <table:table-cell office:value-type="float" office:value="0.759977" calcext:value-type="float">
            <text:p>0.759977</text:p>
          </table:table-cell>
          <table:table-cell office:value-type="float" office:value="0.767964" calcext:value-type="float">
            <text:p>0.767964</text:p>
          </table:table-cell>
          <table:table-cell office:value-type="float" office:value="0.771998" calcext:value-type="float">
            <text:p>0.771998</text:p>
          </table:table-cell>
          <table:table-cell office:value-type="float" office:value="0.734992" calcext:value-type="float">
            <text:p>0.734992</text:p>
          </table:table-cell>
          <table:table-cell office:value-type="float" office:value="0.718977" calcext:value-type="float">
            <text:p>0.718977</text:p>
          </table:table-cell>
          <table:table-cell office:value-type="float" office:value="0.73066" calcext:value-type="float">
            <text:p>0.73066</text:p>
          </table:table-cell>
          <table:table-cell office:value-type="float" office:value="0.749231" calcext:value-type="float">
            <text:p>0.749231</text:p>
          </table:table-cell>
          <table:table-cell office:value-type="float" office:value="0.773327" calcext:value-type="float">
            <text:p>0.773327</text:p>
          </table:table-cell>
          <table:table-cell table:number-columns-repeated="3"/>
          <table:table-cell office:value-type="float" office:value="0.782028" calcext:value-type="float">
            <text:p>0.782028</text:p>
          </table:table-cell>
          <table:table-cell table:number-columns-repeated="977"/>
        </table:table-row>
        <table:table-row table:style-name="ro1">
          <table:table-cell table:formula="of:=[$'F1-score'.A11]" office:value-type="float" office:value="45" calcext:value-type="float">
            <text:p>45</text:p>
          </table:table-cell>
          <table:table-cell table:formula="of:=[.B10]+20" office:value-type="float" office:value="180" calcext:value-type="float">
            <text:p>180</text:p>
          </table:table-cell>
          <table:table-cell office:value-type="float" office:value="0.69572" calcext:value-type="float">
            <text:p>0.69572</text:p>
          </table:table-cell>
          <table:table-cell office:value-type="float" office:value="0.683892" calcext:value-type="float">
            <text:p>0.683892</text:p>
          </table:table-cell>
          <table:table-cell office:value-type="float" office:value="0.491651" calcext:value-type="float">
            <text:p>0.491651</text:p>
          </table:table-cell>
          <table:table-cell/>
          <table:table-cell office:value-type="float" office:value="0.66312" calcext:value-type="float">
            <text:p>0.66312</text:p>
          </table:table-cell>
          <table:table-cell office:value-type="float" office:value="0.657723" calcext:value-type="float">
            <text:p>0.657723</text:p>
          </table:table-cell>
          <table:table-cell office:value-type="float" office:value="0.683533" calcext:value-type="float">
            <text:p>0.683533</text:p>
          </table:table-cell>
          <table:table-cell office:value-type="float" office:value="0.822417" calcext:value-type="float">
            <text:p>0.822417</text:p>
          </table:table-cell>
          <table:table-cell office:value-type="float" office:value="0.688575" calcext:value-type="float">
            <text:p>0.688575</text:p>
          </table:table-cell>
          <table:table-cell office:value-type="float" office:value="0.507346" calcext:value-type="float">
            <text:p>0.507346</text:p>
          </table:table-cell>
          <table:table-cell office:value-type="float" office:value="0.501052" calcext:value-type="float">
            <text:p>0.501052</text:p>
          </table:table-cell>
          <table:table-cell office:value-type="float" office:value="0.713122" calcext:value-type="float">
            <text:p>0.713122</text:p>
          </table:table-cell>
          <table:table-cell office:value-type="float" office:value="0.795251" calcext:value-type="float">
            <text:p>0.795251</text:p>
          </table:table-cell>
          <table:table-cell office:value-type="float" office:value="0.650893" calcext:value-type="float">
            <text:p>0.650893</text:p>
          </table:table-cell>
          <table:table-cell office:value-type="float" office:value="0.699278" calcext:value-type="float">
            <text:p>0.699278</text:p>
          </table:table-cell>
          <table:table-cell office:value-type="float" office:value="0.731945" calcext:value-type="float">
            <text:p>0.731945</text:p>
          </table:table-cell>
          <table:table-cell office:value-type="float" office:value="0.727305" calcext:value-type="float">
            <text:p>0.727305</text:p>
          </table:table-cell>
          <table:table-cell/>
          <table:table-cell office:value-type="float" office:value="0.769864" calcext:value-type="float">
            <text:p>0.769864</text:p>
          </table:table-cell>
          <table:table-cell office:value-type="float" office:value="0.767536" calcext:value-type="float">
            <text:p>0.767536</text:p>
          </table:table-cell>
          <table:table-cell office:value-type="float" office:value="0.768812" calcext:value-type="float">
            <text:p>0.768812</text:p>
          </table:table-cell>
          <table:table-cell office:value-type="float" office:value="0.765331" calcext:value-type="float">
            <text:p>0.765331</text:p>
          </table:table-cell>
          <table:table-cell office:value-type="float" office:value="0.761579" calcext:value-type="float">
            <text:p>0.761579</text:p>
          </table:table-cell>
          <table:table-cell office:value-type="float" office:value="0.744032" calcext:value-type="float">
            <text:p>0.744032</text:p>
          </table:table-cell>
          <table:table-cell office:value-type="float" office:value="0.778675" calcext:value-type="float">
            <text:p>0.778675</text:p>
          </table:table-cell>
          <table:table-cell/>
          <table:table-cell office:value-type="float" office:value="0.757593" calcext:value-type="float">
            <text:p>0.757593</text:p>
          </table:table-cell>
          <table:table-cell/>
          <table:table-cell office:value-type="float" office:value="0.772881" calcext:value-type="float">
            <text:p>0.772881</text:p>
          </table:table-cell>
          <table:table-cell/>
          <table:table-cell office:value-type="float" office:value="0.777797" calcext:value-type="float">
            <text:p>0.777797</text:p>
          </table:table-cell>
          <table:table-cell table:number-columns-repeated="3"/>
          <table:table-cell office:value-type="float" office:value="0.769405" calcext:value-type="float">
            <text:p>0.769405</text:p>
          </table:table-cell>
          <table:table-cell office:value-type="float" office:value="0.776367" calcext:value-type="float">
            <text:p>0.776367</text:p>
          </table:table-cell>
          <table:table-cell office:value-type="float" office:value="0.73118" calcext:value-type="float">
            <text:p>0.73118</text:p>
          </table:table-cell>
          <table:table-cell office:value-type="float" office:value="0.721039" calcext:value-type="float">
            <text:p>0.721039</text:p>
          </table:table-cell>
          <table:table-cell office:value-type="float" office:value="0.724234" calcext:value-type="float">
            <text:p>0.724234</text:p>
          </table:table-cell>
          <table:table-cell office:value-type="float" office:value="0.74724" calcext:value-type="float">
            <text:p>0.74724</text:p>
          </table:table-cell>
          <table:table-cell office:value-type="float" office:value="0.781082" calcext:value-type="float">
            <text:p>0.781082</text:p>
          </table:table-cell>
          <table:table-cell table:number-columns-repeated="3"/>
          <table:table-cell office:value-type="float" office:value="0.783001" calcext:value-type="float">
            <text:p>0.783001</text:p>
          </table:table-cell>
          <table:table-cell table:number-columns-repeated="977"/>
        </table:table-row>
        <table:table-row table:style-name="ro1">
          <table:table-cell table:formula="of:=[$'F1-score'.A12]" office:value-type="float" office:value="50" calcext:value-type="float">
            <text:p>50</text:p>
          </table:table-cell>
          <table:table-cell table:formula="of:=[.B11]+20" office:value-type="float" office:value="200" calcext:value-type="float">
            <text:p>200</text:p>
          </table:table-cell>
          <table:table-cell office:value-type="float" office:value="0.70594" calcext:value-type="float">
            <text:p>0.70594</text:p>
          </table:table-cell>
          <table:table-cell office:value-type="float" office:value="0.669311" calcext:value-type="float">
            <text:p>0.669311</text:p>
          </table:table-cell>
          <table:table-cell table:number-columns-repeated="2"/>
          <table:table-cell office:value-type="float" office:value="0.623703" calcext:value-type="float">
            <text:p>0.623703</text:p>
          </table:table-cell>
          <table:table-cell office:value-type="float" office:value="0.636764" calcext:value-type="float">
            <text:p>0.636764</text:p>
          </table:table-cell>
          <table:table-cell office:value-type="float" office:value="0.664661" calcext:value-type="float">
            <text:p>0.664661</text:p>
          </table:table-cell>
          <table:table-cell office:value-type="float" office:value="0.84554" calcext:value-type="float">
            <text:p>0.84554</text:p>
          </table:table-cell>
          <table:table-cell office:value-type="float" office:value="0.67967" calcext:value-type="float">
            <text:p>0.67967</text:p>
          </table:table-cell>
          <table:table-cell office:value-type="float" office:value="0.506519" calcext:value-type="float">
            <text:p>0.506519</text:p>
          </table:table-cell>
          <table:table-cell/>
          <table:table-cell office:value-type="float" office:value="0.712788" calcext:value-type="float">
            <text:p>0.712788</text:p>
          </table:table-cell>
          <table:table-cell office:value-type="float" office:value="0.813593" calcext:value-type="float">
            <text:p>0.813593</text:p>
          </table:table-cell>
          <table:table-cell office:value-type="float" office:value="0.673791" calcext:value-type="float">
            <text:p>0.673791</text:p>
          </table:table-cell>
          <table:table-cell office:value-type="float" office:value="0.717355" calcext:value-type="float">
            <text:p>0.717355</text:p>
          </table:table-cell>
          <table:table-cell office:value-type="float" office:value="0.72724" calcext:value-type="float">
            <text:p>0.72724</text:p>
          </table:table-cell>
          <table:table-cell office:value-type="float" office:value="0.705549" calcext:value-type="float">
            <text:p>0.705549</text:p>
          </table:table-cell>
          <table:table-cell/>
          <table:table-cell office:value-type="float" office:value="0.771776" calcext:value-type="float">
            <text:p>0.771776</text:p>
          </table:table-cell>
          <table:table-cell/>
          <table:table-cell office:value-type="float" office:value="0.760557" calcext:value-type="float">
            <text:p>0.760557</text:p>
          </table:table-cell>
          <table:table-cell office:value-type="float" office:value="0.761974" calcext:value-type="float">
            <text:p>0.761974</text:p>
          </table:table-cell>
          <table:table-cell office:value-type="float" office:value="0.762901" calcext:value-type="float">
            <text:p>0.762901</text:p>
          </table:table-cell>
          <table:table-cell office:value-type="float" office:value="0.758556" calcext:value-type="float">
            <text:p>0.758556</text:p>
          </table:table-cell>
          <table:table-cell table:number-columns-repeated="2"/>
          <table:table-cell office:value-type="float" office:value="0.749104" calcext:value-type="float">
            <text:p>0.749104</text:p>
          </table:table-cell>
          <table:table-cell/>
          <table:table-cell office:value-type="float" office:value="0.772781" calcext:value-type="float">
            <text:p>0.772781</text:p>
          </table:table-cell>
          <table:table-cell/>
          <table:table-cell office:value-type="float" office:value="0.780439" calcext:value-type="float">
            <text:p>0.780439</text:p>
          </table:table-cell>
          <table:table-cell table:number-columns-repeated="3"/>
          <table:table-cell office:value-type="float" office:value="0.76324" calcext:value-type="float">
            <text:p>0.76324</text:p>
          </table:table-cell>
          <table:table-cell office:value-type="float" office:value="0.773969" calcext:value-type="float">
            <text:p>0.773969</text:p>
          </table:table-cell>
          <table:table-cell office:value-type="float" office:value="0.731512" calcext:value-type="float">
            <text:p>0.731512</text:p>
          </table:table-cell>
          <table:table-cell office:value-type="float" office:value="0.729188" calcext:value-type="float">
            <text:p>0.729188</text:p>
          </table:table-cell>
          <table:table-cell office:value-type="float" office:value="0.725776" calcext:value-type="float">
            <text:p>0.725776</text:p>
          </table:table-cell>
          <table:table-cell office:value-type="float" office:value="0.745081" calcext:value-type="float">
            <text:p>0.745081</text:p>
          </table:table-cell>
          <table:table-cell office:value-type="float" office:value="0.77426" calcext:value-type="float">
            <text:p>0.77426</text:p>
          </table:table-cell>
          <table:table-cell table:number-columns-repeated="3"/>
          <table:table-cell office:value-type="float" office:value="0.785998" calcext:value-type="float">
            <text:p>0.785998</text:p>
          </table:table-cell>
          <table:table-cell table:number-columns-repeated="977"/>
        </table:table-row>
        <table:table-row table:style-name="ro1">
          <table:table-cell table:formula="of:=[$'F1-score'.A13]" office:value-type="float" office:value="55" calcext:value-type="float">
            <text:p>55</text:p>
          </table:table-cell>
          <table:table-cell table:formula="of:=[.B12]+20" office:value-type="float" office:value="220" calcext:value-type="float">
            <text:p>220</text:p>
          </table:table-cell>
          <table:table-cell office:value-type="float" office:value="0.71605" calcext:value-type="float">
            <text:p>0.71605</text:p>
          </table:table-cell>
          <table:table-cell table:number-columns-repeated="3"/>
          <table:table-cell office:value-type="float" office:value="0.64026" calcext:value-type="float">
            <text:p>0.64026</text:p>
          </table:table-cell>
          <table:table-cell office:value-type="float" office:value="0.644697" calcext:value-type="float">
            <text:p>0.644697</text:p>
          </table:table-cell>
          <table:table-cell table:number-columns-repeated="2"/>
          <table:table-cell office:value-type="float" office:value="0.683158" calcext:value-type="float">
            <text:p>0.683158</text:p>
          </table:table-cell>
          <table:table-cell table:number-columns-repeated="2"/>
          <table:table-cell office:value-type="float" office:value="0.715015" calcext:value-type="float">
            <text:p>0.715015</text:p>
          </table:table-cell>
          <table:table-cell office:value-type="float" office:value="0.819013" calcext:value-type="float">
            <text:p>0.819013</text:p>
          </table:table-cell>
          <table:table-cell office:value-type="float" office:value="0.689031" calcext:value-type="float">
            <text:p>0.689031</text:p>
          </table:table-cell>
          <table:table-cell office:value-type="float" office:value="0.704043" calcext:value-type="float">
            <text:p>0.704043</text:p>
          </table:table-cell>
          <table:table-cell table:number-columns-repeated="3"/>
          <table:table-cell office:value-type="float" office:value="0.766487" calcext:value-type="float">
            <text:p>0.766487</text:p>
          </table:table-cell>
          <table:table-cell/>
          <table:table-cell office:value-type="float" office:value="0.767329" calcext:value-type="float">
            <text:p>0.767329</text:p>
          </table:table-cell>
          <table:table-cell office:value-type="float" office:value="0.764434" calcext:value-type="float">
            <text:p>0.764434</text:p>
          </table:table-cell>
          <table:table-cell office:value-type="float" office:value="0.757262" calcext:value-type="float">
            <text:p>0.757262</text:p>
          </table:table-cell>
          <table:table-cell table:number-columns-repeated="7"/>
          <table:table-cell office:value-type="float" office:value="0.785509" calcext:value-type="float">
            <text:p>0.785509</text:p>
          </table:table-cell>
          <table:table-cell table:number-columns-repeated="3"/>
          <table:table-cell office:value-type="float" office:value="0.764388" calcext:value-type="float">
            <text:p>0.764388</text:p>
          </table:table-cell>
          <table:table-cell office:value-type="float" office:value="0.770303" calcext:value-type="float">
            <text:p>0.770303</text:p>
          </table:table-cell>
          <table:table-cell office:value-type="float" office:value="0.73686" calcext:value-type="float">
            <text:p>0.73686</text:p>
          </table:table-cell>
          <table:table-cell office:value-type="float" office:value="0.729076" calcext:value-type="float">
            <text:p>0.729076</text:p>
          </table:table-cell>
          <table:table-cell office:value-type="float" office:value="0.737901" calcext:value-type="float">
            <text:p>0.737901</text:p>
          </table:table-cell>
          <table:table-cell office:value-type="float" office:value="0.742407" calcext:value-type="float">
            <text:p>0.742407</text:p>
          </table:table-cell>
          <table:table-cell office:value-type="float" office:value="0.77436" calcext:value-type="float">
            <text:p>0.77436</text:p>
          </table:table-cell>
          <table:table-cell table:number-columns-repeated="3"/>
          <table:table-cell office:value-type="float" office:value="0.768312" calcext:value-type="float">
            <text:p>0.768312</text:p>
          </table:table-cell>
          <table:table-cell table:number-columns-repeated="977"/>
        </table:table-row>
        <table:table-row table:style-name="ro1">
          <table:table-cell table:formula="of:=[$'F1-score'.A14]" office:value-type="float" office:value="60" calcext:value-type="float">
            <text:p>60</text:p>
          </table:table-cell>
          <table:table-cell table:formula="of:=[.B13]+20" office:value-type="float" office:value="240" calcext:value-type="float">
            <text:p>240</text:p>
          </table:table-cell>
          <table:table-cell office:value-type="float" office:value="0.70607" calcext:value-type="float">
            <text:p>0.70607</text:p>
          </table:table-cell>
          <table:table-cell table:number-columns-repeated="3"/>
          <table:table-cell office:value-type="float" office:value="0.63808" calcext:value-type="float">
            <text:p>0.63808</text:p>
          </table:table-cell>
          <table:table-cell office:value-type="float" office:value="0.634336" calcext:value-type="float">
            <text:p>0.634336</text:p>
          </table:table-cell>
          <table:table-cell table:number-columns-repeated="2"/>
          <table:table-cell office:value-type="float" office:value="0.681863" calcext:value-type="float">
            <text:p>0.681863</text:p>
          </table:table-cell>
          <table:table-cell table:number-columns-repeated="2"/>
          <table:table-cell office:value-type="float" office:value="0.711834" calcext:value-type="float">
            <text:p>0.711834</text:p>
          </table:table-cell>
          <table:table-cell office:value-type="float" office:value="0.833301" calcext:value-type="float">
            <text:p>0.833301</text:p>
          </table:table-cell>
          <table:table-cell/>
          <table:table-cell office:value-type="float" office:value="0.704516" calcext:value-type="float">
            <text:p>0.704516</text:p>
          </table:table-cell>
          <table:table-cell table:number-columns-repeated="3"/>
          <table:table-cell office:value-type="float" office:value="0.772875" calcext:value-type="float">
            <text:p>0.772875</text:p>
          </table:table-cell>
          <table:table-cell/>
          <table:table-cell office:value-type="float" office:value="0.770115" calcext:value-type="float">
            <text:p>0.770115</text:p>
          </table:table-cell>
          <table:table-cell office:value-type="float" office:value="0.765652" calcext:value-type="float">
            <text:p>0.765652</text:p>
          </table:table-cell>
          <table:table-cell office:value-type="float" office:value="0.766335" calcext:value-type="float">
            <text:p>0.766335</text:p>
          </table:table-cell>
          <table:table-cell table:number-columns-repeated="7"/>
          <table:table-cell office:value-type="float" office:value="0.782601" calcext:value-type="float">
            <text:p>0.782601</text:p>
          </table:table-cell>
          <table:table-cell table:number-columns-repeated="3"/>
          <table:table-cell office:value-type="float" office:value="0.769762" calcext:value-type="float">
            <text:p>0.769762</text:p>
          </table:table-cell>
          <table:table-cell/>
          <table:table-cell office:value-type="float" office:value="0.73381" calcext:value-type="float">
            <text:p>0.73381</text:p>
          </table:table-cell>
          <table:table-cell office:value-type="float" office:value="0.729388" calcext:value-type="float">
            <text:p>0.729388</text:p>
          </table:table-cell>
          <table:table-cell/>
          <table:table-cell office:value-type="float" office:value="0.735835" calcext:value-type="float">
            <text:p>0.735835</text:p>
          </table:table-cell>
          <table:table-cell table:number-columns-repeated="982"/>
        </table:table-row>
        <table:table-row table:style-name="ro1">
          <table:table-cell table:formula="of:=[$'F1-score'.A15]" office:value-type="float" office:value="65" calcext:value-type="float">
            <text:p>65</text:p>
          </table:table-cell>
          <table:table-cell table:formula="of:=[.B14]+20" office:value-type="float" office:value="260" calcext:value-type="float">
            <text:p>260</text:p>
          </table:table-cell>
          <table:table-cell office:value-type="float" office:value="0.71188" calcext:value-type="float">
            <text:p>0.71188</text:p>
          </table:table-cell>
          <table:table-cell table:number-columns-repeated="3"/>
          <table:table-cell office:value-type="float" office:value="0.63628" calcext:value-type="float">
            <text:p>0.63628</text:p>
          </table:table-cell>
          <table:table-cell office:value-type="float" office:value="0.641526" calcext:value-type="float">
            <text:p>0.641526</text:p>
          </table:table-cell>
          <table:table-cell table:number-columns-repeated="2"/>
          <table:table-cell office:value-type="float" office:value="0.675015" calcext:value-type="float">
            <text:p>0.675015</text:p>
          </table:table-cell>
          <table:table-cell table:number-columns-repeated="2"/>
          <table:table-cell office:value-type="float" office:value="0.709585" calcext:value-type="float">
            <text:p>0.709585</text:p>
          </table:table-cell>
          <table:table-cell office:value-type="float" office:value="0.842055" calcext:value-type="float">
            <text:p>0.842055</text:p>
          </table:table-cell>
          <table:table-cell table:number-columns-repeated="5"/>
          <table:table-cell office:value-type="float" office:value="0.765052" calcext:value-type="float">
            <text:p>0.765052</text:p>
          </table:table-cell>
          <table:table-cell/>
          <table:table-cell office:value-type="float" office:value="0.769708" calcext:value-type="float">
            <text:p>0.769708</text:p>
          </table:table-cell>
          <table:table-cell office:value-type="float" office:value="0.762895" calcext:value-type="float">
            <text:p>0.762895</text:p>
          </table:table-cell>
          <table:table-cell table:number-columns-repeated="8"/>
          <table:table-cell office:value-type="float" office:value="0.787152" calcext:value-type="float">
            <text:p>0.787152</text:p>
          </table:table-cell>
          <table:table-cell table:number-columns-repeated="3"/>
          <table:table-cell office:value-type="float" office:value="0.763404" calcext:value-type="float">
            <text:p>0.763404</text:p>
          </table:table-cell>
          <table:table-cell/>
          <table:table-cell office:value-type="float" office:value="0.73586" calcext:value-type="float">
            <text:p>0.73586</text:p>
          </table:table-cell>
          <table:table-cell office:value-type="float" office:value="0.719226" calcext:value-type="float">
            <text:p>0.719226</text:p>
          </table:table-cell>
          <table:table-cell/>
          <table:table-cell office:value-type="float" office:value="0.746268" calcext:value-type="float">
            <text:p>0.746268</text:p>
          </table:table-cell>
          <table:table-cell table:number-columns-repeated="982"/>
        </table:table-row>
        <table:table-row table:style-name="ro1">
          <table:table-cell table:formula="of:=[$'F1-score'.A16]" office:value-type="float" office:value="70" calcext:value-type="float">
            <text:p>70</text:p>
          </table:table-cell>
          <table:table-cell table:formula="of:=[.B15]+20" office:value-type="float" office:value="280" calcext:value-type="float">
            <text:p>280</text:p>
          </table:table-cell>
          <table:table-cell office:value-type="float" office:value="0.70827" calcext:value-type="float">
            <text:p>0.70827</text:p>
          </table:table-cell>
          <table:table-cell table:number-columns-repeated="3"/>
          <table:table-cell office:value-type="float" office:value="0.61786" calcext:value-type="float">
            <text:p>0.61786</text:p>
          </table:table-cell>
          <table:table-cell office:value-type="float" office:value="0.617392" calcext:value-type="float">
            <text:p>0.617392</text:p>
          </table:table-cell>
          <table:table-cell table:number-columns-repeated="2"/>
          <table:table-cell office:value-type="float" office:value="0.658999" calcext:value-type="float">
            <text:p>0.658999</text:p>
          </table:table-cell>
          <table:table-cell table:number-columns-repeated="2"/>
          <table:table-cell office:value-type="float" office:value="0.699739" calcext:value-type="float">
            <text:p>0.699739</text:p>
          </table:table-cell>
          <table:table-cell office:value-type="float" office:value="0.848193" calcext:value-type="float">
            <text:p>0.848193</text:p>
          </table:table-cell>
          <table:table-cell table:number-columns-repeated="7"/>
          <table:table-cell office:value-type="float" office:value="0.770425" calcext:value-type="float">
            <text:p>0.770425</text:p>
          </table:table-cell>
          <table:table-cell office:value-type="float" office:value="0.763927" calcext:value-type="float">
            <text:p>0.763927</text:p>
          </table:table-cell>
          <table:table-cell table:number-columns-repeated="8"/>
          <table:table-cell office:value-type="float" office:value="0.779908" calcext:value-type="float">
            <text:p>0.779908</text:p>
          </table:table-cell>
          <table:table-cell table:number-columns-repeated="3"/>
          <table:table-cell office:value-type="float" office:value="0.763683" calcext:value-type="float">
            <text:p>0.763683</text:p>
          </table:table-cell>
          <table:table-cell table:number-columns-repeated="2"/>
          <table:table-cell office:value-type="float" office:value="0.732494" calcext:value-type="float">
            <text:p>0.732494</text:p>
          </table:table-cell>
          <table:table-cell table:number-columns-repeated="984"/>
        </table:table-row>
        <table:table-row table:style-name="ro1">
          <table:table-cell table:formula="of:=[$'F1-score'.A17]" office:value-type="float" office:value="75" calcext:value-type="float">
            <text:p>75</text:p>
          </table:table-cell>
          <table:table-cell table:formula="of:=[.B16]+20" office:value-type="float" office:value="300" calcext:value-type="float">
            <text:p>300</text:p>
          </table:table-cell>
          <table:table-cell office:value-type="float" office:value="0.69465" calcext:value-type="float">
            <text:p>0.69465</text:p>
          </table:table-cell>
          <table:table-cell table:number-columns-repeated="3"/>
          <table:table-cell office:value-type="float" office:value="0.630996" calcext:value-type="float">
            <text:p>0.630996</text:p>
          </table:table-cell>
          <table:table-cell office:value-type="float" office:value="0.629806" calcext:value-type="float">
            <text:p>0.629806</text:p>
          </table:table-cell>
          <table:table-cell table:number-columns-repeated="2"/>
          <table:table-cell office:value-type="float" office:value="0.688059" calcext:value-type="float">
            <text:p>0.688059</text:p>
          </table:table-cell>
          <table:table-cell table:number-columns-repeated="2"/>
          <table:table-cell office:value-type="float" office:value="0.706255" calcext:value-type="float">
            <text:p>0.706255</text:p>
          </table:table-cell>
          <table:table-cell office:value-type="float" office:value="0.859871" calcext:value-type="float">
            <text:p>0.859871</text:p>
          </table:table-cell>
          <table:table-cell table:number-columns-repeated="8"/>
          <table:table-cell office:value-type="float" office:value="0.762554" calcext:value-type="float">
            <text:p>0.762554</text:p>
          </table:table-cell>
          <table:table-cell table:number-columns-repeated="8"/>
          <table:table-cell office:value-type="float" office:value="0.774138" calcext:value-type="float">
            <text:p>0.774138</text:p>
          </table:table-cell>
          <table:table-cell table:number-columns-repeated="3"/>
          <table:table-cell office:value-type="float" office:value="0.76419" calcext:value-type="float">
            <text:p>0.76419</text:p>
          </table:table-cell>
          <table:table-cell table:number-columns-repeated="2"/>
          <table:table-cell office:value-type="float" office:value="0.733263" calcext:value-type="float">
            <text:p>0.733263</text:p>
          </table:table-cell>
          <table:table-cell table:number-columns-repeated="984"/>
        </table:table-row>
        <table:table-row table:style-name="ro1">
          <table:table-cell table:formula="of:=[$'F1-score'.A18]" office:value-type="float" office:value="80" calcext:value-type="float">
            <text:p>80</text:p>
          </table:table-cell>
          <table:table-cell table:formula="of:=[.B17]+20" office:value-type="float" office:value="320" calcext:value-type="float">
            <text:p>320</text:p>
          </table:table-cell>
          <table:table-cell office:value-type="float" office:value="0.71376" calcext:value-type="float">
            <text:p>0.71376</text:p>
          </table:table-cell>
          <table:table-cell table:number-columns-repeated="3"/>
          <table:table-cell office:value-type="float" office:value="0.647174" calcext:value-type="float">
            <text:p>0.647174</text:p>
          </table:table-cell>
          <table:table-cell office:value-type="float" office:value="0.63974" calcext:value-type="float">
            <text:p>0.63974</text:p>
          </table:table-cell>
          <table:table-cell table:number-columns-repeated="2"/>
          <table:table-cell office:value-type="float" office:value="0.68674" calcext:value-type="float">
            <text:p>0.68674</text:p>
          </table:table-cell>
          <table:table-cell table:number-columns-repeated="2"/>
          <table:table-cell office:value-type="float" office:value="0.710657" calcext:value-type="float">
            <text:p>0.710657</text:p>
          </table:table-cell>
          <table:table-cell office:value-type="float" office:value="0.871357" calcext:value-type="float">
            <text:p>0.871357</text:p>
          </table:table-cell>
          <table:table-cell table:number-columns-repeated="17"/>
          <table:table-cell office:value-type="float" office:value="0.777404" calcext:value-type="float">
            <text:p>0.777404</text:p>
          </table:table-cell>
          <table:table-cell table:number-columns-repeated="6"/>
          <table:table-cell office:value-type="float" office:value="0.73024" calcext:value-type="float">
            <text:p>0.73024</text:p>
          </table:table-cell>
          <table:table-cell table:number-columns-repeated="984"/>
        </table:table-row>
        <table:table-row table:style-name="ro1">
          <table:table-cell table:formula="of:=[$'F1-score'.A19]" office:value-type="float" office:value="85" calcext:value-type="float">
            <text:p>85</text:p>
          </table:table-cell>
          <table:table-cell table:formula="of:=[.B18]+20" office:value-type="float" office:value="340" calcext:value-type="float">
            <text:p>340</text:p>
          </table:table-cell>
          <table:table-cell office:value-type="float" office:value="0.71263" calcext:value-type="float">
            <text:p>0.71263</text:p>
          </table:table-cell>
          <table:table-cell table:number-columns-repeated="3"/>
          <table:table-cell office:value-type="float" office:value="0.618613" calcext:value-type="float">
            <text:p>0.618613</text:p>
          </table:table-cell>
          <table:table-cell office:value-type="float" office:value="0.622048" calcext:value-type="float">
            <text:p>0.622048</text:p>
          </table:table-cell>
          <table:table-cell table:number-columns-repeated="5"/>
          <table:table-cell office:value-type="float" office:value="0.705918" calcext:value-type="float">
            <text:p>0.705918</text:p>
          </table:table-cell>
          <table:table-cell table:number-columns-repeated="18"/>
          <table:table-cell office:value-type="float" office:value="0.77793" calcext:value-type="float">
            <text:p>0.77793</text:p>
          </table:table-cell>
          <table:table-cell table:number-columns-repeated="6"/>
          <table:table-cell office:value-type="float" office:value="0.731645" calcext:value-type="float">
            <text:p>0.731645</text:p>
          </table:table-cell>
          <table:table-cell table:number-columns-repeated="984"/>
        </table:table-row>
        <table:table-row table:style-name="ro1">
          <table:table-cell table:formula="of:=[$'F1-score'.A20]" office:value-type="float" office:value="90" calcext:value-type="float">
            <text:p>90</text:p>
          </table:table-cell>
          <table:table-cell table:formula="of:=[.B19]+20" office:value-type="float" office:value="360" calcext:value-type="float">
            <text:p>360</text:p>
          </table:table-cell>
          <table:table-cell office:value-type="float" office:value="0.72635" calcext:value-type="float">
            <text:p>0.72635</text:p>
          </table:table-cell>
          <table:table-cell table:number-columns-repeated="10"/>
          <table:table-cell office:value-type="float" office:value="0.701104" calcext:value-type="float">
            <text:p>0.701104</text:p>
          </table:table-cell>
          <table:table-cell table:number-columns-repeated="18"/>
          <table:table-cell office:value-type="float" office:value="0.783047" calcext:value-type="float">
            <text:p>0.783047</text:p>
          </table:table-cell>
          <table:table-cell table:number-columns-repeated="6"/>
          <table:table-cell office:value-type="float" office:value="0.729097" calcext:value-type="float">
            <text:p>0.729097</text:p>
          </table:table-cell>
          <table:table-cell table:number-columns-repeated="984"/>
        </table:table-row>
        <table:table-row table:style-name="ro1">
          <table:table-cell table:formula="of:=[$'F1-score'.A21]" office:value-type="float" office:value="95" calcext:value-type="float">
            <text:p>95</text:p>
          </table:table-cell>
          <table:table-cell table:formula="of:=[.B20]+20" office:value-type="float" office:value="380" calcext:value-type="float">
            <text:p>380</text:p>
          </table:table-cell>
          <table:table-cell office:value-type="float" office:value="0.71339" calcext:value-type="float">
            <text:p>0.71339</text:p>
          </table:table-cell>
          <table:table-cell table:number-columns-repeated="10"/>
          <table:table-cell office:value-type="float" office:value="0.69465" calcext:value-type="float">
            <text:p>0.69465</text:p>
          </table:table-cell>
          <table:table-cell table:number-columns-repeated="12"/>
          <table:table-cell office:value-type="string" calcext:value-type="string">
            <text:p>max</text:p>
          </table:table-cell>
          <table:table-cell table:number-columns-repeated="5"/>
          <table:table-cell office:value-type="string" calcext:value-type="string">
            <text:p>max</text:p>
          </table:table-cell>
          <table:table-cell table:number-columns-repeated="6"/>
          <table:table-cell office:value-type="float" office:value="0.719507" calcext:value-type="float">
            <text:p>0.719507</text:p>
          </table:table-cell>
          <table:table-cell table:number-columns-repeated="984"/>
        </table:table-row>
        <table:table-row table:style-name="ro1">
          <table:table-cell table:formula="of:=[$'F1-score'.A22]" office:value-type="float" office:value="100" calcext:value-type="float">
            <text:p>100</text:p>
          </table:table-cell>
          <table:table-cell table:formula="of:=[.B21]+20" office:value-type="float" office:value="400" calcext:value-type="float">
            <text:p>400</text:p>
          </table:table-cell>
          <table:table-cell office:value-type="float" office:value="0.69318" calcext:value-type="float">
            <text:p>0.69318</text:p>
          </table:table-cell>
          <table:table-cell table:number-columns-repeated="17"/>
          <table:table-cell table:formula="of:=MAX([.U3:.U15])" office:value-type="float" office:value="0.778385" calcext:value-type="float">
            <text:p>0.778385</text:p>
          </table:table-cell>
          <table:table-cell table:number-columns-repeated="5"/>
          <table:table-cell table:formula="of:=MAX([.AA3:.AA11])" office:value-type="float" office:value="0.778675" calcext:value-type="float">
            <text:p>0.778675</text:p>
          </table:table-cell>
          <table:table-cell table:number-columns-repeated="5"/>
          <table:table-cell table:formula="of:=MAX([.AG3:.AG20])" office:value-type="float" office:value="0.787152" calcext:value-type="float">
            <text:p>0.787152</text:p>
          </table:table-cell>
          <table:table-cell table:number-columns-repeated="6"/>
          <table:table-cell office:value-type="float" office:value="0.727528" calcext:value-type="float">
            <text:p>0.727528</text:p>
          </table:table-cell>
          <table:table-cell table:number-columns-repeated="984"/>
        </table:table-row>
        <table:table-row table:style-name="ro1">
          <table:table-cell table:formula="of:=[$'F1-score'.A23]" office:value-type="float" office:value="105" calcext:value-type="float">
            <text:p>105</text:p>
          </table:table-cell>
          <table:table-cell table:formula="of:=[.B22]+20" office:value-type="float" office:value="420" calcext:value-type="float">
            <text:p>420</text:p>
          </table:table-cell>
          <table:table-cell office:value-type="float" office:value="0.69467" calcext:value-type="float">
            <text:p>0.69467</text:p>
          </table:table-cell>
          <table:table-cell table:number-columns-repeated="36"/>
          <table:table-cell office:value-type="float" office:value="0.728251" calcext:value-type="float">
            <text:p>0.728251</text:p>
          </table:table-cell>
          <table:table-cell table:number-columns-repeated="984"/>
        </table:table-row>
        <table:table-row table:style-name="ro1">
          <table:table-cell table:formula="of:=[$'F1-score'.A24]" office:value-type="float" office:value="110" calcext:value-type="float">
            <text:p>110</text:p>
          </table:table-cell>
          <table:table-cell table:formula="of:=[.B23]+20" office:value-type="float" office:value="440" calcext:value-type="float">
            <text:p>440</text:p>
          </table:table-cell>
          <table:table-cell office:value-type="float" office:value="0.70603" calcext:value-type="float">
            <text:p>0.70603</text:p>
          </table:table-cell>
          <table:table-cell table:number-columns-repeated="36"/>
          <table:table-cell office:value-type="float" office:value="0.732499" calcext:value-type="float">
            <text:p>0.732499</text:p>
          </table:table-cell>
          <table:table-cell table:number-columns-repeated="984"/>
        </table:table-row>
        <table:table-row table:style-name="ro1">
          <table:table-cell table:formula="of:=[$'F1-score'.A25]" office:value-type="float" office:value="115" calcext:value-type="float">
            <text:p>115</text:p>
          </table:table-cell>
          <table:table-cell table:formula="of:=[.B24]+20" office:value-type="float" office:value="460" calcext:value-type="float">
            <text:p>460</text:p>
          </table:table-cell>
          <table:table-cell office:value-type="float" office:value="0.68864" calcext:value-type="float">
            <text:p>0.68864</text:p>
          </table:table-cell>
          <table:table-cell table:number-columns-repeated="36"/>
          <table:table-cell office:value-type="float" office:value="0.732307" calcext:value-type="float">
            <text:p>0.732307</text:p>
          </table:table-cell>
          <table:table-cell table:number-columns-repeated="984"/>
        </table:table-row>
        <table:table-row table:style-name="ro1">
          <table:table-cell table:formula="of:=[$'F1-score'.A26]" office:value-type="float" office:value="120" calcext:value-type="float">
            <text:p>120</text:p>
          </table:table-cell>
          <table:table-cell table:formula="of:=[.B25]+20" office:value-type="float" office:value="480" calcext:value-type="float">
            <text:p>480</text:p>
          </table:table-cell>
          <table:table-cell office:value-type="float" office:value="0.71336" calcext:value-type="float">
            <text:p>0.71336</text:p>
          </table:table-cell>
          <table:table-cell table:number-columns-repeated="36"/>
          <table:table-cell office:value-type="float" office:value="0.730936" calcext:value-type="float">
            <text:p>0.730936</text:p>
          </table:table-cell>
          <table:table-cell table:number-columns-repeated="984"/>
        </table:table-row>
        <table:table-row table:style-name="ro1">
          <table:table-cell table:formula="of:=[$'F1-score'.A27]" office:value-type="float" office:value="125" calcext:value-type="float">
            <text:p>125</text:p>
          </table:table-cell>
          <table:table-cell table:formula="of:=[.B26]+20" office:value-type="float" office:value="500" calcext:value-type="float">
            <text:p>500</text:p>
          </table:table-cell>
          <table:table-cell office:value-type="float" office:value="0.67853" calcext:value-type="float">
            <text:p>0.67853</text:p>
          </table:table-cell>
          <table:table-cell table:number-columns-repeated="36"/>
          <table:table-cell office:value-type="float" office:value="0.7337" calcext:value-type="float">
            <text:p>0.7337</text:p>
          </table:table-cell>
          <table:table-cell table:number-columns-repeated="984"/>
        </table:table-row>
        <table:table-row table:style-name="ro1">
          <table:table-cell table:formula="of:=[$'F1-score'.A28]" office:value-type="float" office:value="130" calcext:value-type="float">
            <text:p>130</text:p>
          </table:table-cell>
          <table:table-cell table:formula="of:=[.B27]+20" office:value-type="float" office:value="520" calcext:value-type="float">
            <text:p>520</text:p>
          </table:table-cell>
          <table:table-cell office:value-type="float" office:value="0.67891" calcext:value-type="float">
            <text:p>0.67891</text:p>
          </table:table-cell>
          <table:table-cell table:number-columns-repeated="36"/>
          <table:table-cell office:value-type="float" office:value="0.732417" calcext:value-type="float">
            <text:p>0.732417</text:p>
          </table:table-cell>
          <table:table-cell table:number-columns-repeated="984"/>
        </table:table-row>
        <table:table-row table:style-name="ro1">
          <table:table-cell table:formula="of:=[$'F1-score'.A29]" office:value-type="float" office:value="135" calcext:value-type="float">
            <text:p>135</text:p>
          </table:table-cell>
          <table:table-cell table:formula="of:=[.B28]+20" office:value-type="float" office:value="540" calcext:value-type="float">
            <text:p>540</text:p>
          </table:table-cell>
          <table:table-cell office:value-type="float" office:value="0.68453" calcext:value-type="float">
            <text:p>0.68453</text:p>
          </table:table-cell>
          <table:table-cell table:number-columns-repeated="36"/>
          <table:table-cell office:value-type="float" office:value="0.715544" calcext:value-type="float">
            <text:p>0.715544</text:p>
          </table:table-cell>
          <table:table-cell table:number-columns-repeated="984"/>
        </table:table-row>
        <table:table-row table:style-name="ro1">
          <table:table-cell table:formula="of:=[$'F1-score'.A30]" office:value-type="float" office:value="140" calcext:value-type="float">
            <text:p>140</text:p>
          </table:table-cell>
          <table:table-cell table:formula="of:=[.B29]+20" office:value-type="float" office:value="560" calcext:value-type="float">
            <text:p>560</text:p>
          </table:table-cell>
          <table:table-cell office:value-type="float" office:value="0.68181" calcext:value-type="float">
            <text:p>0.68181</text:p>
          </table:table-cell>
          <table:table-cell table:number-columns-repeated="36"/>
          <table:table-cell office:value-type="float" office:value="0.732219" calcext:value-type="float">
            <text:p>0.732219</text:p>
          </table:table-cell>
          <table:table-cell table:number-columns-repeated="984"/>
        </table:table-row>
        <table:table-row table:style-name="ro1">
          <table:table-cell table:formula="of:=[$'F1-score'.A31]" office:value-type="float" office:value="145" calcext:value-type="float">
            <text:p>145</text:p>
          </table:table-cell>
          <table:table-cell table:formula="of:=[.B30]+20" office:value-type="float" office:value="580" calcext:value-type="float">
            <text:p>580</text:p>
          </table:table-cell>
          <table:table-cell office:value-type="float" office:value="0.67805" calcext:value-type="float">
            <text:p>0.67805</text:p>
          </table:table-cell>
          <table:table-cell table:number-columns-repeated="36"/>
          <table:table-cell office:value-type="float" office:value="0.734157" calcext:value-type="float">
            <text:p>0.734157</text:p>
          </table:table-cell>
          <table:table-cell table:number-columns-repeated="984"/>
        </table:table-row>
        <table:table-row table:style-name="ro1">
          <table:table-cell table:formula="of:=[$'F1-score'.A32]" office:value-type="float" office:value="150" calcext:value-type="float">
            <text:p>150</text:p>
          </table:table-cell>
          <table:table-cell table:formula="of:=[.B31]+20" office:value-type="float" office:value="600" calcext:value-type="float">
            <text:p>600</text:p>
          </table:table-cell>
          <table:table-cell office:value-type="float" office:value="0.70279" calcext:value-type="float">
            <text:p>0.70279</text:p>
          </table:table-cell>
          <table:table-cell table:number-columns-repeated="36"/>
          <table:table-cell office:value-type="float" office:value="0.726047" calcext:value-type="float">
            <text:p>0.726047</text:p>
          </table:table-cell>
          <table:table-cell table:number-columns-repeated="984"/>
        </table:table-row>
        <table:table-row table:style-name="ro1">
          <table:table-cell table:formula="of:=[$'F1-score'.A33]" office:value-type="float" office:value="155" calcext:value-type="float">
            <text:p>155</text:p>
          </table:table-cell>
          <table:table-cell table:formula="of:=[.B32]+20" office:value-type="float" office:value="620" calcext:value-type="float">
            <text:p>620</text:p>
          </table:table-cell>
          <table:table-cell office:value-type="float" office:value="0.68836" calcext:value-type="float">
            <text:p>0.68836</text:p>
          </table:table-cell>
          <table:table-cell table:number-columns-repeated="36"/>
          <table:table-cell office:value-type="float" office:value="0.733802" calcext:value-type="float">
            <text:p>0.733802</text:p>
          </table:table-cell>
          <table:table-cell table:number-columns-repeated="984"/>
        </table:table-row>
        <table:table-row table:style-name="ro1">
          <table:table-cell table:formula="of:=[$'F1-score'.A34]" office:value-type="float" office:value="160" calcext:value-type="float">
            <text:p>160</text:p>
          </table:table-cell>
          <table:table-cell table:formula="of:=[.B33]+20" office:value-type="float" office:value="640" calcext:value-type="float">
            <text:p>640</text:p>
          </table:table-cell>
          <table:table-cell office:value-type="float" office:value="0.67995" calcext:value-type="float">
            <text:p>0.67995</text:p>
          </table:table-cell>
          <table:table-cell table:number-columns-repeated="36"/>
          <table:table-cell office:value-type="float" office:value="0.729873" calcext:value-type="float">
            <text:p>0.729873</text:p>
          </table:table-cell>
          <table:table-cell table:number-columns-repeated="984"/>
        </table:table-row>
        <table:table-row table:style-name="ro1">
          <table:table-cell table:number-columns-repeated="2"/>
          <table:table-cell table:style-name="Default"/>
          <table:table-cell table:number-columns-repeated="36"/>
          <table:table-cell office:value-type="float" office:value="0.72962" calcext:value-type="float">
            <text:p>0.72962</text:p>
          </table:table-cell>
          <table:table-cell table:number-columns-repeated="984"/>
        </table:table-row>
        <table:table-row table:style-name="ro1">
          <table:table-cell table:number-columns-repeated="2"/>
          <table:table-cell table:style-name="Default"/>
          <table:table-cell table:number-columns-repeated="36"/>
          <table:table-cell office:value-type="float" office:value="0.729055" calcext:value-type="float">
            <text:p>0.729055</text:p>
          </table:table-cell>
          <table:table-cell table:number-columns-repeated="984"/>
        </table:table-row>
      </table:table>
      <table:table table:name="Accuracy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table:formula="of:=[$'F1-score'.A2]" office:value-type="string" office:string-value="epochs" calcext:value-type="string">
            <text:p>epochs</text:p>
          </table:table-cell>
          <table:table-cell table:style-name="ce2" office:value-type="string" calcext:value-type="string">
            <text:p>epochs (rand pick)</text:p>
          </table:table-cell>
          <table:table-cell table:style-name="ce2" office:value-type="string" calcext:value-type="string">
            <text:p>V2_3</text:p>
          </table:table-cell>
          <table:table-cell table:style-name="ce2" office:value-type="string" calcext:value-type="string">
            <text:p>V2_7</text:p>
          </table:table-cell>
          <table:table-cell table:style-name="ce2" office:value-type="string" calcext:value-type="string">
            <text:p>V2_8</text:p>
          </table:table-cell>
          <table:table-cell table:style-name="ce2" office:value-type="string" calcext:value-type="string">
            <text:p>V2_9</text:p>
          </table:table-cell>
          <table:table-cell table:style-name="ce2" office:value-type="string" calcext:value-type="string">
            <text:p>V2_8_2</text:p>
          </table:table-cell>
          <table:table-cell table:style-name="ce2" office:value-type="string" calcext:value-type="string">
            <text:p>v3</text:p>
          </table:table-cell>
          <table:table-cell table:style-name="ce2" office:value-type="string" calcext:value-type="string">
            <text:p>v4</text:p>
          </table:table-cell>
          <table:table-cell table:style-name="ce2" office:value-type="string" calcext:value-type="string">
            <text:p>v4_swap</text:p>
          </table:table-cell>
          <table:table-cell table:style-name="ce2" office:value-type="string" calcext:value-type="string">
            <text:p>V4_2</text:p>
          </table:table-cell>
          <table:table-cell table:style-name="ce2" office:value-type="string" calcext:value-type="string">
            <text:p>V4_3</text:p>
          </table:table-cell>
          <table:table-cell table:style-name="ce2" office:value-type="string" calcext:value-type="string">
            <text:p>V2_3_2</text:p>
          </table:table-cell>
          <table:table-cell table:style-name="ce2" office:value-type="string" calcext:value-type="string">
            <text:p>v5</text:p>
          </table:table-cell>
          <table:table-cell table:style-name="ce2" office:value-type="string" calcext:value-type="string">
            <text:p>v5_swap</text:p>
          </table:table-cell>
          <table:table-cell table:style-name="ce2" office:value-type="string" calcext:value-type="string">
            <text:p>V4_4_2</text:p>
          </table:table-cell>
          <table:table-cell table:style-name="ce2" office:value-type="string" calcext:value-type="string">
            <text:p>v7</text:p>
          </table:table-cell>
          <table:table-cell table:style-name="ce2" office:value-type="string" calcext:value-type="string">
            <text:p>V7_3</text:p>
          </table:table-cell>
          <table:table-cell table:style-name="ce2" office:value-type="string" calcext:value-type="string">
            <text:p>V5_2</text:p>
          </table:table-cell>
          <table:table-cell table:style-name="ce2" office:value-type="string" calcext:value-type="string">
            <text:p>V5_3</text:p>
          </table:table-cell>
          <table:table-cell table:style-name="ce2" office:value-type="string" calcext:value-type="string">
            <text:p>V5_4</text:p>
          </table:table-cell>
          <table:table-cell table:style-name="ce2" office:value-type="string" calcext:value-type="string">
            <text:p>V5_4_2</text:p>
          </table:table-cell>
          <table:table-cell table:style-name="ce2" office:value-type="string" calcext:value-type="string">
            <text:p>v8</text:p>
          </table:table-cell>
          <table:table-cell table:style-name="ce2" office:value-type="string" calcext:value-type="string">
            <text:p>v9</text:p>
          </table:table-cell>
          <table:table-cell table:style-name="ce2" office:value-type="string" calcext:value-type="string">
            <text:p>V9_2</text:p>
          </table:table-cell>
          <table:table-cell table:style-name="ce2" office:value-type="string" calcext:value-type="string">
            <text:p>v10_wrong</text:p>
          </table:table-cell>
          <table:table-cell table:style-name="ce2" office:value-type="string" calcext:value-type="string">
            <text:p>V5_6</text:p>
          </table:table-cell>
          <table:table-cell table:style-name="ce2" office:value-type="string" calcext:value-type="string">
            <text:p>V5_7</text:p>
          </table:table-cell>
          <table:table-cell table:style-name="ce2" office:value-type="string" calcext:value-type="string">
            <text:p>V10_2</text:p>
          </table:table-cell>
          <table:table-cell table:style-name="ce2" office:value-type="string" calcext:value-type="string">
            <text:p>V11_2</text:p>
          </table:table-cell>
          <table:table-cell table:style-name="ce2" office:value-type="string" calcext:value-type="string">
            <text:p>v12</text:p>
          </table:table-cell>
          <table:table-cell table:style-name="ce2" office:value-type="string" calcext:value-type="string">
            <text:p>V12_2_old</text:p>
          </table:table-cell>
          <table:table-cell table:style-name="ce2" office:value-type="string" calcext:value-type="string">
            <text:p>V12_2</text:p>
          </table:table-cell>
          <table:table-cell table:style-name="ce2" office:value-type="string" calcext:value-type="string">
            <text:p>V12_2_2</text:p>
          </table:table-cell>
          <table:table-cell table:style-name="ce2" office:value-type="string" calcext:value-type="string">
            <text:p>V12_3</text:p>
          </table:table-cell>
          <table:table-cell table:style-name="ce2" office:value-type="string" calcext:value-type="string">
            <text:p>v13</text:p>
          </table:table-cell>
          <table:table-cell table:style-name="ce2" office:value-type="string" calcext:value-type="string">
            <text:p>V5_6_2</text:p>
          </table:table-cell>
          <table:table-cell table:style-name="ce2" office:value-type="string" calcext:value-type="string">
            <text:p>V5_6_3</text:p>
          </table:table-cell>
          <table:table-cell table:style-name="ce2" office:value-type="string" calcext:value-type="string">
            <text:p>v14</text:p>
          </table:table-cell>
          <table:table-cell table:style-name="ce2" office:value-type="string" calcext:value-type="string">
            <text:p>V5_6_4</text:p>
          </table:table-cell>
          <table:table-cell table:style-name="ce2" office:value-type="string" calcext:value-type="string">
            <text:p>V5_6_5</text:p>
          </table:table-cell>
          <table:table-cell table:style-name="ce2" office:value-type="string" calcext:value-type="string">
            <text:p>v16</text:p>
          </table:table-cell>
          <table:table-cell table:style-name="ce2" office:value-type="string" calcext:value-type="string">
            <text:p>v17</text:p>
          </table:table-cell>
          <table:table-cell table:style-name="ce2" office:value-type="string" calcext:value-type="string">
            <text:p>V12_5</text:p>
          </table:table-cell>
          <table:table-cell table:style-name="ce2" office:value-type="string" calcext:value-type="string">
            <text:p>V12_6</text:p>
          </table:table-cell>
          <table:table-cell table:style-name="ce2" office:value-type="string" calcext:value-type="string">
            <text:p>V12_7</text:p>
          </table:table-cell>
          <table:table-cell table:style-name="ce2" office:value-type="string" calcext:value-type="string">
            <text:p>v12_9</text:p>
          </table:table-cell>
          <table:table-cell table:style-name="ce2" office:value-type="string" calcext:value-type="string">
            <text:p>V12_10</text:p>
          </table:table-cell>
          <table:table-cell table:style-name="ce2" table:number-columns-repeated="976"/>
        </table:table-row>
        <table:table-row table:style-name="ro1">
          <table:table-cell table:formula="of:=[$'F1-score'.A3]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657317" calcext:value-type="float">
            <text:p>0.657317</text:p>
          </table:table-cell>
          <table:table-cell office:value-type="float" office:value="0.371015" calcext:value-type="float">
            <text:p>0.371015</text:p>
          </table:table-cell>
          <table:table-cell office:value-type="float" office:value="0.354904" calcext:value-type="float">
            <text:p>0.354904</text:p>
          </table:table-cell>
          <table:table-cell office:value-type="float" office:value="0.665261" calcext:value-type="float">
            <text:p>0.665261</text:p>
          </table:table-cell>
          <table:table-cell office:value-type="float" office:value="0.656625" calcext:value-type="float">
            <text:p>0.656625</text:p>
          </table:table-cell>
          <table:table-cell office:value-type="float" office:value="0.68178" calcext:value-type="float">
            <text:p>0.68178</text:p>
          </table:table-cell>
          <table:table-cell/>
          <table:table-cell office:value-type="float" office:value="0.381485" calcext:value-type="float">
            <text:p>0.381485</text:p>
          </table:table-cell>
          <table:table-cell office:value-type="float" office:value="0.354211" calcext:value-type="float">
            <text:p>0.354211</text:p>
          </table:table-cell>
          <table:table-cell office:value-type="float" office:value="0.645972" calcext:value-type="float">
            <text:p>0.645972</text:p>
          </table:table-cell>
          <table:table-cell office:value-type="float" office:value="0.657786" calcext:value-type="float">
            <text:p>0.657786</text:p>
          </table:table-cell>
          <table:table-cell/>
          <table:table-cell office:value-type="float" office:value="0.364497" calcext:value-type="float">
            <text:p>0.364497</text:p>
          </table:table-cell>
          <table:table-cell office:value-type="float" office:value="0.685121" calcext:value-type="float">
            <text:p>0.685121</text:p>
          </table:table-cell>
          <table:table-cell office:value-type="float" office:value="0.664976" calcext:value-type="float">
            <text:p>0.664976</text:p>
          </table:table-cell>
          <table:table-cell office:value-type="float" office:value="0.451533" calcext:value-type="float">
            <text:p>0.451533</text:p>
          </table:table-cell>
          <table:table-cell office:value-type="float" office:value="0.669192" calcext:value-type="float">
            <text:p>0.669192</text:p>
          </table:table-cell>
          <table:table-cell office:value-type="float" office:value="0.677258" calcext:value-type="float">
            <text:p>0.677258</text:p>
          </table:table-cell>
          <table:table-cell office:value-type="float" office:value="0.628394" calcext:value-type="float">
            <text:p>0.628394</text:p>
          </table:table-cell>
          <table:table-cell office:value-type="float" office:value="0.679173" calcext:value-type="float">
            <text:p>0.679173</text:p>
          </table:table-cell>
          <table:table-cell office:value-type="float" office:value="0.672207" calcext:value-type="float">
            <text:p>0.672207</text:p>
          </table:table-cell>
          <table:table-cell office:value-type="float" office:value="0.646298" calcext:value-type="float">
            <text:p>0.646298</text:p>
          </table:table-cell>
          <table:table-cell office:value-type="float" office:value="0.666402" calcext:value-type="float">
            <text:p>0.666402</text:p>
          </table:table-cell>
          <table:table-cell office:value-type="float" office:value="0.678969" calcext:value-type="float">
            <text:p>0.678969</text:p>
          </table:table-cell>
          <table:table-cell office:value-type="float" office:value="0.710602" calcext:value-type="float">
            <text:p>0.710602</text:p>
          </table:table-cell>
          <table:table-cell office:value-type="float" office:value="0.704002" calcext:value-type="float">
            <text:p>0.704002</text:p>
          </table:table-cell>
          <table:table-cell office:value-type="float" office:value="0.39998" calcext:value-type="float">
            <text:p>0.39998</text:p>
          </table:table-cell>
          <table:table-cell office:value-type="float" office:value="0.702006" calcext:value-type="float">
            <text:p>0.702006</text:p>
          </table:table-cell>
          <table:table-cell office:value-type="float" office:value="0.725634" calcext:value-type="float">
            <text:p>0.725634</text:p>
          </table:table-cell>
          <table:table-cell office:value-type="float" office:value="0.728262" calcext:value-type="float">
            <text:p>0.728262</text:p>
          </table:table-cell>
          <table:table-cell office:value-type="float" office:value="0.723068" calcext:value-type="float">
            <text:p>0.723068</text:p>
          </table:table-cell>
          <table:table-cell office:value-type="float" office:value="0.7138" calcext:value-type="float">
            <text:p>0.7138</text:p>
          </table:table-cell>
          <table:table-cell office:value-type="float" office:value="0.695977" calcext:value-type="float">
            <text:p>0.695977</text:p>
          </table:table-cell>
          <table:table-cell office:value-type="float" office:value="0.666117" calcext:value-type="float">
            <text:p>0.666117</text:p>
          </table:table-cell>
          <table:table-cell office:value-type="float" office:value="0.65867" calcext:value-type="float">
            <text:p>0.65867</text:p>
          </table:table-cell>
          <table:table-cell office:value-type="float" office:value="0.596761" calcext:value-type="float">
            <text:p>0.596761</text:p>
          </table:table-cell>
          <table:table-cell office:value-type="float" office:value="0.376596" calcext:value-type="float">
            <text:p>0.376596</text:p>
          </table:table-cell>
          <table:table-cell office:value-type="float" office:value="0.575924" calcext:value-type="float">
            <text:p>0.575924</text:p>
          </table:table-cell>
          <table:table-cell office:value-type="float" office:value="0.659925" calcext:value-type="float">
            <text:p>0.659925</text:p>
          </table:table-cell>
          <table:table-cell office:value-type="float" office:value="0.724616" calcext:value-type="float">
            <text:p>0.724616</text:p>
          </table:table-cell>
          <table:table-cell office:value-type="float" office:value="0.723027" calcext:value-type="float">
            <text:p>0.723027</text:p>
          </table:table-cell>
          <table:table-cell office:value-type="float" office:value="0.587921" calcext:value-type="float">
            <text:p>0.587921</text:p>
          </table:table-cell>
          <table:table-cell office:value-type="float" office:value="0.716468" calcext:value-type="float">
            <text:p>0.716468</text:p>
          </table:table-cell>
          <table:table-cell office:value-type="float" office:value="0.717588" calcext:value-type="float">
            <text:p>0.717588</text:p>
          </table:table-cell>
          <table:table-cell office:value-type="float" office:value="0.668011" calcext:value-type="float">
            <text:p>0.668011</text:p>
          </table:table-cell>
          <table:table-cell table:number-columns-repeated="976"/>
        </table:table-row>
        <table:table-row table:style-name="ro1">
          <table:table-cell table:formula="of:=[$'F1-score'.A4]" office:value-type="float" office:value="10" calcext:value-type="float">
            <text:p>10</text:p>
          </table:table-cell>
          <table:table-cell table:formula="of:=[.B3]+20" office:value-type="float" office:value="40" calcext:value-type="float">
            <text:p>40</text:p>
          </table:table-cell>
          <table:table-cell/>
          <table:table-cell office:value-type="float" office:value="0.67017" calcext:value-type="float">
            <text:p>0.67017</text:p>
          </table:table-cell>
          <table:table-cell table:number-columns-repeated="2" office:value-type="float" office:value="0.354028" calcext:value-type="float">
            <text:p>0.354028</text:p>
          </table:table-cell>
          <table:table-cell office:value-type="float" office:value="0.644465" calcext:value-type="float">
            <text:p>0.644465</text:p>
          </table:table-cell>
          <table:table-cell office:value-type="float" office:value="0.655708" calcext:value-type="float">
            <text:p>0.655708</text:p>
          </table:table-cell>
          <table:table-cell office:value-type="float" office:value="0.649333" calcext:value-type="float">
            <text:p>0.649333</text:p>
          </table:table-cell>
          <table:table-cell/>
          <table:table-cell office:value-type="float" office:value="0.634586" calcext:value-type="float">
            <text:p>0.634586</text:p>
          </table:table-cell>
          <table:table-cell office:value-type="float" office:value="0.354089" calcext:value-type="float">
            <text:p>0.354089</text:p>
          </table:table-cell>
          <table:table-cell office:value-type="float" office:value="0.416825" calcext:value-type="float">
            <text:p>0.416825</text:p>
          </table:table-cell>
          <table:table-cell office:value-type="float" office:value="0.652592" calcext:value-type="float">
            <text:p>0.652592</text:p>
          </table:table-cell>
          <table:table-cell/>
          <table:table-cell office:value-type="float" office:value="0.358896" calcext:value-type="float">
            <text:p>0.358896</text:p>
          </table:table-cell>
          <table:table-cell office:value-type="float" office:value="0.676953" calcext:value-type="float">
            <text:p>0.676953</text:p>
          </table:table-cell>
          <table:table-cell office:value-type="float" office:value="0.677157" calcext:value-type="float">
            <text:p>0.677157</text:p>
          </table:table-cell>
          <table:table-cell office:value-type="float" office:value="0.626479" calcext:value-type="float">
            <text:p>0.626479</text:p>
          </table:table-cell>
          <table:table-cell office:value-type="float" office:value="0.639149" calcext:value-type="float">
            <text:p>0.639149</text:p>
          </table:table-cell>
          <table:table-cell office:value-type="float" office:value="0.729891" calcext:value-type="float">
            <text:p>0.729891</text:p>
          </table:table-cell>
          <table:table-cell office:value-type="float" office:value="0.726082" calcext:value-type="float">
            <text:p>0.726082</text:p>
          </table:table-cell>
          <table:table-cell office:value-type="float" office:value="0.719177" calcext:value-type="float">
            <text:p>0.719177</text:p>
          </table:table-cell>
          <table:table-cell office:value-type="float" office:value="0.710459" calcext:value-type="float">
            <text:p>0.710459</text:p>
          </table:table-cell>
          <table:table-cell office:value-type="float" office:value="0.710907" calcext:value-type="float">
            <text:p>0.710907</text:p>
          </table:table-cell>
          <table:table-cell office:value-type="float" office:value="0.695142" calcext:value-type="float">
            <text:p>0.695142</text:p>
          </table:table-cell>
          <table:table-cell office:value-type="float" office:value="0.733618" calcext:value-type="float">
            <text:p>0.733618</text:p>
          </table:table-cell>
          <table:table-cell office:value-type="float" office:value="0.678562" calcext:value-type="float">
            <text:p>0.678562</text:p>
          </table:table-cell>
          <table:table-cell office:value-type="float" office:value="0.682126" calcext:value-type="float">
            <text:p>0.682126</text:p>
          </table:table-cell>
          <table:table-cell office:value-type="float" office:value="0.450657" calcext:value-type="float">
            <text:p>0.450657</text:p>
          </table:table-cell>
          <table:table-cell office:value-type="float" office:value="0.693248" calcext:value-type="float">
            <text:p>0.693248</text:p>
          </table:table-cell>
          <table:table-cell office:value-type="float" office:value="0.699929" calcext:value-type="float">
            <text:p>0.699929</text:p>
          </table:table-cell>
          <table:table-cell office:value-type="float" office:value="0.71103" calcext:value-type="float">
            <text:p>0.71103</text:p>
          </table:table-cell>
          <table:table-cell office:value-type="float" office:value="0.640126" calcext:value-type="float">
            <text:p>0.640126</text:p>
          </table:table-cell>
          <table:table-cell office:value-type="float" office:value="0.627253" calcext:value-type="float">
            <text:p>0.627253</text:p>
          </table:table-cell>
          <table:table-cell office:value-type="float" office:value="0.700438" calcext:value-type="float">
            <text:p>0.700438</text:p>
          </table:table-cell>
          <table:table-cell office:value-type="float" office:value="0.731072" calcext:value-type="float">
            <text:p>0.731072</text:p>
          </table:table-cell>
          <table:table-cell office:value-type="float" office:value="0.672797" calcext:value-type="float">
            <text:p>0.672797</text:p>
          </table:table-cell>
          <table:table-cell office:value-type="float" office:value="0.660515" calcext:value-type="float">
            <text:p>0.660515</text:p>
          </table:table-cell>
          <table:table-cell office:value-type="float" office:value="0.624198" calcext:value-type="float">
            <text:p>0.624198</text:p>
          </table:table-cell>
          <table:table-cell office:value-type="float" office:value="0.701375" calcext:value-type="float">
            <text:p>0.701375</text:p>
          </table:table-cell>
          <table:table-cell office:value-type="float" office:value="0.69115" calcext:value-type="float">
            <text:p>0.69115</text:p>
          </table:table-cell>
          <table:table-cell office:value-type="float" office:value="0.742784" calcext:value-type="float">
            <text:p>0.742784</text:p>
          </table:table-cell>
          <table:table-cell office:value-type="float" office:value="0.681414" calcext:value-type="float">
            <text:p>0.681414</text:p>
          </table:table-cell>
          <table:table-cell office:value-type="float" office:value="0.645972" calcext:value-type="float">
            <text:p>0.645972</text:p>
          </table:table-cell>
          <table:table-cell office:value-type="float" office:value="0.716937" calcext:value-type="float">
            <text:p>0.716937</text:p>
          </table:table-cell>
          <table:table-cell office:value-type="float" office:value="0.744638" calcext:value-type="float">
            <text:p>0.744638</text:p>
          </table:table-cell>
          <table:table-cell office:value-type="float" office:value="0.669396" calcext:value-type="float">
            <text:p>0.669396</text:p>
          </table:table-cell>
          <table:table-cell table:number-columns-repeated="976"/>
        </table:table-row>
        <table:table-row table:style-name="ro1">
          <table:table-cell table:formula="of:=[$'F1-score'.A5]" office:value-type="float" office:value="15" calcext:value-type="float">
            <text:p>15</text:p>
          </table:table-cell>
          <table:table-cell table:formula="of:=[.B4]+20" office:value-type="float" office:value="60" calcext:value-type="float">
            <text:p>60</text:p>
          </table:table-cell>
          <table:table-cell/>
          <table:table-cell office:value-type="float" office:value="0.651512" calcext:value-type="float">
            <text:p>0.651512</text:p>
          </table:table-cell>
          <table:table-cell office:value-type="float" office:value="0.575761" calcext:value-type="float">
            <text:p>0.575761</text:p>
          </table:table-cell>
          <table:table-cell office:value-type="float" office:value="0.539322" calcext:value-type="float">
            <text:p>0.539322</text:p>
          </table:table-cell>
          <table:table-cell office:value-type="float" office:value="0.67622" calcext:value-type="float">
            <text:p>0.67622</text:p>
          </table:table-cell>
          <table:table-cell office:value-type="float" office:value="0.646889" calcext:value-type="float">
            <text:p>0.646889</text:p>
          </table:table-cell>
          <table:table-cell office:value-type="float" office:value="0.693309" calcext:value-type="float">
            <text:p>0.693309</text:p>
          </table:table-cell>
          <table:table-cell/>
          <table:table-cell office:value-type="float" office:value="0.676342" calcext:value-type="float">
            <text:p>0.676342</text:p>
          </table:table-cell>
          <table:table-cell office:value-type="float" office:value="0.36134" calcext:value-type="float">
            <text:p>0.36134</text:p>
          </table:table-cell>
          <table:table-cell office:value-type="float" office:value="0.608616" calcext:value-type="float">
            <text:p>0.608616</text:p>
          </table:table-cell>
          <table:table-cell office:value-type="float" office:value="0.644913" calcext:value-type="float">
            <text:p>0.644913</text:p>
          </table:table-cell>
          <table:table-cell/>
          <table:table-cell office:value-type="float" office:value="0.354211" calcext:value-type="float">
            <text:p>0.354211</text:p>
          </table:table-cell>
          <table:table-cell office:value-type="float" office:value="0.666769" calcext:value-type="float">
            <text:p>0.666769</text:p>
          </table:table-cell>
          <table:table-cell office:value-type="float" office:value="0.68121" calcext:value-type="float">
            <text:p>0.68121</text:p>
          </table:table-cell>
          <table:table-cell office:value-type="float" office:value="0.668337" calcext:value-type="float">
            <text:p>0.668337</text:p>
          </table:table-cell>
          <table:table-cell office:value-type="float" office:value="0.611997" calcext:value-type="float">
            <text:p>0.611997</text:p>
          </table:table-cell>
          <table:table-cell office:value-type="float" office:value="0.717059" calcext:value-type="float">
            <text:p>0.717059</text:p>
          </table:table-cell>
          <table:table-cell office:value-type="float" office:value="0.691089" calcext:value-type="float">
            <text:p>0.691089</text:p>
          </table:table-cell>
          <table:table-cell office:value-type="float" office:value="0.706508" calcext:value-type="float">
            <text:p>0.706508</text:p>
          </table:table-cell>
          <table:table-cell office:value-type="float" office:value="0.701436" calcext:value-type="float">
            <text:p>0.701436</text:p>
          </table:table-cell>
          <table:table-cell office:value-type="float" office:value="0.6873" calcext:value-type="float">
            <text:p>0.6873</text:p>
          </table:table-cell>
          <table:table-cell office:value-type="float" office:value="0.715938" calcext:value-type="float">
            <text:p>0.715938</text:p>
          </table:table-cell>
          <table:table-cell office:value-type="float" office:value="0.696812" calcext:value-type="float">
            <text:p>0.696812</text:p>
          </table:table-cell>
          <table:table-cell/>
          <table:table-cell office:value-type="float" office:value="0.666402" calcext:value-type="float">
            <text:p>0.666402</text:p>
          </table:table-cell>
          <table:table-cell/>
          <table:table-cell office:value-type="float" office:value="0.739098" calcext:value-type="float">
            <text:p>0.739098</text:p>
          </table:table-cell>
          <table:table-cell office:value-type="float" office:value="0.742723" calcext:value-type="float">
            <text:p>0.742723</text:p>
          </table:table-cell>
          <table:table-cell office:value-type="float" office:value="0.755474" calcext:value-type="float">
            <text:p>0.755474</text:p>
          </table:table-cell>
          <table:table-cell office:value-type="float" office:value="0.747673" calcext:value-type="float">
            <text:p>0.747673</text:p>
          </table:table-cell>
          <table:table-cell office:value-type="float" office:value="0.742357" calcext:value-type="float">
            <text:p>0.742357</text:p>
          </table:table-cell>
          <table:table-cell office:value-type="float" office:value="0.709848" calcext:value-type="float">
            <text:p>0.709848</text:p>
          </table:table-cell>
          <table:table-cell office:value-type="float" office:value="0.703045" calcext:value-type="float">
            <text:p>0.703045</text:p>
          </table:table-cell>
          <table:table-cell office:value-type="float" office:value="0.704913" calcext:value-type="float">
            <text:p>0.704913</text:p>
          </table:table-cell>
          <table:table-cell office:value-type="float" office:value="0.656706" calcext:value-type="float">
            <text:p>0.656706</text:p>
          </table:table-cell>
          <table:table-cell office:value-type="float" office:value="0.651492" calcext:value-type="float">
            <text:p>0.651492</text:p>
          </table:table-cell>
          <table:table-cell office:value-type="float" office:value="0.677992" calcext:value-type="float">
            <text:p>0.677992</text:p>
          </table:table-cell>
          <table:table-cell office:value-type="float" office:value="0.711396" calcext:value-type="float">
            <text:p>0.711396</text:p>
          </table:table-cell>
          <table:table-cell office:value-type="float" office:value="0.743233" calcext:value-type="float">
            <text:p>0.743233</text:p>
          </table:table-cell>
          <table:table-cell office:value-type="float" office:value="0.721336" calcext:value-type="float">
            <text:p>0.721336</text:p>
          </table:table-cell>
          <table:table-cell/>
          <table:table-cell office:value-type="float" office:value="0.725104" calcext:value-type="float">
            <text:p>0.725104</text:p>
          </table:table-cell>
          <table:table-cell office:value-type="float" office:value="0.744597" calcext:value-type="float">
            <text:p>0.744597</text:p>
          </table:table-cell>
          <table:table-cell office:value-type="float" office:value="0.67995" calcext:value-type="float">
            <text:p>0.67995</text:p>
          </table:table-cell>
          <table:table-cell table:number-columns-repeated="976"/>
        </table:table-row>
        <table:table-row table:style-name="ro1">
          <table:table-cell table:formula="of:=[$'F1-score'.A6]" office:value-type="float" office:value="20" calcext:value-type="float">
            <text:p>20</text:p>
          </table:table-cell>
          <table:table-cell table:formula="of:=[.B5]+20" office:value-type="float" office:value="80" calcext:value-type="float">
            <text:p>80</text:p>
          </table:table-cell>
          <table:table-cell/>
          <table:table-cell office:value-type="float" office:value="0.617782" calcext:value-type="float">
            <text:p>0.617782</text:p>
          </table:table-cell>
          <table:table-cell office:value-type="float" office:value="0.595947" calcext:value-type="float">
            <text:p>0.595947</text:p>
          </table:table-cell>
          <table:table-cell office:value-type="float" office:value="0.490966" calcext:value-type="float">
            <text:p>0.490966</text:p>
          </table:table-cell>
          <table:table-cell office:value-type="float" office:value="0.668092" calcext:value-type="float">
            <text:p>0.668092</text:p>
          </table:table-cell>
          <table:table-cell office:value-type="float" office:value="0.652347" calcext:value-type="float">
            <text:p>0.652347</text:p>
          </table:table-cell>
          <table:table-cell office:value-type="float" office:value="0.696161" calcext:value-type="float">
            <text:p>0.696161</text:p>
          </table:table-cell>
          <table:table-cell/>
          <table:table-cell office:value-type="float" office:value="0.683145" calcext:value-type="float">
            <text:p>0.683145</text:p>
          </table:table-cell>
          <table:table-cell office:value-type="float" office:value="0.640391" calcext:value-type="float">
            <text:p>0.640391</text:p>
          </table:table-cell>
          <table:table-cell office:value-type="float" office:value="0.661167" calcext:value-type="float">
            <text:p>0.661167</text:p>
          </table:table-cell>
          <table:table-cell office:value-type="float" office:value="0.649109" calcext:value-type="float">
            <text:p>0.649109</text:p>
          </table:table-cell>
          <table:table-cell/>
          <table:table-cell office:value-type="float" office:value="0.682004" calcext:value-type="float">
            <text:p>0.682004</text:p>
          </table:table-cell>
          <table:table-cell office:value-type="float" office:value="0.658947" calcext:value-type="float">
            <text:p>0.658947</text:p>
          </table:table-cell>
          <table:table-cell office:value-type="float" office:value="0.664691" calcext:value-type="float">
            <text:p>0.664691</text:p>
          </table:table-cell>
          <table:table-cell office:value-type="float" office:value="0.660352" calcext:value-type="float">
            <text:p>0.660352</text:p>
          </table:table-cell>
          <table:table-cell office:value-type="float" office:value="0.670944" calcext:value-type="float">
            <text:p>0.670944</text:p>
          </table:table-cell>
          <table:table-cell office:value-type="float" office:value="0.746227" calcext:value-type="float">
            <text:p>0.746227</text:p>
          </table:table-cell>
          <table:table-cell office:value-type="float" office:value="0.7072" calcext:value-type="float">
            <text:p>0.7072</text:p>
          </table:table-cell>
          <table:table-cell office:value-type="float" office:value="0.731704" calcext:value-type="float">
            <text:p>0.731704</text:p>
          </table:table-cell>
          <table:table-cell office:value-type="float" office:value="0.7105" calcext:value-type="float">
            <text:p>0.7105</text:p>
          </table:table-cell>
          <table:table-cell office:value-type="float" office:value="0.718159" calcext:value-type="float">
            <text:p>0.718159</text:p>
          </table:table-cell>
          <table:table-cell office:value-type="float" office:value="0.677136" calcext:value-type="float">
            <text:p>0.677136</text:p>
          </table:table-cell>
          <table:table-cell office:value-type="float" office:value="0.725145" calcext:value-type="float">
            <text:p>0.725145</text:p>
          </table:table-cell>
          <table:table-cell/>
          <table:table-cell office:value-type="float" office:value="0.70775" calcext:value-type="float">
            <text:p>0.70775</text:p>
          </table:table-cell>
          <table:table-cell/>
          <table:table-cell office:value-type="float" office:value="0.737326" calcext:value-type="float">
            <text:p>0.737326</text:p>
          </table:table-cell>
          <table:table-cell office:value-type="float" office:value="0.749465" calcext:value-type="float">
            <text:p>0.749465</text:p>
          </table:table-cell>
          <table:table-cell office:value-type="float" office:value="0.737081" calcext:value-type="float">
            <text:p>0.737081</text:p>
          </table:table-cell>
          <table:table-cell office:value-type="float" office:value="0.730522" calcext:value-type="float">
            <text:p>0.730522</text:p>
          </table:table-cell>
          <table:table-cell office:value-type="float" office:value="0.723149" calcext:value-type="float">
            <text:p>0.723149</text:p>
          </table:table-cell>
          <table:table-cell office:value-type="float" office:value="0.719849" calcext:value-type="float">
            <text:p>0.719849</text:p>
          </table:table-cell>
          <table:table-cell office:value-type="float" office:value="0.733822" calcext:value-type="float">
            <text:p>0.733822</text:p>
          </table:table-cell>
          <table:table-cell office:value-type="float" office:value="0.704658" calcext:value-type="float">
            <text:p>0.704658</text:p>
          </table:table-cell>
          <table:table-cell office:value-type="float" office:value="0.666728" calcext:value-type="float">
            <text:p>0.666728</text:p>
          </table:table-cell>
          <table:table-cell office:value-type="float" office:value="0.463387" calcext:value-type="float">
            <text:p>0.463387</text:p>
          </table:table-cell>
          <table:table-cell office:value-type="float" office:value="0.709665" calcext:value-type="float">
            <text:p>0.709665</text:p>
          </table:table-cell>
          <table:table-cell office:value-type="float" office:value="0.701395" calcext:value-type="float">
            <text:p>0.701395</text:p>
          </table:table-cell>
          <table:table-cell office:value-type="float" office:value="0.73368" calcext:value-type="float">
            <text:p>0.73368</text:p>
          </table:table-cell>
          <table:table-cell office:value-type="float" office:value="0.731765" calcext:value-type="float">
            <text:p>0.731765</text:p>
          </table:table-cell>
          <table:table-cell table:number-columns-repeated="2"/>
          <table:table-cell office:value-type="float" office:value="0.673001" calcext:value-type="float">
            <text:p>0.673001</text:p>
          </table:table-cell>
          <table:table-cell office:value-type="float" office:value="0.67608" calcext:value-type="float">
            <text:p>0.67608</text:p>
          </table:table-cell>
          <table:table-cell table:number-columns-repeated="976"/>
        </table:table-row>
        <table:table-row table:style-name="ro1">
          <table:table-cell table:formula="of:=[$'F1-score'.A7]" office:value-type="float" office:value="25" calcext:value-type="float">
            <text:p>25</text:p>
          </table:table-cell>
          <table:table-cell table:formula="of:=[.B6]+20" office:value-type="float" office:value="100" calcext:value-type="float">
            <text:p>100</text:p>
          </table:table-cell>
          <table:table-cell/>
          <table:table-cell office:value-type="float" office:value="0.589958" calcext:value-type="float">
            <text:p>0.589958</text:p>
          </table:table-cell>
          <table:table-cell office:value-type="float" office:value="0.604257" calcext:value-type="float">
            <text:p>0.604257</text:p>
          </table:table-cell>
          <table:table-cell office:value-type="float" office:value="0.457766" calcext:value-type="float">
            <text:p>0.457766</text:p>
          </table:table-cell>
          <table:table-cell office:value-type="float" office:value="0.630125" calcext:value-type="float">
            <text:p>0.630125</text:p>
          </table:table-cell>
          <table:table-cell office:value-type="float" office:value="0.643202" calcext:value-type="float">
            <text:p>0.643202</text:p>
          </table:table-cell>
          <table:table-cell office:value-type="float" office:value="0.676932" calcext:value-type="float">
            <text:p>0.676932</text:p>
          </table:table-cell>
          <table:table-cell/>
          <table:table-cell office:value-type="float" office:value="0.663102" calcext:value-type="float">
            <text:p>0.663102</text:p>
          </table:table-cell>
          <table:table-cell office:value-type="float" office:value="0.354843" calcext:value-type="float">
            <text:p>0.354843</text:p>
          </table:table-cell>
          <table:table-cell office:value-type="float" office:value="0.652449" calcext:value-type="float">
            <text:p>0.652449</text:p>
          </table:table-cell>
          <table:table-cell office:value-type="float" office:value="0.645117" calcext:value-type="float">
            <text:p>0.645117</text:p>
          </table:table-cell>
          <table:table-cell/>
          <table:table-cell office:value-type="float" office:value="0.688787" calcext:value-type="float">
            <text:p>0.688787</text:p>
          </table:table-cell>
          <table:table-cell office:value-type="float" office:value="0.680701" calcext:value-type="float">
            <text:p>0.680701</text:p>
          </table:table-cell>
          <table:table-cell office:value-type="float" office:value="0.681984" calcext:value-type="float">
            <text:p>0.681984</text:p>
          </table:table-cell>
          <table:table-cell office:value-type="float" office:value="0.649476" calcext:value-type="float">
            <text:p>0.649476</text:p>
          </table:table-cell>
          <table:table-cell office:value-type="float" office:value="0.639067" calcext:value-type="float">
            <text:p>0.639067</text:p>
          </table:table-cell>
          <table:table-cell office:value-type="float" office:value="0.72708" calcext:value-type="float">
            <text:p>0.72708</text:p>
          </table:table-cell>
          <table:table-cell office:value-type="float" office:value="0.719075" calcext:value-type="float">
            <text:p>0.719075</text:p>
          </table:table-cell>
          <table:table-cell office:value-type="float" office:value="0.689805" calcext:value-type="float">
            <text:p>0.689805</text:p>
          </table:table-cell>
          <table:table-cell office:value-type="float" office:value="0.71655" calcext:value-type="float">
            <text:p>0.71655</text:p>
          </table:table-cell>
          <table:table-cell office:value-type="float" office:value="0.698014" calcext:value-type="float">
            <text:p>0.698014</text:p>
          </table:table-cell>
          <table:table-cell office:value-type="float" office:value="0.6939" calcext:value-type="float">
            <text:p>0.6939</text:p>
          </table:table-cell>
          <table:table-cell office:value-type="float" office:value="0.738466" calcext:value-type="float">
            <text:p>0.738466</text:p>
          </table:table-cell>
          <table:table-cell/>
          <table:table-cell office:value-type="float" office:value="0.708769" calcext:value-type="float">
            <text:p>0.708769</text:p>
          </table:table-cell>
          <table:table-cell/>
          <table:table-cell office:value-type="float" office:value="0.742173" calcext:value-type="float">
            <text:p>0.742173</text:p>
          </table:table-cell>
          <table:table-cell office:value-type="float" office:value="0.740503" calcext:value-type="float">
            <text:p>0.740503</text:p>
          </table:table-cell>
          <table:table-cell office:value-type="float" office:value="0.749526" calcext:value-type="float">
            <text:p>0.749526</text:p>
          </table:table-cell>
          <table:table-cell office:value-type="float" office:value="0.746186" calcext:value-type="float">
            <text:p>0.746186</text:p>
          </table:table-cell>
          <table:table-cell office:value-type="float" office:value="0.728363" calcext:value-type="float">
            <text:p>0.728363</text:p>
          </table:table-cell>
          <table:table-cell office:value-type="float" office:value="0.722477" calcext:value-type="float">
            <text:p>0.722477</text:p>
          </table:table-cell>
          <table:table-cell office:value-type="float" office:value="0.726001" calcext:value-type="float">
            <text:p>0.726001</text:p>
          </table:table-cell>
          <table:table-cell office:value-type="float" office:value="0.712311" calcext:value-type="float">
            <text:p>0.712311</text:p>
          </table:table-cell>
          <table:table-cell office:value-type="float" office:value="0.61711" calcext:value-type="float">
            <text:p>0.61711</text:p>
          </table:table-cell>
          <table:table-cell office:value-type="float" office:value="0.547123" calcext:value-type="float">
            <text:p>0.547123</text:p>
          </table:table-cell>
          <table:table-cell office:value-type="float" office:value="0.71103" calcext:value-type="float">
            <text:p>0.71103</text:p>
          </table:table-cell>
          <table:table-cell office:value-type="float" office:value="0.692494" calcext:value-type="float">
            <text:p>0.692494</text:p>
          </table:table-cell>
          <table:table-cell office:value-type="float" office:value="0.735248" calcext:value-type="float">
            <text:p>0.735248</text:p>
          </table:table-cell>
          <table:table-cell office:value-type="float" office:value="0.731154" calcext:value-type="float">
            <text:p>0.731154</text:p>
          </table:table-cell>
          <table:table-cell table:number-columns-repeated="2"/>
          <table:table-cell office:value-type="float" office:value="0.746104" calcext:value-type="float">
            <text:p>0.746104</text:p>
          </table:table-cell>
          <table:table-cell office:value-type="float" office:value="0.66496" calcext:value-type="float">
            <text:p>0.66496</text:p>
          </table:table-cell>
          <table:table-cell table:number-columns-repeated="976"/>
        </table:table-row>
        <table:table-row table:style-name="ro1">
          <table:table-cell table:formula="of:=[$'F1-score'.A8]" office:value-type="float" office:value="30" calcext:value-type="float">
            <text:p>30</text:p>
          </table:table-cell>
          <table:table-cell table:formula="of:=[.B7]+20" office:value-type="float" office:value="120" calcext:value-type="float">
            <text:p>120</text:p>
          </table:table-cell>
          <table:table-cell office:value-type="float" office:value="0.39454" calcext:value-type="float">
            <text:p>0.39454</text:p>
          </table:table-cell>
          <table:table-cell office:value-type="float" office:value="0.585946" calcext:value-type="float">
            <text:p>0.585946</text:p>
          </table:table-cell>
          <table:table-cell table:number-columns-repeated="2" office:value-type="float" office:value="0.354028" calcext:value-type="float">
            <text:p>0.354028</text:p>
          </table:table-cell>
          <table:table-cell office:value-type="float" office:value="0.634199" calcext:value-type="float">
            <text:p>0.634199</text:p>
          </table:table-cell>
          <table:table-cell office:value-type="float" office:value="0.652572" calcext:value-type="float">
            <text:p>0.652572</text:p>
          </table:table-cell>
          <table:table-cell office:value-type="float" office:value="0.682513" calcext:value-type="float">
            <text:p>0.682513</text:p>
          </table:table-cell>
          <table:table-cell office:value-type="float" office:value="0.746546" calcext:value-type="float">
            <text:p>0.746546</text:p>
          </table:table-cell>
          <table:table-cell office:value-type="float" office:value="0.679825" calcext:value-type="float">
            <text:p>0.679825</text:p>
          </table:table-cell>
          <table:table-cell office:value-type="float" office:value="0.356207" calcext:value-type="float">
            <text:p>0.356207</text:p>
          </table:table-cell>
          <table:table-cell office:value-type="float" office:value="0.638823" calcext:value-type="float">
            <text:p>0.638823</text:p>
          </table:table-cell>
          <table:table-cell office:value-type="float" office:value="0.668887" calcext:value-type="float">
            <text:p>0.668887</text:p>
          </table:table-cell>
          <table:table-cell/>
          <table:table-cell office:value-type="float" office:value="0.675975" calcext:value-type="float">
            <text:p>0.675975</text:p>
          </table:table-cell>
          <table:table-cell office:value-type="float" office:value="0.680212" calcext:value-type="float">
            <text:p>0.680212</text:p>
          </table:table-cell>
          <table:table-cell office:value-type="float" office:value="0.662532" calcext:value-type="float">
            <text:p>0.662532</text:p>
          </table:table-cell>
          <table:table-cell office:value-type="float" office:value="0.648763" calcext:value-type="float">
            <text:p>0.648763</text:p>
          </table:table-cell>
          <table:table-cell office:value-type="float" office:value="0.647703" calcext:value-type="float">
            <text:p>0.647703</text:p>
          </table:table-cell>
          <table:table-cell office:value-type="float" office:value="0.730624" calcext:value-type="float">
            <text:p>0.730624</text:p>
          </table:table-cell>
          <table:table-cell office:value-type="float" office:value="0.719625" calcext:value-type="float">
            <text:p>0.719625</text:p>
          </table:table-cell>
          <table:table-cell office:value-type="float" office:value="0.728995" calcext:value-type="float">
            <text:p>0.728995</text:p>
          </table:table-cell>
          <table:table-cell office:value-type="float" office:value="0.721642" calcext:value-type="float">
            <text:p>0.721642</text:p>
          </table:table-cell>
          <table:table-cell office:value-type="float" office:value="0.726917" calcext:value-type="float">
            <text:p>0.726917</text:p>
          </table:table-cell>
          <table:table-cell office:value-type="float" office:value="0.715572" calcext:value-type="float">
            <text:p>0.715572</text:p>
          </table:table-cell>
          <table:table-cell office:value-type="float" office:value="0.71052" calcext:value-type="float">
            <text:p>0.71052</text:p>
          </table:table-cell>
          <table:table-cell/>
          <table:table-cell office:value-type="float" office:value="0.703758" calcext:value-type="float">
            <text:p>0.703758</text:p>
          </table:table-cell>
          <table:table-cell/>
          <table:table-cell office:value-type="float" office:value="0.724758" calcext:value-type="float">
            <text:p>0.724758</text:p>
          </table:table-cell>
          <table:table-cell office:value-type="float" office:value="0.741746" calcext:value-type="float">
            <text:p>0.741746</text:p>
          </table:table-cell>
          <table:table-cell office:value-type="float" office:value="0.750973" calcext:value-type="float">
            <text:p>0.750973</text:p>
          </table:table-cell>
          <table:table-cell office:value-type="float" office:value="0.72066" calcext:value-type="float">
            <text:p>0.72066</text:p>
          </table:table-cell>
          <table:table-cell office:value-type="float" office:value="0.721173" calcext:value-type="float">
            <text:p>0.721173</text:p>
          </table:table-cell>
          <table:table-cell office:value-type="float" office:value="0.721764" calcext:value-type="float">
            <text:p>0.721764</text:p>
          </table:table-cell>
          <table:table-cell office:value-type="float" office:value="0.729443" calcext:value-type="float">
            <text:p>0.729443</text:p>
          </table:table-cell>
          <table:table-cell office:value-type="float" office:value="0.686697" calcext:value-type="float">
            <text:p>0.686697</text:p>
          </table:table-cell>
          <table:table-cell office:value-type="float" office:value="0.707261" calcext:value-type="float">
            <text:p>0.707261</text:p>
          </table:table-cell>
          <table:table-cell office:value-type="float" office:value="0.603218" calcext:value-type="float">
            <text:p>0.603218</text:p>
          </table:table-cell>
          <table:table-cell office:value-type="float" office:value="0.716061" calcext:value-type="float">
            <text:p>0.716061</text:p>
          </table:table-cell>
          <table:table-cell office:value-type="float" office:value="0.705795" calcext:value-type="float">
            <text:p>0.705795</text:p>
          </table:table-cell>
          <table:table-cell office:value-type="float" office:value="0.746186" calcext:value-type="float">
            <text:p>0.746186</text:p>
          </table:table-cell>
          <table:table-cell office:value-type="float" office:value="0.740972" calcext:value-type="float">
            <text:p>0.740972</text:p>
          </table:table-cell>
          <table:table-cell table:number-columns-repeated="2"/>
          <table:table-cell office:value-type="float" office:value="0.730461" calcext:value-type="float">
            <text:p>0.730461</text:p>
          </table:table-cell>
          <table:table-cell table:number-columns-repeated="977"/>
        </table:table-row>
        <table:table-row table:style-name="ro1">
          <table:table-cell table:formula="of:=[$'F1-score'.A9]" office:value-type="float" office:value="35" calcext:value-type="float">
            <text:p>35</text:p>
          </table:table-cell>
          <table:table-cell table:formula="of:=[.B8]+20" office:value-type="float" office:value="140" calcext:value-type="float">
            <text:p>140</text:p>
          </table:table-cell>
          <table:table-cell office:value-type="float" office:value="0.46554" calcext:value-type="float">
            <text:p>0.46554</text:p>
          </table:table-cell>
          <table:table-cell office:value-type="float" office:value="0.656869" calcext:value-type="float">
            <text:p>0.656869</text:p>
          </table:table-cell>
          <table:table-cell office:value-type="float" office:value="0.407862" calcext:value-type="float">
            <text:p>0.407862</text:p>
          </table:table-cell>
          <table:table-cell/>
          <table:table-cell office:value-type="float" office:value="0.660699" calcext:value-type="float">
            <text:p>0.660699</text:p>
          </table:table-cell>
          <table:table-cell office:value-type="float" office:value="0.663591" calcext:value-type="float">
            <text:p>0.663591</text:p>
          </table:table-cell>
          <table:table-cell office:value-type="float" office:value="0.678847" calcext:value-type="float">
            <text:p>0.678847</text:p>
          </table:table-cell>
          <table:table-cell office:value-type="float" office:value="0.760795" calcext:value-type="float">
            <text:p>0.760795</text:p>
          </table:table-cell>
          <table:table-cell office:value-type="float" office:value="0.676566" calcext:value-type="float">
            <text:p>0.676566</text:p>
          </table:table-cell>
          <table:table-cell office:value-type="float" office:value="0.360566" calcext:value-type="float">
            <text:p>0.360566</text:p>
          </table:table-cell>
          <table:table-cell office:value-type="float" office:value="0.627355" calcext:value-type="float">
            <text:p>0.627355</text:p>
          </table:table-cell>
          <table:table-cell office:value-type="float" office:value="0.66186" calcext:value-type="float">
            <text:p>0.66186</text:p>
          </table:table-cell>
          <table:table-cell/>
          <table:table-cell office:value-type="float" office:value="0.660923" calcext:value-type="float">
            <text:p>0.660923</text:p>
          </table:table-cell>
          <table:table-cell office:value-type="float" office:value="0.670353" calcext:value-type="float">
            <text:p>0.670353</text:p>
          </table:table-cell>
          <table:table-cell office:value-type="float" office:value="0.681801" calcext:value-type="float">
            <text:p>0.681801</text:p>
          </table:table-cell>
          <table:table-cell office:value-type="float" office:value="0.68675" calcext:value-type="float">
            <text:p>0.68675</text:p>
          </table:table-cell>
          <table:table-cell office:value-type="float" office:value="0.649414" calcext:value-type="float">
            <text:p>0.649414</text:p>
          </table:table-cell>
          <table:table-cell office:value-type="float" office:value="0.728221" calcext:value-type="float">
            <text:p>0.728221</text:p>
          </table:table-cell>
          <table:table-cell office:value-type="float" office:value="0.720338" calcext:value-type="float">
            <text:p>0.720338</text:p>
          </table:table-cell>
          <table:table-cell office:value-type="float" office:value="0.731826" calcext:value-type="float">
            <text:p>0.731826</text:p>
          </table:table-cell>
          <table:table-cell office:value-type="float" office:value="0.717609" calcext:value-type="float">
            <text:p>0.717609</text:p>
          </table:table-cell>
          <table:table-cell office:value-type="float" office:value="0.725654" calcext:value-type="float">
            <text:p>0.725654</text:p>
          </table:table-cell>
          <table:table-cell office:value-type="float" office:value="0.724982" calcext:value-type="float">
            <text:p>0.724982</text:p>
          </table:table-cell>
          <table:table-cell office:value-type="float" office:value="0.728954" calcext:value-type="float">
            <text:p>0.728954</text:p>
          </table:table-cell>
          <table:table-cell/>
          <table:table-cell office:value-type="float" office:value="0.718179" calcext:value-type="float">
            <text:p>0.718179</text:p>
          </table:table-cell>
          <table:table-cell/>
          <table:table-cell office:value-type="float" office:value="0.744027" calcext:value-type="float">
            <text:p>0.744027</text:p>
          </table:table-cell>
          <table:table-cell office:value-type="float" office:value="0.75368" calcext:value-type="float">
            <text:p>0.75368</text:p>
          </table:table-cell>
          <table:table-cell office:value-type="float" office:value="0.737937" calcext:value-type="float">
            <text:p>0.737937</text:p>
          </table:table-cell>
          <table:table-cell office:value-type="float" office:value="0.75513" calcext:value-type="float">
            <text:p>0.75513</text:p>
          </table:table-cell>
          <table:table-cell office:value-type="float" office:value="0.743905" calcext:value-type="float">
            <text:p>0.743905</text:p>
          </table:table-cell>
          <table:table-cell office:value-type="float" office:value="0.73148" calcext:value-type="float">
            <text:p>0.73148</text:p>
          </table:table-cell>
          <table:table-cell office:value-type="float" office:value="0.739933" calcext:value-type="float">
            <text:p>0.739933</text:p>
          </table:table-cell>
          <table:table-cell office:value-type="float" office:value="0.706225" calcext:value-type="float">
            <text:p>0.706225</text:p>
          </table:table-cell>
          <table:table-cell office:value-type="float" office:value="0.664548" calcext:value-type="float">
            <text:p>0.664548</text:p>
          </table:table-cell>
          <table:table-cell office:value-type="float" office:value="0.627864" calcext:value-type="float">
            <text:p>0.627864</text:p>
          </table:table-cell>
          <table:table-cell office:value-type="float" office:value="0.727997" calcext:value-type="float">
            <text:p>0.727997</text:p>
          </table:table-cell>
          <table:table-cell office:value-type="float" office:value="0.630125" calcext:value-type="float">
            <text:p>0.630125</text:p>
          </table:table-cell>
          <table:table-cell office:value-type="float" office:value="0.740462" calcext:value-type="float">
            <text:p>0.740462</text:p>
          </table:table-cell>
          <table:table-cell table:number-columns-repeated="3"/>
          <table:table-cell office:value-type="float" office:value="0.750423" calcext:value-type="float">
            <text:p>0.750423</text:p>
          </table:table-cell>
          <table:table-cell table:number-columns-repeated="977"/>
        </table:table-row>
        <table:table-row table:style-name="ro1">
          <table:table-cell table:formula="of:=[$'F1-score'.A10]" office:value-type="float" office:value="40" calcext:value-type="float">
            <text:p>40</text:p>
          </table:table-cell>
          <table:table-cell table:formula="of:=[.B9]+20" office:value-type="float" office:value="160" calcext:value-type="float">
            <text:p>160</text:p>
          </table:table-cell>
          <table:table-cell office:value-type="float" office:value="0.65863" calcext:value-type="float">
            <text:p>0.65863</text:p>
          </table:table-cell>
          <table:table-cell office:value-type="float" office:value="0.658336" calcext:value-type="float">
            <text:p>0.658336</text:p>
          </table:table-cell>
          <table:table-cell office:value-type="float" office:value="0.354069" calcext:value-type="float">
            <text:p>0.354069</text:p>
          </table:table-cell>
          <table:table-cell/>
          <table:table-cell office:value-type="float" office:value="0.663897" calcext:value-type="float">
            <text:p>0.663897</text:p>
          </table:table-cell>
          <table:table-cell office:value-type="float" office:value="0.667583" calcext:value-type="float">
            <text:p>0.667583</text:p>
          </table:table-cell>
          <table:table-cell office:value-type="float" office:value="0.684611" calcext:value-type="float">
            <text:p>0.684611</text:p>
          </table:table-cell>
          <table:table-cell office:value-type="float" office:value="0.768324" calcext:value-type="float">
            <text:p>0.768324</text:p>
          </table:table-cell>
          <table:table-cell office:value-type="float" office:value="0.68009" calcext:value-type="float">
            <text:p>0.68009</text:p>
          </table:table-cell>
          <table:table-cell office:value-type="float" office:value="0.360098" calcext:value-type="float">
            <text:p>0.360098</text:p>
          </table:table-cell>
          <table:table-cell office:value-type="float" office:value="0.645972" calcext:value-type="float">
            <text:p>0.645972</text:p>
          </table:table-cell>
          <table:table-cell office:value-type="float" office:value="0.652347" calcext:value-type="float">
            <text:p>0.652347</text:p>
          </table:table-cell>
          <table:table-cell office:value-type="float" office:value="0.70714" calcext:value-type="float">
            <text:p>0.70714</text:p>
          </table:table-cell>
          <table:table-cell office:value-type="float" office:value="0.671963" calcext:value-type="float">
            <text:p>0.671963</text:p>
          </table:table-cell>
          <table:table-cell office:value-type="float" office:value="0.634749" calcext:value-type="float">
            <text:p>0.634749</text:p>
          </table:table-cell>
          <table:table-cell office:value-type="float" office:value="0.686017" calcext:value-type="float">
            <text:p>0.686017</text:p>
          </table:table-cell>
          <table:table-cell office:value-type="float" office:value="0.627946" calcext:value-type="float">
            <text:p>0.627946</text:p>
          </table:table-cell>
          <table:table-cell/>
          <table:table-cell office:value-type="float" office:value="0.727508" calcext:value-type="float">
            <text:p>0.727508</text:p>
          </table:table-cell>
          <table:table-cell office:value-type="float" office:value="0.729463" calcext:value-type="float">
            <text:p>0.729463</text:p>
          </table:table-cell>
          <table:table-cell office:value-type="float" office:value="0.726693" calcext:value-type="float">
            <text:p>0.726693</text:p>
          </table:table-cell>
          <table:table-cell office:value-type="float" office:value="0.725003" calcext:value-type="float">
            <text:p>0.725003</text:p>
          </table:table-cell>
          <table:table-cell office:value-type="float" office:value="0.720358" calcext:value-type="float">
            <text:p>0.720358</text:p>
          </table:table-cell>
          <table:table-cell office:value-type="float" office:value="0.715022" calcext:value-type="float">
            <text:p>0.715022</text:p>
          </table:table-cell>
          <table:table-cell office:value-type="float" office:value="0.724514" calcext:value-type="float">
            <text:p>0.724514</text:p>
          </table:table-cell>
          <table:table-cell/>
          <table:table-cell office:value-type="float" office:value="0.700051" calcext:value-type="float">
            <text:p>0.700051</text:p>
          </table:table-cell>
          <table:table-cell/>
          <table:table-cell office:value-type="float" office:value="0.741114" calcext:value-type="float">
            <text:p>0.741114</text:p>
          </table:table-cell>
          <table:table-cell/>
          <table:table-cell office:value-type="float" office:value="0.734922" calcext:value-type="float">
            <text:p>0.734922</text:p>
          </table:table-cell>
          <table:table-cell/>
          <table:table-cell office:value-type="float" office:value="0.74236" calcext:value-type="float">
            <text:p>0.74236</text:p>
          </table:table-cell>
          <table:table-cell office:value-type="float" office:value="0.729871" calcext:value-type="float">
            <text:p>0.729871</text:p>
          </table:table-cell>
          <table:table-cell office:value-type="float" office:value="0.733537" calcext:value-type="float">
            <text:p>0.733537</text:p>
          </table:table-cell>
          <table:table-cell office:value-type="float" office:value="0.697558" calcext:value-type="float">
            <text:p>0.697558</text:p>
          </table:table-cell>
          <table:table-cell office:value-type="float" office:value="0.694287" calcext:value-type="float">
            <text:p>0.694287</text:p>
          </table:table-cell>
          <table:table-cell office:value-type="float" office:value="0.627925" calcext:value-type="float">
            <text:p>0.627925</text:p>
          </table:table-cell>
          <table:table-cell office:value-type="float" office:value="0.724717" calcext:value-type="float">
            <text:p>0.724717</text:p>
          </table:table-cell>
          <table:table-cell office:value-type="float" office:value="0.721744" calcext:value-type="float">
            <text:p>0.721744</text:p>
          </table:table-cell>
          <table:table-cell office:value-type="float" office:value="0.730421" calcext:value-type="float">
            <text:p>0.730421</text:p>
          </table:table-cell>
          <table:table-cell table:number-columns-repeated="3"/>
          <table:table-cell office:value-type="float" office:value="0.751054" calcext:value-type="float">
            <text:p>0.751054</text:p>
          </table:table-cell>
          <table:table-cell table:number-columns-repeated="977"/>
        </table:table-row>
        <table:table-row table:style-name="ro1">
          <table:table-cell table:formula="of:=[$'F1-score'.A11]" office:value-type="float" office:value="45" calcext:value-type="float">
            <text:p>45</text:p>
          </table:table-cell>
          <table:table-cell table:formula="of:=[.B10]+20" office:value-type="float" office:value="180" calcext:value-type="float">
            <text:p>180</text:p>
          </table:table-cell>
          <table:table-cell office:value-type="float" office:value="0.66848" calcext:value-type="float">
            <text:p>0.66848</text:p>
          </table:table-cell>
          <table:table-cell office:value-type="float" office:value="0.642978" calcext:value-type="float">
            <text:p>0.642978</text:p>
          </table:table-cell>
          <table:table-cell office:value-type="float" office:value="0.469335" calcext:value-type="float">
            <text:p>0.469335</text:p>
          </table:table-cell>
          <table:table-cell/>
          <table:table-cell office:value-type="float" office:value="0.669539" calcext:value-type="float">
            <text:p>0.669539</text:p>
          </table:table-cell>
          <table:table-cell office:value-type="float" office:value="0.671474" calcext:value-type="float">
            <text:p>0.671474</text:p>
          </table:table-cell>
          <table:table-cell office:value-type="float" office:value="0.694103" calcext:value-type="float">
            <text:p>0.694103</text:p>
          </table:table-cell>
          <table:table-cell office:value-type="float" office:value="0.783047" calcext:value-type="float">
            <text:p>0.783047</text:p>
          </table:table-cell>
          <table:table-cell office:value-type="float" office:value="0.686893" calcext:value-type="float">
            <text:p>0.686893</text:p>
          </table:table-cell>
          <table:table-cell office:value-type="float" office:value="0.36908" calcext:value-type="float">
            <text:p>0.36908</text:p>
          </table:table-cell>
          <table:table-cell office:value-type="float" office:value="0.416825" calcext:value-type="float">
            <text:p>0.416825</text:p>
          </table:table-cell>
          <table:table-cell office:value-type="float" office:value="0.665017" calcext:value-type="float">
            <text:p>0.665017</text:p>
          </table:table-cell>
          <table:table-cell office:value-type="float" office:value="0.726389" calcext:value-type="float">
            <text:p>0.726389</text:p>
          </table:table-cell>
          <table:table-cell office:value-type="float" office:value="0.674203" calcext:value-type="float">
            <text:p>0.674203</text:p>
          </table:table-cell>
          <table:table-cell office:value-type="float" office:value="0.670985" calcext:value-type="float">
            <text:p>0.670985</text:p>
          </table:table-cell>
          <table:table-cell office:value-type="float" office:value="0.681841" calcext:value-type="float">
            <text:p>0.681841</text:p>
          </table:table-cell>
          <table:table-cell office:value-type="float" office:value="0.65025" calcext:value-type="float">
            <text:p>0.65025</text:p>
          </table:table-cell>
          <table:table-cell/>
          <table:table-cell office:value-type="float" office:value="0.732824" calcext:value-type="float">
            <text:p>0.732824</text:p>
          </table:table-cell>
          <table:table-cell office:value-type="float" office:value="0.722742" calcext:value-type="float">
            <text:p>0.722742</text:p>
          </table:table-cell>
          <table:table-cell office:value-type="float" office:value="0.728771" calcext:value-type="float">
            <text:p>0.728771</text:p>
          </table:table-cell>
          <table:table-cell office:value-type="float" office:value="0.728078" calcext:value-type="float">
            <text:p>0.728078</text:p>
          </table:table-cell>
          <table:table-cell office:value-type="float" office:value="0.70331" calcext:value-type="float">
            <text:p>0.70331</text:p>
          </table:table-cell>
          <table:table-cell office:value-type="float" office:value="0.704695" calcext:value-type="float">
            <text:p>0.704695</text:p>
          </table:table-cell>
          <table:table-cell office:value-type="float" office:value="0.742031" calcext:value-type="float">
            <text:p>0.742031</text:p>
          </table:table-cell>
          <table:table-cell/>
          <table:table-cell office:value-type="float" office:value="0.722701" calcext:value-type="float">
            <text:p>0.722701</text:p>
          </table:table-cell>
          <table:table-cell/>
          <table:table-cell office:value-type="float" office:value="0.736165" calcext:value-type="float">
            <text:p>0.736165</text:p>
          </table:table-cell>
          <table:table-cell/>
          <table:table-cell office:value-type="float" office:value="0.741868" calcext:value-type="float">
            <text:p>0.741868</text:p>
          </table:table-cell>
          <table:table-cell table:number-columns-repeated="3"/>
          <table:table-cell office:value-type="float" office:value="0.737224" calcext:value-type="float">
            <text:p>0.737224</text:p>
          </table:table-cell>
          <table:table-cell office:value-type="float" office:value="0.723828" calcext:value-type="float">
            <text:p>0.723828</text:p>
          </table:table-cell>
          <table:table-cell office:value-type="float" office:value="0.705286" calcext:value-type="float">
            <text:p>0.705286</text:p>
          </table:table-cell>
          <table:table-cell office:value-type="float" office:value="0.630533" calcext:value-type="float">
            <text:p>0.630533</text:p>
          </table:table-cell>
          <table:table-cell office:value-type="float" office:value="0.72484" calcext:value-type="float">
            <text:p>0.72484</text:p>
          </table:table-cell>
          <table:table-cell office:value-type="float" office:value="0.725023" calcext:value-type="float">
            <text:p>0.725023</text:p>
          </table:table-cell>
          <table:table-cell office:value-type="float" office:value="0.742214" calcext:value-type="float">
            <text:p>0.742214</text:p>
          </table:table-cell>
          <table:table-cell table:number-columns-repeated="3"/>
          <table:table-cell office:value-type="float" office:value="0.746797" calcext:value-type="float">
            <text:p>0.746797</text:p>
          </table:table-cell>
          <table:table-cell table:number-columns-repeated="977"/>
        </table:table-row>
        <table:table-row table:style-name="ro1">
          <table:table-cell table:formula="of:=[$'F1-score'.A12]" office:value-type="float" office:value="50" calcext:value-type="float">
            <text:p>50</text:p>
          </table:table-cell>
          <table:table-cell table:formula="of:=[.B11]+20" office:value-type="float" office:value="200" calcext:value-type="float">
            <text:p>200</text:p>
          </table:table-cell>
          <table:table-cell office:value-type="float" office:value="0.6711" calcext:value-type="float">
            <text:p>0.6711</text:p>
          </table:table-cell>
          <table:table-cell office:value-type="float" office:value="0.648926" calcext:value-type="float">
            <text:p>0.648926</text:p>
          </table:table-cell>
          <table:table-cell table:number-columns-repeated="2"/>
          <table:table-cell office:value-type="float" office:value="0.665363" calcext:value-type="float">
            <text:p>0.665363</text:p>
          </table:table-cell>
          <table:table-cell office:value-type="float" office:value="0.663958" calcext:value-type="float">
            <text:p>0.663958</text:p>
          </table:table-cell>
          <table:table-cell office:value-type="float" office:value="0.686241" calcext:value-type="float">
            <text:p>0.686241</text:p>
          </table:table-cell>
          <table:table-cell office:value-type="float" office:value="0.798972" calcext:value-type="float">
            <text:p>0.798972</text:p>
          </table:table-cell>
          <table:table-cell office:value-type="float" office:value="0.680253" calcext:value-type="float">
            <text:p>0.680253</text:p>
          </table:table-cell>
          <table:table-cell office:value-type="float" office:value="0.372808" calcext:value-type="float">
            <text:p>0.372808</text:p>
          </table:table-cell>
          <table:table-cell/>
          <table:table-cell office:value-type="float" office:value="0.649577" calcext:value-type="float">
            <text:p>0.649577</text:p>
          </table:table-cell>
          <table:table-cell office:value-type="float" office:value="0.726668" calcext:value-type="float">
            <text:p>0.726668</text:p>
          </table:table-cell>
          <table:table-cell office:value-type="float" office:value="0.66907" calcext:value-type="float">
            <text:p>0.66907</text:p>
          </table:table-cell>
          <table:table-cell office:value-type="float" office:value="0.662919" calcext:value-type="float">
            <text:p>0.662919</text:p>
          </table:table-cell>
          <table:table-cell office:value-type="float" office:value="0.70101" calcext:value-type="float">
            <text:p>0.70101</text:p>
          </table:table-cell>
          <table:table-cell office:value-type="float" office:value="0.68288" calcext:value-type="float">
            <text:p>0.68288</text:p>
          </table:table-cell>
          <table:table-cell/>
          <table:table-cell office:value-type="float" office:value="0.735961" calcext:value-type="float">
            <text:p>0.735961</text:p>
          </table:table-cell>
          <table:table-cell/>
          <table:table-cell office:value-type="float" office:value="0.721214" calcext:value-type="float">
            <text:p>0.721214</text:p>
          </table:table-cell>
          <table:table-cell office:value-type="float" office:value="0.728954" calcext:value-type="float">
            <text:p>0.728954</text:p>
          </table:table-cell>
          <table:table-cell office:value-type="float" office:value="0.730522" calcext:value-type="float">
            <text:p>0.730522</text:p>
          </table:table-cell>
          <table:table-cell office:value-type="float" office:value="0.728893" calcext:value-type="float">
            <text:p>0.728893</text:p>
          </table:table-cell>
          <table:table-cell table:number-columns-repeated="2"/>
          <table:table-cell office:value-type="float" office:value="0.711091" calcext:value-type="float">
            <text:p>0.711091</text:p>
          </table:table-cell>
          <table:table-cell/>
          <table:table-cell office:value-type="float" office:value="0.735676" calcext:value-type="float">
            <text:p>0.735676</text:p>
          </table:table-cell>
          <table:table-cell/>
          <table:table-cell office:value-type="float" office:value="0.752785" calcext:value-type="float">
            <text:p>0.752785</text:p>
          </table:table-cell>
          <table:table-cell table:number-columns-repeated="3"/>
          <table:table-cell office:value-type="float" office:value="0.731745" calcext:value-type="float">
            <text:p>0.731745</text:p>
          </table:table-cell>
          <table:table-cell office:value-type="float" office:value="0.730884" calcext:value-type="float">
            <text:p>0.730884</text:p>
          </table:table-cell>
          <table:table-cell office:value-type="float" office:value="0.706324" calcext:value-type="float">
            <text:p>0.706324</text:p>
          </table:table-cell>
          <table:table-cell office:value-type="float" office:value="0.690152" calcext:value-type="float">
            <text:p>0.690152</text:p>
          </table:table-cell>
          <table:table-cell office:value-type="float" office:value="0.726571" calcext:value-type="float">
            <text:p>0.726571</text:p>
          </table:table-cell>
          <table:table-cell office:value-type="float" office:value="0.722966" calcext:value-type="float">
            <text:p>0.722966</text:p>
          </table:table-cell>
          <table:table-cell office:value-type="float" office:value="0.742031" calcext:value-type="float">
            <text:p>0.742031</text:p>
          </table:table-cell>
          <table:table-cell table:number-columns-repeated="3"/>
          <table:table-cell office:value-type="float" office:value="0.749323" calcext:value-type="float">
            <text:p>0.749323</text:p>
          </table:table-cell>
          <table:table-cell table:number-columns-repeated="977"/>
        </table:table-row>
        <table:table-row table:style-name="ro1">
          <table:table-cell table:formula="of:=[$'F1-score'.A13]" office:value-type="float" office:value="55" calcext:value-type="float">
            <text:p>55</text:p>
          </table:table-cell>
          <table:table-cell table:formula="of:=[.B12]+20" office:value-type="float" office:value="220" calcext:value-type="float">
            <text:p>220</text:p>
          </table:table-cell>
          <table:table-cell office:value-type="float" office:value="0.67214" calcext:value-type="float">
            <text:p>0.67214</text:p>
          </table:table-cell>
          <table:table-cell table:number-columns-repeated="3"/>
          <table:table-cell office:value-type="float" office:value="0.668724" calcext:value-type="float">
            <text:p>0.668724</text:p>
          </table:table-cell>
          <table:table-cell office:value-type="float" office:value="0.655036" calcext:value-type="float">
            <text:p>0.655036</text:p>
          </table:table-cell>
          <table:table-cell table:number-columns-repeated="2"/>
          <table:table-cell office:value-type="float" office:value="0.67844" calcext:value-type="float">
            <text:p>0.67844</text:p>
          </table:table-cell>
          <table:table-cell table:number-columns-repeated="2"/>
          <table:table-cell office:value-type="float" office:value="0.656992" calcext:value-type="float">
            <text:p>0.656992</text:p>
          </table:table-cell>
          <table:table-cell office:value-type="float" office:value="0.74114" calcext:value-type="float">
            <text:p>0.74114</text:p>
          </table:table-cell>
          <table:table-cell office:value-type="float" office:value="0.687504" calcext:value-type="float">
            <text:p>0.687504</text:p>
          </table:table-cell>
          <table:table-cell office:value-type="float" office:value="0.67844" calcext:value-type="float">
            <text:p>0.67844</text:p>
          </table:table-cell>
          <table:table-cell table:number-columns-repeated="3"/>
          <table:table-cell office:value-type="float" office:value="0.733863" calcext:value-type="float">
            <text:p>0.733863</text:p>
          </table:table-cell>
          <table:table-cell/>
          <table:table-cell office:value-type="float" office:value="0.733639" calcext:value-type="float">
            <text:p>0.733639</text:p>
          </table:table-cell>
          <table:table-cell office:value-type="float" office:value="0.721988" calcext:value-type="float">
            <text:p>0.721988</text:p>
          </table:table-cell>
          <table:table-cell office:value-type="float" office:value="0.730604" calcext:value-type="float">
            <text:p>0.730604</text:p>
          </table:table-cell>
          <table:table-cell table:number-columns-repeated="7"/>
          <table:table-cell office:value-type="float" office:value="0.750789" calcext:value-type="float">
            <text:p>0.750789</text:p>
          </table:table-cell>
          <table:table-cell table:number-columns-repeated="3"/>
          <table:table-cell office:value-type="float" office:value="0.726734" calcext:value-type="float">
            <text:p>0.726734</text:p>
          </table:table-cell>
          <table:table-cell office:value-type="float" office:value="0.721299" calcext:value-type="float">
            <text:p>0.721299</text:p>
          </table:table-cell>
          <table:table-cell office:value-type="float" office:value="0.711478" calcext:value-type="float">
            <text:p>0.711478</text:p>
          </table:table-cell>
          <table:table-cell office:value-type="float" office:value="0.704043" calcext:value-type="float">
            <text:p>0.704043</text:p>
          </table:table-cell>
          <table:table-cell office:value-type="float" office:value="0.732213" calcext:value-type="float">
            <text:p>0.732213</text:p>
          </table:table-cell>
          <table:table-cell office:value-type="float" office:value="0.722212" calcext:value-type="float">
            <text:p>0.722212</text:p>
          </table:table-cell>
          <table:table-cell office:value-type="float" office:value="0.739974" calcext:value-type="float">
            <text:p>0.739974</text:p>
          </table:table-cell>
          <table:table-cell table:number-columns-repeated="3"/>
          <table:table-cell office:value-type="float" office:value="0.75028" calcext:value-type="float">
            <text:p>0.75028</text:p>
          </table:table-cell>
          <table:table-cell table:number-columns-repeated="977"/>
        </table:table-row>
        <table:table-row table:style-name="ro1">
          <table:table-cell table:formula="of:=[$'F1-score'.A14]" office:value-type="float" office:value="60" calcext:value-type="float">
            <text:p>60</text:p>
          </table:table-cell>
          <table:table-cell table:formula="of:=[.B13]+20" office:value-type="float" office:value="240" calcext:value-type="float">
            <text:p>240</text:p>
          </table:table-cell>
          <table:table-cell office:value-type="float" office:value="0.58954" calcext:value-type="float">
            <text:p>0.58954</text:p>
          </table:table-cell>
          <table:table-cell table:number-columns-repeated="3"/>
          <table:table-cell office:value-type="float" office:value="0.672859" calcext:value-type="float">
            <text:p>0.672859</text:p>
          </table:table-cell>
          <table:table-cell office:value-type="float" office:value="0.655871" calcext:value-type="float">
            <text:p>0.655871</text:p>
          </table:table-cell>
          <table:table-cell table:number-columns-repeated="2"/>
          <table:table-cell office:value-type="float" office:value="0.672879" calcext:value-type="float">
            <text:p>0.672879</text:p>
          </table:table-cell>
          <table:table-cell table:number-columns-repeated="2"/>
          <table:table-cell office:value-type="float" office:value="0.666117" calcext:value-type="float">
            <text:p>0.666117</text:p>
          </table:table-cell>
          <table:table-cell office:value-type="float" office:value="0.767653" calcext:value-type="float">
            <text:p>0.767653</text:p>
          </table:table-cell>
          <table:table-cell/>
          <table:table-cell office:value-type="float" office:value="0.673714" calcext:value-type="float">
            <text:p>0.673714</text:p>
          </table:table-cell>
          <table:table-cell table:number-columns-repeated="3"/>
          <table:table-cell office:value-type="float" office:value="0.738914" calcext:value-type="float">
            <text:p>0.738914</text:p>
          </table:table-cell>
          <table:table-cell/>
          <table:table-cell office:value-type="float" office:value="0.733456" calcext:value-type="float">
            <text:p>0.733456</text:p>
          </table:table-cell>
          <table:table-cell office:value-type="float" office:value="0.736653" calcext:value-type="float">
            <text:p>0.736653</text:p>
          </table:table-cell>
          <table:table-cell office:value-type="float" office:value="0.733822" calcext:value-type="float">
            <text:p>0.733822</text:p>
          </table:table-cell>
          <table:table-cell table:number-columns-repeated="7"/>
          <table:table-cell office:value-type="float" office:value="0.750749" calcext:value-type="float">
            <text:p>0.750749</text:p>
          </table:table-cell>
          <table:table-cell table:number-columns-repeated="3"/>
          <table:table-cell office:value-type="float" office:value="0.735248" calcext:value-type="float">
            <text:p>0.735248</text:p>
          </table:table-cell>
          <table:table-cell/>
          <table:table-cell office:value-type="float" office:value="0.717507" calcext:value-type="float">
            <text:p>0.717507</text:p>
          </table:table-cell>
          <table:table-cell office:value-type="float" office:value="0.684306" calcext:value-type="float">
            <text:p>0.684306</text:p>
          </table:table-cell>
          <table:table-cell/>
          <table:table-cell office:value-type="float" office:value="0.720908" calcext:value-type="float">
            <text:p>0.720908</text:p>
          </table:table-cell>
          <table:table-cell table:number-columns-repeated="982"/>
        </table:table-row>
        <table:table-row table:style-name="ro1">
          <table:table-cell table:formula="of:=[$'F1-score'.A15]" office:value-type="float" office:value="65" calcext:value-type="float">
            <text:p>65</text:p>
          </table:table-cell>
          <table:table-cell table:formula="of:=[.B14]+20" office:value-type="float" office:value="260" calcext:value-type="float">
            <text:p>260</text:p>
          </table:table-cell>
          <table:table-cell office:value-type="float" office:value="0.67605" calcext:value-type="float">
            <text:p>0.67605</text:p>
          </table:table-cell>
          <table:table-cell table:number-columns-repeated="3"/>
          <table:table-cell office:value-type="float" office:value="0.681678" calcext:value-type="float">
            <text:p>0.681678</text:p>
          </table:table-cell>
          <table:table-cell office:value-type="float" office:value="0.663" calcext:value-type="float">
            <text:p>0.663</text:p>
          </table:table-cell>
          <table:table-cell table:number-columns-repeated="2"/>
          <table:table-cell office:value-type="float" office:value="0.670924" calcext:value-type="float">
            <text:p>0.670924</text:p>
          </table:table-cell>
          <table:table-cell table:number-columns-repeated="2"/>
          <table:table-cell office:value-type="float" office:value="0.664202" calcext:value-type="float">
            <text:p>0.664202</text:p>
          </table:table-cell>
          <table:table-cell office:value-type="float" office:value="0.769413" calcext:value-type="float">
            <text:p>0.769413</text:p>
          </table:table-cell>
          <table:table-cell table:number-columns-repeated="5"/>
          <table:table-cell office:value-type="float" office:value="0.732519" calcext:value-type="float">
            <text:p>0.732519</text:p>
          </table:table-cell>
          <table:table-cell/>
          <table:table-cell office:value-type="float" office:value="0.732295" calcext:value-type="float">
            <text:p>0.732295</text:p>
          </table:table-cell>
          <table:table-cell office:value-type="float" office:value="0.729545" calcext:value-type="float">
            <text:p>0.729545</text:p>
          </table:table-cell>
          <table:table-cell table:number-columns-repeated="8"/>
          <table:table-cell office:value-type="float" office:value="0.759466" calcext:value-type="float">
            <text:p>0.759466</text:p>
          </table:table-cell>
          <table:table-cell table:number-columns-repeated="3"/>
          <table:table-cell office:value-type="float" office:value="0.73203" calcext:value-type="float">
            <text:p>0.73203</text:p>
          </table:table-cell>
          <table:table-cell/>
          <table:table-cell office:value-type="float" office:value="0.70969" calcext:value-type="float">
            <text:p>0.70969</text:p>
          </table:table-cell>
          <table:table-cell office:value-type="float" office:value="0.672981" calcext:value-type="float">
            <text:p>0.672981</text:p>
          </table:table-cell>
          <table:table-cell/>
          <table:table-cell office:value-type="float" office:value="0.726775" calcext:value-type="float">
            <text:p>0.726775</text:p>
          </table:table-cell>
          <table:table-cell table:number-columns-repeated="982"/>
        </table:table-row>
        <table:table-row table:style-name="ro1">
          <table:table-cell table:formula="of:=[$'F1-score'.A16]" office:value-type="float" office:value="70" calcext:value-type="float">
            <text:p>70</text:p>
          </table:table-cell>
          <table:table-cell table:formula="of:=[.B15]+20" office:value-type="float" office:value="280" calcext:value-type="float">
            <text:p>280</text:p>
          </table:table-cell>
          <table:table-cell office:value-type="float" office:value="0.67366" calcext:value-type="float">
            <text:p>0.67366</text:p>
          </table:table-cell>
          <table:table-cell table:number-columns-repeated="3"/>
          <table:table-cell office:value-type="float" office:value="0.677829" calcext:value-type="float">
            <text:p>0.677829</text:p>
          </table:table-cell>
          <table:table-cell office:value-type="float" office:value="0.667705" calcext:value-type="float">
            <text:p>0.667705</text:p>
          </table:table-cell>
          <table:table-cell table:number-columns-repeated="2"/>
          <table:table-cell office:value-type="float" office:value="0.66355" calcext:value-type="float">
            <text:p>0.66355</text:p>
          </table:table-cell>
          <table:table-cell table:number-columns-repeated="2"/>
          <table:table-cell office:value-type="float" office:value="0.661045" calcext:value-type="float">
            <text:p>0.661045</text:p>
          </table:table-cell>
          <table:table-cell office:value-type="float" office:value="0.77651" calcext:value-type="float">
            <text:p>0.77651</text:p>
          </table:table-cell>
          <table:table-cell table:number-columns-repeated="7"/>
          <table:table-cell office:value-type="float" office:value="0.729565" calcext:value-type="float">
            <text:p>0.729565</text:p>
          </table:table-cell>
          <table:table-cell table:number-columns-repeated="9"/>
          <table:table-cell office:value-type="float" office:value="0.750708" calcext:value-type="float">
            <text:p>0.750708</text:p>
          </table:table-cell>
          <table:table-cell table:number-columns-repeated="3"/>
          <table:table-cell office:value-type="float" office:value="0.732152" calcext:value-type="float">
            <text:p>0.732152</text:p>
          </table:table-cell>
          <table:table-cell table:number-columns-repeated="2"/>
          <table:table-cell office:value-type="float" office:value="0.704125" calcext:value-type="float">
            <text:p>0.704125</text:p>
          </table:table-cell>
          <table:table-cell table:number-columns-repeated="984"/>
        </table:table-row>
        <table:table-row table:style-name="ro1">
          <table:table-cell table:formula="of:=[$'F1-score'.A17]" office:value-type="float" office:value="75" calcext:value-type="float">
            <text:p>75</text:p>
          </table:table-cell>
          <table:table-cell table:formula="of:=[.B16]+20" office:value-type="float" office:value="300" calcext:value-type="float">
            <text:p>300</text:p>
          </table:table-cell>
          <table:table-cell office:value-type="float" office:value="0.68211" calcext:value-type="float">
            <text:p>0.68211</text:p>
          </table:table-cell>
          <table:table-cell table:number-columns-repeated="3"/>
          <table:table-cell office:value-type="float" office:value="0.665689" calcext:value-type="float">
            <text:p>0.665689</text:p>
          </table:table-cell>
          <table:table-cell office:value-type="float" office:value="0.665506" calcext:value-type="float">
            <text:p>0.665506</text:p>
          </table:table-cell>
          <table:table-cell table:number-columns-repeated="2"/>
          <table:table-cell office:value-type="float" office:value="0.67569" calcext:value-type="float">
            <text:p>0.67569</text:p>
          </table:table-cell>
          <table:table-cell table:number-columns-repeated="2"/>
          <table:table-cell office:value-type="float" office:value="0.65304" calcext:value-type="float">
            <text:p>0.65304</text:p>
          </table:table-cell>
          <table:table-cell office:value-type="float" office:value="0.771788" calcext:value-type="float">
            <text:p>0.771788</text:p>
          </table:table-cell>
          <table:table-cell table:number-columns-repeated="17"/>
          <table:table-cell office:value-type="float" office:value="0.748752" calcext:value-type="float">
            <text:p>0.748752</text:p>
          </table:table-cell>
          <table:table-cell table:number-columns-repeated="3"/>
          <table:table-cell office:value-type="float" office:value="0.735513" calcext:value-type="float">
            <text:p>0.735513</text:p>
          </table:table-cell>
          <table:table-cell table:number-columns-repeated="2"/>
          <table:table-cell office:value-type="float" office:value="0.704614" calcext:value-type="float">
            <text:p>0.704614</text:p>
          </table:table-cell>
          <table:table-cell table:number-columns-repeated="984"/>
        </table:table-row>
        <table:table-row table:style-name="ro1">
          <table:table-cell table:formula="of:=[$'F1-score'.A18]" office:value-type="float" office:value="80" calcext:value-type="float">
            <text:p>80</text:p>
          </table:table-cell>
          <table:table-cell table:formula="of:=[.B17]+20" office:value-type="float" office:value="320" calcext:value-type="float">
            <text:p>320</text:p>
          </table:table-cell>
          <table:table-cell office:value-type="float" office:value="0.66514" calcext:value-type="float">
            <text:p>0.66514</text:p>
          </table:table-cell>
          <table:table-cell table:number-columns-repeated="3"/>
          <table:table-cell office:value-type="float" office:value="0.670577" calcext:value-type="float">
            <text:p>0.670577</text:p>
          </table:table-cell>
          <table:table-cell office:value-type="float" office:value="0.671535" calcext:value-type="float">
            <text:p>0.671535</text:p>
          </table:table-cell>
          <table:table-cell table:number-columns-repeated="2"/>
          <table:table-cell office:value-type="float" office:value="0.684571" calcext:value-type="float">
            <text:p>0.684571</text:p>
          </table:table-cell>
          <table:table-cell table:number-columns-repeated="2"/>
          <table:table-cell office:value-type="float" office:value="0.641919" calcext:value-type="float">
            <text:p>0.641919</text:p>
          </table:table-cell>
          <table:table-cell office:value-type="float" office:value="0.761814" calcext:value-type="float">
            <text:p>0.761814</text:p>
          </table:table-cell>
          <table:table-cell table:number-columns-repeated="17"/>
          <table:table-cell office:value-type="float" office:value="0.747938" calcext:value-type="float">
            <text:p>0.747938</text:p>
          </table:table-cell>
          <table:table-cell table:number-columns-repeated="6"/>
          <table:table-cell office:value-type="float" office:value="0.672288" calcext:value-type="float">
            <text:p>0.672288</text:p>
          </table:table-cell>
          <table:table-cell table:number-columns-repeated="984"/>
        </table:table-row>
        <table:table-row table:style-name="ro1">
          <table:table-cell table:formula="of:=[$'F1-score'.A19]" office:value-type="float" office:value="85" calcext:value-type="float">
            <text:p>85</text:p>
          </table:table-cell>
          <table:table-cell table:formula="of:=[.B18]+20" office:value-type="float" office:value="340" calcext:value-type="float">
            <text:p>340</text:p>
          </table:table-cell>
          <table:table-cell office:value-type="float" office:value="0.63089" calcext:value-type="float">
            <text:p>0.63089</text:p>
          </table:table-cell>
          <table:table-cell table:number-columns-repeated="3"/>
          <table:table-cell office:value-type="float" office:value="0.680069" calcext:value-type="float">
            <text:p>0.680069</text:p>
          </table:table-cell>
          <table:table-cell office:value-type="float" office:value="0.666015" calcext:value-type="float">
            <text:p>0.666015</text:p>
          </table:table-cell>
          <table:table-cell table:number-columns-repeated="5"/>
          <table:table-cell office:value-type="float" office:value="0.64862" calcext:value-type="float">
            <text:p>0.64862</text:p>
          </table:table-cell>
          <table:table-cell table:number-columns-repeated="18"/>
          <table:table-cell office:value-type="float" office:value="0.750402" calcext:value-type="float">
            <text:p>0.750402</text:p>
          </table:table-cell>
          <table:table-cell table:number-columns-repeated="6"/>
          <table:table-cell office:value-type="float" office:value="0.701538" calcext:value-type="float">
            <text:p>0.701538</text:p>
          </table:table-cell>
          <table:table-cell table:number-columns-repeated="984"/>
        </table:table-row>
        <table:table-row table:style-name="ro1">
          <table:table-cell table:formula="of:=[$'F1-score'.A20]" office:value-type="float" office:value="90" calcext:value-type="float">
            <text:p>90</text:p>
          </table:table-cell>
          <table:table-cell table:formula="of:=[.B19]+20" office:value-type="float" office:value="360" calcext:value-type="float">
            <text:p>360</text:p>
          </table:table-cell>
          <table:table-cell office:value-type="float" office:value="0.63514" calcext:value-type="float">
            <text:p>0.63514</text:p>
          </table:table-cell>
          <table:table-cell table:number-columns-repeated="10"/>
          <table:table-cell office:value-type="float" office:value="0.654608" calcext:value-type="float">
            <text:p>0.654608</text:p>
          </table:table-cell>
          <table:table-cell table:number-columns-repeated="18"/>
          <table:table-cell office:value-type="float" office:value="0.750484" calcext:value-type="float">
            <text:p>0.750484</text:p>
          </table:table-cell>
          <table:table-cell table:number-columns-repeated="6"/>
          <table:table-cell office:value-type="float" office:value="0.698116" calcext:value-type="float">
            <text:p>0.698116</text:p>
          </table:table-cell>
          <table:table-cell table:number-columns-repeated="984"/>
        </table:table-row>
        <table:table-row table:style-name="ro1">
          <table:table-cell table:formula="of:=[$'F1-score'.A21]" office:value-type="float" office:value="95" calcext:value-type="float">
            <text:p>95</text:p>
          </table:table-cell>
          <table:table-cell table:formula="of:=[.B20]+20" office:value-type="float" office:value="380" calcext:value-type="float">
            <text:p>380</text:p>
          </table:table-cell>
          <table:table-cell office:value-type="float" office:value="0.65094" calcext:value-type="float">
            <text:p>0.65094</text:p>
          </table:table-cell>
          <table:table-cell table:number-columns-repeated="10"/>
          <table:table-cell office:value-type="float" office:value="0.654181" calcext:value-type="float">
            <text:p>0.654181</text:p>
          </table:table-cell>
          <table:table-cell table:number-columns-repeated="25"/>
          <table:table-cell office:value-type="float" office:value="0.674692" calcext:value-type="float">
            <text:p>0.674692</text:p>
          </table:table-cell>
          <table:table-cell table:number-columns-repeated="984"/>
        </table:table-row>
        <table:table-row table:style-name="ro1">
          <table:table-cell table:formula="of:=[$'F1-score'.A22]" office:value-type="float" office:value="100" calcext:value-type="float">
            <text:p>100</text:p>
          </table:table-cell>
          <table:table-cell table:formula="of:=[.B21]+20" office:value-type="float" office:value="400" calcext:value-type="float">
            <text:p>400</text:p>
          </table:table-cell>
          <table:table-cell office:value-type="float" office:value="0.65995" calcext:value-type="float">
            <text:p>0.65995</text:p>
          </table:table-cell>
          <table:table-cell table:number-columns-repeated="36"/>
          <table:table-cell office:value-type="float" office:value="0.696629" calcext:value-type="float">
            <text:p>0.696629</text:p>
          </table:table-cell>
          <table:table-cell table:number-columns-repeated="984"/>
        </table:table-row>
        <table:table-row table:style-name="ro1">
          <table:table-cell table:formula="of:=[$'F1-score'.A23]" office:value-type="float" office:value="105" calcext:value-type="float">
            <text:p>105</text:p>
          </table:table-cell>
          <table:table-cell table:formula="of:=[.B22]+20" office:value-type="float" office:value="420" calcext:value-type="float">
            <text:p>420</text:p>
          </table:table-cell>
          <table:table-cell office:value-type="float" office:value="0.67053" calcext:value-type="float">
            <text:p>0.67053</text:p>
          </table:table-cell>
          <table:table-cell table:number-columns-repeated="36"/>
          <table:table-cell office:value-type="float" office:value="0.690865" calcext:value-type="float">
            <text:p>0.690865</text:p>
          </table:table-cell>
          <table:table-cell table:number-columns-repeated="984"/>
        </table:table-row>
        <table:table-row table:style-name="ro1">
          <table:table-cell table:formula="of:=[$'F1-score'.A24]" office:value-type="float" office:value="110" calcext:value-type="float">
            <text:p>110</text:p>
          </table:table-cell>
          <table:table-cell table:formula="of:=[.B23]+20" office:value-type="float" office:value="440" calcext:value-type="float">
            <text:p>440</text:p>
          </table:table-cell>
          <table:table-cell office:value-type="float" office:value="0.67163" calcext:value-type="float">
            <text:p>0.67163</text:p>
          </table:table-cell>
          <table:table-cell table:number-columns-repeated="36"/>
          <table:table-cell office:value-type="float" office:value="0.64031" calcext:value-type="float">
            <text:p>0.64031</text:p>
          </table:table-cell>
          <table:table-cell table:number-columns-repeated="984"/>
        </table:table-row>
        <table:table-row table:style-name="ro1">
          <table:table-cell table:formula="of:=[$'F1-score'.A25]" office:value-type="float" office:value="115" calcext:value-type="float">
            <text:p>115</text:p>
          </table:table-cell>
          <table:table-cell table:formula="of:=[.B24]+20" office:value-type="float" office:value="460" calcext:value-type="float">
            <text:p>460</text:p>
          </table:table-cell>
          <table:table-cell office:value-type="float" office:value="0.65719" calcext:value-type="float">
            <text:p>0.65719</text:p>
          </table:table-cell>
          <table:table-cell table:number-columns-repeated="36"/>
          <table:table-cell office:value-type="float" office:value="0.685365" calcext:value-type="float">
            <text:p>0.685365</text:p>
          </table:table-cell>
          <table:table-cell table:number-columns-repeated="984"/>
        </table:table-row>
        <table:table-row table:style-name="ro1">
          <table:table-cell table:formula="of:=[$'F1-score'.A26]" office:value-type="float" office:value="120" calcext:value-type="float">
            <text:p>120</text:p>
          </table:table-cell>
          <table:table-cell table:formula="of:=[.B25]+20" office:value-type="float" office:value="480" calcext:value-type="float">
            <text:p>480</text:p>
          </table:table-cell>
          <table:table-cell office:value-type="float" office:value="0.65952" calcext:value-type="float">
            <text:p>0.65952</text:p>
          </table:table-cell>
          <table:table-cell table:number-columns-repeated="36"/>
          <table:table-cell office:value-type="float" office:value="0.685813" calcext:value-type="float">
            <text:p>0.685813</text:p>
          </table:table-cell>
          <table:table-cell table:number-columns-repeated="984"/>
        </table:table-row>
        <table:table-row table:style-name="ro1">
          <table:table-cell table:formula="of:=[$'F1-score'.A27]" office:value-type="float" office:value="125" calcext:value-type="float">
            <text:p>125</text:p>
          </table:table-cell>
          <table:table-cell table:formula="of:=[.B26]+20" office:value-type="float" office:value="500" calcext:value-type="float">
            <text:p>500</text:p>
          </table:table-cell>
          <table:table-cell office:value-type="float" office:value="0.673" calcext:value-type="float">
            <text:p>0.673</text:p>
          </table:table-cell>
          <table:table-cell table:number-columns-repeated="36"/>
          <table:table-cell office:value-type="float" office:value="0.670598" calcext:value-type="float">
            <text:p>0.670598</text:p>
          </table:table-cell>
          <table:table-cell table:number-columns-repeated="984"/>
        </table:table-row>
        <table:table-row table:style-name="ro1">
          <table:table-cell table:formula="of:=[$'F1-score'.A28]" office:value-type="float" office:value="130" calcext:value-type="float">
            <text:p>130</text:p>
          </table:table-cell>
          <table:table-cell table:formula="of:=[.B27]+20" office:value-type="float" office:value="520" calcext:value-type="float">
            <text:p>520</text:p>
          </table:table-cell>
          <table:table-cell office:value-type="float" office:value="0.64839" calcext:value-type="float">
            <text:p>0.64839</text:p>
          </table:table-cell>
          <table:table-cell table:number-columns-repeated="36"/>
          <table:table-cell office:value-type="float" office:value="0.688237" calcext:value-type="float">
            <text:p>0.688237</text:p>
          </table:table-cell>
          <table:table-cell table:number-columns-repeated="984"/>
        </table:table-row>
        <table:table-row table:style-name="ro1">
          <table:table-cell table:formula="of:=[$'F1-score'.A29]" office:value-type="float" office:value="135" calcext:value-type="float">
            <text:p>135</text:p>
          </table:table-cell>
          <table:table-cell table:formula="of:=[.B28]+20" office:value-type="float" office:value="540" calcext:value-type="float">
            <text:p>540</text:p>
          </table:table-cell>
          <table:table-cell office:value-type="float" office:value="0.56072" calcext:value-type="float">
            <text:p>0.56072</text:p>
          </table:table-cell>
          <table:table-cell table:number-columns-repeated="36"/>
          <table:table-cell office:value-type="float" office:value="0.657704" calcext:value-type="float">
            <text:p>0.657704</text:p>
          </table:table-cell>
          <table:table-cell table:number-columns-repeated="984"/>
        </table:table-row>
        <table:table-row table:style-name="ro1">
          <table:table-cell table:formula="of:=[$'F1-score'.A30]" office:value-type="float" office:value="140" calcext:value-type="float">
            <text:p>140</text:p>
          </table:table-cell>
          <table:table-cell table:formula="of:=[.B29]+20" office:value-type="float" office:value="560" calcext:value-type="float">
            <text:p>560</text:p>
          </table:table-cell>
          <table:table-cell office:value-type="float" office:value="0.63134" calcext:value-type="float">
            <text:p>0.63134</text:p>
          </table:table-cell>
          <table:table-cell table:number-columns-repeated="36"/>
          <table:table-cell office:value-type="float" office:value="0.689459" calcext:value-type="float">
            <text:p>0.689459</text:p>
          </table:table-cell>
          <table:table-cell table:number-columns-repeated="984"/>
        </table:table-row>
        <table:table-row table:style-name="ro1">
          <table:table-cell table:formula="of:=[$'F1-score'.A31]" office:value-type="float" office:value="145" calcext:value-type="float">
            <text:p>145</text:p>
          </table:table-cell>
          <table:table-cell table:formula="of:=[.B30]+20" office:value-type="float" office:value="580" calcext:value-type="float">
            <text:p>580</text:p>
          </table:table-cell>
          <table:table-cell office:value-type="float" office:value="0.67896" calcext:value-type="float">
            <text:p>0.67896</text:p>
          </table:table-cell>
          <table:table-cell table:number-columns-repeated="36"/>
          <table:table-cell office:value-type="float" office:value="0.679723" calcext:value-type="float">
            <text:p>0.679723</text:p>
          </table:table-cell>
          <table:table-cell table:number-columns-repeated="984"/>
        </table:table-row>
        <table:table-row table:style-name="ro1">
          <table:table-cell table:formula="of:=[$'F1-score'.A32]" office:value-type="float" office:value="150" calcext:value-type="float">
            <text:p>150</text:p>
          </table:table-cell>
          <table:table-cell table:formula="of:=[.B31]+20" office:value-type="float" office:value="600" calcext:value-type="float">
            <text:p>600</text:p>
          </table:table-cell>
          <table:table-cell office:value-type="float" office:value="0.657" calcext:value-type="float">
            <text:p>0.657</text:p>
          </table:table-cell>
          <table:table-cell table:number-columns-repeated="36"/>
          <table:table-cell office:value-type="float" office:value="0.678766" calcext:value-type="float">
            <text:p>0.678766</text:p>
          </table:table-cell>
          <table:table-cell table:number-columns-repeated="984"/>
        </table:table-row>
        <table:table-row table:style-name="ro1">
          <table:table-cell table:formula="of:=[$'F1-score'.A33]" office:value-type="float" office:value="155" calcext:value-type="float">
            <text:p>155</text:p>
          </table:table-cell>
          <table:table-cell table:formula="of:=[.B32]+20" office:value-type="float" office:value="620" calcext:value-type="float">
            <text:p>620</text:p>
          </table:table-cell>
          <table:table-cell office:value-type="float" office:value="0.66181" calcext:value-type="float">
            <text:p>0.66181</text:p>
          </table:table-cell>
          <table:table-cell table:number-columns-repeated="36"/>
          <table:table-cell office:value-type="float" office:value="0.702516" calcext:value-type="float">
            <text:p>0.702516</text:p>
          </table:table-cell>
          <table:table-cell table:number-columns-repeated="984"/>
        </table:table-row>
        <table:table-row table:style-name="ro1">
          <table:table-cell table:formula="of:=[$'F1-score'.A34]" office:value-type="float" office:value="160" calcext:value-type="float">
            <text:p>160</text:p>
          </table:table-cell>
          <table:table-cell table:formula="of:=[.B33]+20" office:value-type="float" office:value="640" calcext:value-type="float">
            <text:p>640</text:p>
          </table:table-cell>
          <table:table-cell office:value-type="float" office:value="0.65267" calcext:value-type="float">
            <text:p>0.65267</text:p>
          </table:table-cell>
          <table:table-cell table:number-columns-repeated="36"/>
          <table:table-cell office:value-type="float" office:value="0.686526" calcext:value-type="float">
            <text:p>0.686526</text:p>
          </table:table-cell>
          <table:table-cell table:number-columns-repeated="984"/>
        </table:table-row>
        <table:table-row table:style-name="ro1">
          <table:table-cell table:number-columns-repeated="39"/>
          <table:table-cell office:value-type="float" office:value="0.694612" calcext:value-type="float">
            <text:p>0.694612</text:p>
          </table:table-cell>
          <table:table-cell table:number-columns-repeated="984"/>
        </table:table-row>
        <table:table-row table:style-name="ro1">
          <table:table-cell table:number-columns-repeated="39"/>
          <table:table-cell office:value-type="float" office:value="0.687443" calcext:value-type="float">
            <text:p>0.687443</text:p>
          </table:table-cell>
          <table:table-cell table:number-columns-repeated="984"/>
        </table:table-row>
      </table:table>
      <table:table table:name="VAR" table:style-name="ta1"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number-columns-repeated="1008" table:default-cell-style-name="Default"/>
        <table:table-row table:style-name="ro1">
          <table:table-cell office:value-type="string" calcext:value-type="string">
            <text:p>Spatio-Temporal Feature Encoding for Traffic Accident Detection in VANET Environme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ble V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pproaches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AH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OC</text:p>
          </table:table-cell>
          <table:table-cell table:style-name="ce2" office:value-type="string" calcext:value-type="string">
            <text:p>TC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ST*</text:p>
          </table:table-cell>
          <table:table-cell table:style-name="ce2" office:value-type="string" calcext:value-type="string">
            <text:p>AH*</text:p>
          </table:table-cell>
          <table:table-cell table:style-name="ce2" office:value-type="string" calcext:value-type="string">
            <text:p>LA*</text:p>
          </table:table-cell>
          <table:table-cell table:style-name="ce2" office:value-type="string" calcext:value-type="string">
            <text:p>OC*</text:p>
          </table:table-cell>
          <table:table-cell table:style-name="ce2" office:value-type="string" calcext:value-type="string">
            <text:p>TC*</text:p>
          </table:table-cell>
          <table:table-cell table:style-name="ce2" office:value-type="string" calcext:value-type="string">
            <text:p>VO*</text:p>
          </table:table-cell>
          <table:table-cell table:style-name="ce2" office:value-type="string" calcext:value-type="string">
            <text:p>OO*</text:p>
          </table:table-cell>
          <table:table-cell table:style-name="ce2" office:value-type="string" calcext:value-type="string">
            <text:p>UK?</text:p>
          </table:table-cell>
          <table:table-cell table:style-name="ce2" office:value-type="string" calcext:value-type="string">
            <text:p>mean</text:p>
          </table:table-cell>
          <table:table-cell table:style-name="ce2" table:number-columns-repeated="1008"/>
        </table:table-row>
        <table:table-row table:style-name="ro1">
          <table:table-cell office:value-type="string" calcext:value-type="string">
            <text:p>FC</text:p>
          </table:table-cell>
          <table:table-cell office:value-type="float" office:value="69.9" calcext:value-type="float">
            <text:p>69.9</text:p>
          </table:table-cell>
          <table:table-cell office:value-type="float" office:value="73.6" calcext:value-type="float">
            <text:p>73.6</text:p>
          </table:table-cell>
          <table:table-cell office:value-type="float" office:value="75.2" calcext:value-type="float">
            <text:p>75.2</text:p>
          </table:table-cell>
          <table:table-cell office:value-type="float" office:value="69.7" calcext:value-type="float">
            <text:p>69.7</text:p>
          </table:table-cell>
          <table:table-cell office:value-type="float" office:value="73.5" calcext:value-type="float">
            <text:p>73.5</text:p>
          </table:table-cell>
          <table:table-cell office:value-type="float" office:value="66.3" calcext:value-type="float">
            <text:p>66.3</text:p>
          </table:table-cell>
          <table:table-cell office:value-type="float" office:value="70.9" calcext:value-type="float">
            <text:p>70.9</text:p>
          </table:table-cell>
          <table:table-cell office:value-type="float" office:value="62.6" calcext:value-type="float">
            <text:p>62.6</text:p>
          </table:table-cell>
          <table:table-cell office:value-type="float" office:value="60.1" calcext:value-type="float">
            <text:p>60.1</text:p>
          </table:table-cell>
          <table:table-cell office:value-type="float" office:value="65.6" calcext:value-type="float">
            <text:p>65.6</text:p>
          </table:table-cell>
          <table:table-cell office:value-type="float" office:value="65.4" calcext:value-type="float">
            <text:p>65.4</text:p>
          </table:table-cell>
          <table:table-cell office:value-type="float" office:value="64.9" calcext:value-type="float">
            <text:p>64.9</text:p>
          </table:table-cell>
          <table:table-cell office:value-type="float" office:value="57.8" calcext:value-type="float">
            <text:p>57.8</text:p>
          </table:table-cell>
          <table:table-cell/>
          <table:table-cell table:formula="of:=AVERAGE([.B5:.N5])" office:value-type="float" office:value="67.3461538461538" calcext:value-type="float">
            <text:p>67.346153846153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66.3" calcext:value-type="float">
            <text:p>66.3</text:p>
          </table:table-cell>
          <table:table-cell office:value-type="float" office:value="72.2" calcext:value-type="float">
            <text:p>72.2</text:p>
          </table:table-cell>
          <table:table-cell office:value-type="float" office:value="64.2" calcext:value-type="float">
            <text:p>64.2</text:p>
          </table:table-cell>
          <table:table-cell office:value-type="float" office:value="65.4" calcext:value-type="float">
            <text:p>65.4</text:p>
          </table:table-cell>
          <table:table-cell office:value-type="float" office:value="65.6" calcext:value-type="float">
            <text:p>65.6</text:p>
          </table:table-cell>
          <table:table-cell office:value-type="float" office:value="66.6" calcext:value-type="float">
            <text:p>66.6</text:p>
          </table:table-cell>
          <table:table-cell office:value-type="float" office:value="72.9" calcext:value-type="float">
            <text:p>72.9</text:p>
          </table:table-cell>
          <table:table-cell office:value-type="float" office:value="63.7" calcext:value-type="float">
            <text:p>63.7</text:p>
          </table:table-cell>
          <table:table-cell office:value-type="float" office:value="60.6" calcext:value-type="float">
            <text:p>60.6</text:p>
          </table:table-cell>
          <table:table-cell office:value-type="float" office:value="66.9" calcext:value-type="float">
            <text:p>66.9</text:p>
          </table:table-cell>
          <table:table-cell office:value-type="float" office:value="65.7" calcext:value-type="float">
            <text:p>65.7</text:p>
          </table:table-cell>
          <table:table-cell office:value-type="float" office:value="64" calcext:value-type="float">
            <text:p>64</text:p>
          </table:table-cell>
          <table:table-cell office:value-type="float" office:value="59.9" calcext:value-type="float">
            <text:p>59.9</text:p>
          </table:table-cell>
          <table:table-cell/>
          <table:table-cell table:formula="of:=AVERAGE([.B6:.N6])" office:value-type="float" office:value="65.6923076923077" calcext:value-type="float">
            <text:p>65.692307692307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ncoder-Decoder</text:p>
          </table:table-cell>
          <table:table-cell office:value-type="float" office:value="67.3" calcext:value-type="float">
            <text:p>67.3</text:p>
          </table:table-cell>
          <table:table-cell office:value-type="float" office:value="77.4" calcext:value-type="float">
            <text:p>77.4</text:p>
          </table:table-cell>
          <table:table-cell office:value-type="float" office:value="71.1" calcext:value-type="float">
            <text:p>71.1</text:p>
          </table:table-cell>
          <table:table-cell office:value-type="float" office:value="68.6" calcext:value-type="float">
            <text:p>68.6</text:p>
          </table:table-cell>
          <table:table-cell office:value-type="float" office:value="69.2" calcext:value-type="float">
            <text:p>69.2</text:p>
          </table:table-cell>
          <table:table-cell office:value-type="float" office:value="65.1" calcext:value-type="float">
            <text:p>65.1</text:p>
          </table:table-cell>
          <table:table-cell office:value-type="float" office:value="75.1" calcext:value-type="float">
            <text:p>75.1</text:p>
          </table:table-cell>
          <table:table-cell office:value-type="float" office:value="66.2" calcext:value-type="float">
            <text:p>66.2</text:p>
          </table:table-cell>
          <table:table-cell office:value-type="float" office:value="66.8" calcext:value-type="float">
            <text:p>66.8</text:p>
          </table:table-cell>
          <table:table-cell office:value-type="float" office:value="74.1" calcext:value-type="float">
            <text:p>74.1</text:p>
          </table:table-cell>
          <table:table-cell office:value-type="float" office:value="72" calcext:value-type="float">
            <text:p>72</text:p>
          </table:table-cell>
          <table:table-cell office:value-type="float" office:value="69.7" calcext:value-type="float">
            <text:p>69.7</text:p>
          </table:table-cell>
          <table:table-cell office:value-type="float" office:value="69.2" calcext:value-type="float">
            <text:p>69.2</text:p>
          </table:table-cell>
          <table:table-cell/>
          <table:table-cell table:formula="of:=AVERAGE([.B7:.N7])" office:value-type="float" office:value="70.1384615384615" calcext:value-type="float">
            <text:p>70.13846153846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N</text:p>
          </table:table-cell>
          <table:table-cell office:value-type="float" office:value="73.3" calcext:value-type="float">
            <text:p>73.3</text:p>
          </table:table-cell>
          <table:table-cell office:value-type="float" office:value="81.2" calcext:value-type="float">
            <text:p>81.2</text:p>
          </table:table-cell>
          <table:table-cell office:value-type="float" office:value="74" calcext:value-type="float">
            <text:p>74</text:p>
          </table:table-cell>
          <table:table-cell office:value-type="float" office:value="73.4" calcext:value-type="float">
            <text:p>73.4</text:p>
          </table:table-cell>
          <table:table-cell office:value-type="float" office:value="75.1" calcext:value-type="float">
            <text:p>75.1</text:p>
          </table:table-cell>
          <table:table-cell office:value-type="float" office:value="70.1" calcext:value-type="float">
            <text:p>70.1</text:p>
          </table:table-cell>
          <table:table-cell office:value-type="float" office:value="77.5" calcext:value-type="float">
            <text:p>77.5</text:p>
          </table:table-cell>
          <table:table-cell office:value-type="float" office:value="69.8" calcext:value-type="float">
            <text:p>69.8</text:p>
          </table:table-cell>
          <table:table-cell office:value-type="float" office:value="68.1" calcext:value-type="float">
            <text:p>68.1</text:p>
          </table:table-cell>
          <table:table-cell office:value-type="float" office:value="76.7" calcext:value-type="float">
            <text:p>76.7</text:p>
          </table:table-cell>
          <table:table-cell office:value-type="float" office:value="73.9" calcext:value-type="float">
            <text:p>73.9</text:p>
          </table:table-cell>
          <table:table-cell office:value-type="float" office:value="71.2" calcext:value-type="float">
            <text:p>71.2</text:p>
          </table:table-cell>
          <table:table-cell office:value-type="float" office:value="69.6" calcext:value-type="float">
            <text:p>69.6</text:p>
          </table:table-cell>
          <table:table-cell/>
          <table:table-cell table:formula="of:=AVERAGE([.B8:.N8])" office:value-type="float" office:value="73.3769230769231" calcext:value-type="float">
            <text:p>73.37692307692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ANET</text:p>
          </table:table-cell>
          <table:table-cell office:value-type="float" office:value="75.2" calcext:value-type="float">
            <text:p>75.2</text:p>
          </table:table-cell>
          <table:table-cell office:value-type="float" office:value="84.5" calcext:value-type="float">
            <text:p>84.5</text:p>
          </table:table-cell>
          <table:table-cell office:value-type="float" office:value="72.1" calcext:value-type="float">
            <text:p>72.1</text:p>
          </table:table-cell>
          <table:table-cell office:value-type="float" office:value="77.3" calcext:value-type="float">
            <text:p>77.3</text:p>
          </table:table-cell>
          <table:table-cell office:value-type="float" office:value="72.8" calcext:value-type="float">
            <text:p>72.8</text:p>
          </table:table-cell>
          <table:table-cell office:value-type="float" office:value="71.9" calcext:value-type="float">
            <text:p>71.9</text:p>
          </table:table-cell>
          <table:table-cell office:value-type="float" office:value="80.6" calcext:value-type="float">
            <text:p>80.6</text:p>
          </table:table-cell>
          <table:table-cell office:value-type="float" office:value="65.6" calcext:value-type="float">
            <text:p>65.6</text:p>
          </table:table-cell>
          <table:table-cell office:value-type="float" office:value="69.9" calcext:value-type="float">
            <text:p>69.9</text:p>
          </table:table-cell>
          <table:table-cell office:value-type="float" office:value="76.5" calcext:value-type="float">
            <text:p>76.5</text:p>
          </table:table-cell>
          <table:table-cell office:value-type="float" office:value="74.2" calcext:value-type="float">
            <text:p>74.2</text:p>
          </table:table-cell>
          <table:table-cell office:value-type="float" office:value="75.6" calcext:value-type="float">
            <text:p>75.6</text:p>
          </table:table-cell>
          <table:table-cell office:value-type="float" office:value="70.5" calcext:value-type="float">
            <text:p>70.5</text:p>
          </table:table-cell>
          <table:table-cell/>
          <table:table-cell table:formula="of:=AVERAGE([.B9:.N9])" office:value-type="float" office:value="74.3615384615385" calcext:value-type="float">
            <text:p>74.3615384615385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he goal of Video Action Recognition (VAR) is to assign each video clip to one anomaly categor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known UK(*) anomalies are ignored, yielding 3216 training and 1369 test video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 evaluation, we randomly selected ten clips from each test video (as in [20]) except TSN which uses 25 clips per video.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DoTA: Unsupervised Detection of Traffic Anomaly in Driving Video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ble 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pproaches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AH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OC</text:p>
          </table:table-cell>
          <table:table-cell table:style-name="ce2" office:value-type="string" calcext:value-type="string">
            <text:p>TC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ST*</text:p>
          </table:table-cell>
          <table:table-cell table:style-name="ce2" office:value-type="string" calcext:value-type="string">
            <text:p>AH*</text:p>
          </table:table-cell>
          <table:table-cell table:style-name="ce2" office:value-type="string" calcext:value-type="string">
            <text:p>LA*</text:p>
          </table:table-cell>
          <table:table-cell table:style-name="ce2" office:value-type="string" calcext:value-type="string">
            <text:p>OC*</text:p>
          </table:table-cell>
          <table:table-cell table:style-name="ce2" office:value-type="string" calcext:value-type="string">
            <text:p>TC*</text:p>
          </table:table-cell>
          <table:table-cell table:style-name="ce2" office:value-type="string" calcext:value-type="string">
            <text:p>VP*</text:p>
          </table:table-cell>
          <table:table-cell table:style-name="ce2" office:value-type="string" calcext:value-type="string">
            <text:p>VO*</text:p>
          </table:table-cell>
          <table:table-cell table:style-name="ce2" office:value-type="string" calcext:value-type="string">
            <text:p>OO*</text:p>
          </table:table-cell>
          <table:table-cell table:style-name="ce2" office:value-type="string" calcext:value-type="string">
            <text:p>UK?</text:p>
          </table:table-cell>
          <table:table-cell table:style-name="ce2" office:value-type="string" calcext:value-type="string">
            <text:p>me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noPred</text:p>
          </table:table-cell>
          <table:table-cell office:value-type="float" office:value="69.9" calcext:value-type="float">
            <text:p>69.9</text:p>
          </table:table-cell>
          <table:table-cell office:value-type="float" office:value="73.6" calcext:value-type="float">
            <text:p>73.6</text:p>
          </table:table-cell>
          <table:table-cell office:value-type="float" office:value="75.2" calcext:value-type="float">
            <text:p>75.2</text:p>
          </table:table-cell>
          <table:table-cell office:value-type="float" office:value="69.7" calcext:value-type="float">
            <text:p>69.7</text:p>
          </table:table-cell>
          <table:table-cell office:value-type="float" office:value="73.5" calcext:value-type="float">
            <text:p>73.5</text:p>
          </table:table-cell>
          <table:table-cell office:value-type="float" office:value="66.3" calcext:value-type="float">
            <text:p>66.3</text:p>
          </table:table-cell>
          <table:table-cell office:value-type="float" office:value="70.9" calcext:value-type="float">
            <text:p>70.9</text:p>
          </table:table-cell>
          <table:table-cell office:value-type="float" office:value="62.6" calcext:value-type="float">
            <text:p>62.6</text:p>
          </table:table-cell>
          <table:table-cell office:value-type="float" office:value="60.1" calcext:value-type="float">
            <text:p>60.1</text:p>
          </table:table-cell>
          <table:table-cell office:value-type="float" office:value="65.6" calcext:value-type="float">
            <text:p>65.6</text:p>
          </table:table-cell>
          <table:table-cell office:value-type="float" office:value="65.4" calcext:value-type="float">
            <text:p>65.4</text:p>
          </table:table-cell>
          <table:table-cell office:value-type="float" office:value="64.9" calcext:value-type="float">
            <text:p>64.9</text:p>
          </table:table-cell>
          <table:table-cell office:value-type="float" office:value="64.2" calcext:value-type="float">
            <text:p>64.2</text:p>
          </table:table-cell>
          <table:table-cell office:value-type="float" office:value="57.8" calcext:value-type="float">
            <text:p>57.8</text:p>
          </table:table-cell>
          <table:table-cell/>
          <table:table-cell table:formula="of:=AVERAGE([.B25:.O25])" office:value-type="float" office:value="67.1214285714286" calcext:value-type="float">
            <text:p>67.12142857142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noPred+Mask</text:p>
          </table:table-cell>
          <table:table-cell office:value-type="float" office:value="66.3" calcext:value-type="float">
            <text:p>66.3</text:p>
          </table:table-cell>
          <table:table-cell office:value-type="float" office:value="72.2" calcext:value-type="float">
            <text:p>72.2</text:p>
          </table:table-cell>
          <table:table-cell office:value-type="float" office:value="64.2" calcext:value-type="float">
            <text:p>64.2</text:p>
          </table:table-cell>
          <table:table-cell office:value-type="float" office:value="65.4" calcext:value-type="float">
            <text:p>65.4</text:p>
          </table:table-cell>
          <table:table-cell office:value-type="float" office:value="65.6" calcext:value-type="float">
            <text:p>65.6</text:p>
          </table:table-cell>
          <table:table-cell office:value-type="float" office:value="66.6" calcext:value-type="float">
            <text:p>66.6</text:p>
          </table:table-cell>
          <table:table-cell office:value-type="float" office:value="72.9" calcext:value-type="float">
            <text:p>72.9</text:p>
          </table:table-cell>
          <table:table-cell office:value-type="float" office:value="63.7" calcext:value-type="float">
            <text:p>63.7</text:p>
          </table:table-cell>
          <table:table-cell office:value-type="float" office:value="60.6" calcext:value-type="float">
            <text:p>60.6</text:p>
          </table:table-cell>
          <table:table-cell office:value-type="float" office:value="66.9" calcext:value-type="float">
            <text:p>66.9</text:p>
          </table:table-cell>
          <table:table-cell office:value-type="float" office:value="65.7" calcext:value-type="float">
            <text:p>65.7</text:p>
          </table:table-cell>
          <table:table-cell office:value-type="float" office:value="64" calcext:value-type="float">
            <text:p>64</text:p>
          </table:table-cell>
          <table:table-cell office:value-type="float" office:value="58.8" calcext:value-type="float">
            <text:p>58.8</text:p>
          </table:table-cell>
          <table:table-cell office:value-type="float" office:value="59.9" calcext:value-type="float">
            <text:p>59.9</text:p>
          </table:table-cell>
          <table:table-cell/>
          <table:table-cell table:formula="of:=AVERAGE([.B26:.O26])" office:value-type="float" office:value="65.2" calcext:value-type="float">
            <text:p>65.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OL-STD</text:p>
          </table:table-cell>
          <table:table-cell office:value-type="float" office:value="67.3" calcext:value-type="float">
            <text:p>67.3</text:p>
          </table:table-cell>
          <table:table-cell office:value-type="float" office:value="77.4" calcext:value-type="float">
            <text:p>77.4</text:p>
          </table:table-cell>
          <table:table-cell office:value-type="float" office:value="71.1" calcext:value-type="float">
            <text:p>71.1</text:p>
          </table:table-cell>
          <table:table-cell office:value-type="float" office:value="68.6" calcext:value-type="float">
            <text:p>68.6</text:p>
          </table:table-cell>
          <table:table-cell office:value-type="float" office:value="69.2" calcext:value-type="float">
            <text:p>69.2</text:p>
          </table:table-cell>
          <table:table-cell office:value-type="float" office:value="65.1" calcext:value-type="float">
            <text:p>65.1</text:p>
          </table:table-cell>
          <table:table-cell office:value-type="float" office:value="75.1" calcext:value-type="float">
            <text:p>75.1</text:p>
          </table:table-cell>
          <table:table-cell office:value-type="float" office:value="66.2" calcext:value-type="float">
            <text:p>66.2</text:p>
          </table:table-cell>
          <table:table-cell office:value-type="float" office:value="66.8" calcext:value-type="float">
            <text:p>66.8</text:p>
          </table:table-cell>
          <table:table-cell office:value-type="float" office:value="74.1" calcext:value-type="float">
            <text:p>74.1</text:p>
          </table:table-cell>
          <table:table-cell office:value-type="float" office:value="72" calcext:value-type="float">
            <text:p>72</text:p>
          </table:table-cell>
          <table:table-cell office:value-type="float" office:value="69.7" calcext:value-type="float">
            <text:p>69.7</text:p>
          </table:table-cell>
          <table:table-cell office:value-type="float" office:value="63.8" calcext:value-type="float">
            <text:p>63.8</text:p>
          </table:table-cell>
          <table:table-cell office:value-type="float" office:value="69.2" calcext:value-type="float">
            <text:p>69.2</text:p>
          </table:table-cell>
          <table:table-cell/>
          <table:table-cell table:formula="of:=AVERAGE([.B27:.O27])" office:value-type="float" office:value="69.6857142857143" calcext:value-type="float">
            <text:p>69.6857142857143</text:p>
          </table:table-cell>
          <table:table-cell/>
          <table:table-cell office:value-type="string" calcext:value-type="string">
            <text:p>box+flow+eg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OL-Ensemble</text:p>
          </table:table-cell>
          <table:table-cell office:value-type="float" office:value="73.3" calcext:value-type="float">
            <text:p>73.3</text:p>
          </table:table-cell>
          <table:table-cell office:value-type="float" office:value="81.2" calcext:value-type="float">
            <text:p>81.2</text:p>
          </table:table-cell>
          <table:table-cell office:value-type="float" office:value="74" calcext:value-type="float">
            <text:p>74</text:p>
          </table:table-cell>
          <table:table-cell office:value-type="float" office:value="73.4" calcext:value-type="float">
            <text:p>73.4</text:p>
          </table:table-cell>
          <table:table-cell office:value-type="float" office:value="75.1" calcext:value-type="float">
            <text:p>75.1</text:p>
          </table:table-cell>
          <table:table-cell office:value-type="float" office:value="70.1" calcext:value-type="float">
            <text:p>70.1</text:p>
          </table:table-cell>
          <table:table-cell office:value-type="float" office:value="77.5" calcext:value-type="float">
            <text:p>77.5</text:p>
          </table:table-cell>
          <table:table-cell office:value-type="float" office:value="69.8" calcext:value-type="float">
            <text:p>69.8</text:p>
          </table:table-cell>
          <table:table-cell office:value-type="float" office:value="68.1" calcext:value-type="float">
            <text:p>68.1</text:p>
          </table:table-cell>
          <table:table-cell office:value-type="float" office:value="76.7" calcext:value-type="float">
            <text:p>76.7</text:p>
          </table:table-cell>
          <table:table-cell office:value-type="float" office:value="73.9" calcext:value-type="float">
            <text:p>73.9</text:p>
          </table:table-cell>
          <table:table-cell office:value-type="float" office:value="71.2" calcext:value-type="float">
            <text:p>71.2</text:p>
          </table:table-cell>
          <table:table-cell office:value-type="float" office:value="65.2" calcext:value-type="float">
            <text:p>65.2</text:p>
          </table:table-cell>
          <table:table-cell office:value-type="float" office:value="69.6" calcext:value-type="float">
            <text:p>69.6</text:p>
          </table:table-cell>
          <table:table-cell/>
          <table:table-cell table:formula="of:=AVERAGE([.B28:.O28])" office:value-type="float" office:value="72.7928571428572" calcext:value-type="float">
            <text:p>72.7928571428572</text:p>
          </table:table-cell>
          <table:table-cell/>
          <table:table-cell office:value-type="string" calcext:value-type="string">
            <text:p>FOL-STD + AnoPred+Mask</text:p>
          </table:table-cell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6">00/00/0000</text:date>, <text:time style:data-style-name="N2" text:time-value="22:35:33.5964453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3T14:00:37.100918574</meta:creation-date>
    <dc:date>2022-12-06T11:05:41.521292146</dc:date>
    <meta:editing-duration>P27DT4M22S</meta:editing-duration>
    <meta:editing-cycles>349</meta:editing-cycles>
    <meta:generator>LibreOffice/7.0.4.2$Linux_X86_64 LibreOffice_project/00$Build-2</meta:generator>
    <meta:document-statistic meta:table-count="6" meta:cell-count="2648" meta:object-count="1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9.876cm" svg:height="11.18cm" xlink:href=".." xlink:type="simple" chart:class="chart:scatter" chart:column-mapping="0 1 2 3 4 5 6 7 8 9 10 11 12 13 14" chart:style-name="ch1">
        <chart:title svg:x="9.246cm" svg:y="0.359cm" chart:style-name="ch2">
          <text:p>f-AUC</text:p>
        </chart:title>
        <chart:legend chart:legend-position="end" svg:x="17.183cm" svg:y="1.805cm" style:legend-expansion="high" chart:style-name="ch3"/>
        <chart:plot-area chart:style-name="ch4" table:cell-range-address="'f-AUC'.A3:'f-AUC'.A34 'f-AUC'.C2:'f-AUC'.Q34" chart:data-source-has-labels="both" svg:x="0.397cm" svg:y="1.361cm" svg:width="16.389cm" svg:height="9.596cm">
          <chart:coordinate-region svg:x="1.124cm" svg:y="1.56cm" svg:width="15.382cm" svg:height="8.75cm"/>
          <chart:axis chart:dimension="x" chart:name="primary-x" chart:style-name="ch5" chartooo:axis-type="auto">
            <chart:categories table:cell-range-address="'f-AUC'.A3:'f-AUC'.A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C3:'f-AUC'.C34" chart:label-cell-address="'f-AUC'.C2:'f-AUC'.C2" chart:class="chart:scatter">
            <chart:domain table:cell-range-address="'f-AUC'.A3:'f-AUC'.A34"/>
            <chart:data-point chart:repeated="32"/>
          </chart:series>
          <chart:series chart:style-name="ch9" chart:values-cell-range-address="'f-AUC'.D3:'f-AUC'.D34" chart:label-cell-address="'f-AUC'.D2:'f-AUC'.D2" chart:class="chart:scatter">
            <chart:data-point chart:repeated="32"/>
          </chart:series>
          <chart:series chart:style-name="ch10" chart:values-cell-range-address="'f-AUC'.E3:'f-AUC'.E34" chart:label-cell-address="'f-AUC'.E2:'f-AUC'.E2" chart:class="chart:scatter">
            <chart:data-point chart:repeated="32"/>
          </chart:series>
          <chart:series chart:style-name="ch11" chart:values-cell-range-address="'f-AUC'.F3:'f-AUC'.F34" chart:label-cell-address="'f-AUC'.F2:'f-AUC'.F2" chart:class="chart:scatter">
            <chart:data-point chart:repeated="32"/>
          </chart:series>
          <chart:series chart:style-name="ch12" chart:values-cell-range-address="'f-AUC'.G3:'f-AUC'.G34" chart:label-cell-address="'f-AUC'.G2:'f-AUC'.G2" chart:class="chart:scatter">
            <chart:data-point chart:repeated="32"/>
          </chart:series>
          <chart:series chart:style-name="ch13" chart:values-cell-range-address="'f-AUC'.H3:'f-AUC'.H34" chart:label-cell-address="'f-AUC'.H2:'f-AUC'.H2" chart:class="chart:scatter">
            <chart:data-point chart:repeated="32"/>
          </chart:series>
          <chart:series chart:style-name="ch14" chart:values-cell-range-address="'f-AUC'.I3:'f-AUC'.I34" chart:label-cell-address="'f-AUC'.I2:'f-AUC'.I2" chart:class="chart:scatter">
            <chart:data-point chart:repeated="32"/>
          </chart:series>
          <chart:series chart:style-name="ch15" chart:values-cell-range-address="'f-AUC'.J3:'f-AUC'.J34" chart:label-cell-address="'f-AUC'.J2:'f-AUC'.J2" chart:class="chart:scatter">
            <chart:data-point chart:repeated="32"/>
          </chart:series>
          <chart:series chart:style-name="ch16" chart:values-cell-range-address="'f-AUC'.K3:'f-AUC'.K34" chart:label-cell-address="'f-AUC'.K2:'f-AUC'.K2" chart:class="chart:scatter">
            <chart:data-point chart:repeated="32"/>
          </chart:series>
          <chart:series chart:style-name="ch17" chart:values-cell-range-address="'f-AUC'.L3:'f-AUC'.L34" chart:label-cell-address="'f-AUC'.L2:'f-AUC'.L2" chart:class="chart:scatter">
            <chart:data-point chart:repeated="32"/>
          </chart:series>
          <chart:series chart:style-name="ch18" chart:values-cell-range-address="'f-AUC'.M3:'f-AUC'.M34" chart:label-cell-address="'f-AUC'.M2:'f-AUC'.M2" chart:class="chart:scatter">
            <chart:data-point chart:repeated="32"/>
          </chart:series>
          <chart:series chart:style-name="ch19" chart:values-cell-range-address="'f-AUC'.N3:'f-AUC'.N34" chart:label-cell-address="'f-AUC'.N2:'f-AUC'.N2" chart:class="chart:scatter">
            <chart:data-point chart:repeated="32"/>
          </chart:series>
          <chart:series chart:style-name="ch20" chart:values-cell-range-address="'f-AUC'.O3:'f-AUC'.O34" chart:label-cell-address="'f-AUC'.O2:'f-AUC'.O2" chart:class="chart:scatter">
            <chart:data-point chart:repeated="32"/>
          </chart:series>
          <chart:series chart:style-name="ch21" chart:values-cell-range-address="'f-AUC'.P3:'f-AUC'.P34" chart:label-cell-address="'f-AUC'.P2:'f-AUC'.P2" chart:class="chart:scatter">
            <chart:data-point chart:repeated="32"/>
          </chart:series>
          <chart:series chart:style-name="ch22" chart:values-cell-range-address="'f-AUC'.Q3:'f-AUC'.Q34" chart:label-cell-address="'f-AUC'.Q2:'f-AUC'.Q2" chart:class="chart:scatter">
            <chart:data-point chart:repeated="3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_3</text:p>
                <draw:g>
                  <svg:desc>'f-AUC'.C2:'f-AUC'.C2</svg:desc>
                </draw:g>
              </table:table-cell>
              <table:table-cell office:value-type="string">
                <text:p>V2_7</text:p>
                <draw:g>
                  <svg:desc>'f-AUC'.D2:'f-AUC'.D2</svg:desc>
                </draw:g>
              </table:table-cell>
              <table:table-cell office:value-type="string">
                <text:p>V2_8</text:p>
                <draw:g>
                  <svg:desc>'f-AUC'.E2:'f-AUC'.E2</svg:desc>
                </draw:g>
              </table:table-cell>
              <table:table-cell office:value-type="string">
                <text:p>V2_9</text:p>
                <draw:g>
                  <svg:desc>'f-AUC'.F2:'f-AUC'.F2</svg:desc>
                </draw:g>
              </table:table-cell>
              <table:table-cell office:value-type="string">
                <text:p>V2_8_2</text:p>
                <draw:g>
                  <svg:desc>'f-AUC'.G2:'f-AUC'.G2</svg:desc>
                </draw:g>
              </table:table-cell>
              <table:table-cell office:value-type="string">
                <text:p>v3</text:p>
                <draw:g>
                  <svg:desc>'f-AUC'.H2:'f-AUC'.H2</svg:desc>
                </draw:g>
              </table:table-cell>
              <table:table-cell office:value-type="string">
                <text:p>v4</text:p>
                <draw:g>
                  <svg:desc>'f-AUC'.I2:'f-AUC'.I2</svg:desc>
                </draw:g>
              </table:table-cell>
              <table:table-cell office:value-type="string">
                <text:p>v4_swap</text:p>
                <draw:g>
                  <svg:desc>'f-AUC'.J2:'f-AUC'.J2</svg:desc>
                </draw:g>
              </table:table-cell>
              <table:table-cell office:value-type="string">
                <text:p>V4_2</text:p>
                <draw:g>
                  <svg:desc>'f-AUC'.K2:'f-AUC'.K2</svg:desc>
                </draw:g>
              </table:table-cell>
              <table:table-cell office:value-type="string">
                <text:p>V4_3</text:p>
                <draw:g>
                  <svg:desc>'f-AUC'.L2:'f-AUC'.L2</svg:desc>
                </draw:g>
              </table:table-cell>
              <table:table-cell office:value-type="string">
                <text:p>V2_3_2</text:p>
                <draw:g>
                  <svg:desc>'f-AUC'.M2:'f-AUC'.M2</svg:desc>
                </draw:g>
              </table:table-cell>
              <table:table-cell office:value-type="string">
                <text:p>v5</text:p>
                <draw:g>
                  <svg:desc>'f-AUC'.N2:'f-AUC'.N2</svg:desc>
                </draw:g>
              </table:table-cell>
              <table:table-cell office:value-type="string">
                <text:p>v5_swap</text:p>
                <draw:g>
                  <svg:desc>'f-AUC'.O2:'f-AUC'.O2</svg:desc>
                </draw:g>
              </table:table-cell>
              <table:table-cell office:value-type="string">
                <text:p>V4_4_2</text:p>
                <draw:g>
                  <svg:desc>'f-AUC'.P2:'f-AUC'.P2</svg:desc>
                </draw:g>
              </table:table-cell>
              <table:table-cell office:value-type="string">
                <text:p>v7</text:p>
                <draw:g>
                  <svg:desc>'f-AUC'.Q2:'f-AUC'.Q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f-AUC'.A3:'f-AUC'.A34</svg:desc>
                </draw:g>
              </table:table-cell>
              <table:table-cell office:value-type="float" office:value="5">
                <text:p>5</text:p>
                <draw:g>
                  <svg:desc>'f-AUC'.A3:'f-AUC'.A34</svg:desc>
                </draw:g>
              </table:table-cell>
              <table:table-cell office:value-type="float" office:value="NaN">
                <text:p>NaN</text:p>
                <draw:g>
                  <svg:desc>'f-AUC'.C3:'f-AUC'.C34</svg:desc>
                </draw:g>
              </table:table-cell>
              <table:table-cell office:value-type="float" office:value="0.697088">
                <text:p>0.697088</text:p>
                <draw:g>
                  <svg:desc>'f-AUC'.D3:'f-AUC'.D34</svg:desc>
                </draw:g>
              </table:table-cell>
              <table:table-cell office:value-type="float" office:value="0.507683">
                <text:p>0.507683</text:p>
                <draw:g>
                  <svg:desc>'f-AUC'.E3:'f-AUC'.E34</svg:desc>
                </draw:g>
              </table:table-cell>
              <table:table-cell office:value-type="float" office:value="0.517716">
                <text:p>0.517716</text:p>
                <draw:g>
                  <svg:desc>'f-AUC'.F3:'f-AUC'.F34</svg:desc>
                </draw:g>
              </table:table-cell>
              <table:table-cell office:value-type="float" office:value="0.66574">
                <text:p>0.66574</text:p>
                <draw:g>
                  <svg:desc>'f-AUC'.G3:'f-AUC'.G34</svg:desc>
                </draw:g>
              </table:table-cell>
              <table:table-cell office:value-type="float" office:value="0.670635">
                <text:p>0.670635</text:p>
                <draw:g>
                  <svg:desc>'f-AUC'.H3:'f-AUC'.H34</svg:desc>
                </draw:g>
              </table:table-cell>
              <table:table-cell office:value-type="float" office:value="0.664342">
                <text:p>0.664342</text:p>
                <draw:g>
                  <svg:desc>'f-AUC'.I3:'f-AUC'.I34</svg:desc>
                </draw:g>
              </table:table-cell>
              <table:table-cell office:value-type="float" office:value="NaN">
                <text:p>NaN</text:p>
                <draw:g>
                  <svg:desc>'f-AUC'.J3:'f-AUC'.J34</svg:desc>
                </draw:g>
              </table:table-cell>
              <table:table-cell office:value-type="float" office:value="0.516353">
                <text:p>0.516353</text:p>
                <draw:g>
                  <svg:desc>'f-AUC'.K3:'f-AUC'.K34</svg:desc>
                </draw:g>
              </table:table-cell>
              <table:table-cell office:value-type="float" office:value="0.502149">
                <text:p>0.502149</text:p>
                <draw:g>
                  <svg:desc>'f-AUC'.L3:'f-AUC'.L34</svg:desc>
                </draw:g>
              </table:table-cell>
              <table:table-cell office:value-type="float" office:value="0.491248">
                <text:p>0.491248</text:p>
                <draw:g>
                  <svg:desc>'f-AUC'.M3:'f-AUC'.M34</svg:desc>
                </draw:g>
              </table:table-cell>
              <table:table-cell office:value-type="float" office:value="0.695696">
                <text:p>0.695696</text:p>
                <draw:g>
                  <svg:desc>'f-AUC'.N3:'f-AUC'.N34</svg:desc>
                </draw:g>
              </table:table-cell>
              <table:table-cell office:value-type="float" office:value="NaN">
                <text:p>NaN</text:p>
                <draw:g>
                  <svg:desc>'f-AUC'.O3:'f-AUC'.O34</svg:desc>
                </draw:g>
              </table:table-cell>
              <table:table-cell office:value-type="float" office:value="0.505693">
                <text:p>0.505693</text:p>
                <draw:g>
                  <svg:desc>'f-AUC'.P3:'f-AUC'.P34</svg:desc>
                </draw:g>
              </table:table-cell>
              <table:table-cell office:value-type="float" office:value="0.697949">
                <text:p>0.697949</text:p>
                <draw:g>
                  <svg:desc>'f-AUC'.Q3:'f-AUC'.Q3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710655">
                <text:p>0.710655</text:p>
              </table:table-cell>
              <table:table-cell office:value-type="float" office:value="0.498856">
                <text:p>0.498856</text:p>
              </table:table-cell>
              <table:table-cell office:value-type="float" office:value="0.504706">
                <text:p>0.504706</text:p>
              </table:table-cell>
              <table:table-cell office:value-type="float" office:value="0.660878">
                <text:p>0.660878</text:p>
              </table:table-cell>
              <table:table-cell office:value-type="float" office:value="0.659772">
                <text:p>0.659772</text:p>
              </table:table-cell>
              <table:table-cell office:value-type="float" office:value="0.66878">
                <text:p>0.66878</text:p>
              </table:table-cell>
              <table:table-cell office:value-type="float" office:value="NaN">
                <text:p>NaN</text:p>
              </table:table-cell>
              <table:table-cell office:value-type="float" office:value="0.65639">
                <text:p>0.65639</text:p>
              </table:table-cell>
              <table:table-cell office:value-type="float" office:value="0.498134">
                <text:p>0.498134</text:p>
              </table:table-cell>
              <table:table-cell office:value-type="float" office:value="0.501052">
                <text:p>0.501052</text:p>
              </table:table-cell>
              <table:table-cell office:value-type="float" office:value="0.711144">
                <text:p>0.711144</text:p>
              </table:table-cell>
              <table:table-cell office:value-type="float" office:value="NaN">
                <text:p>NaN</text:p>
              </table:table-cell>
              <table:table-cell office:value-type="float" office:value="0.499079">
                <text:p>0.499079</text:p>
              </table:table-cell>
              <table:table-cell office:value-type="float" office:value="0.707789">
                <text:p>0.70778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687988">
                <text:p>0.687988</text:p>
              </table:table-cell>
              <table:table-cell office:value-type="float" office:value="0.498863">
                <text:p>0.498863</text:p>
              </table:table-cell>
              <table:table-cell office:value-type="float" office:value="0.497658">
                <text:p>0.497658</text:p>
              </table:table-cell>
              <table:table-cell office:value-type="float" office:value="0.679121">
                <text:p>0.679121</text:p>
              </table:table-cell>
              <table:table-cell office:value-type="float" office:value="0.661062">
                <text:p>0.661062</text:p>
              </table:table-cell>
              <table:table-cell office:value-type="float" office:value="0.704736">
                <text:p>0.704736</text:p>
              </table:table-cell>
              <table:table-cell office:value-type="float" office:value="NaN">
                <text:p>NaN</text:p>
              </table:table-cell>
              <table:table-cell office:value-type="float" office:value="0.672254">
                <text:p>0.672254</text:p>
              </table:table-cell>
              <table:table-cell office:value-type="float" office:value="0.501839">
                <text:p>0.501839</text:p>
              </table:table-cell>
              <table:table-cell office:value-type="float" office:value="0.590138">
                <text:p>0.590138</text:p>
              </table:table-cell>
              <table:table-cell office:value-type="float" office:value="0.715917">
                <text:p>0.715917</text:p>
              </table:table-cell>
              <table:table-cell office:value-type="float" office:value="NaN">
                <text:p>NaN</text:p>
              </table:table-cell>
              <table:table-cell office:value-type="float" office:value="0.516276">
                <text:p>0.516276</text:p>
              </table:table-cell>
              <table:table-cell office:value-type="float" office:value="0.714724">
                <text:p>0.71472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666091">
                <text:p>0.666091</text:p>
              </table:table-cell>
              <table:table-cell office:value-type="float" office:value="0.495815">
                <text:p>0.495815</text:p>
              </table:table-cell>
              <table:table-cell office:value-type="float" office:value="0.501399">
                <text:p>0.501399</text:p>
              </table:table-cell>
              <table:table-cell office:value-type="float" office:value="0.672745">
                <text:p>0.672745</text:p>
              </table:table-cell>
              <table:table-cell office:value-type="float" office:value="0.65697">
                <text:p>0.65697</text:p>
              </table:table-cell>
              <table:table-cell office:value-type="float" office:value="0.689889">
                <text:p>0.689889</text:p>
              </table:table-cell>
              <table:table-cell office:value-type="float" office:value="NaN">
                <text:p>NaN</text:p>
              </table:table-cell>
              <table:table-cell office:value-type="float" office:value="0.668049">
                <text:p>0.668049</text:p>
              </table:table-cell>
              <table:table-cell office:value-type="float" office:value="0.500207">
                <text:p>0.500207</text:p>
              </table:table-cell>
              <table:table-cell office:value-type="float" office:value="0.695044">
                <text:p>0.695044</text:p>
              </table:table-cell>
              <table:table-cell office:value-type="float" office:value="0.71933">
                <text:p>0.71933</text:p>
              </table:table-cell>
              <table:table-cell office:value-type="float" office:value="NaN">
                <text:p>NaN</text:p>
              </table:table-cell>
              <table:table-cell office:value-type="float" office:value="0.643701">
                <text:p>0.643701</text:p>
              </table:table-cell>
              <table:table-cell office:value-type="float" office:value="0.723829">
                <text:p>0.72382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690099">
                <text:p>0.690099</text:p>
              </table:table-cell>
              <table:table-cell office:value-type="float" office:value="0.502254">
                <text:p>0.502254</text:p>
              </table:table-cell>
              <table:table-cell office:value-type="float" office:value="0.497135">
                <text:p>0.497135</text:p>
              </table:table-cell>
              <table:table-cell office:value-type="float" office:value="0.667457">
                <text:p>0.667457</text:p>
              </table:table-cell>
              <table:table-cell office:value-type="float" office:value="0.634228">
                <text:p>0.634228</text:p>
              </table:table-cell>
              <table:table-cell office:value-type="float" office:value="0.697989">
                <text:p>0.697989</text:p>
              </table:table-cell>
              <table:table-cell office:value-type="float" office:value="NaN">
                <text:p>NaN</text:p>
              </table:table-cell>
              <table:table-cell office:value-type="float" office:value="0.661696">
                <text:p>0.661696</text:p>
              </table:table-cell>
              <table:table-cell office:value-type="float" office:value="0.504257">
                <text:p>0.504257</text:p>
              </table:table-cell>
              <table:table-cell office:value-type="float" office:value="0.70036">
                <text:p>0.70036</text:p>
              </table:table-cell>
              <table:table-cell office:value-type="float" office:value="0.721057">
                <text:p>0.721057</text:p>
              </table:table-cell>
              <table:table-cell office:value-type="float" office:value="NaN">
                <text:p>NaN</text:p>
              </table:table-cell>
              <table:table-cell office:value-type="float" office:value="0.633856">
                <text:p>0.633856</text:p>
              </table:table-cell>
              <table:table-cell office:value-type="float" office:value="0.71678">
                <text:p>0.7167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64356">
                <text:p>0.64356</text:p>
              </table:table-cell>
              <table:table-cell office:value-type="float" office:value="0.66742">
                <text:p>0.66742</text:p>
              </table:table-cell>
              <table:table-cell office:value-type="float" office:value="0.482937">
                <text:p>0.482937</text:p>
              </table:table-cell>
              <table:table-cell office:value-type="float" office:value="0.516108">
                <text:p>0.516108</text:p>
              </table:table-cell>
              <table:table-cell office:value-type="float" office:value="0.659307">
                <text:p>0.659307</text:p>
              </table:table-cell>
              <table:table-cell office:value-type="float" office:value="0.661451">
                <text:p>0.661451</text:p>
              </table:table-cell>
              <table:table-cell office:value-type="float" office:value="0.682853">
                <text:p>0.682853</text:p>
              </table:table-cell>
              <table:table-cell office:value-type="float" office:value="0.7657">
                <text:p>0.7657</text:p>
              </table:table-cell>
              <table:table-cell office:value-type="float" office:value="0.64948">
                <text:p>0.64948</text:p>
              </table:table-cell>
              <table:table-cell office:value-type="float" office:value="0.502522">
                <text:p>0.502522</text:p>
              </table:table-cell>
              <table:table-cell office:value-type="float" office:value="0.705888">
                <text:p>0.705888</text:p>
              </table:table-cell>
              <table:table-cell office:value-type="float" office:value="0.717686">
                <text:p>0.717686</text:p>
              </table:table-cell>
              <table:table-cell office:value-type="float" office:value="NaN">
                <text:p>NaN</text:p>
              </table:table-cell>
              <table:table-cell office:value-type="float" office:value="0.667547">
                <text:p>0.667547</text:p>
              </table:table-cell>
              <table:table-cell office:value-type="float" office:value="0.717064">
                <text:p>0.71706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68545">
                <text:p>0.68545</text:p>
              </table:table-cell>
              <table:table-cell office:value-type="float" office:value="0.689463">
                <text:p>0.689463</text:p>
              </table:table-cell>
              <table:table-cell office:value-type="float" office:value="0.495541">
                <text:p>0.495541</text:p>
              </table:table-cell>
              <table:table-cell office:value-type="float" office:value="NaN">
                <text:p>NaN</text:p>
              </table:table-cell>
              <table:table-cell office:value-type="float" office:value="0.658518">
                <text:p>0.658518</text:p>
              </table:table-cell>
              <table:table-cell office:value-type="float" office:value="0.648303">
                <text:p>0.648303</text:p>
              </table:table-cell>
              <table:table-cell office:value-type="float" office:value="0.689202">
                <text:p>0.689202</text:p>
              </table:table-cell>
              <table:table-cell office:value-type="float" office:value="0.786407">
                <text:p>0.786407</text:p>
              </table:table-cell>
              <table:table-cell office:value-type="float" office:value="0.674283">
                <text:p>0.674283</text:p>
              </table:table-cell>
              <table:table-cell office:value-type="float" office:value="0.5019">
                <text:p>0.5019</text:p>
              </table:table-cell>
              <table:table-cell office:value-type="float" office:value="0.711201">
                <text:p>0.711201</text:p>
              </table:table-cell>
              <table:table-cell office:value-type="float" office:value="0.715417">
                <text:p>0.715417</text:p>
              </table:table-cell>
              <table:table-cell office:value-type="float" office:value="NaN">
                <text:p>NaN</text:p>
              </table:table-cell>
              <table:table-cell office:value-type="float" office:value="0.640304">
                <text:p>0.640304</text:p>
              </table:table-cell>
              <table:table-cell office:value-type="float" office:value="0.710657">
                <text:p>0.71065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9587">
                <text:p>0.69587</text:p>
              </table:table-cell>
              <table:table-cell office:value-type="float" office:value="0.70211">
                <text:p>0.70211</text:p>
              </table:table-cell>
              <table:table-cell office:value-type="float" office:value="0.486176">
                <text:p>0.486176</text:p>
              </table:table-cell>
              <table:table-cell office:value-type="float" office:value="NaN">
                <text:p>NaN</text:p>
              </table:table-cell>
              <table:table-cell office:value-type="float" office:value="0.667714">
                <text:p>0.667714</text:p>
              </table:table-cell>
              <table:table-cell office:value-type="float" office:value="0.656302">
                <text:p>0.656302</text:p>
              </table:table-cell>
              <table:table-cell office:value-type="float" office:value="0.702807">
                <text:p>0.702807</text:p>
              </table:table-cell>
              <table:table-cell office:value-type="float" office:value="0.807072">
                <text:p>0.807072</text:p>
              </table:table-cell>
              <table:table-cell office:value-type="float" office:value="0.699247">
                <text:p>0.699247</text:p>
              </table:table-cell>
              <table:table-cell office:value-type="float" office:value="0.495874">
                <text:p>0.495874</text:p>
              </table:table-cell>
              <table:table-cell office:value-type="float" office:value="0.491248">
                <text:p>0.491248</text:p>
              </table:table-cell>
              <table:table-cell office:value-type="float" office:value="0.719958">
                <text:p>0.719958</text:p>
              </table:table-cell>
              <table:table-cell office:value-type="float" office:value="0.790665">
                <text:p>0.790665</text:p>
              </table:table-cell>
              <table:table-cell office:value-type="float" office:value="0.661226">
                <text:p>0.661226</text:p>
              </table:table-cell>
              <table:table-cell office:value-type="float" office:value="0.683664">
                <text:p>0.68366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69572">
                <text:p>0.69572</text:p>
              </table:table-cell>
              <table:table-cell office:value-type="float" office:value="0.683892">
                <text:p>0.683892</text:p>
              </table:table-cell>
              <table:table-cell office:value-type="float" office:value="0.491651">
                <text:p>0.491651</text:p>
              </table:table-cell>
              <table:table-cell office:value-type="float" office:value="NaN">
                <text:p>NaN</text:p>
              </table:table-cell>
              <table:table-cell office:value-type="float" office:value="0.66312">
                <text:p>0.66312</text:p>
              </table:table-cell>
              <table:table-cell office:value-type="float" office:value="0.657723">
                <text:p>0.657723</text:p>
              </table:table-cell>
              <table:table-cell office:value-type="float" office:value="0.683533">
                <text:p>0.683533</text:p>
              </table:table-cell>
              <table:table-cell office:value-type="float" office:value="0.822417">
                <text:p>0.822417</text:p>
              </table:table-cell>
              <table:table-cell office:value-type="float" office:value="0.688575">
                <text:p>0.688575</text:p>
              </table:table-cell>
              <table:table-cell office:value-type="float" office:value="0.507346">
                <text:p>0.507346</text:p>
              </table:table-cell>
              <table:table-cell office:value-type="float" office:value="0.501052">
                <text:p>0.501052</text:p>
              </table:table-cell>
              <table:table-cell office:value-type="float" office:value="0.713122">
                <text:p>0.713122</text:p>
              </table:table-cell>
              <table:table-cell office:value-type="float" office:value="0.795251">
                <text:p>0.795251</text:p>
              </table:table-cell>
              <table:table-cell office:value-type="float" office:value="0.650893">
                <text:p>0.650893</text:p>
              </table:table-cell>
              <table:table-cell office:value-type="float" office:value="0.699278">
                <text:p>0.69927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70594">
                <text:p>0.70594</text:p>
              </table:table-cell>
              <table:table-cell office:value-type="float" office:value="0.669311">
                <text:p>0.669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3703">
                <text:p>0.623703</text:p>
              </table:table-cell>
              <table:table-cell office:value-type="float" office:value="0.636764">
                <text:p>0.636764</text:p>
              </table:table-cell>
              <table:table-cell office:value-type="float" office:value="0.664661">
                <text:p>0.664661</text:p>
              </table:table-cell>
              <table:table-cell office:value-type="float" office:value="0.84554">
                <text:p>0.84554</text:p>
              </table:table-cell>
              <table:table-cell office:value-type="float" office:value="0.67967">
                <text:p>0.67967</text:p>
              </table:table-cell>
              <table:table-cell office:value-type="float" office:value="0.506519">
                <text:p>0.506519</text:p>
              </table:table-cell>
              <table:table-cell office:value-type="float" office:value="NaN">
                <text:p>NaN</text:p>
              </table:table-cell>
              <table:table-cell office:value-type="float" office:value="0.712788">
                <text:p>0.712788</text:p>
              </table:table-cell>
              <table:table-cell office:value-type="float" office:value="0.813593">
                <text:p>0.813593</text:p>
              </table:table-cell>
              <table:table-cell office:value-type="float" office:value="0.673791">
                <text:p>0.673791</text:p>
              </table:table-cell>
              <table:table-cell office:value-type="float" office:value="0.717355">
                <text:p>0.71735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71605">
                <text:p>0.7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026">
                <text:p>0.64026</text:p>
              </table:table-cell>
              <table:table-cell office:value-type="float" office:value="0.644697">
                <text:p>0.644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3158">
                <text:p>0.683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5015">
                <text:p>0.715015</text:p>
              </table:table-cell>
              <table:table-cell office:value-type="float" office:value="0.819013">
                <text:p>0.819013</text:p>
              </table:table-cell>
              <table:table-cell office:value-type="float" office:value="0.689031">
                <text:p>0.689031</text:p>
              </table:table-cell>
              <table:table-cell office:value-type="float" office:value="0.704043">
                <text:p>0.70404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70607">
                <text:p>0.70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808">
                <text:p>0.63808</text:p>
              </table:table-cell>
              <table:table-cell office:value-type="float" office:value="0.634336">
                <text:p>0.63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1863">
                <text:p>0.68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1834">
                <text:p>0.711834</text:p>
              </table:table-cell>
              <table:table-cell office:value-type="float" office:value="0.833301">
                <text:p>0.833301</text:p>
              </table:table-cell>
              <table:table-cell office:value-type="float" office:value="NaN">
                <text:p>NaN</text:p>
              </table:table-cell>
              <table:table-cell office:value-type="float" office:value="0.704516">
                <text:p>0.70451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71188">
                <text:p>0.71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628">
                <text:p>0.63628</text:p>
              </table:table-cell>
              <table:table-cell office:value-type="float" office:value="0.641526">
                <text:p>0.641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5015">
                <text:p>0.675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9585">
                <text:p>0.709585</text:p>
              </table:table-cell>
              <table:table-cell office:value-type="float" office:value="0.842055">
                <text:p>0.842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70827">
                <text:p>0.70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786">
                <text:p>0.61786</text:p>
              </table:table-cell>
              <table:table-cell office:value-type="float" office:value="0.617392">
                <text:p>0.617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8999">
                <text:p>0.658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9739">
                <text:p>0.699739</text:p>
              </table:table-cell>
              <table:table-cell office:value-type="float" office:value="0.848193">
                <text:p>0.848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69465">
                <text:p>0.69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0996">
                <text:p>0.630996</text:p>
              </table:table-cell>
              <table:table-cell office:value-type="float" office:value="0.629806">
                <text:p>0.629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8059">
                <text:p>0.688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6255">
                <text:p>0.706255</text:p>
              </table:table-cell>
              <table:table-cell office:value-type="float" office:value="0.859871">
                <text:p>0.859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71376">
                <text:p>0.71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7174">
                <text:p>0.647174</text:p>
              </table:table-cell>
              <table:table-cell office:value-type="float" office:value="0.63974">
                <text:p>0.63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674">
                <text:p>0.68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0657">
                <text:p>0.710657</text:p>
              </table:table-cell>
              <table:table-cell office:value-type="float" office:value="0.871357">
                <text:p>0.871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71263">
                <text:p>0.71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8613">
                <text:p>0.618613</text:p>
              </table:table-cell>
              <table:table-cell office:value-type="float" office:value="0.622048">
                <text:p>0.622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5918">
                <text:p>0.705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72635">
                <text:p>0.7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1104">
                <text:p>0.70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71339">
                <text:p>0.71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465">
                <text:p>0.69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9318">
                <text:p>0.69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9467">
                <text:p>0.69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70603">
                <text:p>0.70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68864">
                <text:p>0.68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71336">
                <text:p>0.71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67853">
                <text:p>0.67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7891">
                <text:p>0.67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68453">
                <text:p>0.6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8181">
                <text:p>0.68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67805">
                <text:p>0.67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70279">
                <text:p>0.70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68836">
                <text:p>0.68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67995">
                <text:p>0.67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26cm" svg:y="0.316cm" chart:style-name="ch2">
          <text:p>rand frames</text:p>
        </chart:title>
        <chart:legend chart:legend-position="end" svg:x="13.677cm" svg:y="3.952cm" style:legend-expansion="high" chart:style-name="ch3"/>
        <chart:plot-area chart:style-name="ch4" table:cell-range-address="'f-AUC'.AG2:'f-AUC'.AG16 'f-AUC'.AQ2:'f-AUC'.AQ16" chart:data-source-has-labels="row" svg:x="0.32cm" svg:y="1.275cm" svg:width="13.037cm" svg:height="7.545cm">
          <chart:coordinate-region svg:x="1.232cm" svg:y="1.474cm" svg:width="11.938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f-AUC'.AG3:'f-AUC'.AG16" chart:label-cell-address="'f-AUC'.AG2:'f-AUC'.AG2" chart:class="chart:line">
            <chart:data-point chart:repeated="14"/>
          </chart:series>
          <chart:series chart:style-name="ch8" chart:values-cell-range-address="'f-AUC'.AQ3:'f-AUC'.AQ16" chart:label-cell-address="'f-AUC'.AQ2:'f-AUC'.AQ2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2_2</text:p>
                <draw:g>
                  <svg:desc>'f-AUC'.AG2:'f-AUC'.AG2</svg:desc>
                </draw:g>
              </table:table-cell>
              <table:table-cell office:value-type="string">
                <text:p>v17</text:p>
                <draw:g>
                  <svg:desc>'f-AUC'.AQ2:'f-AUC'.A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74788">
                <text:p>0.774788</text:p>
                <draw:g>
                  <svg:desc>'f-AUC'.AG3:'f-AUC'.AG16</svg:desc>
                </draw:g>
              </table:table-cell>
              <table:table-cell office:value-type="float" office:value="0.757809">
                <text:p>0.757809</text:p>
                <draw:g>
                  <svg:desc>'f-AUC'.AQ3:'f-AUC'.AQ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79893">
                <text:p>0.779893</text:p>
              </table:table-cell>
              <table:table-cell office:value-type="float" office:value="0.777319">
                <text:p>0.7773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79854">
                <text:p>0.779854</text:p>
              </table:table-cell>
              <table:table-cell office:value-type="float" office:value="0.766539">
                <text:p>0.7665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71836">
                <text:p>0.771836</text:p>
              </table:table-cell>
              <table:table-cell office:value-type="float" office:value="0.775587">
                <text:p>0.7755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75418">
                <text:p>0.775418</text:p>
              </table:table-cell>
              <table:table-cell office:value-type="float" office:value="0.76796">
                <text:p>0.767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83054">
                <text:p>0.783054</text:p>
              </table:table-cell>
              <table:table-cell office:value-type="float" office:value="0.787998">
                <text:p>0.7879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2116">
                <text:p>0.772116</text:p>
              </table:table-cell>
              <table:table-cell office:value-type="float" office:value="0.773748">
                <text:p>0.7737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8437">
                <text:p>0.78437</text:p>
              </table:table-cell>
              <table:table-cell office:value-type="float" office:value="0.773327">
                <text:p>0.7733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77797">
                <text:p>0.777797</text:p>
              </table:table-cell>
              <table:table-cell office:value-type="float" office:value="0.781082">
                <text:p>0.7810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80439">
                <text:p>0.780439</text:p>
              </table:table-cell>
              <table:table-cell office:value-type="float" office:value="0.77426">
                <text:p>0.774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85509">
                <text:p>0.785509</text:p>
              </table:table-cell>
              <table:table-cell office:value-type="float" office:value="0.77436">
                <text:p>0.774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82601">
                <text:p>0.782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7152">
                <text:p>0.787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79908">
                <text:p>0.77990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12cm" svg:y="0.316cm" chart:style-name="ch2">
          <text:p>v5_6 vs v12 (RNN)</text:p>
        </chart:title>
        <chart:legend chart:legend-position="end" svg:x="13.862cm" svg:y="3.952cm" style:legend-expansion="high" chart:style-name="ch3"/>
        <chart:plot-area chart:style-name="ch4" table:cell-range-address="'f-AUC'.AA2:'f-AUC'.AA11 'f-AUC'.AE2:'f-AUC'.AE11" chart:data-source-has-labels="row" svg:x="0.32cm" svg:y="1.275cm" svg:width="13.222cm" svg:height="7.545cm">
          <chart:coordinate-region svg:x="1.232cm" svg:y="1.474cm" svg:width="12.216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f-AUC'.AA3:'f-AUC'.AA11" chart:label-cell-address="'f-AUC'.AA2:'f-AUC'.AA2" chart:class="chart:line">
            <chart:data-point chart:repeated="9"/>
          </chart:series>
          <chart:series chart:style-name="ch8" chart:values-cell-range-address="'f-AUC'.AE3:'f-AUC'.AE11" chart:label-cell-address="'f-AUC'.AE2:'f-AUC'.AE2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5_6</text:p>
                <draw:g>
                  <svg:desc>'f-AUC'.AA2:'f-AUC'.AA2</svg:desc>
                </draw:g>
              </table:table-cell>
              <table:table-cell office:value-type="string">
                <text:p>v12</text:p>
                <draw:g>
                  <svg:desc>'f-AUC'.AE2:'f-AUC'.A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2431">
                <text:p>0.752431</text:p>
                <draw:g>
                  <svg:desc>'f-AUC'.AA3:'f-AUC'.AA11</svg:desc>
                </draw:g>
              </table:table-cell>
              <table:table-cell office:value-type="float" office:value="0.746442">
                <text:p>0.746442</text:p>
                <draw:g>
                  <svg:desc>'f-AUC'.AE3:'f-AUC'.A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67295">
                <text:p>0.767295</text:p>
              </table:table-cell>
              <table:table-cell office:value-type="float" office:value="0.764115">
                <text:p>0.7641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65759">
                <text:p>0.765759</text:p>
              </table:table-cell>
              <table:table-cell office:value-type="float" office:value="0.768611">
                <text:p>0.7686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68077">
                <text:p>0.768077</text:p>
              </table:table-cell>
              <table:table-cell office:value-type="float" office:value="0.763932">
                <text:p>0.7639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74774">
                <text:p>0.774774</text:p>
              </table:table-cell>
              <table:table-cell office:value-type="float" office:value="0.776046">
                <text:p>0.7760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3941">
                <text:p>0.763941</text:p>
              </table:table-cell>
              <table:table-cell office:value-type="float" office:value="0.770516">
                <text:p>0.7705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3802">
                <text:p>0.773802</text:p>
              </table:table-cell>
              <table:table-cell office:value-type="float" office:value="0.769435">
                <text:p>0.7694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66825">
                <text:p>0.766825</text:p>
              </table:table-cell>
              <table:table-cell office:value-type="float" office:value="0.778626">
                <text:p>0.7786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78675">
                <text:p>0.778675</text:p>
              </table:table-cell>
              <table:table-cell office:value-type="float" office:value="0.772881">
                <text:p>0.77288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55cm" svg:y="0.316cm" chart:style-name="ch2">
          <text:p>v5_4 vs v5_6 (v5_6_2)</text:p>
        </chart:title>
        <chart:legend chart:legend-position="end" svg:x="13.492cm" svg:y="3.952cm" style:legend-expansion="high" chart:style-name="ch3"/>
        <chart:plot-area chart:style-name="ch4" table:cell-range-address="'F1-mean'.U2:'F1-mean'.U15 'F1-mean'.AK2:'F1-mean'.AK15" chart:data-source-has-labels="row" svg:x="0.32cm" svg:y="1.275cm" svg:width="12.852cm" svg:height="7.545cm">
          <chart:coordinate-region svg:x="1.232cm" svg:y="1.474cm" svg:width="11.753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U3:'F1-mean'.U15" chart:label-cell-address="'F1-mean'.U2:'F1-mean'.U2" chart:class="chart:line">
            <chart:data-point chart:repeated="13"/>
          </chart:series>
          <chart:series chart:style-name="ch9" chart:values-cell-range-address="'F1-mean'.AK3:'F1-mean'.AK15" chart:label-cell-address="'F1-mean'.AK2:'F1-mean'.AK2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5_4</text:p>
                <draw:g>
                  <svg:desc>'F1-mean'.U2:'F1-mean'.U2</svg:desc>
                </draw:g>
              </table:table-cell>
              <table:table-cell office:value-type="string">
                <text:p>V5_6_2</text:p>
                <draw:g>
                  <svg:desc>'F1-mean'.AK2:'F1-mean'.A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55261">
                <text:p>0.655261</text:p>
                <draw:g>
                  <svg:desc>'F1-mean'.U3:'F1-mean'.U15</svg:desc>
                </draw:g>
              </table:table-cell>
              <table:table-cell office:value-type="float" office:value="0.648531">
                <text:p>0.648531</text:p>
                <draw:g>
                  <svg:desc>'F1-mean'.AK3:'F1-mean'.AK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54942">
                <text:p>0.654942</text:p>
              </table:table-cell>
              <table:table-cell office:value-type="float" office:value="0.664686">
                <text:p>0.6646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3318">
                <text:p>0.683318</text:p>
              </table:table-cell>
              <table:table-cell office:value-type="float" office:value="0.674523">
                <text:p>0.6745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79598">
                <text:p>0.679598</text:p>
              </table:table-cell>
              <table:table-cell office:value-type="float" office:value="0.656526">
                <text:p>0.6565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0187">
                <text:p>0.680187</text:p>
              </table:table-cell>
              <table:table-cell office:value-type="float" office:value="0.680077">
                <text:p>0.6800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79691">
                <text:p>0.679691</text:p>
              </table:table-cell>
              <table:table-cell office:value-type="float" office:value="0.673349">
                <text:p>0.6733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0052">
                <text:p>0.680052</text:p>
              </table:table-cell>
              <table:table-cell office:value-type="float" office:value="0.671088">
                <text:p>0.6710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66693">
                <text:p>0.666693</text:p>
              </table:table-cell>
              <table:table-cell office:value-type="float" office:value="0.671549">
                <text:p>0.6715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81101">
                <text:p>0.681101</text:p>
              </table:table-cell>
              <table:table-cell office:value-type="float" office:value="0.670793">
                <text:p>0.6707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73312">
                <text:p>0.673312</text:p>
              </table:table-cell>
              <table:table-cell office:value-type="float" office:value="0.668489">
                <text:p>0.6684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69059">
                <text:p>0.669059</text:p>
              </table:table-cell>
              <table:table-cell office:value-type="float" office:value="0.672397">
                <text:p>0.6723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68013">
                <text:p>0.668013</text:p>
              </table:table-cell>
              <table:table-cell office:value-type="float" office:value="0.669178">
                <text:p>0.6691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66977">
                <text:p>0.666977</text:p>
              </table:table-cell>
              <table:table-cell office:value-type="float" office:value="0.6638">
                <text:p>0.663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6cm" svg:y="0.316cm" chart:style-name="ch2">
          <text:p>v5_4 vs v5_6 (f-AUC)</text:p>
        </chart:title>
        <chart:legend chart:legend-position="end" svg:x="13.862cm" svg:y="3.952cm" style:legend-expansion="high" chart:style-name="ch3"/>
        <chart:plot-area chart:style-name="ch4" table:cell-range-address="'f-AUC'.U2:'f-AUC'.U15 'f-AUC'.AA2:'f-AUC'.AA15" chart:data-source-has-labels="row" svg:x="0.32cm" svg:y="1.275cm" svg:width="13.222cm" svg:height="7.545cm">
          <chart:coordinate-region svg:x="1.418cm" svg:y="1.475cm" svg:width="11.937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f-AUC'.U3:'f-AUC'.U15" chart:label-cell-address="'f-AUC'.U2:'f-AUC'.U2" chart:class="chart:line">
            <chart:data-point chart:repeated="13"/>
          </chart:series>
          <chart:series chart:style-name="ch8" chart:values-cell-range-address="'f-AUC'.AA3:'f-AUC'.AA15" chart:label-cell-address="'f-AUC'.AA2:'f-AUC'.AA2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5_4</text:p>
                <draw:g>
                  <svg:desc>'f-AUC'.U2:'f-AUC'.U2</svg:desc>
                </draw:g>
              </table:table-cell>
              <table:table-cell office:value-type="string">
                <text:p>V5_6</text:p>
                <draw:g>
                  <svg:desc>'f-AUC'.AA2:'f-AUC'.A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49903">
                <text:p>0.749903</text:p>
                <draw:g>
                  <svg:desc>'f-AUC'.U3:'f-AUC'.U15</svg:desc>
                </draw:g>
              </table:table-cell>
              <table:table-cell office:value-type="float" office:value="0.752431">
                <text:p>0.752431</text:p>
                <draw:g>
                  <svg:desc>'f-AUC'.AA3:'f-AUC'.AA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61316">
                <text:p>0.761316</text:p>
              </table:table-cell>
              <table:table-cell office:value-type="float" office:value="0.767295">
                <text:p>0.7672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69141">
                <text:p>0.769141</text:p>
              </table:table-cell>
              <table:table-cell office:value-type="float" office:value="0.765759">
                <text:p>0.7657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78385">
                <text:p>0.778385</text:p>
              </table:table-cell>
              <table:table-cell office:value-type="float" office:value="0.768077">
                <text:p>0.7680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68362">
                <text:p>0.768362</text:p>
              </table:table-cell>
              <table:table-cell office:value-type="float" office:value="0.774774">
                <text:p>0.774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9991">
                <text:p>0.769991</text:p>
              </table:table-cell>
              <table:table-cell office:value-type="float" office:value="0.763941">
                <text:p>0.7639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6847">
                <text:p>0.76847</text:p>
              </table:table-cell>
              <table:table-cell office:value-type="float" office:value="0.773802">
                <text:p>0.7738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68088">
                <text:p>0.768088</text:p>
              </table:table-cell>
              <table:table-cell office:value-type="float" office:value="0.766825">
                <text:p>0.7668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9864">
                <text:p>0.769864</text:p>
              </table:table-cell>
              <table:table-cell office:value-type="float" office:value="0.778675">
                <text:p>0.7786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71776">
                <text:p>0.771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66487">
                <text:p>0.766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72875">
                <text:p>0.77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65052">
                <text:p>0.76505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minimum="0.6" chart:maximum="0.7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87cm" svg:y="0.316cm" chart:style-name="ch2">
          <text:p>w/out vs with classes</text:p>
        </chart:title>
        <chart:legend chart:legend-position="end" svg:x="13.492cm" svg:y="3.952cm" style:legend-expansion="high" chart:style-name="ch3"/>
        <chart:plot-area chart:style-name="ch4" table:cell-range-address="'F1-mean'.AK2:'F1-mean'.AK17 'F1-mean'.AP2:'F1-mean'.AP17" chart:data-source-has-labels="row" svg:x="0.32cm" svg:y="1.275cm" svg:width="12.852cm" svg:height="7.545cm">
          <chart:coordinate-region svg:x="1.232cm" svg:y="1.475cm" svg:width="11.753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AK3:'F1-mean'.AK17" chart:label-cell-address="'F1-mean'.AK2:'F1-mean'.AK2" chart:class="chart:line">
            <chart:data-point chart:repeated="15"/>
          </chart:series>
          <chart:series chart:style-name="ch9" chart:values-cell-range-address="'F1-mean'.AP3:'F1-mean'.AP17" chart:label-cell-address="'F1-mean'.AP2:'F1-mean'.AP2" chart:class="chart:line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5_6_2</text:p>
                <draw:g>
                  <svg:desc>'F1-mean'.AK2:'F1-mean'.AK2</svg:desc>
                </draw:g>
              </table:table-cell>
              <table:table-cell office:value-type="string">
                <text:p>v16</text:p>
                <draw:g>
                  <svg:desc>'F1-mean'.AP2:'F1-mean'.AP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48531">
                <text:p>0.648531</text:p>
                <draw:g>
                  <svg:desc>'F1-mean'.AK3:'F1-mean'.AK17</svg:desc>
                </draw:g>
              </table:table-cell>
              <table:table-cell office:value-type="float" office:value="0.630555">
                <text:p>0.630555</text:p>
                <draw:g>
                  <svg:desc>'F1-mean'.AP3:'F1-mean'.AP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4686">
                <text:p>0.664686</text:p>
              </table:table-cell>
              <table:table-cell office:value-type="float" office:value="0.641358">
                <text:p>0.6413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74523">
                <text:p>0.674523</text:p>
              </table:table-cell>
              <table:table-cell office:value-type="float" office:value="0.643918">
                <text:p>0.6439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6526">
                <text:p>0.656526</text:p>
              </table:table-cell>
              <table:table-cell office:value-type="float" office:value="0.660574">
                <text:p>0.660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0077">
                <text:p>0.680077</text:p>
              </table:table-cell>
              <table:table-cell office:value-type="float" office:value="0.656202">
                <text:p>0.6562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73349">
                <text:p>0.673349</text:p>
              </table:table-cell>
              <table:table-cell office:value-type="float" office:value="0.661535">
                <text:p>0.6615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71088">
                <text:p>0.671088</text:p>
              </table:table-cell>
              <table:table-cell office:value-type="float" office:value="0.1929">
                <text:p>0.19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71549">
                <text:p>0.671549</text:p>
              </table:table-cell>
              <table:table-cell office:value-type="float" office:value="0.653206">
                <text:p>0.6532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0793">
                <text:p>0.670793</text:p>
              </table:table-cell>
              <table:table-cell office:value-type="float" office:value="0.649617">
                <text:p>0.6496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68489">
                <text:p>0.668489</text:p>
              </table:table-cell>
              <table:table-cell office:value-type="float" office:value="0.646348">
                <text:p>0.6463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72397">
                <text:p>0.672397</text:p>
              </table:table-cell>
              <table:table-cell office:value-type="float" office:value="0.647333">
                <text:p>0.647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69178">
                <text:p>0.669178</text:p>
              </table:table-cell>
              <table:table-cell office:value-type="float" office:value="0.64864">
                <text:p>0.648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638">
                <text:p>0.6638</text:p>
              </table:table-cell>
              <table:table-cell office:value-type="float" office:value="0.648539">
                <text:p>0.6485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64508">
                <text:p>0.664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55229">
                <text:p>0.65522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minimum="0.6" chart:maximum="0.7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54cm" svg:height="13.811cm" xlink:href=".." xlink:type="simple" chart:class="chart:line" chart:style-name="ch1">
        <chart:title svg:x="10.196cm" svg:y="0.412cm" chart:style-name="ch2">
          <text:p>RNN (w/out vs with)</text:p>
        </chart:title>
        <chart:legend chart:legend-position="end" svg:x="22.231cm" svg:y="6.357cm" style:legend-expansion="high" chart:style-name="ch3"/>
        <chart:plot-area chart:style-name="ch4" table:cell-range-address="'F1-mean'.U2:'F1-mean'.U15 'F1-mean'.AG2:'F1-mean'.AG20" chart:data-source-has-labels="row" svg:x="0.491cm" svg:y="1.467cm" svg:width="21.249cm" svg:height="12.068cm">
          <chart:coordinate-region svg:x="1.403cm" svg:y="1.667cm" svg:width="20.337cm" svg:height="11.22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U3:'F1-mean'.U15" chart:label-cell-address="'F1-mean'.U2:'F1-mean'.U2" chart:class="chart:line">
            <chart:data-point chart:repeated="13"/>
          </chart:series>
          <chart:series chart:style-name="ch9" chart:values-cell-range-address="'F1-mean'.AG3:'F1-mean'.AG20" chart:label-cell-address="'F1-mean'.AG2:'F1-mean'.AG2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5_4</text:p>
                <draw:g>
                  <svg:desc>'F1-mean'.U2:'F1-mean'.U2</svg:desc>
                </draw:g>
              </table:table-cell>
              <table:table-cell office:value-type="string">
                <text:p>V12_2</text:p>
                <draw:g>
                  <svg:desc>'F1-mean'.AG2:'F1-mean'.A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55261">
                <text:p>0.655261</text:p>
                <draw:g>
                  <svg:desc>'F1-mean'.U3:'F1-mean'.U15</svg:desc>
                </draw:g>
              </table:table-cell>
              <table:table-cell office:value-type="float" office:value="0.692973">
                <text:p>0.692973</text:p>
                <draw:g>
                  <svg:desc>'F1-mean'.AG3:'F1-mean'.AG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54942">
                <text:p>0.654942</text:p>
              </table:table-cell>
              <table:table-cell office:value-type="float" office:value="0.689758">
                <text:p>0.6897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3318">
                <text:p>0.683318</text:p>
              </table:table-cell>
              <table:table-cell office:value-type="float" office:value="0.694372">
                <text:p>0.6943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79598">
                <text:p>0.679598</text:p>
              </table:table-cell>
              <table:table-cell office:value-type="float" office:value="0.688421">
                <text:p>0.6884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0187">
                <text:p>0.680187</text:p>
              </table:table-cell>
              <table:table-cell office:value-type="float" office:value="0.693834">
                <text:p>0.6938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79691">
                <text:p>0.679691</text:p>
              </table:table-cell>
              <table:table-cell office:value-type="float" office:value="0.696921">
                <text:p>0.6969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0052">
                <text:p>0.680052</text:p>
              </table:table-cell>
              <table:table-cell office:value-type="float" office:value="0.693133">
                <text:p>0.6931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66693">
                <text:p>0.666693</text:p>
              </table:table-cell>
              <table:table-cell office:value-type="float" office:value="0.69975">
                <text:p>0.699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81101">
                <text:p>0.681101</text:p>
              </table:table-cell>
              <table:table-cell office:value-type="float" office:value="0.689399">
                <text:p>0.6893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73312">
                <text:p>0.673312</text:p>
              </table:table-cell>
              <table:table-cell office:value-type="float" office:value="0.695268">
                <text:p>0.6952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69059">
                <text:p>0.669059</text:p>
              </table:table-cell>
              <table:table-cell office:value-type="float" office:value="0.697578">
                <text:p>0.6975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68013">
                <text:p>0.668013</text:p>
              </table:table-cell>
              <table:table-cell office:value-type="float" office:value="0.695691">
                <text:p>0.6956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66977">
                <text:p>0.666977</text:p>
              </table:table-cell>
              <table:table-cell office:value-type="float" office:value="0.695151">
                <text:p>0.6951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82164">
                <text:p>0.6821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81928">
                <text:p>0.6819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89248">
                <text:p>0.6892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78421">
                <text:p>0.6784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96679">
                <text:p>0.69667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36cm" svg:y="0.316cm" chart:style-name="ch2">
          <text:p>v12 w/out vs with random frames</text:p>
        </chart:title>
        <chart:legend chart:legend-position="end" svg:x="13.307cm" svg:y="3.703cm" style:legend-expansion="high" chart:style-name="ch3"/>
        <chart:plot-area chart:style-name="ch4" table:cell-range-address="'F1-mean'.AG2:'F1-mean'.AG20 'F1-mean'.AH2:'F1-mean'.AH14 'F1-mean'.AQ2:'F1-mean'.AQ19" chart:data-source-has-labels="row" svg:x="0.32cm" svg:y="1.275cm" svg:width="12.667cm" svg:height="7.545cm">
          <chart:coordinate-region svg:x="1.232cm" svg:y="1.474cm" svg:width="11.568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AG3:'F1-mean'.AG20" chart:label-cell-address="'F1-mean'.AG2:'F1-mean'.AG2" chart:class="chart:line">
            <chart:data-point chart:repeated="18"/>
          </chart:series>
          <chart:series chart:style-name="ch9" chart:values-cell-range-address="'F1-mean'.AH3:'F1-mean'.AH14" chart:label-cell-address="'F1-mean'.AH2:'F1-mean'.AH2" chart:class="chart:line">
            <chart:data-point chart:repeated="12"/>
          </chart:series>
          <chart:series chart:style-name="ch10" chart:values-cell-range-address="'F1-mean'.AQ3:'F1-mean'.AQ19" chart:label-cell-address="'F1-mean'.AQ2:'F1-mean'.AQ2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2_2</text:p>
                <draw:g>
                  <svg:desc>'F1-mean'.AG2:'F1-mean'.AG2</svg:desc>
                </draw:g>
              </table:table-cell>
              <table:table-cell office:value-type="string">
                <text:p>V12_2_2</text:p>
                <draw:g>
                  <svg:desc>'F1-mean'.AH2:'F1-mean'.AH2</svg:desc>
                </draw:g>
              </table:table-cell>
              <table:table-cell office:value-type="string">
                <text:p>v17</text:p>
                <draw:g>
                  <svg:desc>'F1-mean'.AQ2:'F1-mean'.A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92973">
                <text:p>0.692973</text:p>
                <draw:g>
                  <svg:desc>'F1-mean'.AG3:'F1-mean'.AG20</svg:desc>
                </draw:g>
              </table:table-cell>
              <table:table-cell office:value-type="float" office:value="0.687426">
                <text:p>0.687426</text:p>
                <draw:g>
                  <svg:desc>'F1-mean'.AH3:'F1-mean'.AH14</svg:desc>
                </draw:g>
              </table:table-cell>
              <table:table-cell office:value-type="float" office:value="0.673109">
                <text:p>0.673109</text:p>
                <draw:g>
                  <svg:desc>'F1-mean'.AQ3:'F1-mean'.AQ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89758">
                <text:p>0.689758</text:p>
              </table:table-cell>
              <table:table-cell office:value-type="float" office:value="0.632454">
                <text:p>0.632454</text:p>
              </table:table-cell>
              <table:table-cell office:value-type="float" office:value="0.692285">
                <text:p>0.692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94372">
                <text:p>0.694372</text:p>
              </table:table-cell>
              <table:table-cell office:value-type="float" office:value="0.697956">
                <text:p>0.697956</text:p>
              </table:table-cell>
              <table:table-cell office:value-type="float" office:value="0.661156">
                <text:p>0.6611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88421">
                <text:p>0.688421</text:p>
              </table:table-cell>
              <table:table-cell office:value-type="float" office:value="0.685246">
                <text:p>0.685246</text:p>
              </table:table-cell>
              <table:table-cell office:value-type="float" office:value="0.689112">
                <text:p>0.6891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93834">
                <text:p>0.693834</text:p>
              </table:table-cell>
              <table:table-cell office:value-type="float" office:value="0.691541">
                <text:p>0.691541</text:p>
              </table:table-cell>
              <table:table-cell office:value-type="float" office:value="0.681712">
                <text:p>0.6817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96921">
                <text:p>0.696921</text:p>
              </table:table-cell>
              <table:table-cell office:value-type="float" office:value="0.68646">
                <text:p>0.68646</text:p>
              </table:table-cell>
              <table:table-cell office:value-type="float" office:value="0.686425">
                <text:p>0.6864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133">
                <text:p>0.693133</text:p>
              </table:table-cell>
              <table:table-cell office:value-type="float" office:value="0.69689">
                <text:p>0.69689</text:p>
              </table:table-cell>
              <table:table-cell office:value-type="float" office:value="0.680892">
                <text:p>0.6808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975">
                <text:p>0.69975</text:p>
              </table:table-cell>
              <table:table-cell office:value-type="float" office:value="NaN">
                <text:p>NaN</text:p>
              </table:table-cell>
              <table:table-cell office:value-type="float" office:value="0.684578">
                <text:p>0.6845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89399">
                <text:p>0.689399</text:p>
              </table:table-cell>
              <table:table-cell office:value-type="float" office:value="NaN">
                <text:p>NaN</text:p>
              </table:table-cell>
              <table:table-cell office:value-type="float" office:value="0.691102">
                <text:p>0.6911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95268">
                <text:p>0.695268</text:p>
              </table:table-cell>
              <table:table-cell office:value-type="float" office:value="NaN">
                <text:p>NaN</text:p>
              </table:table-cell>
              <table:table-cell office:value-type="float" office:value="0.660321">
                <text:p>0.6603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97578">
                <text:p>0.697578</text:p>
              </table:table-cell>
              <table:table-cell office:value-type="float" office:value="NaN">
                <text:p>NaN</text:p>
              </table:table-cell>
              <table:table-cell office:value-type="float" office:value="0.664614">
                <text:p>0.6646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95691">
                <text:p>0.695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95151">
                <text:p>0.695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82164">
                <text:p>0.682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81928">
                <text:p>0.681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89248">
                <text:p>0.689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78421">
                <text:p>0.678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96679">
                <text:p>0.696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minimum="0.6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09cm" svg:y="0.316cm" chart:style-name="ch2">
          <text:p>lstm cell 1 vs 2</text:p>
        </chart:title>
        <chart:legend chart:legend-position="end" svg:x="13.307cm" svg:y="3.703cm" style:legend-expansion="high" chart:style-name="ch3"/>
        <chart:plot-area chart:style-name="ch4" table:cell-range-address="'F1-mean'.AG2:'F1-mean'.AH20 'F1-mean'.AU2:'F1-mean'.AU20" chart:data-source-has-labels="row" svg:x="0.32cm" svg:y="1.275cm" svg:width="12.667cm" svg:height="7.545cm">
          <chart:coordinate-region svg:x="1.232cm" svg:y="1.474cm" svg:width="11.568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AG3:'F1-mean'.AG20" chart:label-cell-address="'F1-mean'.AG2:'F1-mean'.AG2" chart:class="chart:line">
            <chart:data-point chart:repeated="18"/>
          </chart:series>
          <chart:series chart:style-name="ch9" chart:values-cell-range-address="'F1-mean'.AH3:'F1-mean'.AH20" chart:label-cell-address="'F1-mean'.AH2:'F1-mean'.AH2" chart:class="chart:line">
            <chart:data-point chart:repeated="18"/>
          </chart:series>
          <chart:series chart:style-name="ch10" chart:values-cell-range-address="'F1-mean'.AU3:'F1-mean'.AU20" chart:label-cell-address="'F1-mean'.AU2:'F1-mean'.AU2" chart:class="chart:line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2_2</text:p>
                <draw:g>
                  <svg:desc>'F1-mean'.AG2:'F1-mean'.AG2</svg:desc>
                </draw:g>
              </table:table-cell>
              <table:table-cell office:value-type="string">
                <text:p>V12_2_2</text:p>
                <draw:g>
                  <svg:desc>'F1-mean'.AH2:'F1-mean'.AH2</svg:desc>
                </draw:g>
              </table:table-cell>
              <table:table-cell office:value-type="string">
                <text:p>v12_9</text:p>
                <draw:g>
                  <svg:desc>'F1-mean'.AU2:'F1-mean'.AU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92973">
                <text:p>0.692973</text:p>
                <draw:g>
                  <svg:desc>'F1-mean'.AG3:'F1-mean'.AG20</svg:desc>
                </draw:g>
              </table:table-cell>
              <table:table-cell office:value-type="float" office:value="0.687426">
                <text:p>0.687426</text:p>
                <draw:g>
                  <svg:desc>'F1-mean'.AH3:'F1-mean'.AH20</svg:desc>
                </draw:g>
              </table:table-cell>
              <table:table-cell office:value-type="float" office:value="0.681005">
                <text:p>0.681005</text:p>
                <draw:g>
                  <svg:desc>'F1-mean'.AU3:'F1-mean'.AU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89758">
                <text:p>0.689758</text:p>
              </table:table-cell>
              <table:table-cell office:value-type="float" office:value="0.632454">
                <text:p>0.632454</text:p>
              </table:table-cell>
              <table:table-cell office:value-type="float" office:value="0.647397">
                <text:p>0.6473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94372">
                <text:p>0.694372</text:p>
              </table:table-cell>
              <table:table-cell office:value-type="float" office:value="0.697956">
                <text:p>0.697956</text:p>
              </table:table-cell>
              <table:table-cell office:value-type="float" office:value="0.686085">
                <text:p>0.6860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88421">
                <text:p>0.688421</text:p>
              </table:table-cell>
              <table:table-cell office:value-type="float" office:value="0.685246">
                <text:p>0.685246</text:p>
              </table:table-cell>
              <table:table-cell office:value-type="float" office:value="0.666595">
                <text:p>0.6665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93834">
                <text:p>0.693834</text:p>
              </table:table-cell>
              <table:table-cell office:value-type="float" office:value="0.691541">
                <text:p>0.691541</text:p>
              </table:table-cell>
              <table:table-cell office:value-type="float" office:value="0.705646">
                <text:p>0.7056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96921">
                <text:p>0.696921</text:p>
              </table:table-cell>
              <table:table-cell office:value-type="float" office:value="0.68646">
                <text:p>0.68646</text:p>
              </table:table-cell>
              <table:table-cell office:value-type="float" office:value="0.701194">
                <text:p>0.7011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133">
                <text:p>0.693133</text:p>
              </table:table-cell>
              <table:table-cell office:value-type="float" office:value="0.69689">
                <text:p>0.69689</text:p>
              </table:table-cell>
              <table:table-cell office:value-type="float" office:value="0.705272">
                <text:p>0.705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975">
                <text:p>0.69975</text:p>
              </table:table-cell>
              <table:table-cell office:value-type="float" office:value="NaN">
                <text:p>NaN</text:p>
              </table:table-cell>
              <table:table-cell office:value-type="float" office:value="0.70589">
                <text:p>0.705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89399">
                <text:p>0.689399</text:p>
              </table:table-cell>
              <table:table-cell office:value-type="float" office:value="NaN">
                <text:p>NaN</text:p>
              </table:table-cell>
              <table:table-cell office:value-type="float" office:value="0.701676">
                <text:p>0.7016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95268">
                <text:p>0.695268</text:p>
              </table:table-cell>
              <table:table-cell office:value-type="float" office:value="NaN">
                <text:p>NaN</text:p>
              </table:table-cell>
              <table:table-cell office:value-type="float" office:value="0.705373">
                <text:p>0.7053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97578">
                <text:p>0.697578</text:p>
              </table:table-cell>
              <table:table-cell office:value-type="float" office:value="NaN">
                <text:p>NaN</text:p>
              </table:table-cell>
              <table:table-cell office:value-type="float" office:value="0.69173">
                <text:p>0.691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95691">
                <text:p>0.695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95151">
                <text:p>0.695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82164">
                <text:p>0.682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81928">
                <text:p>0.681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89248">
                <text:p>0.689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78421">
                <text:p>0.678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96679">
                <text:p>0.696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74" chart:maximum="0.7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09cm" svg:y="0.316cm" chart:style-name="ch2">
          <text:p>lstm cell 1 vs 2</text:p>
        </chart:title>
        <chart:legend chart:legend-position="end" svg:x="13.307cm" svg:y="3.703cm" style:legend-expansion="high" chart:style-name="ch3"/>
        <chart:plot-area chart:style-name="ch4" table:cell-range-address="'f-AUC'.AG2:'f-AUC'.AH20 'f-AUC'.AU2:'f-AUC'.AU20" chart:data-source-has-labels="row" svg:x="0.32cm" svg:y="1.275cm" svg:width="12.667cm" svg:height="7.545cm">
          <chart:coordinate-region svg:x="1.232cm" svg:y="1.475cm" svg:width="11.568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-AUC'.AG3:'f-AUC'.AG20" chart:label-cell-address="'f-AUC'.AG2:'f-AUC'.AG2" chart:class="chart:line">
            <chart:data-point chart:repeated="18"/>
          </chart:series>
          <chart:series chart:style-name="ch9" chart:values-cell-range-address="'f-AUC'.AH3:'f-AUC'.AH20" chart:label-cell-address="'f-AUC'.AH2:'f-AUC'.AH2" chart:class="chart:line">
            <chart:data-point chart:repeated="18"/>
          </chart:series>
          <chart:series chart:style-name="ch10" chart:values-cell-range-address="'f-AUC'.AU3:'f-AUC'.AU20" chart:label-cell-address="'f-AUC'.AU2:'f-AUC'.AU2" chart:class="chart:line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2_2</text:p>
                <draw:g>
                  <svg:desc>'f-AUC'.AG2:'f-AUC'.AG2</svg:desc>
                </draw:g>
              </table:table-cell>
              <table:table-cell office:value-type="string">
                <text:p>V12_2_2</text:p>
                <draw:g>
                  <svg:desc>'f-AUC'.AH2:'f-AUC'.AH2</svg:desc>
                </draw:g>
              </table:table-cell>
              <table:table-cell office:value-type="string">
                <text:p>v12_9</text:p>
                <draw:g>
                  <svg:desc>'f-AUC'.AU2:'f-AUC'.AU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74788">
                <text:p>0.774788</text:p>
                <draw:g>
                  <svg:desc>'f-AUC'.AG3:'f-AUC'.AG20</svg:desc>
                </draw:g>
              </table:table-cell>
              <table:table-cell office:value-type="float" office:value="0.77061">
                <text:p>0.77061</text:p>
                <draw:g>
                  <svg:desc>'f-AUC'.AH3:'f-AUC'.AH20</svg:desc>
                </draw:g>
              </table:table-cell>
              <table:table-cell office:value-type="float" office:value="0.754633">
                <text:p>0.754633</text:p>
                <draw:g>
                  <svg:desc>'f-AUC'.AU3:'f-AUC'.AU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79893">
                <text:p>0.779893</text:p>
              </table:table-cell>
              <table:table-cell office:value-type="float" office:value="0.740445">
                <text:p>0.740445</text:p>
              </table:table-cell>
              <table:table-cell office:value-type="float" office:value="0.764676">
                <text:p>0.7646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79854">
                <text:p>0.779854</text:p>
              </table:table-cell>
              <table:table-cell office:value-type="float" office:value="0.784115">
                <text:p>0.784115</text:p>
              </table:table-cell>
              <table:table-cell office:value-type="float" office:value="0.772733">
                <text:p>0.7727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71836">
                <text:p>0.771836</text:p>
              </table:table-cell>
              <table:table-cell office:value-type="float" office:value="0.772691">
                <text:p>0.772691</text:p>
              </table:table-cell>
              <table:table-cell office:value-type="float" office:value="0.788003">
                <text:p>0.7880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75418">
                <text:p>0.775418</text:p>
              </table:table-cell>
              <table:table-cell office:value-type="float" office:value="0.778436">
                <text:p>0.778436</text:p>
              </table:table-cell>
              <table:table-cell office:value-type="float" office:value="0.784532">
                <text:p>0.7845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83054">
                <text:p>0.783054</text:p>
              </table:table-cell>
              <table:table-cell office:value-type="float" office:value="0.78117">
                <text:p>0.78117</text:p>
              </table:table-cell>
              <table:table-cell office:value-type="float" office:value="0.785231">
                <text:p>0.7852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2116">
                <text:p>0.772116</text:p>
              </table:table-cell>
              <table:table-cell office:value-type="float" office:value="NaN">
                <text:p>NaN</text:p>
              </table:table-cell>
              <table:table-cell office:value-type="float" office:value="0.7858">
                <text:p>0.78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8437">
                <text:p>0.78437</text:p>
              </table:table-cell>
              <table:table-cell office:value-type="float" office:value="NaN">
                <text:p>NaN</text:p>
              </table:table-cell>
              <table:table-cell office:value-type="float" office:value="0.782028">
                <text:p>0.7820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77797">
                <text:p>0.777797</text:p>
              </table:table-cell>
              <table:table-cell office:value-type="float" office:value="NaN">
                <text:p>NaN</text:p>
              </table:table-cell>
              <table:table-cell office:value-type="float" office:value="0.783001">
                <text:p>0.783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80439">
                <text:p>0.780439</text:p>
              </table:table-cell>
              <table:table-cell office:value-type="float" office:value="NaN">
                <text:p>NaN</text:p>
              </table:table-cell>
              <table:table-cell office:value-type="float" office:value="0.785998">
                <text:p>0.7859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85509">
                <text:p>0.785509</text:p>
              </table:table-cell>
              <table:table-cell office:value-type="float" office:value="NaN">
                <text:p>NaN</text:p>
              </table:table-cell>
              <table:table-cell office:value-type="float" office:value="0.768312">
                <text:p>0.7683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82601">
                <text:p>0.782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7152">
                <text:p>0.787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79908">
                <text:p>0.779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74138">
                <text:p>0.774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77404">
                <text:p>0.777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7793">
                <text:p>0.77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83047">
                <text:p>0.783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9.911cm" svg:height="11.2cm" xlink:href=".." xlink:type="simple" chart:class="chart:scatter" chart:column-mapping="0 1 2 3 4 5 6 7 8 9 10 11 12 13 14" chart:style-name="ch1">
        <chart:title svg:x="8.985cm" svg:y="0.36cm" chart:style-name="ch2">
          <text:p>F1-score</text:p>
        </chart:title>
        <chart:legend chart:legend-position="end" svg:x="17.218cm" svg:y="1.815cm" style:legend-expansion="high" chart:style-name="ch3"/>
        <chart:plot-area chart:style-name="ch4" table:cell-range-address="'F1-score'.A3:'F1-score'.A34 'F1-score'.C2:'F1-score'.Q34" chart:data-source-has-labels="both" svg:x="0.398cm" svg:y="1.363cm" svg:width="16.422cm" svg:height="9.613cm">
          <chart:coordinate-region svg:x="1.125cm" svg:y="1.562cm" svg:width="15.415cm" svg:height="8.767cm"/>
          <chart:axis chart:dimension="x" chart:name="primary-x" chart:style-name="ch5" chartooo:axis-type="auto">
            <chart:categories table:cell-range-address="'F1-score'.A3:'F1-score'.A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score'.C3:'F1-score'.C34" chart:label-cell-address="'F1-score'.C2:'F1-score'.C2" chart:class="chart:scatter">
            <chart:domain table:cell-range-address="'F1-score'.A3:'F1-score'.A34"/>
            <chart:data-point chart:repeated="32"/>
          </chart:series>
          <chart:series chart:style-name="ch9" chart:values-cell-range-address="'F1-score'.D3:'F1-score'.D34" chart:label-cell-address="'F1-score'.D2:'F1-score'.D2" chart:class="chart:scatter">
            <chart:data-point chart:repeated="32"/>
          </chart:series>
          <chart:series chart:style-name="ch10" chart:values-cell-range-address="'F1-score'.E3:'F1-score'.E34" chart:label-cell-address="'F1-score'.E2:'F1-score'.E2" chart:class="chart:scatter">
            <chart:data-point chart:repeated="32"/>
          </chart:series>
          <chart:series chart:style-name="ch11" chart:values-cell-range-address="'F1-score'.F3:'F1-score'.F34" chart:label-cell-address="'F1-score'.F2:'F1-score'.F2" chart:class="chart:scatter">
            <chart:data-point chart:repeated="32"/>
          </chart:series>
          <chart:series chart:style-name="ch12" chart:values-cell-range-address="'F1-score'.G3:'F1-score'.G34" chart:label-cell-address="'F1-score'.G2:'F1-score'.G2" chart:class="chart:scatter">
            <chart:data-point chart:repeated="32"/>
          </chart:series>
          <chart:series chart:style-name="ch13" chart:values-cell-range-address="'F1-score'.H3:'F1-score'.H34" chart:label-cell-address="'F1-score'.H2:'F1-score'.H2" chart:class="chart:scatter">
            <chart:data-point chart:repeated="32"/>
          </chart:series>
          <chart:series chart:style-name="ch14" chart:values-cell-range-address="'F1-score'.I3:'F1-score'.I34" chart:label-cell-address="'F1-score'.I2:'F1-score'.I2" chart:class="chart:scatter">
            <chart:data-point chart:repeated="32"/>
          </chart:series>
          <chart:series chart:style-name="ch15" chart:values-cell-range-address="'F1-score'.J3:'F1-score'.J34" chart:label-cell-address="'F1-score'.J2:'F1-score'.J2" chart:class="chart:scatter">
            <chart:data-point chart:repeated="32"/>
          </chart:series>
          <chart:series chart:style-name="ch16" chart:values-cell-range-address="'F1-score'.K3:'F1-score'.K34" chart:label-cell-address="'F1-score'.K2:'F1-score'.K2" chart:class="chart:scatter">
            <chart:data-point chart:repeated="32"/>
          </chart:series>
          <chart:series chart:style-name="ch17" chart:values-cell-range-address="'F1-score'.L3:'F1-score'.L34" chart:label-cell-address="'F1-score'.L2:'F1-score'.L2" chart:class="chart:scatter">
            <chart:data-point chart:repeated="32"/>
          </chart:series>
          <chart:series chart:style-name="ch18" chart:values-cell-range-address="'F1-score'.M3:'F1-score'.M34" chart:label-cell-address="'F1-score'.M2:'F1-score'.M2" chart:class="chart:scatter">
            <chart:data-point chart:repeated="32"/>
          </chart:series>
          <chart:series chart:style-name="ch19" chart:values-cell-range-address="'F1-score'.N3:'F1-score'.N34" chart:label-cell-address="'F1-score'.N2:'F1-score'.N2" chart:class="chart:scatter">
            <chart:data-point chart:repeated="32"/>
          </chart:series>
          <chart:series chart:style-name="ch20" chart:values-cell-range-address="'F1-score'.O3:'F1-score'.O34" chart:label-cell-address="'F1-score'.O2:'F1-score'.O2" chart:class="chart:scatter">
            <chart:data-point chart:repeated="32"/>
          </chart:series>
          <chart:series chart:style-name="ch21" chart:values-cell-range-address="'F1-score'.P3:'F1-score'.P34" chart:label-cell-address="'F1-score'.P2:'F1-score'.P2" chart:class="chart:scatter">
            <chart:data-point chart:repeated="32"/>
          </chart:series>
          <chart:series chart:style-name="ch22" chart:values-cell-range-address="'F1-score'.Q3:'F1-score'.Q34" chart:label-cell-address="'F1-score'.Q2:'F1-score'.Q2" chart:class="chart:scatter">
            <chart:data-point chart:repeated="3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_3</text:p>
                <draw:g>
                  <svg:desc>'F1-score'.C2:'F1-score'.C2</svg:desc>
                </draw:g>
              </table:table-cell>
              <table:table-cell office:value-type="string">
                <text:p>V2_7</text:p>
                <draw:g>
                  <svg:desc>'F1-score'.D2:'F1-score'.D2</svg:desc>
                </draw:g>
              </table:table-cell>
              <table:table-cell office:value-type="string">
                <text:p>V2_8</text:p>
                <draw:g>
                  <svg:desc>'F1-score'.E2:'F1-score'.E2</svg:desc>
                </draw:g>
              </table:table-cell>
              <table:table-cell office:value-type="string">
                <text:p>V2_9</text:p>
                <draw:g>
                  <svg:desc>'F1-score'.F2:'F1-score'.F2</svg:desc>
                </draw:g>
              </table:table-cell>
              <table:table-cell office:value-type="string">
                <text:p>V2_8_2</text:p>
                <draw:g>
                  <svg:desc>'F1-score'.G2:'F1-score'.G2</svg:desc>
                </draw:g>
              </table:table-cell>
              <table:table-cell office:value-type="string">
                <text:p>v3</text:p>
                <draw:g>
                  <svg:desc>'F1-score'.H2:'F1-score'.H2</svg:desc>
                </draw:g>
              </table:table-cell>
              <table:table-cell office:value-type="string">
                <text:p>v4</text:p>
                <draw:g>
                  <svg:desc>'F1-score'.I2:'F1-score'.I2</svg:desc>
                </draw:g>
              </table:table-cell>
              <table:table-cell office:value-type="string">
                <text:p>v4_swap</text:p>
                <draw:g>
                  <svg:desc>'F1-score'.J2:'F1-score'.J2</svg:desc>
                </draw:g>
              </table:table-cell>
              <table:table-cell office:value-type="string">
                <text:p>V4_2</text:p>
                <draw:g>
                  <svg:desc>'F1-score'.K2:'F1-score'.K2</svg:desc>
                </draw:g>
              </table:table-cell>
              <table:table-cell office:value-type="string">
                <text:p>V4_3</text:p>
                <draw:g>
                  <svg:desc>'F1-score'.L2:'F1-score'.L2</svg:desc>
                </draw:g>
              </table:table-cell>
              <table:table-cell office:value-type="string">
                <text:p>V2_3_2</text:p>
                <draw:g>
                  <svg:desc>'F1-score'.M2:'F1-score'.M2</svg:desc>
                </draw:g>
              </table:table-cell>
              <table:table-cell office:value-type="string">
                <text:p>v5</text:p>
                <draw:g>
                  <svg:desc>'F1-score'.N2:'F1-score'.N2</svg:desc>
                </draw:g>
              </table:table-cell>
              <table:table-cell office:value-type="string">
                <text:p>v5_swap</text:p>
                <draw:g>
                  <svg:desc>'F1-score'.O2:'F1-score'.O2</svg:desc>
                </draw:g>
              </table:table-cell>
              <table:table-cell office:value-type="string">
                <text:p>V4_4_2</text:p>
                <draw:g>
                  <svg:desc>'F1-score'.P2:'F1-score'.P2</svg:desc>
                </draw:g>
              </table:table-cell>
              <table:table-cell office:value-type="string">
                <text:p>v7</text:p>
                <draw:g>
                  <svg:desc>'F1-score'.Q2:'F1-score'.Q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F1-score'.A3:'F1-score'.A34</svg:desc>
                </draw:g>
              </table:table-cell>
              <table:table-cell office:value-type="float" office:value="5">
                <text:p>5</text:p>
                <draw:g>
                  <svg:desc>'F1-score'.A3:'F1-score'.A34</svg:desc>
                </draw:g>
              </table:table-cell>
              <table:table-cell office:value-type="float" office:value="NaN">
                <text:p>NaN</text:p>
                <draw:g>
                  <svg:desc>'F1-score'.C3:'F1-score'.C34</svg:desc>
                </draw:g>
              </table:table-cell>
              <table:table-cell office:value-type="float" office:value="0.532173">
                <text:p>0.532173</text:p>
                <draw:g>
                  <svg:desc>'F1-score'.D3:'F1-score'.D34</svg:desc>
                </draw:g>
              </table:table-cell>
              <table:table-cell office:value-type="float" office:value="0.516078">
                <text:p>0.516078</text:p>
                <draw:g>
                  <svg:desc>'F1-score'.E3:'F1-score'.E34</svg:desc>
                </draw:g>
              </table:table-cell>
              <table:table-cell office:value-type="float" office:value="0.521622">
                <text:p>0.521622</text:p>
                <draw:g>
                  <svg:desc>'F1-score'.F3:'F1-score'.F34</svg:desc>
                </draw:g>
              </table:table-cell>
              <table:table-cell office:value-type="float" office:value="0.508494">
                <text:p>0.508494</text:p>
                <draw:g>
                  <svg:desc>'F1-score'.G3:'F1-score'.G34</svg:desc>
                </draw:g>
              </table:table-cell>
              <table:table-cell office:value-type="float" office:value="0.51735">
                <text:p>0.51735</text:p>
                <draw:g>
                  <svg:desc>'F1-score'.H3:'F1-score'.H34</svg:desc>
                </draw:g>
              </table:table-cell>
              <table:table-cell office:value-type="float" office:value="0.463404">
                <text:p>0.463404</text:p>
                <draw:g>
                  <svg:desc>'F1-score'.I3:'F1-score'.I34</svg:desc>
                </draw:g>
              </table:table-cell>
              <table:table-cell office:value-type="float" office:value="NaN">
                <text:p>NaN</text:p>
                <draw:g>
                  <svg:desc>'F1-score'.J3:'F1-score'.J34</svg:desc>
                </draw:g>
              </table:table-cell>
              <table:table-cell office:value-type="float" office:value="0.512177">
                <text:p>0.512177</text:p>
                <draw:g>
                  <svg:desc>'F1-score'.K3:'F1-score'.K34</svg:desc>
                </draw:g>
              </table:table-cell>
              <table:table-cell office:value-type="float" office:value="0.522853">
                <text:p>0.522853</text:p>
                <draw:g>
                  <svg:desc>'F1-score'.L3:'F1-score'.L34</svg:desc>
                </draw:g>
              </table:table-cell>
              <table:table-cell office:value-type="float" office:value="0">
                <text:p>0</text:p>
                <draw:g>
                  <svg:desc>'F1-score'.M3:'F1-score'.M34</svg:desc>
                </draw:g>
              </table:table-cell>
              <table:table-cell office:value-type="float" office:value="0.552248">
                <text:p>0.552248</text:p>
                <draw:g>
                  <svg:desc>'F1-score'.N3:'F1-score'.N34</svg:desc>
                </draw:g>
              </table:table-cell>
              <table:table-cell office:value-type="float" office:value="NaN">
                <text:p>NaN</text:p>
                <draw:g>
                  <svg:desc>'F1-score'.O3:'F1-score'.O34</svg:desc>
                </draw:g>
              </table:table-cell>
              <table:table-cell office:value-type="float" office:value="0.521414">
                <text:p>0.521414</text:p>
                <draw:g>
                  <svg:desc>'F1-score'.P3:'F1-score'.P34</svg:desc>
                </draw:g>
              </table:table-cell>
              <table:table-cell office:value-type="float" office:value="0.498426">
                <text:p>0.498426</text:p>
                <draw:g>
                  <svg:desc>'F1-score'.Q3:'F1-score'.Q3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533087">
                <text:p>0.533087</text:p>
              </table:table-cell>
              <table:table-cell office:value-type="float" office:value="0.522926">
                <text:p>0.522926</text:p>
              </table:table-cell>
              <table:table-cell office:value-type="float" office:value="0.522883">
                <text:p>0.522883</text:p>
              </table:table-cell>
              <table:table-cell office:value-type="float" office:value="0.499928">
                <text:p>0.499928</text:p>
              </table:table-cell>
              <table:table-cell office:value-type="float" office:value="0.469244">
                <text:p>0.469244</text:p>
              </table:table-cell>
              <table:table-cell office:value-type="float" office:value="0.490198">
                <text:p>0.490198</text:p>
              </table:table-cell>
              <table:table-cell office:value-type="float" office:value="NaN">
                <text:p>NaN</text:p>
              </table:table-cell>
              <table:table-cell office:value-type="float" office:value="0.465371">
                <text:p>0.465371</text:p>
              </table:table-cell>
              <table:table-cell office:value-type="float" office:value="0.522892">
                <text:p>0.522892</text:p>
              </table:table-cell>
              <table:table-cell office:value-type="float" office:value="0.483708">
                <text:p>0.483708</text:p>
              </table:table-cell>
              <table:table-cell office:value-type="float" office:value="0.571134">
                <text:p>0.571134</text:p>
              </table:table-cell>
              <table:table-cell office:value-type="float" office:value="NaN">
                <text:p>NaN</text:p>
              </table:table-cell>
              <table:table-cell office:value-type="float" office:value="0.518326">
                <text:p>0.518326</text:p>
              </table:table-cell>
              <table:table-cell office:value-type="float" office:value="0.548585">
                <text:p>0.54858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535775">
                <text:p>0.535775</text:p>
              </table:table-cell>
              <table:table-cell office:value-type="float" office:value="0.290067">
                <text:p>0.290067</text:p>
              </table:table-cell>
              <table:table-cell office:value-type="float" office:value="0.351707">
                <text:p>0.351707</text:p>
              </table:table-cell>
              <table:table-cell office:value-type="float" office:value="0.526256">
                <text:p>0.526256</text:p>
              </table:table-cell>
              <table:table-cell office:value-type="float" office:value="0.503636">
                <text:p>0.503636</text:p>
              </table:table-cell>
              <table:table-cell office:value-type="float" office:value="0.455266">
                <text:p>0.455266</text:p>
              </table:table-cell>
              <table:table-cell office:value-type="float" office:value="NaN">
                <text:p>NaN</text:p>
              </table:table-cell>
              <table:table-cell office:value-type="float" office:value="0.421424">
                <text:p>0.421424</text:p>
              </table:table-cell>
              <table:table-cell office:value-type="float" office:value="0.519029">
                <text:p>0.519029</text:p>
              </table:table-cell>
              <table:table-cell office:value-type="float" office:value="0.457648">
                <text:p>0.457648</text:p>
              </table:table-cell>
              <table:table-cell office:value-type="float" office:value="0.574255">
                <text:p>0.574255</text:p>
              </table:table-cell>
              <table:table-cell office:value-type="float" office:value="NaN">
                <text:p>NaN</text:p>
              </table:table-cell>
              <table:table-cell office:value-type="float" office:value="0.522824">
                <text:p>0.522824</text:p>
              </table:table-cell>
              <table:table-cell office:value-type="float" office:value="0.557455">
                <text:p>0.55745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529381">
                <text:p>0.529381</text:p>
              </table:table-cell>
              <table:table-cell office:value-type="float" office:value="0.217074">
                <text:p>0.217074</text:p>
              </table:table-cell>
              <table:table-cell office:value-type="float" office:value="0.414003">
                <text:p>0.414003</text:p>
              </table:table-cell>
              <table:table-cell office:value-type="float" office:value="0.473455">
                <text:p>0.473455</text:p>
              </table:table-cell>
              <table:table-cell office:value-type="float" office:value="0.492658">
                <text:p>0.492658</text:p>
              </table:table-cell>
              <table:table-cell office:value-type="float" office:value="0.447252">
                <text:p>0.447252</text:p>
              </table:table-cell>
              <table:table-cell office:value-type="float" office:value="NaN">
                <text:p>NaN</text:p>
              </table:table-cell>
              <table:table-cell office:value-type="float" office:value="0.326172">
                <text:p>0.326172</text:p>
              </table:table-cell>
              <table:table-cell office:value-type="float" office:value="0.027648">
                <text:p>0.027648</text:p>
              </table:table-cell>
              <table:table-cell office:value-type="float" office:value="0.527589">
                <text:p>0.527589</text:p>
              </table:table-cell>
              <table:table-cell office:value-type="float" office:value="0.575637">
                <text:p>0.575637</text:p>
              </table:table-cell>
              <table:table-cell office:value-type="float" office:value="NaN">
                <text:p>NaN</text:p>
              </table:table-cell>
              <table:table-cell office:value-type="float" office:value="0.392907">
                <text:p>0.392907</text:p>
              </table:table-cell>
              <table:table-cell office:value-type="float" office:value="0.572661">
                <text:p>0.57266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559314">
                <text:p>0.559314</text:p>
              </table:table-cell>
              <table:table-cell office:value-type="float" office:value="0.234566">
                <text:p>0.234566</text:p>
              </table:table-cell>
              <table:table-cell office:value-type="float" office:value="0.452367">
                <text:p>0.452367</text:p>
              </table:table-cell>
              <table:table-cell office:value-type="float" office:value="0.525491">
                <text:p>0.525491</text:p>
              </table:table-cell>
              <table:table-cell office:value-type="float" office:value="0.44844">
                <text:p>0.44844</text:p>
              </table:table-cell>
              <table:table-cell office:value-type="float" office:value="0.490998">
                <text:p>0.490998</text:p>
              </table:table-cell>
              <table:table-cell office:value-type="float" office:value="NaN">
                <text:p>NaN</text:p>
              </table:table-cell>
              <table:table-cell office:value-type="float" office:value="0.440043">
                <text:p>0.440043</text:p>
              </table:table-cell>
              <table:table-cell office:value-type="float" office:value="0.522953">
                <text:p>0.522953</text:p>
              </table:table-cell>
              <table:table-cell office:value-type="float" office:value="0.538076">
                <text:p>0.538076</text:p>
              </table:table-cell>
              <table:table-cell office:value-type="float" office:value="0.575163">
                <text:p>0.575163</text:p>
              </table:table-cell>
              <table:table-cell office:value-type="float" office:value="NaN">
                <text:p>NaN</text:p>
              </table:table-cell>
              <table:table-cell office:value-type="float" office:value="0.323429">
                <text:p>0.323429</text:p>
              </table:table-cell>
              <table:table-cell office:value-type="float" office:value="0.539266">
                <text:p>0.53926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52468">
                <text:p>0.52468</text:p>
              </table:table-cell>
              <table:table-cell office:value-type="float" office:value="0.533761">
                <text:p>0.533761</text:p>
              </table:table-cell>
              <table:table-cell office:value-type="float" office:value="0.522926">
                <text:p>0.522926</text:p>
              </table:table-cell>
              <table:table-cell office:value-type="float" office:value="0.522926">
                <text:p>0.522926</text:p>
              </table:table-cell>
              <table:table-cell office:value-type="float" office:value="0.513029">
                <text:p>0.513029</text:p>
              </table:table-cell>
              <table:table-cell office:value-type="float" office:value="0.502029">
                <text:p>0.502029</text:p>
              </table:table-cell>
              <table:table-cell office:value-type="float" office:value="0.485493">
                <text:p>0.485493</text:p>
              </table:table-cell>
              <table:table-cell office:value-type="float" office:value="0.546921">
                <text:p>0.546921</text:p>
              </table:table-cell>
              <table:table-cell office:value-type="float" office:value="0.449055">
                <text:p>0.449055</text:p>
              </table:table-cell>
              <table:table-cell office:value-type="float" office:value="0.521968">
                <text:p>0.521968</text:p>
              </table:table-cell>
              <table:table-cell office:value-type="float" office:value="0.552787">
                <text:p>0.552787</text:p>
              </table:table-cell>
              <table:table-cell office:value-type="float" office:value="0.555507">
                <text:p>0.555507</text:p>
              </table:table-cell>
              <table:table-cell office:value-type="float" office:value="NaN">
                <text:p>NaN</text:p>
              </table:table-cell>
              <table:table-cell office:value-type="float" office:value="0.234088">
                <text:p>0.234088</text:p>
              </table:table-cell>
              <table:table-cell office:value-type="float" office:value="0.527365">
                <text:p>0.52736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54814">
                <text:p>0.54814</text:p>
              </table:table-cell>
              <table:table-cell office:value-type="float" office:value="0.533946">
                <text:p>0.533946</text:p>
              </table:table-cell>
              <table:table-cell office:value-type="float" office:value="0.489597">
                <text:p>0.489597</text:p>
              </table:table-cell>
              <table:table-cell office:value-type="float" office:value="NaN">
                <text:p>NaN</text:p>
              </table:table-cell>
              <table:table-cell office:value-type="float" office:value="0.430028">
                <text:p>0.430028</text:p>
              </table:table-cell>
              <table:table-cell office:value-type="float" office:value="0.423847">
                <text:p>0.423847</text:p>
              </table:table-cell>
              <table:table-cell office:value-type="float" office:value="0.462592">
                <text:p>0.462592</text:p>
              </table:table-cell>
              <table:table-cell office:value-type="float" office:value="0.560675">
                <text:p>0.560675</text:p>
              </table:table-cell>
              <table:table-cell office:value-type="float" office:value="0.306806">
                <text:p>0.306806</text:p>
              </table:table-cell>
              <table:table-cell office:value-type="float" office:value="0.519933">
                <text:p>0.519933</text:p>
              </table:table-cell>
              <table:table-cell office:value-type="float" office:value="0.573195">
                <text:p>0.573195</text:p>
              </table:table-cell>
              <table:table-cell office:value-type="float" office:value="0.556396">
                <text:p>0.556396</text:p>
              </table:table-cell>
              <table:table-cell office:value-type="float" office:value="NaN">
                <text:p>NaN</text:p>
              </table:table-cell>
              <table:table-cell office:value-type="float" office:value="0.115321">
                <text:p>0.115321</text:p>
              </table:table-cell>
              <table:table-cell office:value-type="float" office:value="0.539887">
                <text:p>0.53988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53161">
                <text:p>0.53161</text:p>
              </table:table-cell>
              <table:table-cell office:value-type="float" office:value="0.549498">
                <text:p>0.549498</text:p>
              </table:table-cell>
              <table:table-cell office:value-type="float" office:value="0.522941">
                <text:p>0.522941</text:p>
              </table:table-cell>
              <table:table-cell office:value-type="float" office:value="NaN">
                <text:p>NaN</text:p>
              </table:table-cell>
              <table:table-cell office:value-type="float" office:value="0.501073">
                <text:p>0.501073</text:p>
              </table:table-cell>
              <table:table-cell office:value-type="float" office:value="0.450949">
                <text:p>0.450949</text:p>
              </table:table-cell>
              <table:table-cell office:value-type="float" office:value="0.502921">
                <text:p>0.502921</text:p>
              </table:table-cell>
              <table:table-cell office:value-type="float" office:value="0.597442">
                <text:p>0.597442</text:p>
              </table:table-cell>
              <table:table-cell office:value-type="float" office:value="0.487134">
                <text:p>0.487134</text:p>
              </table:table-cell>
              <table:table-cell office:value-type="float" office:value="0.519398">
                <text:p>0.519398</text:p>
              </table:table-cell>
              <table:table-cell office:value-type="float" office:value="0">
                <text:p>0</text:p>
              </table:table-cell>
              <table:table-cell office:value-type="float" office:value="0.568008">
                <text:p>0.568008</text:p>
              </table:table-cell>
              <table:table-cell office:value-type="float" office:value="0.603918">
                <text:p>0.603918</text:p>
              </table:table-cell>
              <table:table-cell office:value-type="float" office:value="0.184433">
                <text:p>0.184433</text:p>
              </table:table-cell>
              <table:table-cell office:value-type="float" office:value="0.535224">
                <text:p>0.53522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49822">
                <text:p>0.49822</text:p>
              </table:table-cell>
              <table:table-cell office:value-type="float" office:value="0.529222">
                <text:p>0.529222</text:p>
              </table:table-cell>
              <table:table-cell office:value-type="float" office:value="0.440166">
                <text:p>0.440166</text:p>
              </table:table-cell>
              <table:table-cell office:value-type="float" office:value="NaN">
                <text:p>NaN</text:p>
              </table:table-cell>
              <table:table-cell office:value-type="float" office:value="0.479332">
                <text:p>0.479332</text:p>
              </table:table-cell>
              <table:table-cell office:value-type="float" office:value="0.465307">
                <text:p>0.465307</text:p>
              </table:table-cell>
              <table:table-cell office:value-type="float" office:value="0.465171">
                <text:p>0.465171</text:p>
              </table:table-cell>
              <table:table-cell office:value-type="float" office:value="0.584321">
                <text:p>0.584321</text:p>
              </table:table-cell>
              <table:table-cell office:value-type="float" office:value="0.403261">
                <text:p>0.403261</text:p>
              </table:table-cell>
              <table:table-cell office:value-type="float" office:value="0.516627">
                <text:p>0.516627</text:p>
              </table:table-cell>
              <table:table-cell office:value-type="float" office:value="0.483708">
                <text:p>0.483708</text:p>
              </table:table-cell>
              <table:table-cell office:value-type="float" office:value="0.553098">
                <text:p>0.553098</text:p>
              </table:table-cell>
              <table:table-cell office:value-type="float" office:value="0.611346">
                <text:p>0.611346</text:p>
              </table:table-cell>
              <table:table-cell office:value-type="float" office:value="0.374585">
                <text:p>0.374585</text:p>
              </table:table-cell>
              <table:table-cell office:value-type="float" office:value="0.521973">
                <text:p>0.52197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51993">
                <text:p>0.51993</text:p>
              </table:table-cell>
              <table:table-cell office:value-type="float" office:value="0.494871">
                <text:p>0.494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8819">
                <text:p>0.368819</text:p>
              </table:table-cell>
              <table:table-cell office:value-type="float" office:value="0.429924">
                <text:p>0.429924</text:p>
              </table:table-cell>
              <table:table-cell office:value-type="float" office:value="0.349053">
                <text:p>0.349053</text:p>
              </table:table-cell>
              <table:table-cell office:value-type="float" office:value="0.554113">
                <text:p>0.554113</text:p>
              </table:table-cell>
              <table:table-cell office:value-type="float" office:value="0.348631">
                <text:p>0.348631</text:p>
              </table:table-cell>
              <table:table-cell office:value-type="float" office:value="0.51985">
                <text:p>0.51985</text:p>
              </table:table-cell>
              <table:table-cell office:value-type="float" office:value="NaN">
                <text:p>NaN</text:p>
              </table:table-cell>
              <table:table-cell office:value-type="float" office:value="0.55851">
                <text:p>0.55851</text:p>
              </table:table-cell>
              <table:table-cell office:value-type="float" office:value="0.633639">
                <text:p>0.633639</text:p>
              </table:table-cell>
              <table:table-cell office:value-type="float" office:value="0.161099">
                <text:p>0.161099</text:p>
              </table:table-cell>
              <table:table-cell office:value-type="float" office:value="0.559926">
                <text:p>0.55992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54271">
                <text:p>0.54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1647">
                <text:p>0.431647</text:p>
              </table:table-cell>
              <table:table-cell office:value-type="float" office:value="0.481699">
                <text:p>0.481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2728">
                <text:p>0.332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6632">
                <text:p>0.556632</text:p>
              </table:table-cell>
              <table:table-cell office:value-type="float" office:value="0.639706">
                <text:p>0.639706</text:p>
              </table:table-cell>
              <table:table-cell office:value-type="float" office:value="0.286485">
                <text:p>0.286485</text:p>
              </table:table-cell>
              <table:table-cell office:value-type="float" office:value="0.524588">
                <text:p>0.52458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57388">
                <text:p>0.57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6355">
                <text:p>0.366355</text:p>
              </table:table-cell>
              <table:table-cell office:value-type="float" office:value="0.454278">
                <text:p>0.454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441">
                <text:p>0.25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3246">
                <text:p>0.543246</text:p>
              </table:table-cell>
              <table:table-cell office:value-type="float" office:value="0.662473">
                <text:p>0.662473</text:p>
              </table:table-cell>
              <table:table-cell office:value-type="float" office:value="NaN">
                <text:p>NaN</text:p>
              </table:table-cell>
              <table:table-cell office:value-type="float" office:value="0.52731">
                <text:p>0.5273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53272">
                <text:p>0.53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6126">
                <text:p>0.386126</text:p>
              </table:table-cell>
              <table:table-cell office:value-type="float" office:value="0.463852">
                <text:p>0.463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7665">
                <text:p>0.357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8601">
                <text:p>0.548601</text:p>
              </table:table-cell>
              <table:table-cell office:value-type="float" office:value="0.672344">
                <text:p>0.672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52597">
                <text:p>0.52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968">
                <text:p>0.331968</text:p>
              </table:table-cell>
              <table:table-cell office:value-type="float" office:value="0.388943">
                <text:p>0.388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6178">
                <text:p>0.226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2385">
                <text:p>0.532385</text:p>
              </table:table-cell>
              <table:table-cell office:value-type="float" office:value="0.678612">
                <text:p>0.678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45705">
                <text:p>0.45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9077">
                <text:p>0.399077</text:p>
              </table:table-cell>
              <table:table-cell office:value-type="float" office:value="0.397844">
                <text:p>0.397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4227">
                <text:p>0.274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8696">
                <text:p>0.548696</text:p>
              </table:table-cell>
              <table:table-cell office:value-type="float" office:value="0.685627">
                <text:p>0.685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54491">
                <text:p>0.54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8216">
                <text:p>0.418216</text:p>
              </table:table-cell>
              <table:table-cell office:value-type="float" office:value="0.370865">
                <text:p>0.370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9667">
                <text:p>0.379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0302">
                <text:p>0.560302</text:p>
              </table:table-cell>
              <table:table-cell office:value-type="float" office:value="0.685574">
                <text:p>0.685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56365">
                <text:p>0.56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3799">
                <text:p>0.373799</text:p>
              </table:table-cell>
              <table:table-cell office:value-type="float" office:value="0.395101">
                <text:p>0.395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1771">
                <text:p>0.551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5815">
                <text:p>0.5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7777">
                <text:p>0.547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5605">
                <text:p>0.5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4594">
                <text:p>0.534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52543">
                <text:p>0.52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50658">
                <text:p>0.50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54415">
                <text:p>0.54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52166">
                <text:p>0.52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56052">
                <text:p>0.56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47171">
                <text:p>0.47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51352">
                <text:p>0.51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53434">
                <text:p>0.53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48643">
                <text:p>0.48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54099">
                <text:p>0.54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49629">
                <text:p>0.49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52006">
                <text:p>0.5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9.56cm" svg:height="11.002cm" xlink:href=".." xlink:type="simple" chart:class="chart:scatter" chart:column-mapping="0 1 2 3 4 5 6 7 8 9 10 11 12 13 14" chart:style-name="ch1">
        <chart:title svg:x="8.757cm" svg:y="0.356cm" chart:style-name="ch2">
          <text:p>Accuracy</text:p>
        </chart:title>
        <chart:legend chart:legend-position="end" svg:x="16.867cm" svg:y="1.716cm" style:legend-expansion="high" chart:style-name="ch3"/>
        <chart:plot-area chart:style-name="ch4" table:cell-range-address="Accuracy.A3:Accuracy.A34 Accuracy.C2:Accuracy.Q34" chart:data-source-has-labels="both" svg:x="0.391cm" svg:y="1.355cm" svg:width="16.085cm" svg:height="9.427cm">
          <chart:coordinate-region svg:x="1.118cm" svg:y="1.554cm" svg:width="15.078cm" svg:height="8.581cm"/>
          <chart:axis chart:dimension="x" chart:name="primary-x" chart:style-name="ch5" chartooo:axis-type="auto">
            <chart:categories table:cell-range-address="Accuracy.A3:Accuracy.A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ccuracy.C3:Accuracy.C34" chart:label-cell-address="Accuracy.C2:Accuracy.C2" chart:class="chart:scatter">
            <chart:domain table:cell-range-address="Accuracy.A3:Accuracy.A34"/>
            <chart:data-point chart:repeated="32"/>
          </chart:series>
          <chart:series chart:style-name="ch9" chart:values-cell-range-address="Accuracy.D3:Accuracy.D34" chart:label-cell-address="Accuracy.D2:Accuracy.D2" chart:class="chart:scatter">
            <chart:data-point chart:repeated="32"/>
          </chart:series>
          <chart:series chart:style-name="ch10" chart:values-cell-range-address="Accuracy.E3:Accuracy.E34" chart:label-cell-address="Accuracy.E2:Accuracy.E2" chart:class="chart:scatter">
            <chart:data-point chart:repeated="32"/>
          </chart:series>
          <chart:series chart:style-name="ch11" chart:values-cell-range-address="Accuracy.F3:Accuracy.F34" chart:label-cell-address="Accuracy.F2:Accuracy.F2" chart:class="chart:scatter">
            <chart:data-point chart:repeated="32"/>
          </chart:series>
          <chart:series chart:style-name="ch12" chart:values-cell-range-address="Accuracy.G3:Accuracy.G34" chart:label-cell-address="Accuracy.G2:Accuracy.G2" chart:class="chart:scatter">
            <chart:data-point chart:repeated="32"/>
          </chart:series>
          <chart:series chart:style-name="ch13" chart:values-cell-range-address="Accuracy.H3:Accuracy.H34" chart:label-cell-address="Accuracy.H2:Accuracy.H2" chart:class="chart:scatter">
            <chart:data-point chart:repeated="32"/>
          </chart:series>
          <chart:series chart:style-name="ch14" chart:values-cell-range-address="Accuracy.I3:Accuracy.I34" chart:label-cell-address="Accuracy.I2:Accuracy.I2" chart:class="chart:scatter">
            <chart:data-point chart:repeated="32"/>
          </chart:series>
          <chart:series chart:style-name="ch15" chart:values-cell-range-address="Accuracy.J3:Accuracy.J34" chart:label-cell-address="Accuracy.J2:Accuracy.J2" chart:class="chart:scatter">
            <chart:data-point chart:repeated="32"/>
          </chart:series>
          <chart:series chart:style-name="ch16" chart:values-cell-range-address="Accuracy.K3:Accuracy.K34" chart:label-cell-address="Accuracy.K2:Accuracy.K2" chart:class="chart:scatter">
            <chart:data-point chart:repeated="32"/>
          </chart:series>
          <chart:series chart:style-name="ch17" chart:values-cell-range-address="Accuracy.L3:Accuracy.L34" chart:label-cell-address="Accuracy.L2:Accuracy.L2" chart:class="chart:scatter">
            <chart:data-point chart:repeated="32"/>
          </chart:series>
          <chart:series chart:style-name="ch18" chart:values-cell-range-address="Accuracy.M3:Accuracy.M34" chart:label-cell-address="Accuracy.M2:Accuracy.M2" chart:class="chart:scatter">
            <chart:data-point chart:repeated="32"/>
          </chart:series>
          <chart:series chart:style-name="ch19" chart:values-cell-range-address="Accuracy.N3:Accuracy.N34" chart:label-cell-address="Accuracy.N2:Accuracy.N2" chart:class="chart:scatter">
            <chart:data-point chart:repeated="32"/>
          </chart:series>
          <chart:series chart:style-name="ch20" chart:values-cell-range-address="Accuracy.O3:Accuracy.O34" chart:label-cell-address="Accuracy.O2:Accuracy.O2" chart:class="chart:scatter">
            <chart:data-point chart:repeated="32"/>
          </chart:series>
          <chart:series chart:style-name="ch21" chart:values-cell-range-address="Accuracy.P3:Accuracy.P34" chart:label-cell-address="Accuracy.P2:Accuracy.P2" chart:class="chart:scatter">
            <chart:data-point chart:repeated="32"/>
          </chart:series>
          <chart:series chart:style-name="ch22" chart:values-cell-range-address="Accuracy.Q3:Accuracy.Q34" chart:label-cell-address="Accuracy.Q2:Accuracy.Q2" chart:class="chart:scatter">
            <chart:data-point chart:repeated="3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_3</text:p>
                <draw:g>
                  <svg:desc>Accuracy.C2:Accuracy.C2</svg:desc>
                </draw:g>
              </table:table-cell>
              <table:table-cell office:value-type="string">
                <text:p>V2_7</text:p>
                <draw:g>
                  <svg:desc>Accuracy.D2:Accuracy.D2</svg:desc>
                </draw:g>
              </table:table-cell>
              <table:table-cell office:value-type="string">
                <text:p>V2_8</text:p>
                <draw:g>
                  <svg:desc>Accuracy.E2:Accuracy.E2</svg:desc>
                </draw:g>
              </table:table-cell>
              <table:table-cell office:value-type="string">
                <text:p>V2_9</text:p>
                <draw:g>
                  <svg:desc>Accuracy.F2:Accuracy.F2</svg:desc>
                </draw:g>
              </table:table-cell>
              <table:table-cell office:value-type="string">
                <text:p>V2_8_2</text:p>
                <draw:g>
                  <svg:desc>Accuracy.G2:Accuracy.G2</svg:desc>
                </draw:g>
              </table:table-cell>
              <table:table-cell office:value-type="string">
                <text:p>v3</text:p>
                <draw:g>
                  <svg:desc>Accuracy.H2:Accuracy.H2</svg:desc>
                </draw:g>
              </table:table-cell>
              <table:table-cell office:value-type="string">
                <text:p>v4</text:p>
                <draw:g>
                  <svg:desc>Accuracy.I2:Accuracy.I2</svg:desc>
                </draw:g>
              </table:table-cell>
              <table:table-cell office:value-type="string">
                <text:p>v4_swap</text:p>
                <draw:g>
                  <svg:desc>Accuracy.J2:Accuracy.J2</svg:desc>
                </draw:g>
              </table:table-cell>
              <table:table-cell office:value-type="string">
                <text:p>V4_2</text:p>
                <draw:g>
                  <svg:desc>Accuracy.K2:Accuracy.K2</svg:desc>
                </draw:g>
              </table:table-cell>
              <table:table-cell office:value-type="string">
                <text:p>V4_3</text:p>
                <draw:g>
                  <svg:desc>Accuracy.L2:Accuracy.L2</svg:desc>
                </draw:g>
              </table:table-cell>
              <table:table-cell office:value-type="string">
                <text:p>V2_3_2</text:p>
                <draw:g>
                  <svg:desc>Accuracy.M2:Accuracy.M2</svg:desc>
                </draw:g>
              </table:table-cell>
              <table:table-cell office:value-type="string">
                <text:p>v5</text:p>
                <draw:g>
                  <svg:desc>Accuracy.N2:Accuracy.N2</svg:desc>
                </draw:g>
              </table:table-cell>
              <table:table-cell office:value-type="string">
                <text:p>v5_swap</text:p>
                <draw:g>
                  <svg:desc>Accuracy.O2:Accuracy.O2</svg:desc>
                </draw:g>
              </table:table-cell>
              <table:table-cell office:value-type="string">
                <text:p>V4_4_2</text:p>
                <draw:g>
                  <svg:desc>Accuracy.P2:Accuracy.P2</svg:desc>
                </draw:g>
              </table:table-cell>
              <table:table-cell office:value-type="string">
                <text:p>v7</text:p>
                <draw:g>
                  <svg:desc>Accuracy.Q2:Accuracy.Q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Accuracy.A3:Accuracy.A34</svg:desc>
                </draw:g>
              </table:table-cell>
              <table:table-cell office:value-type="float" office:value="5">
                <text:p>5</text:p>
                <draw:g>
                  <svg:desc>Accuracy.A3:Accuracy.A34</svg:desc>
                </draw:g>
              </table:table-cell>
              <table:table-cell office:value-type="float" office:value="NaN">
                <text:p>NaN</text:p>
                <draw:g>
                  <svg:desc>Accuracy.C3:Accuracy.C34</svg:desc>
                </draw:g>
              </table:table-cell>
              <table:table-cell office:value-type="float" office:value="0.657317">
                <text:p>0.657317</text:p>
                <draw:g>
                  <svg:desc>Accuracy.D3:Accuracy.D34</svg:desc>
                </draw:g>
              </table:table-cell>
              <table:table-cell office:value-type="float" office:value="0.371015">
                <text:p>0.371015</text:p>
                <draw:g>
                  <svg:desc>Accuracy.E3:Accuracy.E34</svg:desc>
                </draw:g>
              </table:table-cell>
              <table:table-cell office:value-type="float" office:value="0.354904">
                <text:p>0.354904</text:p>
                <draw:g>
                  <svg:desc>Accuracy.F3:Accuracy.F34</svg:desc>
                </draw:g>
              </table:table-cell>
              <table:table-cell office:value-type="float" office:value="0.665261">
                <text:p>0.665261</text:p>
                <draw:g>
                  <svg:desc>Accuracy.G3:Accuracy.G34</svg:desc>
                </draw:g>
              </table:table-cell>
              <table:table-cell office:value-type="float" office:value="0.656625">
                <text:p>0.656625</text:p>
                <draw:g>
                  <svg:desc>Accuracy.H3:Accuracy.H34</svg:desc>
                </draw:g>
              </table:table-cell>
              <table:table-cell office:value-type="float" office:value="0.68178">
                <text:p>0.68178</text:p>
                <draw:g>
                  <svg:desc>Accuracy.I3:Accuracy.I34</svg:desc>
                </draw:g>
              </table:table-cell>
              <table:table-cell office:value-type="float" office:value="NaN">
                <text:p>NaN</text:p>
                <draw:g>
                  <svg:desc>Accuracy.J3:Accuracy.J34</svg:desc>
                </draw:g>
              </table:table-cell>
              <table:table-cell office:value-type="float" office:value="0.381485">
                <text:p>0.381485</text:p>
                <draw:g>
                  <svg:desc>Accuracy.K3:Accuracy.K34</svg:desc>
                </draw:g>
              </table:table-cell>
              <table:table-cell office:value-type="float" office:value="0.354211">
                <text:p>0.354211</text:p>
                <draw:g>
                  <svg:desc>Accuracy.L3:Accuracy.L34</svg:desc>
                </draw:g>
              </table:table-cell>
              <table:table-cell office:value-type="float" office:value="0.645972">
                <text:p>0.645972</text:p>
                <draw:g>
                  <svg:desc>Accuracy.M3:Accuracy.M34</svg:desc>
                </draw:g>
              </table:table-cell>
              <table:table-cell office:value-type="float" office:value="0.657786">
                <text:p>0.657786</text:p>
                <draw:g>
                  <svg:desc>Accuracy.N3:Accuracy.N34</svg:desc>
                </draw:g>
              </table:table-cell>
              <table:table-cell office:value-type="float" office:value="NaN">
                <text:p>NaN</text:p>
                <draw:g>
                  <svg:desc>Accuracy.O3:Accuracy.O34</svg:desc>
                </draw:g>
              </table:table-cell>
              <table:table-cell office:value-type="float" office:value="0.364497">
                <text:p>0.364497</text:p>
                <draw:g>
                  <svg:desc>Accuracy.P3:Accuracy.P34</svg:desc>
                </draw:g>
              </table:table-cell>
              <table:table-cell office:value-type="float" office:value="0.685121">
                <text:p>0.685121</text:p>
                <draw:g>
                  <svg:desc>Accuracy.Q3:Accuracy.Q3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67017">
                <text:p>0.67017</text:p>
              </table:table-cell>
              <table:table-cell office:value-type="float" office:value="0.354028">
                <text:p>0.354028</text:p>
              </table:table-cell>
              <table:table-cell office:value-type="float" office:value="0.354028">
                <text:p>0.354028</text:p>
              </table:table-cell>
              <table:table-cell office:value-type="float" office:value="0.644465">
                <text:p>0.644465</text:p>
              </table:table-cell>
              <table:table-cell office:value-type="float" office:value="0.655708">
                <text:p>0.655708</text:p>
              </table:table-cell>
              <table:table-cell office:value-type="float" office:value="0.649333">
                <text:p>0.649333</text:p>
              </table:table-cell>
              <table:table-cell office:value-type="float" office:value="NaN">
                <text:p>NaN</text:p>
              </table:table-cell>
              <table:table-cell office:value-type="float" office:value="0.634586">
                <text:p>0.634586</text:p>
              </table:table-cell>
              <table:table-cell office:value-type="float" office:value="0.354089">
                <text:p>0.354089</text:p>
              </table:table-cell>
              <table:table-cell office:value-type="float" office:value="0.416825">
                <text:p>0.416825</text:p>
              </table:table-cell>
              <table:table-cell office:value-type="float" office:value="0.652592">
                <text:p>0.652592</text:p>
              </table:table-cell>
              <table:table-cell office:value-type="float" office:value="NaN">
                <text:p>NaN</text:p>
              </table:table-cell>
              <table:table-cell office:value-type="float" office:value="0.358896">
                <text:p>0.358896</text:p>
              </table:table-cell>
              <table:table-cell office:value-type="float" office:value="0.676953">
                <text:p>0.67695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651512">
                <text:p>0.651512</text:p>
              </table:table-cell>
              <table:table-cell office:value-type="float" office:value="0.575761">
                <text:p>0.575761</text:p>
              </table:table-cell>
              <table:table-cell office:value-type="float" office:value="0.539322">
                <text:p>0.539322</text:p>
              </table:table-cell>
              <table:table-cell office:value-type="float" office:value="0.67622">
                <text:p>0.67622</text:p>
              </table:table-cell>
              <table:table-cell office:value-type="float" office:value="0.646889">
                <text:p>0.646889</text:p>
              </table:table-cell>
              <table:table-cell office:value-type="float" office:value="0.693309">
                <text:p>0.693309</text:p>
              </table:table-cell>
              <table:table-cell office:value-type="float" office:value="NaN">
                <text:p>NaN</text:p>
              </table:table-cell>
              <table:table-cell office:value-type="float" office:value="0.676342">
                <text:p>0.676342</text:p>
              </table:table-cell>
              <table:table-cell office:value-type="float" office:value="0.36134">
                <text:p>0.36134</text:p>
              </table:table-cell>
              <table:table-cell office:value-type="float" office:value="0.608616">
                <text:p>0.608616</text:p>
              </table:table-cell>
              <table:table-cell office:value-type="float" office:value="0.644913">
                <text:p>0.644913</text:p>
              </table:table-cell>
              <table:table-cell office:value-type="float" office:value="NaN">
                <text:p>NaN</text:p>
              </table:table-cell>
              <table:table-cell office:value-type="float" office:value="0.354211">
                <text:p>0.354211</text:p>
              </table:table-cell>
              <table:table-cell office:value-type="float" office:value="0.666769">
                <text:p>0.66676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617782">
                <text:p>0.617782</text:p>
              </table:table-cell>
              <table:table-cell office:value-type="float" office:value="0.595947">
                <text:p>0.595947</text:p>
              </table:table-cell>
              <table:table-cell office:value-type="float" office:value="0.490966">
                <text:p>0.490966</text:p>
              </table:table-cell>
              <table:table-cell office:value-type="float" office:value="0.668092">
                <text:p>0.668092</text:p>
              </table:table-cell>
              <table:table-cell office:value-type="float" office:value="0.652347">
                <text:p>0.652347</text:p>
              </table:table-cell>
              <table:table-cell office:value-type="float" office:value="0.696161">
                <text:p>0.696161</text:p>
              </table:table-cell>
              <table:table-cell office:value-type="float" office:value="NaN">
                <text:p>NaN</text:p>
              </table:table-cell>
              <table:table-cell office:value-type="float" office:value="0.683145">
                <text:p>0.683145</text:p>
              </table:table-cell>
              <table:table-cell office:value-type="float" office:value="0.640391">
                <text:p>0.640391</text:p>
              </table:table-cell>
              <table:table-cell office:value-type="float" office:value="0.661167">
                <text:p>0.661167</text:p>
              </table:table-cell>
              <table:table-cell office:value-type="float" office:value="0.649109">
                <text:p>0.649109</text:p>
              </table:table-cell>
              <table:table-cell office:value-type="float" office:value="NaN">
                <text:p>NaN</text:p>
              </table:table-cell>
              <table:table-cell office:value-type="float" office:value="0.682004">
                <text:p>0.682004</text:p>
              </table:table-cell>
              <table:table-cell office:value-type="float" office:value="0.658947">
                <text:p>0.65894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589958">
                <text:p>0.589958</text:p>
              </table:table-cell>
              <table:table-cell office:value-type="float" office:value="0.604257">
                <text:p>0.604257</text:p>
              </table:table-cell>
              <table:table-cell office:value-type="float" office:value="0.457766">
                <text:p>0.457766</text:p>
              </table:table-cell>
              <table:table-cell office:value-type="float" office:value="0.630125">
                <text:p>0.630125</text:p>
              </table:table-cell>
              <table:table-cell office:value-type="float" office:value="0.643202">
                <text:p>0.643202</text:p>
              </table:table-cell>
              <table:table-cell office:value-type="float" office:value="0.676932">
                <text:p>0.676932</text:p>
              </table:table-cell>
              <table:table-cell office:value-type="float" office:value="NaN">
                <text:p>NaN</text:p>
              </table:table-cell>
              <table:table-cell office:value-type="float" office:value="0.663102">
                <text:p>0.663102</text:p>
              </table:table-cell>
              <table:table-cell office:value-type="float" office:value="0.354843">
                <text:p>0.354843</text:p>
              </table:table-cell>
              <table:table-cell office:value-type="float" office:value="0.652449">
                <text:p>0.652449</text:p>
              </table:table-cell>
              <table:table-cell office:value-type="float" office:value="0.645117">
                <text:p>0.645117</text:p>
              </table:table-cell>
              <table:table-cell office:value-type="float" office:value="NaN">
                <text:p>NaN</text:p>
              </table:table-cell>
              <table:table-cell office:value-type="float" office:value="0.688787">
                <text:p>0.688787</text:p>
              </table:table-cell>
              <table:table-cell office:value-type="float" office:value="0.680701">
                <text:p>0.6807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39454">
                <text:p>0.39454</text:p>
              </table:table-cell>
              <table:table-cell office:value-type="float" office:value="0.585946">
                <text:p>0.585946</text:p>
              </table:table-cell>
              <table:table-cell office:value-type="float" office:value="0.354028">
                <text:p>0.354028</text:p>
              </table:table-cell>
              <table:table-cell office:value-type="float" office:value="0.354028">
                <text:p>0.354028</text:p>
              </table:table-cell>
              <table:table-cell office:value-type="float" office:value="0.634199">
                <text:p>0.634199</text:p>
              </table:table-cell>
              <table:table-cell office:value-type="float" office:value="0.652572">
                <text:p>0.652572</text:p>
              </table:table-cell>
              <table:table-cell office:value-type="float" office:value="0.682513">
                <text:p>0.682513</text:p>
              </table:table-cell>
              <table:table-cell office:value-type="float" office:value="0.746546">
                <text:p>0.746546</text:p>
              </table:table-cell>
              <table:table-cell office:value-type="float" office:value="0.679825">
                <text:p>0.679825</text:p>
              </table:table-cell>
              <table:table-cell office:value-type="float" office:value="0.356207">
                <text:p>0.356207</text:p>
              </table:table-cell>
              <table:table-cell office:value-type="float" office:value="0.638823">
                <text:p>0.638823</text:p>
              </table:table-cell>
              <table:table-cell office:value-type="float" office:value="0.668887">
                <text:p>0.668887</text:p>
              </table:table-cell>
              <table:table-cell office:value-type="float" office:value="NaN">
                <text:p>NaN</text:p>
              </table:table-cell>
              <table:table-cell office:value-type="float" office:value="0.675975">
                <text:p>0.675975</text:p>
              </table:table-cell>
              <table:table-cell office:value-type="float" office:value="0.680212">
                <text:p>0.68021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6554">
                <text:p>0.46554</text:p>
              </table:table-cell>
              <table:table-cell office:value-type="float" office:value="0.656869">
                <text:p>0.656869</text:p>
              </table:table-cell>
              <table:table-cell office:value-type="float" office:value="0.407862">
                <text:p>0.407862</text:p>
              </table:table-cell>
              <table:table-cell office:value-type="float" office:value="NaN">
                <text:p>NaN</text:p>
              </table:table-cell>
              <table:table-cell office:value-type="float" office:value="0.660699">
                <text:p>0.660699</text:p>
              </table:table-cell>
              <table:table-cell office:value-type="float" office:value="0.663591">
                <text:p>0.663591</text:p>
              </table:table-cell>
              <table:table-cell office:value-type="float" office:value="0.678847">
                <text:p>0.678847</text:p>
              </table:table-cell>
              <table:table-cell office:value-type="float" office:value="0.760795">
                <text:p>0.760795</text:p>
              </table:table-cell>
              <table:table-cell office:value-type="float" office:value="0.676566">
                <text:p>0.676566</text:p>
              </table:table-cell>
              <table:table-cell office:value-type="float" office:value="0.360566">
                <text:p>0.360566</text:p>
              </table:table-cell>
              <table:table-cell office:value-type="float" office:value="0.627355">
                <text:p>0.627355</text:p>
              </table:table-cell>
              <table:table-cell office:value-type="float" office:value="0.66186">
                <text:p>0.66186</text:p>
              </table:table-cell>
              <table:table-cell office:value-type="float" office:value="NaN">
                <text:p>NaN</text:p>
              </table:table-cell>
              <table:table-cell office:value-type="float" office:value="0.660923">
                <text:p>0.660923</text:p>
              </table:table-cell>
              <table:table-cell office:value-type="float" office:value="0.670353">
                <text:p>0.67035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5863">
                <text:p>0.65863</text:p>
              </table:table-cell>
              <table:table-cell office:value-type="float" office:value="0.658336">
                <text:p>0.658336</text:p>
              </table:table-cell>
              <table:table-cell office:value-type="float" office:value="0.354069">
                <text:p>0.354069</text:p>
              </table:table-cell>
              <table:table-cell office:value-type="float" office:value="NaN">
                <text:p>NaN</text:p>
              </table:table-cell>
              <table:table-cell office:value-type="float" office:value="0.663897">
                <text:p>0.663897</text:p>
              </table:table-cell>
              <table:table-cell office:value-type="float" office:value="0.667583">
                <text:p>0.667583</text:p>
              </table:table-cell>
              <table:table-cell office:value-type="float" office:value="0.684611">
                <text:p>0.684611</text:p>
              </table:table-cell>
              <table:table-cell office:value-type="float" office:value="0.768324">
                <text:p>0.768324</text:p>
              </table:table-cell>
              <table:table-cell office:value-type="float" office:value="0.68009">
                <text:p>0.68009</text:p>
              </table:table-cell>
              <table:table-cell office:value-type="float" office:value="0.360098">
                <text:p>0.360098</text:p>
              </table:table-cell>
              <table:table-cell office:value-type="float" office:value="0.645972">
                <text:p>0.645972</text:p>
              </table:table-cell>
              <table:table-cell office:value-type="float" office:value="0.652347">
                <text:p>0.652347</text:p>
              </table:table-cell>
              <table:table-cell office:value-type="float" office:value="0.70714">
                <text:p>0.70714</text:p>
              </table:table-cell>
              <table:table-cell office:value-type="float" office:value="0.671963">
                <text:p>0.671963</text:p>
              </table:table-cell>
              <table:table-cell office:value-type="float" office:value="0.634749">
                <text:p>0.63474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66848">
                <text:p>0.66848</text:p>
              </table:table-cell>
              <table:table-cell office:value-type="float" office:value="0.642978">
                <text:p>0.642978</text:p>
              </table:table-cell>
              <table:table-cell office:value-type="float" office:value="0.469335">
                <text:p>0.469335</text:p>
              </table:table-cell>
              <table:table-cell office:value-type="float" office:value="NaN">
                <text:p>NaN</text:p>
              </table:table-cell>
              <table:table-cell office:value-type="float" office:value="0.669539">
                <text:p>0.669539</text:p>
              </table:table-cell>
              <table:table-cell office:value-type="float" office:value="0.671474">
                <text:p>0.671474</text:p>
              </table:table-cell>
              <table:table-cell office:value-type="float" office:value="0.694103">
                <text:p>0.694103</text:p>
              </table:table-cell>
              <table:table-cell office:value-type="float" office:value="0.783047">
                <text:p>0.783047</text:p>
              </table:table-cell>
              <table:table-cell office:value-type="float" office:value="0.686893">
                <text:p>0.686893</text:p>
              </table:table-cell>
              <table:table-cell office:value-type="float" office:value="0.36908">
                <text:p>0.36908</text:p>
              </table:table-cell>
              <table:table-cell office:value-type="float" office:value="0.416825">
                <text:p>0.416825</text:p>
              </table:table-cell>
              <table:table-cell office:value-type="float" office:value="0.665017">
                <text:p>0.665017</text:p>
              </table:table-cell>
              <table:table-cell office:value-type="float" office:value="0.726389">
                <text:p>0.726389</text:p>
              </table:table-cell>
              <table:table-cell office:value-type="float" office:value="0.674203">
                <text:p>0.674203</text:p>
              </table:table-cell>
              <table:table-cell office:value-type="float" office:value="0.670985">
                <text:p>0.67098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6711">
                <text:p>0.6711</text:p>
              </table:table-cell>
              <table:table-cell office:value-type="float" office:value="0.648926">
                <text:p>0.648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5363">
                <text:p>0.665363</text:p>
              </table:table-cell>
              <table:table-cell office:value-type="float" office:value="0.663958">
                <text:p>0.663958</text:p>
              </table:table-cell>
              <table:table-cell office:value-type="float" office:value="0.686241">
                <text:p>0.686241</text:p>
              </table:table-cell>
              <table:table-cell office:value-type="float" office:value="0.798972">
                <text:p>0.798972</text:p>
              </table:table-cell>
              <table:table-cell office:value-type="float" office:value="0.680253">
                <text:p>0.680253</text:p>
              </table:table-cell>
              <table:table-cell office:value-type="float" office:value="0.372808">
                <text:p>0.372808</text:p>
              </table:table-cell>
              <table:table-cell office:value-type="float" office:value="NaN">
                <text:p>NaN</text:p>
              </table:table-cell>
              <table:table-cell office:value-type="float" office:value="0.649577">
                <text:p>0.649577</text:p>
              </table:table-cell>
              <table:table-cell office:value-type="float" office:value="0.726668">
                <text:p>0.726668</text:p>
              </table:table-cell>
              <table:table-cell office:value-type="float" office:value="0.66907">
                <text:p>0.66907</text:p>
              </table:table-cell>
              <table:table-cell office:value-type="float" office:value="0.662919">
                <text:p>0.66291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67214">
                <text:p>0.6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8724">
                <text:p>0.668724</text:p>
              </table:table-cell>
              <table:table-cell office:value-type="float" office:value="0.655036">
                <text:p>0.655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844">
                <text:p>0.67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6992">
                <text:p>0.656992</text:p>
              </table:table-cell>
              <table:table-cell office:value-type="float" office:value="0.74114">
                <text:p>0.74114</text:p>
              </table:table-cell>
              <table:table-cell office:value-type="float" office:value="0.687504">
                <text:p>0.687504</text:p>
              </table:table-cell>
              <table:table-cell office:value-type="float" office:value="0.67844">
                <text:p>0.6784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58954">
                <text:p>0.58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2859">
                <text:p>0.672859</text:p>
              </table:table-cell>
              <table:table-cell office:value-type="float" office:value="0.655871">
                <text:p>0.655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2879">
                <text:p>0.672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117">
                <text:p>0.666117</text:p>
              </table:table-cell>
              <table:table-cell office:value-type="float" office:value="0.767653">
                <text:p>0.767653</text:p>
              </table:table-cell>
              <table:table-cell office:value-type="float" office:value="NaN">
                <text:p>NaN</text:p>
              </table:table-cell>
              <table:table-cell office:value-type="float" office:value="0.673714">
                <text:p>0.67371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67605">
                <text:p>0.67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1678">
                <text:p>0.681678</text:p>
              </table:table-cell>
              <table:table-cell office:value-type="float" office:value="0.663">
                <text:p>0.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0924">
                <text:p>0.670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4202">
                <text:p>0.664202</text:p>
              </table:table-cell>
              <table:table-cell office:value-type="float" office:value="0.769413">
                <text:p>0.769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67366">
                <text:p>0.67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7829">
                <text:p>0.677829</text:p>
              </table:table-cell>
              <table:table-cell office:value-type="float" office:value="0.667705">
                <text:p>0.667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355">
                <text:p>0.66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1045">
                <text:p>0.661045</text:p>
              </table:table-cell>
              <table:table-cell office:value-type="float" office:value="0.77651">
                <text:p>0.77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68211">
                <text:p>0.68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5689">
                <text:p>0.665689</text:p>
              </table:table-cell>
              <table:table-cell office:value-type="float" office:value="0.665506">
                <text:p>0.665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569">
                <text:p>0.67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304">
                <text:p>0.65304</text:p>
              </table:table-cell>
              <table:table-cell office:value-type="float" office:value="0.771788">
                <text:p>0.771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66514">
                <text:p>0.66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0577">
                <text:p>0.670577</text:p>
              </table:table-cell>
              <table:table-cell office:value-type="float" office:value="0.671535">
                <text:p>0.671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4571">
                <text:p>0.684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1919">
                <text:p>0.641919</text:p>
              </table:table-cell>
              <table:table-cell office:value-type="float" office:value="0.761814">
                <text:p>0.761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63089">
                <text:p>0.63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0069">
                <text:p>0.680069</text:p>
              </table:table-cell>
              <table:table-cell office:value-type="float" office:value="0.666015">
                <text:p>0.666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862">
                <text:p>0.64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63514">
                <text:p>0.63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4608">
                <text:p>0.654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65094">
                <text:p>0.65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4181">
                <text:p>0.654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5995">
                <text:p>0.65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7053">
                <text:p>0.67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67163">
                <text:p>0.67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65719">
                <text:p>0.65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65952">
                <text:p>0.65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673">
                <text:p>0.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4839">
                <text:p>0.64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56072">
                <text:p>0.56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3134">
                <text:p>0.63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67896">
                <text:p>0.67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657">
                <text:p>0.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66181">
                <text:p>0.66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65267">
                <text:p>0.65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0.807cm" svg:height="11.704cm" xlink:href=".." xlink:type="simple" chart:class="chart:scatter" chart:column-mapping="0 1 2 3 4 5 6 7 8 9 10 11 12 13 14" chart:style-name="ch1">
        <chart:title svg:x="9.447cm" svg:y="0.37cm" chart:style-name="ch2">
          <text:p>F1-mean</text:p>
        </chart:title>
        <chart:legend chart:legend-position="end" svg:x="18.114cm" svg:y="2.067cm" style:legend-expansion="high" chart:style-name="ch3"/>
        <chart:plot-area chart:style-name="ch4" table:cell-range-address="'F1-mean'.A3:'F1-mean'.A33 'F1-mean'.C2:'F1-mean'.Q33" chart:data-source-has-labels="both" svg:x="0.416cm" svg:y="1.383cm" svg:width="17.282cm" svg:height="10.087cm">
          <chart:coordinate-region svg:x="1.143cm" svg:y="1.582cm" svg:width="16.275cm" svg:height="9.241cm"/>
          <chart:axis chart:dimension="x" chart:name="primary-x" chart:style-name="ch5" chartooo:axis-type="auto">
            <chart:categories table:cell-range-address="'F1-mean'.A3:'F1-mean'.A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'.C3:'F1-mean'.C33" chart:label-cell-address="'F1-mean'.C2:'F1-mean'.C2" chart:class="chart:scatter">
            <chart:domain table:cell-range-address="'F1-mean'.A3:'F1-mean'.A33"/>
            <chart:data-point chart:repeated="31"/>
          </chart:series>
          <chart:series chart:style-name="ch9" chart:values-cell-range-address="'F1-mean'.D3:'F1-mean'.D33" chart:label-cell-address="'F1-mean'.D2:'F1-mean'.D2" chart:class="chart:scatter">
            <chart:data-point chart:repeated="31"/>
          </chart:series>
          <chart:series chart:style-name="ch10" chart:values-cell-range-address="'F1-mean'.E3:'F1-mean'.E33" chart:label-cell-address="'F1-mean'.E2:'F1-mean'.E2" chart:class="chart:scatter">
            <chart:data-point chart:repeated="31"/>
          </chart:series>
          <chart:series chart:style-name="ch11" chart:values-cell-range-address="'F1-mean'.F3:'F1-mean'.F33" chart:label-cell-address="'F1-mean'.F2:'F1-mean'.F2" chart:class="chart:scatter">
            <chart:data-point chart:repeated="31"/>
          </chart:series>
          <chart:series chart:style-name="ch12" chart:values-cell-range-address="'F1-mean'.G3:'F1-mean'.G33" chart:label-cell-address="'F1-mean'.G2:'F1-mean'.G2" chart:class="chart:scatter">
            <chart:data-point chart:repeated="31"/>
          </chart:series>
          <chart:series chart:style-name="ch13" chart:values-cell-range-address="'F1-mean'.H3:'F1-mean'.H33" chart:label-cell-address="'F1-mean'.H2:'F1-mean'.H2" chart:class="chart:scatter">
            <chart:data-point chart:repeated="31"/>
          </chart:series>
          <chart:series chart:style-name="ch14" chart:values-cell-range-address="'F1-mean'.I3:'F1-mean'.I33" chart:label-cell-address="'F1-mean'.I2:'F1-mean'.I2" chart:class="chart:scatter">
            <chart:data-point chart:repeated="31"/>
          </chart:series>
          <chart:series chart:style-name="ch15" chart:values-cell-range-address="'F1-mean'.J3:'F1-mean'.J33" chart:label-cell-address="'F1-mean'.J2:'F1-mean'.J2" chart:class="chart:scatter">
            <chart:data-point chart:repeated="31"/>
          </chart:series>
          <chart:series chart:style-name="ch16" chart:values-cell-range-address="'F1-mean'.K3:'F1-mean'.K33" chart:label-cell-address="'F1-mean'.K2:'F1-mean'.K2" chart:class="chart:scatter">
            <chart:data-point chart:repeated="31"/>
          </chart:series>
          <chart:series chart:style-name="ch17" chart:values-cell-range-address="'F1-mean'.L3:'F1-mean'.L33" chart:label-cell-address="'F1-mean'.L2:'F1-mean'.L2" chart:class="chart:scatter">
            <chart:data-point chart:repeated="31"/>
          </chart:series>
          <chart:series chart:style-name="ch18" chart:values-cell-range-address="'F1-mean'.M3:'F1-mean'.M33" chart:label-cell-address="'F1-mean'.M2:'F1-mean'.M2" chart:class="chart:scatter">
            <chart:data-point chart:repeated="31"/>
          </chart:series>
          <chart:series chart:style-name="ch19" chart:values-cell-range-address="'F1-mean'.N3:'F1-mean'.N33" chart:label-cell-address="'F1-mean'.N2:'F1-mean'.N2" chart:class="chart:scatter">
            <chart:data-point chart:repeated="31"/>
          </chart:series>
          <chart:series chart:style-name="ch20" chart:values-cell-range-address="'F1-mean'.O3:'F1-mean'.O33" chart:label-cell-address="'F1-mean'.O2:'F1-mean'.O2" chart:class="chart:scatter">
            <chart:data-point chart:repeated="31"/>
          </chart:series>
          <chart:series chart:style-name="ch21" chart:values-cell-range-address="'F1-mean'.P3:'F1-mean'.P33" chart:label-cell-address="'F1-mean'.P2:'F1-mean'.P2" chart:class="chart:scatter">
            <chart:data-point chart:repeated="31"/>
          </chart:series>
          <chart:series chart:style-name="ch22" chart:values-cell-range-address="'F1-mean'.Q3:'F1-mean'.Q33" chart:label-cell-address="'F1-mean'.Q2:'F1-mean'.Q2" chart:class="chart:scatter">
            <chart:data-point chart:repeated="31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_3</text:p>
                <draw:g>
                  <svg:desc>'F1-mean'.C2:'F1-mean'.C2</svg:desc>
                </draw:g>
              </table:table-cell>
              <table:table-cell office:value-type="string">
                <text:p>V2_7</text:p>
                <draw:g>
                  <svg:desc>'F1-mean'.D2:'F1-mean'.D2</svg:desc>
                </draw:g>
              </table:table-cell>
              <table:table-cell office:value-type="string">
                <text:p>V2_8</text:p>
                <draw:g>
                  <svg:desc>'F1-mean'.E2:'F1-mean'.E2</svg:desc>
                </draw:g>
              </table:table-cell>
              <table:table-cell office:value-type="string">
                <text:p>V2_9</text:p>
                <draw:g>
                  <svg:desc>'F1-mean'.F2:'F1-mean'.F2</svg:desc>
                </draw:g>
              </table:table-cell>
              <table:table-cell office:value-type="string">
                <text:p>V2_8_2</text:p>
                <draw:g>
                  <svg:desc>'F1-mean'.G2:'F1-mean'.G2</svg:desc>
                </draw:g>
              </table:table-cell>
              <table:table-cell office:value-type="string">
                <text:p>v3</text:p>
                <draw:g>
                  <svg:desc>'F1-mean'.H2:'F1-mean'.H2</svg:desc>
                </draw:g>
              </table:table-cell>
              <table:table-cell office:value-type="string">
                <text:p>v4</text:p>
                <draw:g>
                  <svg:desc>'F1-mean'.I2:'F1-mean'.I2</svg:desc>
                </draw:g>
              </table:table-cell>
              <table:table-cell office:value-type="string">
                <text:p>v4_swap</text:p>
                <draw:g>
                  <svg:desc>'F1-mean'.J2:'F1-mean'.J2</svg:desc>
                </draw:g>
              </table:table-cell>
              <table:table-cell office:value-type="string">
                <text:p>V4_2</text:p>
                <draw:g>
                  <svg:desc>'F1-mean'.K2:'F1-mean'.K2</svg:desc>
                </draw:g>
              </table:table-cell>
              <table:table-cell office:value-type="string">
                <text:p>V4_3</text:p>
                <draw:g>
                  <svg:desc>'F1-mean'.L2:'F1-mean'.L2</svg:desc>
                </draw:g>
              </table:table-cell>
              <table:table-cell office:value-type="string">
                <text:p>V2_3_2</text:p>
                <draw:g>
                  <svg:desc>'F1-mean'.M2:'F1-mean'.M2</svg:desc>
                </draw:g>
              </table:table-cell>
              <table:table-cell office:value-type="string">
                <text:p>v5</text:p>
                <draw:g>
                  <svg:desc>'F1-mean'.N2:'F1-mean'.N2</svg:desc>
                </draw:g>
              </table:table-cell>
              <table:table-cell office:value-type="string">
                <text:p>v5_swap</text:p>
                <draw:g>
                  <svg:desc>'F1-mean'.O2:'F1-mean'.O2</svg:desc>
                </draw:g>
              </table:table-cell>
              <table:table-cell office:value-type="string">
                <text:p>V4_4_2</text:p>
                <draw:g>
                  <svg:desc>'F1-mean'.P2:'F1-mean'.P2</svg:desc>
                </draw:g>
              </table:table-cell>
              <table:table-cell office:value-type="string">
                <text:p>v7</text:p>
                <draw:g>
                  <svg:desc>'F1-mean'.Q2:'F1-mean'.Q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F1-mean'.A3:'F1-mean'.A33</svg:desc>
                </draw:g>
              </table:table-cell>
              <table:table-cell office:value-type="float" office:value="5">
                <text:p>5</text:p>
                <draw:g>
                  <svg:desc>'F1-mean'.A3:'F1-mean'.A33</svg:desc>
                </draw:g>
              </table:table-cell>
              <table:table-cell office:value-type="float" office:value="NaN">
                <text:p>NaN</text:p>
                <draw:g>
                  <svg:desc>'F1-mean'.C3:'F1-mean'.C33</svg:desc>
                </draw:g>
              </table:table-cell>
              <table:table-cell office:value-type="float" office:value="0.615455">
                <text:p>0.615455</text:p>
                <draw:g>
                  <svg:desc>'F1-mean'.D3:'F1-mean'.D33</svg:desc>
                </draw:g>
              </table:table-cell>
              <table:table-cell office:value-type="float" office:value="0.169987">
                <text:p>0.169987</text:p>
                <draw:g>
                  <svg:desc>'F1-mean'.E3:'F1-mean'.E33</svg:desc>
                </draw:g>
              </table:table-cell>
              <table:table-cell office:value-type="float" office:value="0.019272">
                <text:p>0.019272</text:p>
                <draw:g>
                  <svg:desc>'F1-mean'.F3:'F1-mean'.F33</svg:desc>
                </draw:g>
              </table:table-cell>
              <table:table-cell office:value-type="float" office:value="0.594624">
                <text:p>0.594624</text:p>
                <draw:g>
                  <svg:desc>'F1-mean'.G3:'F1-mean'.G33</svg:desc>
                </draw:g>
              </table:table-cell>
              <table:table-cell office:value-type="float" office:value="0.606757">
                <text:p>0.606757</text:p>
                <draw:g>
                  <svg:desc>'F1-mean'.H3:'F1-mean'.H33</svg:desc>
                </draw:g>
              </table:table-cell>
              <table:table-cell office:value-type="float" office:value="0.579672">
                <text:p>0.579672</text:p>
                <draw:g>
                  <svg:desc>'F1-mean'.I3:'F1-mean'.I33</svg:desc>
                </draw:g>
              </table:table-cell>
              <table:table-cell office:value-type="float" office:value="NaN">
                <text:p>NaN</text:p>
                <draw:g>
                  <svg:desc>'F1-mean'.J3:'F1-mean'.J33</svg:desc>
                </draw:g>
              </table:table-cell>
              <table:table-cell office:value-type="float" office:value="0.238144">
                <text:p>0.238144</text:p>
                <draw:g>
                  <svg:desc>'F1-mean'.K3:'F1-mean'.K33</svg:desc>
                </draw:g>
              </table:table-cell>
              <table:table-cell office:value-type="float" office:value="0.002389">
                <text:p>0.002389</text:p>
                <draw:g>
                  <svg:desc>'F1-mean'.L3:'F1-mean'.L33</svg:desc>
                </draw:g>
              </table:table-cell>
              <table:table-cell office:value-type="float" office:value="0">
                <text:p>0</text:p>
                <draw:g>
                  <svg:desc>'F1-mean'.M3:'F1-mean'.M33</svg:desc>
                </draw:g>
              </table:table-cell>
              <table:table-cell office:value-type="float" office:value="0.626216">
                <text:p>0.626216</text:p>
                <draw:g>
                  <svg:desc>'F1-mean'.N3:'F1-mean'.N33</svg:desc>
                </draw:g>
              </table:table-cell>
              <table:table-cell office:value-type="float" office:value="NaN">
                <text:p>NaN</text:p>
                <draw:g>
                  <svg:desc>'F1-mean'.O3:'F1-mean'.O33</svg:desc>
                </draw:g>
              </table:table-cell>
              <table:table-cell office:value-type="float" office:value="0.098666">
                <text:p>0.098666</text:p>
                <draw:g>
                  <svg:desc>'F1-mean'.P3:'F1-mean'.P33</svg:desc>
                </draw:g>
              </table:table-cell>
              <table:table-cell office:value-type="float" office:value="0.605305">
                <text:p>0.605305</text:p>
                <draw:g>
                  <svg:desc>'F1-mean'.Q3:'F1-mean'.Q33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621485">
                <text:p>0.621485</text:p>
              </table:table-cell>
              <table:table-cell office:value-type="float" office:value="0">
                <text:p>0</text:p>
              </table:table-cell>
              <table:table-cell office:value-type="float" office:value="0.000378">
                <text:p>0.000378</text:p>
              </table:table-cell>
              <table:table-cell office:value-type="float" office:value="0.548862">
                <text:p>0.548862</text:p>
              </table:table-cell>
              <table:table-cell office:value-type="float" office:value="0.575875">
                <text:p>0.575875</text:p>
              </table:table-cell>
              <table:table-cell office:value-type="float" office:value="0.587422">
                <text:p>0.587422</text:p>
              </table:table-cell>
              <table:table-cell office:value-type="float" office:value="NaN">
                <text:p>NaN</text:p>
              </table:table-cell>
              <table:table-cell office:value-type="float" office:value="0.566087">
                <text:p>0.566087</text:p>
              </table:table-cell>
              <table:table-cell office:value-type="float" office:value="0.000882">
                <text:p>0.000882</text:p>
              </table:table-cell>
              <table:table-cell office:value-type="float" office:value="0.39236">
                <text:p>0.39236</text:p>
              </table:table-cell>
              <table:table-cell office:value-type="float" office:value="0.632263">
                <text:p>0.632263</text:p>
              </table:table-cell>
              <table:table-cell office:value-type="float" office:value="NaN">
                <text:p>NaN</text:p>
              </table:table-cell>
              <table:table-cell office:value-type="float" office:value="0.077209">
                <text:p>0.077209</text:p>
              </table:table-cell>
              <table:table-cell office:value-type="float" office:value="0.633129">
                <text:p>0.63312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614759">
                <text:p>0.614759</text:p>
              </table:table-cell>
              <table:table-cell office:value-type="float" office:value="0.409738">
                <text:p>0.409738</text:p>
              </table:table-cell>
              <table:table-cell office:value-type="float" office:value="0.454631">
                <text:p>0.454631</text:p>
              </table:table-cell>
              <table:table-cell office:value-type="float" office:value="0.599677">
                <text:p>0.599677</text:p>
              </table:table-cell>
              <table:table-cell office:value-type="float" office:value="0.594704">
                <text:p>0.594704</text:p>
              </table:table-cell>
              <table:table-cell office:value-type="float" office:value="0.576725">
                <text:p>0.576725</text:p>
              </table:table-cell>
              <table:table-cell office:value-type="float" office:value="NaN">
                <text:p>NaN</text:p>
              </table:table-cell>
              <table:table-cell office:value-type="float" office:value="0.546049">
                <text:p>0.546049</text:p>
              </table:table-cell>
              <table:table-cell office:value-type="float" office:value="0.090913">
                <text:p>0.090913</text:p>
              </table:table-cell>
              <table:table-cell office:value-type="float" office:value="0.55152">
                <text:p>0.55152</text:p>
              </table:table-cell>
              <table:table-cell office:value-type="float" office:value="0.629071">
                <text:p>0.629071</text:p>
              </table:table-cell>
              <table:table-cell office:value-type="float" office:value="NaN">
                <text:p>NaN</text:p>
              </table:table-cell>
              <table:table-cell office:value-type="float" office:value="0.002639">
                <text:p>0.002639</text:p>
              </table:table-cell>
              <table:table-cell office:value-type="float" office:value="0.633204">
                <text:p>0.63320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59463">
                <text:p>0.59463</text:p>
              </table:table-cell>
              <table:table-cell office:value-type="float" office:value="0.334398">
                <text:p>0.334398</text:p>
              </table:table-cell>
              <table:table-cell office:value-type="float" office:value="0.472431">
                <text:p>0.472431</text:p>
              </table:table-cell>
              <table:table-cell office:value-type="float" office:value="0.587274">
                <text:p>0.587274</text:p>
              </table:table-cell>
              <table:table-cell office:value-type="float" office:value="0.590095">
                <text:p>0.590095</text:p>
              </table:table-cell>
              <table:table-cell office:value-type="float" office:value="0.571282">
                <text:p>0.571282</text:p>
              </table:table-cell>
              <table:table-cell office:value-type="float" office:value="NaN">
                <text:p>NaN</text:p>
              </table:table-cell>
              <table:table-cell office:value-type="float" office:value="0.462203">
                <text:p>0.462203</text:p>
              </table:table-cell>
              <table:table-cell office:value-type="float" office:value="0.053401">
                <text:p>0.053401</text:p>
              </table:table-cell>
              <table:table-cell office:value-type="float" office:value="0.614557">
                <text:p>0.614557</text:p>
              </table:table-cell>
              <table:table-cell office:value-type="float" office:value="0.632121">
                <text:p>0.632121</text:p>
              </table:table-cell>
              <table:table-cell office:value-type="float" office:value="NaN">
                <text:p>NaN</text:p>
              </table:table-cell>
              <table:table-cell office:value-type="float" office:value="0.523603">
                <text:p>0.523603</text:p>
              </table:table-cell>
              <table:table-cell office:value-type="float" office:value="0.636454">
                <text:p>0.63645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58657">
                <text:p>0.58657</text:p>
              </table:table-cell>
              <table:table-cell office:value-type="float" office:value="0.355418">
                <text:p>0.355418</text:p>
              </table:table-cell>
              <table:table-cell office:value-type="float" office:value="0.45765">
                <text:p>0.45765</text:p>
              </table:table-cell>
              <table:table-cell office:value-type="float" office:value="0.499234">
                <text:p>0.499234</text:p>
              </table:table-cell>
              <table:table-cell office:value-type="float" office:value="0.557402">
                <text:p>0.557402</text:p>
              </table:table-cell>
              <table:table-cell office:value-type="float" office:value="0.597613">
                <text:p>0.597613</text:p>
              </table:table-cell>
              <table:table-cell office:value-type="float" office:value="NaN">
                <text:p>NaN</text:p>
              </table:table-cell>
              <table:table-cell office:value-type="float" office:value="0.557119">
                <text:p>0.557119</text:p>
              </table:table-cell>
              <table:table-cell office:value-type="float" office:value="0.007495">
                <text:p>0.007495</text:p>
              </table:table-cell>
              <table:table-cell office:value-type="float" office:value="0.616405">
                <text:p>0.616405</text:p>
              </table:table-cell>
              <table:table-cell office:value-type="float" office:value="0.629547">
                <text:p>0.629547</text:p>
              </table:table-cell>
              <table:table-cell office:value-type="float" office:value="NaN">
                <text:p>NaN</text:p>
              </table:table-cell>
              <table:table-cell office:value-type="float" office:value="0.460285">
                <text:p>0.460285</text:p>
              </table:table-cell>
              <table:table-cell office:value-type="float" office:value="0.629395">
                <text:p>0.6293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252509">
                <text:p>0.252509</text:p>
              </table:table-cell>
              <table:table-cell office:value-type="float" office:value="0.5769">
                <text:p>0.57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52213">
                <text:p>0.552213</text:p>
              </table:table-cell>
              <table:table-cell office:value-type="float" office:value="0.59599">
                <text:p>0.59599</text:p>
              </table:table-cell>
              <table:table-cell office:value-type="float" office:value="0.595637">
                <text:p>0.595637</text:p>
              </table:table-cell>
              <table:table-cell office:value-type="float" office:value="0.65748">
                <text:p>0.65748</text:p>
              </table:table-cell>
              <table:table-cell office:value-type="float" office:value="0.568454">
                <text:p>0.568454</text:p>
              </table:table-cell>
              <table:table-cell office:value-type="float" office:value="0.028155">
                <text:p>0.028155</text:p>
              </table:table-cell>
              <table:table-cell office:value-type="float" office:value="0.616611">
                <text:p>0.616611</text:p>
              </table:table-cell>
              <table:table-cell office:value-type="float" office:value="0.633208">
                <text:p>0.633208</text:p>
              </table:table-cell>
              <table:table-cell office:value-type="float" office:value="NaN">
                <text:p>NaN</text:p>
              </table:table-cell>
              <table:table-cell office:value-type="float" office:value="0.36163">
                <text:p>0.36163</text:p>
              </table:table-cell>
              <table:table-cell office:value-type="float" office:value="0.622111">
                <text:p>0.62211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24201">
                <text:p>0.424201</text:p>
              </table:table-cell>
              <table:table-cell office:value-type="float" office:value="0.616225">
                <text:p>0.616225</text:p>
              </table:table-cell>
              <table:table-cell office:value-type="float" office:value="0.368134">
                <text:p>0.368134</text:p>
              </table:table-cell>
              <table:table-cell office:value-type="float" office:value="NaN">
                <text:p>NaN</text:p>
              </table:table-cell>
              <table:table-cell office:value-type="float" office:value="0.498449">
                <text:p>0.498449</text:p>
              </table:table-cell>
              <table:table-cell office:value-type="float" office:value="0.544823">
                <text:p>0.544823</text:p>
              </table:table-cell>
              <table:table-cell office:value-type="float" office:value="0.578244">
                <text:p>0.578244</text:p>
              </table:table-cell>
              <table:table-cell office:value-type="float" office:value="0.671089">
                <text:p>0.671089</text:p>
              </table:table-cell>
              <table:table-cell office:value-type="float" office:value="0.441823">
                <text:p>0.441823</text:p>
              </table:table-cell>
              <table:table-cell office:value-type="float" office:value="0.079105">
                <text:p>0.079105</text:p>
              </table:table-cell>
              <table:table-cell office:value-type="float" office:value="0.617538">
                <text:p>0.617538</text:p>
              </table:table-cell>
              <table:table-cell office:value-type="float" office:value="0.630287">
                <text:p>0.630287</text:p>
              </table:table-cell>
              <table:table-cell office:value-type="float" office:value="NaN">
                <text:p>NaN</text:p>
              </table:table-cell>
              <table:table-cell office:value-type="float" office:value="0.201272">
                <text:p>0.201272</text:p>
              </table:table-cell>
              <table:table-cell office:value-type="float" office:value="0.625427">
                <text:p>0.62542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15721">
                <text:p>0.615721</text:p>
              </table:table-cell>
              <table:table-cell office:value-type="float" office:value="0.625098">
                <text:p>0.625098</text:p>
              </table:table-cell>
              <table:table-cell office:value-type="float" office:value="0.000252">
                <text:p>0.000252</text:p>
              </table:table-cell>
              <table:table-cell office:value-type="float" office:value="NaN">
                <text:p>NaN</text:p>
              </table:table-cell>
              <table:table-cell office:value-type="float" office:value="0.517665">
                <text:p>0.517665</text:p>
              </table:table-cell>
              <table:table-cell office:value-type="float" office:value="0.56649">
                <text:p>0.56649</text:p>
              </table:table-cell>
              <table:table-cell office:value-type="float" office:value="0.60814">
                <text:p>0.60814</text:p>
              </table:table-cell>
              <table:table-cell office:value-type="float" office:value="0.697343">
                <text:p>0.697343</text:p>
              </table:table-cell>
              <table:table-cell office:value-type="float" office:value="0.596005">
                <text:p>0.596005</text:p>
              </table:table-cell>
              <table:table-cell office:value-type="float" office:value="0.079147">
                <text:p>0.079147</text:p>
              </table:table-cell>
              <table:table-cell office:value-type="float" office:value="0">
                <text:p>0</text:p>
              </table:table-cell>
              <table:table-cell office:value-type="float" office:value="0.630774">
                <text:p>0.630774</text:p>
              </table:table-cell>
              <table:table-cell office:value-type="float" office:value="0.676024">
                <text:p>0.676024</text:p>
              </table:table-cell>
              <table:table-cell office:value-type="float" office:value="0.299385">
                <text:p>0.299385</text:p>
              </table:table-cell>
              <table:table-cell office:value-type="float" office:value="0.606309">
                <text:p>0.60630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599504">
                <text:p>0.599504</text:p>
              </table:table-cell>
              <table:table-cell office:value-type="float" office:value="0.60732">
                <text:p>0.60732</text:p>
              </table:table-cell>
              <table:table-cell office:value-type="float" office:value="0.466248">
                <text:p>0.466248</text:p>
              </table:table-cell>
              <table:table-cell office:value-type="float" office:value="NaN">
                <text:p>NaN</text:p>
              </table:table-cell>
              <table:table-cell office:value-type="float" office:value="0.467092">
                <text:p>0.467092</text:p>
              </table:table-cell>
              <table:table-cell office:value-type="float" office:value="0.57805">
                <text:p>0.57805</text:p>
              </table:table-cell>
              <table:table-cell office:value-type="float" office:value="0.584394">
                <text:p>0.584394</text:p>
              </table:table-cell>
              <table:table-cell office:value-type="float" office:value="0.693621">
                <text:p>0.693621</text:p>
              </table:table-cell>
              <table:table-cell office:value-type="float" office:value="0.533448">
                <text:p>0.533448</text:p>
              </table:table-cell>
              <table:table-cell office:value-type="float" office:value="0.156016">
                <text:p>0.156016</text:p>
              </table:table-cell>
              <table:table-cell office:value-type="float" office:value="0.39236">
                <text:p>0.39236</text:p>
              </table:table-cell>
              <table:table-cell office:value-type="float" office:value="0.630136">
                <text:p>0.630136</text:p>
              </table:table-cell>
              <table:table-cell office:value-type="float" office:value="0.688859">
                <text:p>0.688859</text:p>
              </table:table-cell>
              <table:table-cell office:value-type="float" office:value="0.506057">
                <text:p>0.506057</text:p>
              </table:table-cell>
              <table:table-cell office:value-type="float" office:value="0.615269">
                <text:p>0.61526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614083">
                <text:p>0.614083</text:p>
              </table:table-cell>
              <table:table-cell office:value-type="float" office:value="0.590185">
                <text:p>0.590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5329">
                <text:p>0.525329</text:p>
              </table:table-cell>
              <table:table-cell office:value-type="float" office:value="0.549641">
                <text:p>0.549641</text:p>
              </table:table-cell>
              <table:table-cell office:value-type="float" office:value="0.484797">
                <text:p>0.484797</text:p>
              </table:table-cell>
              <table:table-cell office:value-type="float" office:value="0.677093">
                <text:p>0.677093</text:p>
              </table:table-cell>
              <table:table-cell office:value-type="float" office:value="0.483418">
                <text:p>0.483418</text:p>
              </table:table-cell>
              <table:table-cell office:value-type="float" office:value="0.161997">
                <text:p>0.161997</text:p>
              </table:table-cell>
              <table:table-cell office:value-type="float" office:value="NaN">
                <text:p>NaN</text:p>
              </table:table-cell>
              <table:table-cell office:value-type="float" office:value="0.625015">
                <text:p>0.625015</text:p>
              </table:table-cell>
              <table:table-cell office:value-type="float" office:value="0.700053">
                <text:p>0.700053</text:p>
              </table:table-cell>
              <table:table-cell office:value-type="float" office:value="0.267845">
                <text:p>0.267845</text:p>
              </table:table-cell>
              <table:table-cell office:value-type="float" office:value="0.632559">
                <text:p>0.63255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627773">
                <text:p>0.627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2093">
                <text:p>0.542093</text:p>
              </table:table-cell>
              <table:table-cell office:value-type="float" office:value="0.584006">
                <text:p>0.584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7923">
                <text:p>0.467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7978">
                <text:p>0.627978</text:p>
              </table:table-cell>
              <table:table-cell office:value-type="float" office:value="0.710142">
                <text:p>0.710142</text:p>
              </table:table-cell>
              <table:table-cell office:value-type="float" office:value="0.421881">
                <text:p>0.421881</text:p>
              </table:table-cell>
              <table:table-cell office:value-type="float" office:value="0.61974">
                <text:p>0.6197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588598">
                <text:p>0.588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6473">
                <text:p>0.506473</text:p>
              </table:table-cell>
              <table:table-cell office:value-type="float" office:value="0.565461">
                <text:p>0.565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4932">
                <text:p>0.384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5423">
                <text:p>0.625423</text:p>
              </table:table-cell>
              <table:table-cell office:value-type="float" office:value="0.734005">
                <text:p>0.734005</text:p>
              </table:table-cell>
              <table:table-cell office:value-type="float" office:value="NaN">
                <text:p>NaN</text:p>
              </table:table-cell>
              <table:table-cell office:value-type="float" office:value="0.619541">
                <text:p>0.61954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623676">
                <text:p>0.623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4442">
                <text:p>0.574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0204">
                <text:p>0.490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7412">
                <text:p>0.627412</text:p>
              </table:table-cell>
              <table:table-cell office:value-type="float" office:value="0.739724">
                <text:p>0.739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618715">
                <text:p>0.618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7233">
                <text:p>0.517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1179">
                <text:p>0.351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7208">
                <text:p>0.617208</text:p>
              </table:table-cell>
              <table:table-cell office:value-type="float" office:value="0.74618">
                <text:p>0.74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575074">
                <text:p>0.575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4261">
                <text:p>0.524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7288">
                <text:p>0.407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2107">
                <text:p>0.622107</text:p>
              </table:table-cell>
              <table:table-cell office:value-type="float" office:value="0.747182">
                <text:p>0.747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625881">
                <text:p>0.625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224">
                <text:p>0.50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2546">
                <text:p>0.512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1609">
                <text:p>0.621609</text:p>
              </table:table-cell>
              <table:table-cell office:value-type="float" office:value="0.741895">
                <text:p>0.741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616452">
                <text:p>0.616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2079">
                <text:p>0.522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1367">
                <text:p>0.621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2418">
                <text:p>0.622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5361">
                <text:p>0.615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12808">
                <text:p>0.612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05587">
                <text:p>0.605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628357">
                <text:p>0.628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609488">
                <text:p>0.609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631139">
                <text:p>0.631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583061">
                <text:p>0.583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01102">
                <text:p>0.601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560418">
                <text:p>0.560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04135">
                <text:p>0.604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595163">
                <text:p>0.595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62006">
                <text:p>0.6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595877">
                <text:p>0.595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minimum="0.44" chart:maximum="0.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07cm" svg:y="0.316cm" chart:style-name="ch2">
          <text:p>Saliency</text:p>
        </chart:title>
        <chart:legend chart:legend-position="end" svg:x="14.286cm" svg:y="3.952cm" style:legend-expansion="high" chart:style-name="ch3"/>
        <chart:plot-area chart:style-name="ch4" table:cell-range-address="'F1-mean'.A3:'F1-mean'.A14 'F1-mean'.N2:'F1-mean'.N14 'F1-mean'.Q2:'F1-mean'.Q14" chart:data-source-has-labels="row" svg:x="0.32cm" svg:y="1.275cm" svg:width="13.646cm" svg:height="7.545cm">
          <chart:coordinate-region svg:x="1.232cm" svg:y="1.275cm" svg:width="12.547cm" svg:height="6.8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N3:'F1-mean'.N14" chart:label-cell-address="'F1-mean'.N2:'F1-mean'.N2" chart:class="chart:scatter">
            <chart:domain table:cell-range-address="'F1-mean'.A3:'F1-mean'.A14"/>
            <chart:data-point chart:repeated="12"/>
          </chart:series>
          <chart:series chart:style-name="ch9" chart:values-cell-range-address="'F1-mean'.Q3:'F1-mean'.Q14" chart:label-cell-address="'F1-mean'.Q2:'F1-mean'.Q2" chart:class="chart:scatte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5</text:p>
                <draw:g>
                  <svg:desc>'F1-mean'.N2:'F1-mean'.N2</svg:desc>
                </draw:g>
              </table:table-cell>
              <table:table-cell office:value-type="string">
                <text:p>v7</text:p>
                <draw:g>
                  <svg:desc>'F1-mean'.Q2:'F1-mean'.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F1-mean'.A3:'F1-mean'.A14</svg:desc>
                </draw:g>
              </table:table-cell>
              <table:table-cell office:value-type="float" office:value="0.626216">
                <text:p>0.626216</text:p>
                <draw:g>
                  <svg:desc>'F1-mean'.N3:'F1-mean'.N14</svg:desc>
                </draw:g>
              </table:table-cell>
              <table:table-cell office:value-type="float" office:value="0.605305">
                <text:p>0.605305</text:p>
                <draw:g>
                  <svg:desc>'F1-mean'.Q3:'F1-mean'.Q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632263">
                <text:p>0.632263</text:p>
              </table:table-cell>
              <table:table-cell office:value-type="float" office:value="0.633129">
                <text:p>0.6331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629071">
                <text:p>0.629071</text:p>
              </table:table-cell>
              <table:table-cell office:value-type="float" office:value="0.633204">
                <text:p>0.6332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632121">
                <text:p>0.632121</text:p>
              </table:table-cell>
              <table:table-cell office:value-type="float" office:value="0.636454">
                <text:p>0.6364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629547">
                <text:p>0.629547</text:p>
              </table:table-cell>
              <table:table-cell office:value-type="float" office:value="0.629395">
                <text:p>0.6293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633208">
                <text:p>0.633208</text:p>
              </table:table-cell>
              <table:table-cell office:value-type="float" office:value="0.622111">
                <text:p>0.622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630287">
                <text:p>0.630287</text:p>
              </table:table-cell>
              <table:table-cell office:value-type="float" office:value="0.625427">
                <text:p>0.6254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630774">
                <text:p>0.630774</text:p>
              </table:table-cell>
              <table:table-cell office:value-type="float" office:value="0.606309">
                <text:p>0.6063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630136">
                <text:p>0.630136</text:p>
              </table:table-cell>
              <table:table-cell office:value-type="float" office:value="0.615269">
                <text:p>0.6152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625015">
                <text:p>0.625015</text:p>
              </table:table-cell>
              <table:table-cell office:value-type="float" office:value="0.632559">
                <text:p>0.6325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0.627978">
                <text:p>0.627978</text:p>
              </table:table-cell>
              <table:table-cell office:value-type="float" office:value="0.61974">
                <text:p>0.619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625423">
                <text:p>0.625423</text:p>
              </table:table-cell>
              <table:table-cell office:value-type="float" office:value="0.619541">
                <text:p>0.61954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minimum="0.44" chart:maximum="0.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21cm" svg:y="0.316cm" chart:style-name="ch2">
          <text:p>[480,640] vs [240,320]</text:p>
        </chart:title>
        <chart:legend chart:legend-position="end" svg:x="13.862cm" svg:y="3.952cm" style:legend-expansion="high" chart:style-name="ch3"/>
        <chart:plot-area chart:style-name="ch4" table:cell-range-address="'F1-mean'.A3:'F1-mean'.A12 'F1-mean'.N2:'F1-mean'.N12 'F1-mean'.S2:'F1-mean'.S12" chart:data-source-has-labels="row" svg:x="0.32cm" svg:y="1.275cm" svg:width="13.222cm" svg:height="7.545cm">
          <chart:coordinate-region svg:x="1.232cm" svg:y="1.275cm" svg:width="12.123cm" svg:height="6.8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N3:'F1-mean'.N12" chart:label-cell-address="'F1-mean'.N2:'F1-mean'.N2" chart:class="chart:scatter">
            <chart:domain table:cell-range-address="'F1-mean'.A3:'F1-mean'.A12"/>
            <chart:data-point chart:repeated="10"/>
          </chart:series>
          <chart:series chart:style-name="ch9" chart:values-cell-range-address="'F1-mean'.S3:'F1-mean'.S12" chart:label-cell-address="'F1-mean'.S2:'F1-mean'.S2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5</text:p>
                <draw:g>
                  <svg:desc>'F1-mean'.N2:'F1-mean'.N2</svg:desc>
                </draw:g>
              </table:table-cell>
              <table:table-cell office:value-type="string">
                <text:p>V5_2</text:p>
                <draw:g>
                  <svg:desc>'F1-mean'.S2:'F1-mean'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F1-mean'.A3:'F1-mean'.A12</svg:desc>
                </draw:g>
              </table:table-cell>
              <table:table-cell office:value-type="float" office:value="0.626216">
                <text:p>0.626216</text:p>
                <draw:g>
                  <svg:desc>'F1-mean'.N3:'F1-mean'.N12</svg:desc>
                </draw:g>
              </table:table-cell>
              <table:table-cell office:value-type="float" office:value="0.449946">
                <text:p>0.449946</text:p>
                <draw:g>
                  <svg:desc>'F1-mean'.S3:'F1-mean'.S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632263">
                <text:p>0.632263</text:p>
              </table:table-cell>
              <table:table-cell office:value-type="float" office:value="0.594255">
                <text:p>0.594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629071">
                <text:p>0.629071</text:p>
              </table:table-cell>
              <table:table-cell office:value-type="float" office:value="0.619664">
                <text:p>0.619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632121">
                <text:p>0.632121</text:p>
              </table:table-cell>
              <table:table-cell office:value-type="float" office:value="0.638123">
                <text:p>0.6381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629547">
                <text:p>0.629547</text:p>
              </table:table-cell>
              <table:table-cell office:value-type="float" office:value="0.63555">
                <text:p>0.635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633208">
                <text:p>0.633208</text:p>
              </table:table-cell>
              <table:table-cell office:value-type="float" office:value="0.634411">
                <text:p>0.6344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630287">
                <text:p>0.630287</text:p>
              </table:table-cell>
              <table:table-cell office:value-type="float" office:value="0.634697">
                <text:p>0.6346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630774">
                <text:p>0.630774</text:p>
              </table:table-cell>
              <table:table-cell office:value-type="float" office:value="0.620562">
                <text:p>0.6205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630136">
                <text:p>0.630136</text:p>
              </table:table-cell>
              <table:table-cell office:value-type="float" office:value="0.635087">
                <text:p>0.6350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625015">
                <text:p>0.625015</text:p>
              </table:table-cell>
              <table:table-cell office:value-type="float" office:value="0.61445">
                <text:p>0.6144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minimum="0.44" chart:maximum="0.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633cm" svg:y="0.316cm" chart:style-name="ch2">
          <text:p>swin-b vs swin_base_patch244_window1677_sthv2 (pretrained)</text:p>
        </chart:title>
        <chart:legend chart:legend-position="end" svg:x="13.862cm" svg:y="3.952cm" style:legend-expansion="high" chart:style-name="ch3"/>
        <chart:plot-area chart:style-name="ch4" table:cell-range-address="'F1-mean'.A3:'F1-mean'.A12 'F1-mean'.S2:'F1-mean'.S12 'F1-mean'.U2:'F1-mean'.U12" chart:data-source-has-labels="row" svg:x="0.32cm" svg:y="1.275cm" svg:width="13.222cm" svg:height="7.545cm">
          <chart:coordinate-region svg:x="1.232cm" svg:y="1.275cm" svg:width="12.123cm" svg:height="6.8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S3:'F1-mean'.S12" chart:label-cell-address="'F1-mean'.S2:'F1-mean'.S2" chart:class="chart:scatter">
            <chart:domain table:cell-range-address="'F1-mean'.A3:'F1-mean'.A12"/>
            <chart:data-point chart:repeated="10"/>
          </chart:series>
          <chart:series chart:style-name="ch9" chart:values-cell-range-address="'F1-mean'.U3:'F1-mean'.U12" chart:label-cell-address="'F1-mean'.U2:'F1-mean'.U2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5_2</text:p>
                <draw:g>
                  <svg:desc>'F1-mean'.S2:'F1-mean'.S2</svg:desc>
                </draw:g>
              </table:table-cell>
              <table:table-cell office:value-type="string">
                <text:p>V5_4</text:p>
                <draw:g>
                  <svg:desc>'F1-mean'.U2:'F1-mean'.U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F1-mean'.A3:'F1-mean'.A12</svg:desc>
                </draw:g>
              </table:table-cell>
              <table:table-cell office:value-type="float" office:value="0.449946">
                <text:p>0.449946</text:p>
                <draw:g>
                  <svg:desc>'F1-mean'.S3:'F1-mean'.S12</svg:desc>
                </draw:g>
              </table:table-cell>
              <table:table-cell office:value-type="float" office:value="0.655261">
                <text:p>0.655261</text:p>
                <draw:g>
                  <svg:desc>'F1-mean'.U3:'F1-mean'.U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594255">
                <text:p>0.594255</text:p>
              </table:table-cell>
              <table:table-cell office:value-type="float" office:value="0.654942">
                <text:p>0.6549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619664">
                <text:p>0.619664</text:p>
              </table:table-cell>
              <table:table-cell office:value-type="float" office:value="0.683318">
                <text:p>0.6833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638123">
                <text:p>0.638123</text:p>
              </table:table-cell>
              <table:table-cell office:value-type="float" office:value="0.679598">
                <text:p>0.6795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63555">
                <text:p>0.63555</text:p>
              </table:table-cell>
              <table:table-cell office:value-type="float" office:value="0.680187">
                <text:p>0.6801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634411">
                <text:p>0.634411</text:p>
              </table:table-cell>
              <table:table-cell office:value-type="float" office:value="0.679691">
                <text:p>0.6796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634697">
                <text:p>0.634697</text:p>
              </table:table-cell>
              <table:table-cell office:value-type="float" office:value="0.680052">
                <text:p>0.6800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620562">
                <text:p>0.620562</text:p>
              </table:table-cell>
              <table:table-cell office:value-type="float" office:value="0.666693">
                <text:p>0.6666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635087">
                <text:p>0.635087</text:p>
              </table:table-cell>
              <table:table-cell office:value-type="float" office:value="0.681101">
                <text:p>0.6811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61445">
                <text:p>0.61445</text:p>
              </table:table-cell>
              <table:table-cell office:value-type="float" office:value="0.673312">
                <text:p>0.67331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25cm" svg:y="0.316cm" chart:style-name="ch2">
          <text:p>basiclayer shortcut</text:p>
        </chart:title>
        <chart:legend chart:legend-position="end" svg:x="13.492cm" svg:y="3.952cm" style:legend-expansion="high" chart:style-name="ch3"/>
        <chart:plot-area chart:style-name="ch4" table:cell-range-address="'F1-mean'.A3:'F1-mean'.A11 'F1-mean'.V2:'F1-mean'.W11" chart:data-source-has-labels="row" svg:x="0.32cm" svg:y="1.275cm" svg:width="12.852cm" svg:height="7.545cm">
          <chart:coordinate-region svg:x="1.232cm" svg:y="1.474cm" svg:width="11.753cm" svg:height="6.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V3:'F1-mean'.V11" chart:label-cell-address="'F1-mean'.V2:'F1-mean'.V2" chart:class="chart:scatter">
            <chart:domain table:cell-range-address="'F1-mean'.A3:'F1-mean'.A11"/>
            <chart:data-point chart:repeated="9"/>
          </chart:series>
          <chart:series chart:style-name="ch9" chart:values-cell-range-address="'F1-mean'.W3:'F1-mean'.W11" chart:label-cell-address="'F1-mean'.W2:'F1-mean'.W2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5_4_2</text:p>
                <draw:g>
                  <svg:desc>'F1-mean'.V2:'F1-mean'.V2</svg:desc>
                </draw:g>
              </table:table-cell>
              <table:table-cell office:value-type="string">
                <text:p>v8</text:p>
                <draw:g>
                  <svg:desc>'F1-mean'.W2:'F1-mean'.W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F1-mean'.A3:'F1-mean'.A11</svg:desc>
                </draw:g>
              </table:table-cell>
              <table:table-cell office:value-type="float" office:value="0.620192">
                <text:p>0.620192</text:p>
                <draw:g>
                  <svg:desc>'F1-mean'.V3:'F1-mean'.V11</svg:desc>
                </draw:g>
              </table:table-cell>
              <table:table-cell office:value-type="float" office:value="0.649886">
                <text:p>0.649886</text:p>
                <draw:g>
                  <svg:desc>'F1-mean'.W3:'F1-mean'.W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655956">
                <text:p>0.655956</text:p>
              </table:table-cell>
              <table:table-cell office:value-type="float" office:value="0.67158">
                <text:p>0.671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672801">
                <text:p>0.672801</text:p>
              </table:table-cell>
              <table:table-cell office:value-type="float" office:value="0.678196">
                <text:p>0.6781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674222">
                <text:p>0.674222</text:p>
              </table:table-cell>
              <table:table-cell office:value-type="float" office:value="0.671067">
                <text:p>0.6710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676617">
                <text:p>0.676617</text:p>
              </table:table-cell>
              <table:table-cell office:value-type="float" office:value="0.667541">
                <text:p>0.6675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67343">
                <text:p>0.67343</text:p>
              </table:table-cell>
              <table:table-cell office:value-type="float" office:value="0.673218">
                <text:p>0.6732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678554">
                <text:p>0.678554</text:p>
              </table:table-cell>
              <table:table-cell office:value-type="float" office:value="0.667241">
                <text:p>0.6672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669562">
                <text:p>0.669562</text:p>
              </table:table-cell>
              <table:table-cell office:value-type="float" office:value="0.667772">
                <text:p>0.6677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682662">
                <text:p>0.682662</text:p>
              </table:table-cell>
              <table:table-cell office:value-type="float" office:value="0.674732">
                <text:p>0.67473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minimum="0.55" chart:maximum="0.7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918cm" svg:height="10.508cm" xlink:href=".." xlink:type="simple" chart:class="chart:line" chart:style-name="ch1">
        <chart:title svg:x="5.116cm" svg:y="0.346cm" chart:style-name="ch2">
          <text:p>v5_6_2 vs v5_6_5 (double softmax yes/no)</text:p>
        </chart:title>
        <chart:legend chart:legend-position="end" svg:x="16.41cm" svg:y="3.959cm" style:legend-expansion="high" chart:style-name="ch3"/>
        <chart:plot-area chart:style-name="ch4" table:cell-range-address="'F1-mean'.U2:'F1-mean'.U15 'F1-mean'.AK2:'F1-mean'.AK17 'F1-mean'.AO2:'F1-mean'.AO17 'F1-mean'.AG2:'F1-mean'.AG18 'F1-mean'.AR2:'F1-mean'.AR15" chart:data-source-has-labels="row" svg:x="0.378cm" svg:y="1.335cm" svg:width="15.654cm" svg:height="8.963cm">
          <chart:coordinate-region svg:x="1.29cm" svg:y="1.335cm" svg:width="14.742cm" svg:height="8.317cm"/>
          <chart:axis chart:dimension="x" chart:name="primary-x" chart:style-name="ch5"/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'F1-mean'.U3:'F1-mean'.U15" chart:label-cell-address="'F1-mean'.U2:'F1-mean'.U2" chart:class="chart:line">
            <chart:data-point chart:repeated="13"/>
          </chart:series>
          <chart:series chart:style-name="ch10" chart:values-cell-range-address="'F1-mean'.AK3:'F1-mean'.AK17" chart:label-cell-address="'F1-mean'.AK2:'F1-mean'.AK2" chart:class="chart:line">
            <chart:data-point chart:repeated="15"/>
          </chart:series>
          <chart:series chart:style-name="ch11" chart:values-cell-range-address="'F1-mean'.AO3:'F1-mean'.AO17" chart:label-cell-address="'F1-mean'.AO2:'F1-mean'.AO2" chart:class="chart:line">
            <chart:data-point chart:repeated="15"/>
          </chart:series>
          <chart:series chart:style-name="ch12" chart:values-cell-range-address="'F1-mean'.AG3:'F1-mean'.AG18" chart:label-cell-address="'F1-mean'.AG2:'F1-mean'.AG2" chart:class="chart:line">
            <chart:data-point chart:repeated="16"/>
          </chart:series>
          <chart:series chart:style-name="ch13" chart:values-cell-range-address="'F1-mean'.AR3:'F1-mean'.AR15" chart:label-cell-address="'F1-mean'.AR2:'F1-mean'.AR2" chart:class="chart:line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5_4</text:p>
                <draw:g>
                  <svg:desc>'F1-mean'.U2:'F1-mean'.U2</svg:desc>
                </draw:g>
              </table:table-cell>
              <table:table-cell office:value-type="string">
                <text:p>V5_6_2</text:p>
                <draw:g>
                  <svg:desc>'F1-mean'.AK2:'F1-mean'.AK2</svg:desc>
                </draw:g>
              </table:table-cell>
              <table:table-cell office:value-type="string">
                <text:p>V5_6_5</text:p>
                <draw:g>
                  <svg:desc>'F1-mean'.AO2:'F1-mean'.AO2</svg:desc>
                </draw:g>
              </table:table-cell>
              <table:table-cell office:value-type="string">
                <text:p>V12_2</text:p>
                <draw:g>
                  <svg:desc>'F1-mean'.AG2:'F1-mean'.AG2</svg:desc>
                </draw:g>
              </table:table-cell>
              <table:table-cell office:value-type="string">
                <text:p>V12_5</text:p>
                <draw:g>
                  <svg:desc>'F1-mean'.AR2:'F1-mean'.A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55261">
                <text:p>0.655261</text:p>
                <draw:g>
                  <svg:desc>'F1-mean'.U3:'F1-mean'.U15</svg:desc>
                </draw:g>
              </table:table-cell>
              <table:table-cell office:value-type="float" office:value="0.648531">
                <text:p>0.648531</text:p>
                <draw:g>
                  <svg:desc>'F1-mean'.AK3:'F1-mean'.AK17</svg:desc>
                </draw:g>
              </table:table-cell>
              <table:table-cell office:value-type="float" office:value="0.568131">
                <text:p>0.568131</text:p>
                <draw:g>
                  <svg:desc>'F1-mean'.AO3:'F1-mean'.AO17</svg:desc>
                </draw:g>
              </table:table-cell>
              <table:table-cell office:value-type="float" office:value="0.692973">
                <text:p>0.692973</text:p>
                <draw:g>
                  <svg:desc>'F1-mean'.AG3:'F1-mean'.AG18</svg:desc>
                </draw:g>
              </table:table-cell>
              <table:table-cell office:value-type="float" office:value="0.685378">
                <text:p>0.685378</text:p>
                <draw:g>
                  <svg:desc>'F1-mean'.AR3:'F1-mean'.AR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54942">
                <text:p>0.654942</text:p>
              </table:table-cell>
              <table:table-cell office:value-type="float" office:value="0.664686">
                <text:p>0.664686</text:p>
              </table:table-cell>
              <table:table-cell office:value-type="float" office:value="0.614736">
                <text:p>0.614736</text:p>
              </table:table-cell>
              <table:table-cell office:value-type="float" office:value="0.689758">
                <text:p>0.689758</text:p>
              </table:table-cell>
              <table:table-cell office:value-type="float" office:value="0.667529">
                <text:p>0.6675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3318">
                <text:p>0.683318</text:p>
              </table:table-cell>
              <table:table-cell office:value-type="float" office:value="0.674523">
                <text:p>0.674523</text:p>
              </table:table-cell>
              <table:table-cell office:value-type="float" office:value="0.646176">
                <text:p>0.646176</text:p>
              </table:table-cell>
              <table:table-cell office:value-type="float" office:value="0.694372">
                <text:p>0.694372</text:p>
              </table:table-cell>
              <table:table-cell office:value-type="float" office:value="0.688554">
                <text:p>0.6885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79598">
                <text:p>0.679598</text:p>
              </table:table-cell>
              <table:table-cell office:value-type="float" office:value="0.656526">
                <text:p>0.656526</text:p>
              </table:table-cell>
              <table:table-cell office:value-type="float" office:value="0.65809">
                <text:p>0.65809</text:p>
              </table:table-cell>
              <table:table-cell office:value-type="float" office:value="0.688421">
                <text:p>0.688421</text:p>
              </table:table-cell>
              <table:table-cell office:value-type="float" office:value="0.672658">
                <text:p>0.6726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0187">
                <text:p>0.680187</text:p>
              </table:table-cell>
              <table:table-cell office:value-type="float" office:value="0.680077">
                <text:p>0.680077</text:p>
              </table:table-cell>
              <table:table-cell office:value-type="float" office:value="0.658011">
                <text:p>0.658011</text:p>
              </table:table-cell>
              <table:table-cell office:value-type="float" office:value="0.693834">
                <text:p>0.693834</text:p>
              </table:table-cell>
              <table:table-cell office:value-type="float" office:value="0.686589">
                <text:p>0.6865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79691">
                <text:p>0.679691</text:p>
              </table:table-cell>
              <table:table-cell office:value-type="float" office:value="0.673349">
                <text:p>0.673349</text:p>
              </table:table-cell>
              <table:table-cell office:value-type="float" office:value="0.668309">
                <text:p>0.668309</text:p>
              </table:table-cell>
              <table:table-cell office:value-type="float" office:value="0.696921">
                <text:p>0.696921</text:p>
              </table:table-cell>
              <table:table-cell office:value-type="float" office:value="0.662357">
                <text:p>0.6623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0052">
                <text:p>0.680052</text:p>
              </table:table-cell>
              <table:table-cell office:value-type="float" office:value="0.671088">
                <text:p>0.671088</text:p>
              </table:table-cell>
              <table:table-cell office:value-type="float" office:value="0.667142">
                <text:p>0.667142</text:p>
              </table:table-cell>
              <table:table-cell office:value-type="float" office:value="0.693133">
                <text:p>0.693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66693">
                <text:p>0.666693</text:p>
              </table:table-cell>
              <table:table-cell office:value-type="float" office:value="0.671549">
                <text:p>0.671549</text:p>
              </table:table-cell>
              <table:table-cell office:value-type="float" office:value="0.63771">
                <text:p>0.63771</text:p>
              </table:table-cell>
              <table:table-cell office:value-type="float" office:value="0.69975">
                <text:p>0.69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81101">
                <text:p>0.681101</text:p>
              </table:table-cell>
              <table:table-cell office:value-type="float" office:value="0.670793">
                <text:p>0.670793</text:p>
              </table:table-cell>
              <table:table-cell office:value-type="float" office:value="0.658111">
                <text:p>0.658111</text:p>
              </table:table-cell>
              <table:table-cell office:value-type="float" office:value="0.689399">
                <text:p>0.689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73312">
                <text:p>0.673312</text:p>
              </table:table-cell>
              <table:table-cell office:value-type="float" office:value="0.668489">
                <text:p>0.668489</text:p>
              </table:table-cell>
              <table:table-cell office:value-type="float" office:value="0.650885">
                <text:p>0.650885</text:p>
              </table:table-cell>
              <table:table-cell office:value-type="float" office:value="0.695268">
                <text:p>0.695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69059">
                <text:p>0.669059</text:p>
              </table:table-cell>
              <table:table-cell office:value-type="float" office:value="0.672397">
                <text:p>0.672397</text:p>
              </table:table-cell>
              <table:table-cell office:value-type="float" office:value="0.666448">
                <text:p>0.666448</text:p>
              </table:table-cell>
              <table:table-cell office:value-type="float" office:value="0.697578">
                <text:p>0.697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68013">
                <text:p>0.668013</text:p>
              </table:table-cell>
              <table:table-cell office:value-type="float" office:value="0.669178">
                <text:p>0.669178</text:p>
              </table:table-cell>
              <table:table-cell office:value-type="float" office:value="NaN">
                <text:p>NaN</text:p>
              </table:table-cell>
              <table:table-cell office:value-type="float" office:value="0.695691">
                <text:p>0.695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66977">
                <text:p>0.666977</text:p>
              </table:table-cell>
              <table:table-cell office:value-type="float" office:value="0.6638">
                <text:p>0.6638</text:p>
              </table:table-cell>
              <table:table-cell office:value-type="float" office:value="NaN">
                <text:p>NaN</text:p>
              </table:table-cell>
              <table:table-cell office:value-type="float" office:value="0.695151">
                <text:p>0.695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64508">
                <text:p>0.664508</text:p>
              </table:table-cell>
              <table:table-cell office:value-type="float" office:value="NaN">
                <text:p>NaN</text:p>
              </table:table-cell>
              <table:table-cell office:value-type="float" office:value="0.682164">
                <text:p>0.682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55229">
                <text:p>0.655229</text:p>
              </table:table-cell>
              <table:table-cell office:value-type="float" office:value="NaN">
                <text:p>NaN</text:p>
              </table:table-cell>
              <table:table-cell office:value-type="float" office:value="0.681928">
                <text:p>0.681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9248">
                <text:p>0.68924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